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66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3.223cm"/>
    </style:style>
    <style:style style:name="co5" style:family="table-column">
      <style:table-column-properties fo:break-before="auto" style:column-width="2.512cm"/>
    </style:style>
    <style:style style:name="co6" style:family="table-column">
      <style:table-column-properties fo:break-before="auto" style:column-width="3.1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3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4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4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4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4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7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48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49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50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6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9" style:family="table-cell" style:parent-style-name="Pivot_20_Table_20_Category" style:data-style-name="N49">
      <style:table-cell-properties fo:border="none"/>
    </style:style>
    <style:style style:name="ce20" style:family="table-cell" style:parent-style-name="Default" style:data-style-name="N49">
      <style:table-cell-properties fo:background-color="#ff4000"/>
    </style:style>
    <style:style style:name="ce21" style:family="table-cell" style:parent-style-name="Default">
      <style:table-cell-properties fo:background-color="#ff4000"/>
    </style:style>
    <style:style style:name="ce22" style:family="table-cell" style:parent-style-name="Default" style:data-style-name="N36"/>
    <style:style style:name="ce56" style:family="table-cell" style:parent-style-name="Pivot_20_Table_20_Category" style:data-style-name="N36">
      <style:table-cell-properties fo:border-bottom="none" fo:border-left="2.01pt solid #000000" fo:border-right="0.99pt solid #000000" fo:border-top="0.99pt solid #000000"/>
    </style:style>
    <style:style style:name="ce57" style:family="table-cell" style:parent-style-name="Pivot_20_Table_20_Category" style:data-style-name="N36">
      <style:table-cell-properties fo:border-bottom="none" fo:border-left="2.01pt solid #000000" fo:border-right="0.99pt solid #000000" fo:border-top="none"/>
    </style:style>
    <style:style style:name="ce58" style:family="table-cell" style:parent-style-name="Pivot_20_Table_20_Title" style:data-style-name="N36">
      <style:table-cell-properties fo:border-bottom="2.01pt solid #000000" fo:border-left="2.01pt solid #000000" fo:border-right="0.99pt solid #000000" fo:border-top="0.99pt solid #000000"/>
    </style:style>
    <style:style style:name="ce26" style:family="table-cell" style:parent-style-name="Pivot_20_Table_20_Category" style:data-style-name="N36">
      <style:table-cell-properties fo:border="none"/>
    </style:style>
    <style:style style:name="ce60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8" style:family="table-cell" style:parent-style-name="Pivot_20_Table_20_Value" style:data-style-name="N0">
      <style:table-cell-properties fo:border="none"/>
    </style:style>
    <style:style style:name="ce62" style:family="table-cell" style:parent-style-name="Pivot_20_Table_20_Value">
      <style:table-cell-properties fo:border-bottom="0.99pt solid #000000" fo:border-left="none" fo:border-right="2.01pt solid #000000" fo:border-top="none"/>
    </style:style>
    <style:style style:name="ce30" style:family="table-cell" style:parent-style-name="Default">
      <style:map style:condition="cell-content()=[$'zad 6.5'.$H$205]" style:apply-style-name="Good" style:base-cell-address="'zad 6.5'.H2"/>
    </style:style>
    <style:style style:name="ce31" style:family="table-cell" style:parent-style-name="Default">
      <style:table-cell-properties fo:background-color="transparen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 6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towar</text:p>
          </table:table-cell>
          <table:table-cell office:value-type="string" calcext:value-type="string">
            <text:p>Z/W</text:p>
          </table:table-cell>
          <table:table-cell office:value-type="string" calcext:value-type="string">
            <text:p>ile ton</text:p>
          </table:table-cell>
          <table:table-cell office:value-type="string" calcext:value-type="string">
            <text:p>cena za tone w talarach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date" office:date-value="2016-05-14" calcext:value-type="date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16-05-14" calcext:value-type="date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</table:table-row>
        <table:table-row table:style-name="ro1" table:visibility="filter">
          <table:table-cell office:value-type="date" office:date-value="2016-07-23" calcext:value-type="date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16-07-23" calcext:value-type="date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91" calcext:value-type="float">
            <text:p>1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 table:visibility="filter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date" office:date-value="2017-02-08" calcext:value-type="date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</table:table-row>
        <table:table-row table:style-name="ro1" table:visibility="filter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</table:table-row>
        <table:table-row table:style-name="ro1" table:visibility="filter">
          <table:table-cell office:value-type="date" office:date-value="2017-07-13" calcext:value-type="date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</table:table-row>
        <table:table-row table:style-name="ro1" table:visibility="filter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</table:table-row>
        <table:table-row table:style-name="ro1" table:visibility="filter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 table:visibility="filter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47" calcext:value-type="float">
            <text:p>1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date" office:date-value="2017-11-25" calcext:value-type="date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17-11-25" calcext:value-type="date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</table:table-row>
        <table:table-row table:style-name="ro1" table:visibility="filter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</table:table-row>
        <table:table-row table:style-name="ro1" table:visibility="filter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date" office:date-value="2018-01-30" calcext:value-type="date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8-01-30" calcext:value-type="date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</table:table-row>
        <table:table-row table:style-name="ro1" table:visibility="filter">
          <table:table-cell office:value-type="date" office:date-value="2018-03-03" calcext:value-type="date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18-03-03" calcext:value-type="date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84" calcext:value-type="float">
            <text:p>18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</table:table-row>
        <table:table-row table:style-name="ro1" table:visibility="filter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date" office:date-value="2018-11-03" calcext:value-type="date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8-11-03" calcext:value-type="date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</table:table-row>
      </table:table>
      <table:table table:name="zad 6.1 pomoc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towar</text:p>
          </table:table-cell>
          <table:table-cell office:value-type="string" calcext:value-type="string">
            <text:p>Z/W</text:p>
          </table:table-cell>
          <table:table-cell office:value-type="string" calcext:value-type="string">
            <text:p>ile ton</text:p>
          </table:table-cell>
          <table:table-cell office:value-type="string" calcext:value-type="string">
            <text:p>cena za tone w talarach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6-05-14" calcext:value-type="date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6-07-23" calcext:value-type="date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7-11-25" calcext:value-type="date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1-30" calcext:value-type="date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8-03-03" calcext:value-type="date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8-11-03" calcext:value-type="date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</table:table-row>
      </table:table>
      <table:table table:name="zad 6.1" table:style-name="ta1">
        <table:table-column table:style-name="co1" table:default-cell-style-name="ce35"/>
        <table:table-column table:style-name="co1" table:default-cell-style-name="ce41"/>
        <table:table-column table:style-name="co1" table:default-cell-style-name="ce48"/>
        <table:table-row table:style-name="ro1">
          <table:table-cell table:style-name="ce32"/>
          <table:table-cell table:style-name="ce38" office:value-type="string" calcext:value-type="string">
            <text:p>Dane</text:p>
          </table:table-cell>
          <table:table-cell table:style-name="ce45"/>
        </table:table-row>
        <table:table-row table:style-name="ro1">
          <table:table-cell table:style-name="ce33" office:value-type="string" calcext:value-type="string">
            <text:p>towar</text:p>
          </table:table-cell>
          <table:table-cell table:style-name="ce39" office:value-type="string" calcext:value-type="string">
            <text:p>Liczba - towar</text:p>
          </table:table-cell>
          <table:table-cell table:style-name="ce46" office:value-type="string" calcext:value-type="string">
            <text:p>Suma - ile ton</text:p>
          </table:table-cell>
        </table:table-row>
        <table:table-row table:style-name="ro1">
          <table:table-cell table:style-name="ce34" office:value-type="string" calcext:value-type="string">
            <text:p>T1</text:p>
          </table:table-cell>
          <table:table-cell table:style-name="ce40" office:value-type="float" office:value="25" calcext:value-type="float">
            <text:p>25</text:p>
          </table:table-cell>
          <table:table-cell table:style-name="ce47"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25" calcext:value-type="float">
            <text:p>25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27" calcext:value-type="float">
            <text:p>27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32" calcext:value-type="float">
            <text:p>32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style-name="ce42" office:value-type="float" office:value="27" calcext:value-type="float">
            <text:p>27</text:p>
          </table:table-cell>
          <table:table-cell table:style-name="ce49" office:value-type="float" office:value="784" calcext:value-type="float">
            <text:p>784</text:p>
          </table:table-cell>
        </table:table-row>
        <table:table-row table:style-name="ro1">
          <table:table-cell table:style-name="ce36" office:value-type="string" calcext:value-type="string">
            <text:p>Razem Wynik</text:p>
          </table:table-cell>
          <table:table-cell table:style-name="ce43" office:value-type="float" office:value="136" calcext:value-type="float">
            <text:p>136</text:p>
          </table:table-cell>
          <table:table-cell table:style-name="ce50" office:value-type="float" office:value="3425" calcext:value-type="float">
            <text:p>3425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5" office:value-type="string" calcext:value-type="string">
            <text:p>T4</text:p>
          </table:table-cell>
          <table:table-cell table:style-name="ce10" office:value-type="float" office:value="32" calcext:value-type="float">
            <text:p>32</text:p>
          </table:table-cell>
          <table:table-cell table:style-name="ce16" office:value-type="float" office:value="905" calcext:value-type="float">
            <text:p>905</text:p>
          </table:table-cell>
        </table:table-row>
      </table:table>
      <table:table table:name="zad 6.2" table:style-name="ta1">
        <table:table-column table:style-name="co1" table:default-cell-style-name="ce19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y</text:p>
          </table:table-cell>
          <table:table-cell office:value-type="string" calcext:value-type="string">
            <text:p>ile dni</text:p>
          </table:table-cell>
          <table:table-cell/>
          <table:table-cell office:value-type="string" calcext:value-type="string">
            <text:p>ilość dni &gt; 20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table:formula="of:=0" office:value-type="float" office:value="0" calcext:value-type="float">
            <text:p>0</text:p>
          </table:table-cell>
          <table:table-cell/>
          <table:table-cell table:formula="of:=COUNTIF([.B2:.B57];&quot;&gt;20&quot;)"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6-01-16" calcext:value-type="date">
            <text:p>2016-01-16</text:p>
          </table:table-cell>
          <table:table-cell table:formula="of:= [.A3] -[.A2] - 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table:formula="of:= [.A4] -[.A3] - 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table:formula="of:= [.A5] -[.A4] - 1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table:formula="of:= [.A6] -[.A5] - 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table:formula="of:= [.A7] -[.A6] - 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table:formula="of:= [.A8] -[.A7] - 1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date" office:date-value="2016-05-14" calcext:value-type="date">
            <text:p>2016-05-14</text:p>
          </table:table-cell>
          <table:table-cell table:formula="of:= [.A9] -[.A8] - 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table:formula="of:= [.A10] -[.A9] - 1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table:formula="of:= [.A11] -[.A10] - 1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table:formula="of:= [.A12] -[.A11] - 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2016-07-23" calcext:value-type="date">
            <text:p>2016-07-23</text:p>
          </table:table-cell>
          <table:table-cell table:formula="of:= [.A13] -[.A12] - 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table:formula="of:= [.A14] -[.A13] - 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table:formula="of:= [.A15] -[.A14] - 1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table:formula="of:= [.A16] -[.A15] - 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table:formula="of:= [.A17] -[.A16] - 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table:formula="of:= [.A18] -[.A17] - 1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table:formula="of:= [.A19] -[.A18] - 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table:formula="of:= [.A20] -[.A19] - 1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table:formula="of:= [.A21] -[.A20] - 1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table:formula="of:= [.A22] -[.A21] - 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table:formula="of:= [.A23] -[.A22] - 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table:formula="of:= [.A24] -[.A23] - 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table:formula="of:= [.A25] -[.A24] - 1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table:formula="of:= [.A26] -[.A25] - 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table:formula="of:= [.A27] -[.A26] - 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table:formula="of:= [.A28] -[.A27] - 1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table:formula="of:= [.A29] -[.A28] - 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table:formula="of:= [.A30] -[.A29] - 1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table:formula="of:= [.A31] -[.A30] - 1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table:formula="of:= [.A32] -[.A31] - 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table:formula="of:= [.A33] -[.A32] - 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table:formula="of:= [.A34] -[.A33] - 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table:formula="of:= [.A35] -[.A34] - 1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table:formula="of:= [.A36] -[.A35] - 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17-11-25" calcext:value-type="date">
            <text:p>2017-11-25</text:p>
          </table:table-cell>
          <table:table-cell table:formula="of:= [.A37] -[.A36] - 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table:formula="of:= [.A38] -[.A37] - 1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table:formula="of:= [.A39] -[.A38] - 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table:formula="of:= [.A40] -[.A39] - 1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date" office:date-value="2018-01-30" calcext:value-type="date">
            <text:p>2018-01-30</text:p>
          </table:table-cell>
          <table:table-cell table:formula="of:= [.A41] -[.A40] - 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table:formula="of:= [.A42] -[.A41] - 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2018-03-03" calcext:value-type="date">
            <text:p>2018-03-03</text:p>
          </table:table-cell>
          <table:table-cell table:formula="of:= [.A43] -[.A42] - 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table:formula="of:= [.A44] -[.A43] - 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table:formula="of:= [.A45] -[.A44] - 1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table:formula="of:= [.A46] -[.A45] - 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table:formula="of:= [.A47] -[.A46] - 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table:formula="of:= [.A48] -[.A47] - 1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table:formula="of:= [.A49] -[.A48] - 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table:formula="of:= [.A50] -[.A49] - 1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table:formula="of:= [.A51] -[.A50] - 1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table:formula="of:= [.A52] -[.A51] - 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table:formula="of:= [.A53] -[.A52] - 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table:formula="of:= [.A54] -[.A53] - 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18-11-03" calcext:value-type="date">
            <text:p>2018-11-03</text:p>
          </table:table-cell>
          <table:table-cell table:formula="of:= [.A55] -[.A54] - 1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table:formula="of:= [.A56] -[.A55] - 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table:formula="of:= [.A57] -[.A56] - 1" office:value-type="float" office:value="23" calcext:value-type="float">
            <text:p>23</text:p>
          </table:table-cell>
          <table:table-cell table:number-columns-repeated="2"/>
        </table:table-row>
      </table:table>
      <table:table table:name="zad 6.3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towar</text:p>
          </table:table-cell>
          <table:table-cell office:value-type="string" calcext:value-type="string">
            <text:p>Z/W</text:p>
          </table:table-cell>
          <table:table-cell office:value-type="string" calcext:value-type="string">
            <text:p>ile ton</text:p>
          </table:table-cell>
          <table:table-cell office:value-type="string" calcext:value-type="string">
            <text:p>cena za tone w talarach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IF([.$C2] = &quot;T1&quot;; 1; 0) * [.$E2]" office:value-type="float" office:value="0" calcext:value-type="float">
            <text:p>0</text:p>
          </table:table-cell>
          <table:table-cell table:formula="of:=IF([.$C2] = &quot;T2&quot;; 1; 0) * [.$E2]" office:value-type="float" office:value="0" calcext:value-type="float">
            <text:p>0</text:p>
          </table:table-cell>
          <table:table-cell table:formula="of:=IF([.$C2] = &quot;T3&quot;; 1; 0) * [.$E2]" office:value-type="float" office:value="0" calcext:value-type="float">
            <text:p>0</text:p>
          </table:table-cell>
          <table:table-cell table:formula="of:=IF([.$C2] = &quot;T4&quot;; 1; 0) * [.$E2]" office:value-type="float" office:value="3" calcext:value-type="float">
            <text:p>3</text:p>
          </table:table-cell>
          <table:table-cell table:formula="of:=IF([.$C2] = &quot;T5&quot;; 1; 0) * [.$E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IF([.$C3] = &quot;T1&quot;; IF([.$D3]=&quot;Z&quot;;[.G2] + [.$E3]; [.G2] - [.$E3]); [.G2])" office:value-type="float" office:value="0" calcext:value-type="float">
            <text:p>0</text:p>
          </table:table-cell>
          <table:table-cell table:formula="of:=IF([.$C3] = &quot;T2&quot;; IF([.$D3]=&quot;Z&quot;;[.H2] + [.$E3]; [.H2] - [.$E3]); [.H2])" office:value-type="float" office:value="0" calcext:value-type="float">
            <text:p>0</text:p>
          </table:table-cell>
          <table:table-cell table:formula="of:=IF([.$C3] = &quot;T3&quot;; IF([.$D3]=&quot;Z&quot;;[.I2] + [.$E3]; [.I2] - [.$E3]); [.I2])" office:value-type="float" office:value="0" calcext:value-type="float">
            <text:p>0</text:p>
          </table:table-cell>
          <table:table-cell table:formula="of:=IF([.$C3] = &quot;T4&quot;; IF([.$D3]=&quot;Z&quot;;[.J2] + [.$E3]; [.J2] - [.$E3]); [.J2])" office:value-type="float" office:value="3" calcext:value-type="float">
            <text:p>3</text:p>
          </table:table-cell>
          <table:table-cell table:formula="of:=IF([.$C3] = &quot;T5&quot;; IF([.$D3]=&quot;Z&quot;;[.K2] + [.$E3]; [.K2] - [.$E3]); [.K2])"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IF([.$C4] = &quot;T1&quot;; IF([.$D4]=&quot;Z&quot;;[.G3] + [.$E4]; [.G3] - [.$E4]); [.G3])" office:value-type="float" office:value="38" calcext:value-type="float">
            <text:p>38</text:p>
          </table:table-cell>
          <table:table-cell table:formula="of:=IF([.$C4] = &quot;T2&quot;; IF([.$D4]=&quot;Z&quot;;[.H3] + [.$E4]; [.H3] - [.$E4]); [.H3])" office:value-type="float" office:value="0" calcext:value-type="float">
            <text:p>0</text:p>
          </table:table-cell>
          <table:table-cell table:formula="of:=IF([.$C4] = &quot;T3&quot;; IF([.$D4]=&quot;Z&quot;;[.I3] + [.$E4]; [.I3] - [.$E4]); [.I3])" office:value-type="float" office:value="0" calcext:value-type="float">
            <text:p>0</text:p>
          </table:table-cell>
          <table:table-cell table:formula="of:=IF([.$C4] = &quot;T4&quot;; IF([.$D4]=&quot;Z&quot;;[.J3] + [.$E4]; [.J3] - [.$E4]); [.J3])" office:value-type="float" office:value="3" calcext:value-type="float">
            <text:p>3</text:p>
          </table:table-cell>
          <table:table-cell table:formula="of:=IF([.$C4] = &quot;T5&quot;; IF([.$D4]=&quot;Z&quot;;[.K3] + [.$E4]; [.K3] - [.$E4]); [.K3])"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formula="of:=IF([.$C5] = &quot;T1&quot;; IF([.$D5]=&quot;Z&quot;;[.G4] + [.$E5]; [.G4] - [.$E5]); [.G4])" office:value-type="float" office:value="38" calcext:value-type="float">
            <text:p>38</text:p>
          </table:table-cell>
          <table:table-cell table:formula="of:=IF([.$C5] = &quot;T2&quot;; IF([.$D5]=&quot;Z&quot;;[.H4] + [.$E5]; [.H4] - [.$E5]); [.H4])" office:value-type="float" office:value="33" calcext:value-type="float">
            <text:p>33</text:p>
          </table:table-cell>
          <table:table-cell table:formula="of:=IF([.$C5] = &quot;T3&quot;; IF([.$D5]=&quot;Z&quot;;[.I4] + [.$E5]; [.I4] - [.$E5]); [.I4])" office:value-type="float" office:value="0" calcext:value-type="float">
            <text:p>0</text:p>
          </table:table-cell>
          <table:table-cell table:formula="of:=IF([.$C5] = &quot;T4&quot;; IF([.$D5]=&quot;Z&quot;;[.J4] + [.$E5]; [.J4] - [.$E5]); [.J4])" office:value-type="float" office:value="3" calcext:value-type="float">
            <text:p>3</text:p>
          </table:table-cell>
          <table:table-cell table:formula="of:=IF([.$C5] = &quot;T5&quot;; IF([.$D5]=&quot;Z&quot;;[.K4] + [.$E5]; [.K4] - [.$E5]); [.K4])"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formula="of:=IF([.$C6] = &quot;T1&quot;; IF([.$D6]=&quot;Z&quot;;[.G5] + [.$E6]; [.G5] - [.$E6]); [.G5])" office:value-type="float" office:value="38" calcext:value-type="float">
            <text:p>38</text:p>
          </table:table-cell>
          <table:table-cell table:formula="of:=IF([.$C6] = &quot;T2&quot;; IF([.$D6]=&quot;Z&quot;;[.H5] + [.$E6]; [.H5] - [.$E6]); [.H5])" office:value-type="float" office:value="33" calcext:value-type="float">
            <text:p>33</text:p>
          </table:table-cell>
          <table:table-cell table:formula="of:=IF([.$C6] = &quot;T3&quot;; IF([.$D6]=&quot;Z&quot;;[.I5] + [.$E6]; [.I5] - [.$E6]); [.I5])" office:value-type="float" office:value="43" calcext:value-type="float">
            <text:p>43</text:p>
          </table:table-cell>
          <table:table-cell table:formula="of:=IF([.$C6] = &quot;T4&quot;; IF([.$D6]=&quot;Z&quot;;[.J5] + [.$E6]; [.J5] - [.$E6]); [.J5])" office:value-type="float" office:value="3" calcext:value-type="float">
            <text:p>3</text:p>
          </table:table-cell>
          <table:table-cell table:formula="of:=IF([.$C6] = &quot;T5&quot;; IF([.$D6]=&quot;Z&quot;;[.K5] + [.$E6]; [.K5] - [.$E6]); [.K5])"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formula="of:=IF([.$C7] = &quot;T1&quot;; IF([.$D7]=&quot;Z&quot;;[.G6] + [.$E7]; [.G6] - [.$E7]); [.G6])" office:value-type="float" office:value="38" calcext:value-type="float">
            <text:p>38</text:p>
          </table:table-cell>
          <table:table-cell table:formula="of:=IF([.$C7] = &quot;T2&quot;; IF([.$D7]=&quot;Z&quot;;[.H6] + [.$E7]; [.H6] - [.$E7]); [.H6])" office:value-type="float" office:value="33" calcext:value-type="float">
            <text:p>33</text:p>
          </table:table-cell>
          <table:table-cell table:formula="of:=IF([.$C7] = &quot;T3&quot;; IF([.$D7]=&quot;Z&quot;;[.I6] + [.$E7]; [.I6] - [.$E7]); [.I6])" office:value-type="float" office:value="43" calcext:value-type="float">
            <text:p>43</text:p>
          </table:table-cell>
          <table:table-cell table:formula="of:=IF([.$C7] = &quot;T4&quot;; IF([.$D7]=&quot;Z&quot;;[.J6] + [.$E7]; [.J6] - [.$E7]); [.J6])" office:value-type="float" office:value="3" calcext:value-type="float">
            <text:p>3</text:p>
          </table:table-cell>
          <table:table-cell table:formula="of:=IF([.$C7] = &quot;T5&quot;; IF([.$D7]=&quot;Z&quot;;[.K6] + [.$E7]; [.K6] - [.$E7]); [.K6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IF([.$C8] = &quot;T1&quot;; IF([.$D8]=&quot;Z&quot;;[.G7] + [.$E8]; [.G7] - [.$E8]); [.G7])" office:value-type="float" office:value="38" calcext:value-type="float">
            <text:p>38</text:p>
          </table:table-cell>
          <table:table-cell table:formula="of:=IF([.$C8] = &quot;T2&quot;; IF([.$D8]=&quot;Z&quot;;[.H7] + [.$E8]; [.H7] - [.$E8]); [.H7])" office:value-type="float" office:value="47" calcext:value-type="float">
            <text:p>47</text:p>
          </table:table-cell>
          <table:table-cell table:formula="of:=IF([.$C8] = &quot;T3&quot;; IF([.$D8]=&quot;Z&quot;;[.I7] + [.$E8]; [.I7] - [.$E8]); [.I7])" office:value-type="float" office:value="43" calcext:value-type="float">
            <text:p>43</text:p>
          </table:table-cell>
          <table:table-cell table:formula="of:=IF([.$C8] = &quot;T4&quot;; IF([.$D8]=&quot;Z&quot;;[.J7] + [.$E8]; [.J7] - [.$E8]); [.J7])" office:value-type="float" office:value="3" calcext:value-type="float">
            <text:p>3</text:p>
          </table:table-cell>
          <table:table-cell table:formula="of:=IF([.$C8] = &quot;T5&quot;; IF([.$D8]=&quot;Z&quot;;[.K7] + [.$E8]; [.K7] - [.$E8]); [.K7])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date" office:date-value="2016-01-24" calcext:value-type="date">
            <text:p>2016-01-24</text:p>
          </table:table-cell>
          <table:table-cell table:style-name="ce21" office:value-type="string" calcext:value-type="string">
            <text:p>Benghazi</text:p>
          </table:table-cell>
          <table:table-cell table:style-name="ce21" office:value-type="string" calcext:value-type="string">
            <text:p>T5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6" calcext:value-type="float">
            <text:p>46</text:p>
          </table:table-cell>
          <table:table-cell table:formula="of:=IF([.$C9] = &quot;T1&quot;; IF([.$D9]=&quot;Z&quot;;[.G8] + [.$E9]; [.G8] - [.$E9]); [.G8])" office:value-type="float" office:value="38" calcext:value-type="float">
            <text:p>38</text:p>
          </table:table-cell>
          <table:table-cell table:formula="of:=IF([.$C9] = &quot;T2&quot;; IF([.$D9]=&quot;Z&quot;;[.H8] + [.$E9]; [.H8] - [.$E9]); [.H8])" office:value-type="float" office:value="47" calcext:value-type="float">
            <text:p>47</text:p>
          </table:table-cell>
          <table:table-cell table:formula="of:=IF([.$C9] = &quot;T3&quot;; IF([.$D9]=&quot;Z&quot;;[.I8] + [.$E9]; [.I8] - [.$E9]); [.I8])" office:value-type="float" office:value="43" calcext:value-type="float">
            <text:p>43</text:p>
          </table:table-cell>
          <table:table-cell table:formula="of:=IF([.$C9] = &quot;T4&quot;; IF([.$D9]=&quot;Z&quot;;[.J8] + [.$E9]; [.J8] - [.$E9]); [.J8])" office:value-type="float" office:value="3" calcext:value-type="float">
            <text:p>3</text:p>
          </table:table-cell>
          <table:table-cell table:formula="of:=IF([.$C9] = &quot;T5&quot;; IF([.$D9]=&quot;Z&quot;;[.K8] + [.$E9]; [.K8] - [.$E9]); [.K8])" office:value-type="float" office:value="44" calcext:value-type="float">
            <text:p>44</text:p>
          </table:table-cell>
        </table:table-row>
        <table:table-row table:style-name="ro1">
          <table:table-cell table:style-name="ce20" office:value-type="date" office:date-value="2016-01-24" calcext:value-type="date">
            <text:p>2016-01-24</text:p>
          </table:table-cell>
          <table:table-cell table:style-name="ce21" office:value-type="string" calcext:value-type="string">
            <text:p>Benghazi</text:p>
          </table:table-cell>
          <table:table-cell table:style-name="ce21" office:value-type="string" calcext:value-type="string">
            <text:p>T2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8" calcext:value-type="float">
            <text:p>28</text:p>
          </table:table-cell>
          <table:table-cell table:formula="of:=IF([.$C10] = &quot;T1&quot;; IF([.$D10]=&quot;Z&quot;;[.G9] + [.$E10]; [.G9] - [.$E10]); [.G9])" office:value-type="float" office:value="38" calcext:value-type="float">
            <text:p>38</text:p>
          </table:table-cell>
          <table:table-cell table:formula="of:=IF([.$C10] = &quot;T2&quot;; IF([.$D10]=&quot;Z&quot;;[.H9] + [.$E10]; [.H9] - [.$E10]); [.H9])" office:value-type="float" office:value="48" calcext:value-type="float">
            <text:p>48</text:p>
          </table:table-cell>
          <table:table-cell table:formula="of:=IF([.$C10] = &quot;T3&quot;; IF([.$D10]=&quot;Z&quot;;[.I9] + [.$E10]; [.I9] - [.$E10]); [.I9])" office:value-type="float" office:value="43" calcext:value-type="float">
            <text:p>43</text:p>
          </table:table-cell>
          <table:table-cell table:formula="of:=IF([.$C10] = &quot;T4&quot;; IF([.$D10]=&quot;Z&quot;;[.J9] + [.$E10]; [.J9] - [.$E10]); [.J9])" office:value-type="float" office:value="3" calcext:value-type="float">
            <text:p>3</text:p>
          </table:table-cell>
          <table:table-cell table:formula="of:=IF([.$C10] = &quot;T5&quot;; IF([.$D10]=&quot;Z&quot;;[.K9] + [.$E10]; [.K9] - [.$E10]); [.K9])" office:value-type="float" office:value="44" calcext:value-type="float">
            <text:p>44</text:p>
          </table:table-cell>
        </table:table-row>
        <table:table-row table:style-name="ro1">
          <table:table-cell table:style-name="ce20" office:value-type="date" office:date-value="2016-01-24" calcext:value-type="date">
            <text:p>2016-01-24</text:p>
          </table:table-cell>
          <table:table-cell table:style-name="ce21" office:value-type="string" calcext:value-type="string">
            <text:p>Benghazi</text:p>
          </table:table-cell>
          <table:table-cell table:style-name="ce21" office:value-type="string" calcext:value-type="string">
            <text:p>T4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74" calcext:value-type="float">
            <text:p>74</text:p>
          </table:table-cell>
          <table:table-cell table:formula="of:=IF([.$C11] = &quot;T1&quot;; IF([.$D11]=&quot;Z&quot;;[.G10] + [.$E11]; [.G10] - [.$E11]); [.G10])" office:value-type="float" office:value="38" calcext:value-type="float">
            <text:p>38</text:p>
          </table:table-cell>
          <table:table-cell table:formula="of:=IF([.$C11] = &quot;T2&quot;; IF([.$D11]=&quot;Z&quot;;[.H10] + [.$E11]; [.H10] - [.$E11]); [.H10])" office:value-type="float" office:value="48" calcext:value-type="float">
            <text:p>48</text:p>
          </table:table-cell>
          <table:table-cell table:formula="of:=IF([.$C11] = &quot;T3&quot;; IF([.$D11]=&quot;Z&quot;;[.I10] + [.$E11]; [.I10] - [.$E11]); [.I10])" office:value-type="float" office:value="43" calcext:value-type="float">
            <text:p>43</text:p>
          </table:table-cell>
          <table:table-cell table:formula="of:=IF([.$C11] = &quot;T4&quot;; IF([.$D11]=&quot;Z&quot;;[.J10] + [.$E11]; [.J10] - [.$E11]); [.J10])" office:value-type="float" office:value="24" calcext:value-type="float">
            <text:p>24</text:p>
          </table:table-cell>
          <table:table-cell table:formula="of:=IF([.$C11] = &quot;T5&quot;; IF([.$D11]=&quot;Z&quot;;[.K10] + [.$E11]; [.K10] - [.$E11]); [.K10])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formula="of:=IF([.$C12] = &quot;T1&quot;; IF([.$D12]=&quot;Z&quot;;[.G11] + [.$E12]; [.G11] - [.$E12]); [.G11])" office:value-type="float" office:value="38" calcext:value-type="float">
            <text:p>38</text:p>
          </table:table-cell>
          <table:table-cell table:formula="of:=IF([.$C12] = &quot;T2&quot;; IF([.$D12]=&quot;Z&quot;;[.H11] + [.$E12]; [.H11] - [.$E12]); [.H11])" office:value-type="float" office:value="48" calcext:value-type="float">
            <text:p>48</text:p>
          </table:table-cell>
          <table:table-cell table:formula="of:=IF([.$C12] = &quot;T3&quot;; IF([.$D12]=&quot;Z&quot;;[.I11] + [.$E12]; [.I11] - [.$E12]); [.I11])" office:value-type="float" office:value="0" calcext:value-type="float">
            <text:p>0</text:p>
          </table:table-cell>
          <table:table-cell table:formula="of:=IF([.$C12] = &quot;T4&quot;; IF([.$D12]=&quot;Z&quot;;[.J11] + [.$E12]; [.J11] - [.$E12]); [.J11])" office:value-type="float" office:value="24" calcext:value-type="float">
            <text:p>24</text:p>
          </table:table-cell>
          <table:table-cell table:formula="of:=IF([.$C12] = &quot;T5&quot;; IF([.$D12]=&quot;Z&quot;;[.K11] + [.$E12]; [.K11] - [.$E12]); [.K11])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formula="of:=IF([.$C13] = &quot;T1&quot;; IF([.$D13]=&quot;Z&quot;;[.G12] + [.$E13]; [.G12] - [.$E13]); [.G12])" office:value-type="float" office:value="0" calcext:value-type="float">
            <text:p>0</text:p>
          </table:table-cell>
          <table:table-cell table:formula="of:=IF([.$C13] = &quot;T2&quot;; IF([.$D13]=&quot;Z&quot;;[.H12] + [.$E13]; [.H12] - [.$E13]); [.H12])" office:value-type="float" office:value="48" calcext:value-type="float">
            <text:p>48</text:p>
          </table:table-cell>
          <table:table-cell table:formula="of:=IF([.$C13] = &quot;T3&quot;; IF([.$D13]=&quot;Z&quot;;[.I12] + [.$E13]; [.I12] - [.$E13]); [.I12])" office:value-type="float" office:value="0" calcext:value-type="float">
            <text:p>0</text:p>
          </table:table-cell>
          <table:table-cell table:formula="of:=IF([.$C13] = &quot;T4&quot;; IF([.$D13]=&quot;Z&quot;;[.J12] + [.$E13]; [.J12] - [.$E13]); [.J12])" office:value-type="float" office:value="24" calcext:value-type="float">
            <text:p>24</text:p>
          </table:table-cell>
          <table:table-cell table:formula="of:=IF([.$C13] = &quot;T5&quot;; IF([.$D13]=&quot;Z&quot;;[.K12] + [.$E13]; [.K12] - [.$E13]); [.K12])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formula="of:=IF([.$C14] = &quot;T1&quot;; IF([.$D14]=&quot;Z&quot;;[.G13] + [.$E14]; [.G13] - [.$E14]); [.G13])" office:value-type="float" office:value="0" calcext:value-type="float">
            <text:p>0</text:p>
          </table:table-cell>
          <table:table-cell table:formula="of:=IF([.$C14] = &quot;T2&quot;; IF([.$D14]=&quot;Z&quot;;[.H13] + [.$E14]; [.H13] - [.$E14]); [.H13])" office:value-type="float" office:value="48" calcext:value-type="float">
            <text:p>48</text:p>
          </table:table-cell>
          <table:table-cell table:formula="of:=IF([.$C14] = &quot;T3&quot;; IF([.$D14]=&quot;Z&quot;;[.I13] + [.$E14]; [.I13] - [.$E14]); [.I13])" office:value-type="float" office:value="0" calcext:value-type="float">
            <text:p>0</text:p>
          </table:table-cell>
          <table:table-cell table:formula="of:=IF([.$C14] = &quot;T4&quot;; IF([.$D14]=&quot;Z&quot;;[.J13] + [.$E14]; [.J13] - [.$E14]); [.J13])" office:value-type="float" office:value="33" calcext:value-type="float">
            <text:p>33</text:p>
          </table:table-cell>
          <table:table-cell table:formula="of:=IF([.$C14] = &quot;T5&quot;; IF([.$D14]=&quot;Z&quot;;[.K13] + [.$E14]; [.K13] - [.$E14]); [.K13])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formula="of:=IF([.$C15] = &quot;T1&quot;; IF([.$D15]=&quot;Z&quot;;[.G14] + [.$E15]; [.G14] - [.$E15]); [.G14])" office:value-type="float" office:value="0" calcext:value-type="float">
            <text:p>0</text:p>
          </table:table-cell>
          <table:table-cell table:formula="of:=IF([.$C15] = &quot;T2&quot;; IF([.$D15]=&quot;Z&quot;;[.H14] + [.$E15]; [.H14] - [.$E15]); [.H14])" office:value-type="float" office:value="48" calcext:value-type="float">
            <text:p>48</text:p>
          </table:table-cell>
          <table:table-cell table:formula="of:=IF([.$C15] = &quot;T3&quot;; IF([.$D15]=&quot;Z&quot;;[.I14] + [.$E15]; [.I14] - [.$E15]); [.I14])" office:value-type="float" office:value="0" calcext:value-type="float">
            <text:p>0</text:p>
          </table:table-cell>
          <table:table-cell table:formula="of:=IF([.$C15] = &quot;T4&quot;; IF([.$D15]=&quot;Z&quot;;[.J14] + [.$E15]; [.J14] - [.$E15]); [.J14])" office:value-type="float" office:value="33" calcext:value-type="float">
            <text:p>33</text:p>
          </table:table-cell>
          <table:table-cell table:formula="of:=IF([.$C15] = &quot;T5&quot;; IF([.$D15]=&quot;Z&quot;;[.K14] + [.$E15]; [.K14] - [.$E15]); [.K14])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table:formula="of:=IF([.$C16] = &quot;T1&quot;; IF([.$D16]=&quot;Z&quot;;[.G15] + [.$E16]; [.G15] - [.$E16]); [.G15])" office:value-type="float" office:value="0" calcext:value-type="float">
            <text:p>0</text:p>
          </table:table-cell>
          <table:table-cell table:formula="of:=IF([.$C16] = &quot;T2&quot;; IF([.$D16]=&quot;Z&quot;;[.H15] + [.$E16]; [.H15] - [.$E16]); [.H15])" office:value-type="float" office:value="48" calcext:value-type="float">
            <text:p>48</text:p>
          </table:table-cell>
          <table:table-cell table:formula="of:=IF([.$C16] = &quot;T3&quot;; IF([.$D16]=&quot;Z&quot;;[.I15] + [.$E16]; [.I15] - [.$E16]); [.I15])" office:value-type="float" office:value="0" calcext:value-type="float">
            <text:p>0</text:p>
          </table:table-cell>
          <table:table-cell table:formula="of:=IF([.$C16] = &quot;T4&quot;; IF([.$D16]=&quot;Z&quot;;[.J15] + [.$E16]; [.J15] - [.$E16]); [.J15])" office:value-type="float" office:value="33" calcext:value-type="float">
            <text:p>33</text:p>
          </table:table-cell>
          <table:table-cell table:formula="of:=IF([.$C16] = &quot;T5&quot;; IF([.$D16]=&quot;Z&quot;;[.K15] + [.$E16]; [.K15] - [.$E16]); [.K1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IF([.$C17] = &quot;T1&quot;; IF([.$D17]=&quot;Z&quot;;[.G16] + [.$E17]; [.G16] - [.$E17]); [.G16])" office:value-type="float" office:value="0" calcext:value-type="float">
            <text:p>0</text:p>
          </table:table-cell>
          <table:table-cell table:formula="of:=IF([.$C17] = &quot;T2&quot;; IF([.$D17]=&quot;Z&quot;;[.H16] + [.$E17]; [.H16] - [.$E17]); [.H16])" office:value-type="float" office:value="48" calcext:value-type="float">
            <text:p>48</text:p>
          </table:table-cell>
          <table:table-cell table:formula="of:=IF([.$C17] = &quot;T3&quot;; IF([.$D17]=&quot;Z&quot;;[.I16] + [.$E17]; [.I16] - [.$E17]); [.I16])" office:value-type="float" office:value="32" calcext:value-type="float">
            <text:p>32</text:p>
          </table:table-cell>
          <table:table-cell table:formula="of:=IF([.$C17] = &quot;T4&quot;; IF([.$D17]=&quot;Z&quot;;[.J16] + [.$E17]; [.J16] - [.$E17]); [.J16])" office:value-type="float" office:value="33" calcext:value-type="float">
            <text:p>33</text:p>
          </table:table-cell>
          <table:table-cell table:formula="of:=IF([.$C17] = &quot;T5&quot;; IF([.$D17]=&quot;Z&quot;;[.K16] + [.$E17]; [.K16] - [.$E17]); [.K16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[.$C18] = &quot;T1&quot;; IF([.$D18]=&quot;Z&quot;;[.G17] + [.$E18]; [.G17] - [.$E18]); [.G17])" office:value-type="float" office:value="7" calcext:value-type="float">
            <text:p>7</text:p>
          </table:table-cell>
          <table:table-cell table:formula="of:=IF([.$C18] = &quot;T2&quot;; IF([.$D18]=&quot;Z&quot;;[.H17] + [.$E18]; [.H17] - [.$E18]); [.H17])" office:value-type="float" office:value="48" calcext:value-type="float">
            <text:p>48</text:p>
          </table:table-cell>
          <table:table-cell table:formula="of:=IF([.$C18] = &quot;T3&quot;; IF([.$D18]=&quot;Z&quot;;[.I17] + [.$E18]; [.I17] - [.$E18]); [.I17])" office:value-type="float" office:value="32" calcext:value-type="float">
            <text:p>32</text:p>
          </table:table-cell>
          <table:table-cell table:formula="of:=IF([.$C18] = &quot;T4&quot;; IF([.$D18]=&quot;Z&quot;;[.J17] + [.$E18]; [.J17] - [.$E18]); [.J17])" office:value-type="float" office:value="33" calcext:value-type="float">
            <text:p>33</text:p>
          </table:table-cell>
          <table:table-cell table:formula="of:=IF([.$C18] = &quot;T5&quot;; IF([.$D18]=&quot;Z&quot;;[.K17] + [.$E18]; [.K17] - [.$E18]); [.K17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IF([.$C19] = &quot;T1&quot;; IF([.$D19]=&quot;Z&quot;;[.G18] + [.$E19]; [.G18] - [.$E19]); [.G18])" office:value-type="float" office:value="7" calcext:value-type="float">
            <text:p>7</text:p>
          </table:table-cell>
          <table:table-cell table:formula="of:=IF([.$C19] = &quot;T2&quot;; IF([.$D19]=&quot;Z&quot;;[.H18] + [.$E19]; [.H18] - [.$E19]); [.H18])" office:value-type="float" office:value="58" calcext:value-type="float">
            <text:p>58</text:p>
          </table:table-cell>
          <table:table-cell table:formula="of:=IF([.$C19] = &quot;T3&quot;; IF([.$D19]=&quot;Z&quot;;[.I18] + [.$E19]; [.I18] - [.$E19]); [.I18])" office:value-type="float" office:value="32" calcext:value-type="float">
            <text:p>32</text:p>
          </table:table-cell>
          <table:table-cell table:formula="of:=IF([.$C19] = &quot;T4&quot;; IF([.$D19]=&quot;Z&quot;;[.J18] + [.$E19]; [.J18] - [.$E19]); [.J18])" office:value-type="float" office:value="33" calcext:value-type="float">
            <text:p>33</text:p>
          </table:table-cell>
          <table:table-cell table:formula="of:=IF([.$C19] = &quot;T5&quot;; IF([.$D19]=&quot;Z&quot;;[.K18] + [.$E19]; [.K18] - [.$E19]); [.K1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IF([.$C20] = &quot;T1&quot;; IF([.$D20]=&quot;Z&quot;;[.G19] + [.$E20]; [.G19] - [.$E20]); [.G19])" office:value-type="float" office:value="0" calcext:value-type="float">
            <text:p>0</text:p>
          </table:table-cell>
          <table:table-cell table:formula="of:=IF([.$C20] = &quot;T2&quot;; IF([.$D20]=&quot;Z&quot;;[.H19] + [.$E20]; [.H19] - [.$E20]); [.H19])" office:value-type="float" office:value="58" calcext:value-type="float">
            <text:p>58</text:p>
          </table:table-cell>
          <table:table-cell table:formula="of:=IF([.$C20] = &quot;T3&quot;; IF([.$D20]=&quot;Z&quot;;[.I19] + [.$E20]; [.I19] - [.$E20]); [.I19])" office:value-type="float" office:value="32" calcext:value-type="float">
            <text:p>32</text:p>
          </table:table-cell>
          <table:table-cell table:formula="of:=IF([.$C20] = &quot;T4&quot;; IF([.$D20]=&quot;Z&quot;;[.J19] + [.$E20]; [.J19] - [.$E20]); [.J19])" office:value-type="float" office:value="33" calcext:value-type="float">
            <text:p>33</text:p>
          </table:table-cell>
          <table:table-cell table:formula="of:=IF([.$C20] = &quot;T5&quot;; IF([.$D20]=&quot;Z&quot;;[.K19] + [.$E20]; [.K19] - [.$E20]); [.K1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IF([.$C21] = &quot;T1&quot;; IF([.$D21]=&quot;Z&quot;;[.G20] + [.$E21]; [.G20] - [.$E21]); [.G20])" office:value-type="float" office:value="0" calcext:value-type="float">
            <text:p>0</text:p>
          </table:table-cell>
          <table:table-cell table:formula="of:=IF([.$C21] = &quot;T2&quot;; IF([.$D21]=&quot;Z&quot;;[.H20] + [.$E21]; [.H20] - [.$E21]); [.H20])" office:value-type="float" office:value="58" calcext:value-type="float">
            <text:p>58</text:p>
          </table:table-cell>
          <table:table-cell table:formula="of:=IF([.$C21] = &quot;T3&quot;; IF([.$D21]=&quot;Z&quot;;[.I20] + [.$E21]; [.I20] - [.$E21]); [.I20])" office:value-type="float" office:value="57" calcext:value-type="float">
            <text:p>57</text:p>
          </table:table-cell>
          <table:table-cell table:formula="of:=IF([.$C21] = &quot;T4&quot;; IF([.$D21]=&quot;Z&quot;;[.J20] + [.$E21]; [.J20] - [.$E21]); [.J20])" office:value-type="float" office:value="33" calcext:value-type="float">
            <text:p>33</text:p>
          </table:table-cell>
          <table:table-cell table:formula="of:=IF([.$C21] = &quot;T5&quot;; IF([.$D21]=&quot;Z&quot;;[.K20] + [.$E21]; [.K20] - [.$E21]); [.K20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IF([.$C22] = &quot;T1&quot;; IF([.$D22]=&quot;Z&quot;;[.G21] + [.$E22]; [.G21] - [.$E22]); [.G21])" office:value-type="float" office:value="0" calcext:value-type="float">
            <text:p>0</text:p>
          </table:table-cell>
          <table:table-cell table:formula="of:=IF([.$C22] = &quot;T2&quot;; IF([.$D22]=&quot;Z&quot;;[.H21] + [.$E22]; [.H21] - [.$E22]); [.H21])" office:value-type="float" office:value="58" calcext:value-type="float">
            <text:p>58</text:p>
          </table:table-cell>
          <table:table-cell table:formula="of:=IF([.$C22] = &quot;T3&quot;; IF([.$D22]=&quot;Z&quot;;[.I21] + [.$E22]; [.I21] - [.$E22]); [.I21])" office:value-type="float" office:value="57" calcext:value-type="float">
            <text:p>57</text:p>
          </table:table-cell>
          <table:table-cell table:formula="of:=IF([.$C22] = &quot;T4&quot;; IF([.$D22]=&quot;Z&quot;;[.J21] + [.$E22]; [.J21] - [.$E22]); [.J21])" office:value-type="float" office:value="33" calcext:value-type="float">
            <text:p>33</text:p>
          </table:table-cell>
          <table:table-cell table:formula="of:=IF([.$C22] = &quot;T5&quot;; IF([.$D22]=&quot;Z&quot;;[.K21] + [.$E22]; [.K21] - [.$E22]); [.K21])"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formula="of:=IF([.$C23] = &quot;T1&quot;; IF([.$D23]=&quot;Z&quot;;[.G22] + [.$E23]; [.G22] - [.$E23]); [.G22])" office:value-type="float" office:value="0" calcext:value-type="float">
            <text:p>0</text:p>
          </table:table-cell>
          <table:table-cell table:formula="of:=IF([.$C23] = &quot;T2&quot;; IF([.$D23]=&quot;Z&quot;;[.H22] + [.$E23]; [.H22] - [.$E23]); [.H22])" office:value-type="float" office:value="22" calcext:value-type="float">
            <text:p>22</text:p>
          </table:table-cell>
          <table:table-cell table:formula="of:=IF([.$C23] = &quot;T3&quot;; IF([.$D23]=&quot;Z&quot;;[.I22] + [.$E23]; [.I22] - [.$E23]); [.I22])" office:value-type="float" office:value="57" calcext:value-type="float">
            <text:p>57</text:p>
          </table:table-cell>
          <table:table-cell table:formula="of:=IF([.$C23] = &quot;T4&quot;; IF([.$D23]=&quot;Z&quot;;[.J22] + [.$E23]; [.J22] - [.$E23]); [.J22])" office:value-type="float" office:value="33" calcext:value-type="float">
            <text:p>33</text:p>
          </table:table-cell>
          <table:table-cell table:formula="of:=IF([.$C23] = &quot;T5&quot;; IF([.$D23]=&quot;Z&quot;;[.K22] + [.$E23]; [.K22] - [.$E23]); [.K22])"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formula="of:=IF([.$C24] = &quot;T1&quot;; IF([.$D24]=&quot;Z&quot;;[.G23] + [.$E24]; [.G23] - [.$E24]); [.G23])" office:value-type="float" office:value="0" calcext:value-type="float">
            <text:p>0</text:p>
          </table:table-cell>
          <table:table-cell table:formula="of:=IF([.$C24] = &quot;T2&quot;; IF([.$D24]=&quot;Z&quot;;[.H23] + [.$E24]; [.H23] - [.$E24]); [.H23])" office:value-type="float" office:value="22" calcext:value-type="float">
            <text:p>22</text:p>
          </table:table-cell>
          <table:table-cell table:formula="of:=IF([.$C24] = &quot;T3&quot;; IF([.$D24]=&quot;Z&quot;;[.I23] + [.$E24]; [.I23] - [.$E24]); [.I23])" office:value-type="float" office:value="57" calcext:value-type="float">
            <text:p>57</text:p>
          </table:table-cell>
          <table:table-cell table:formula="of:=IF([.$C24] = &quot;T4&quot;; IF([.$D24]=&quot;Z&quot;;[.J23] + [.$E24]; [.J23] - [.$E24]); [.J23])" office:value-type="float" office:value="38" calcext:value-type="float">
            <text:p>38</text:p>
          </table:table-cell>
          <table:table-cell table:formula="of:=IF([.$C24] = &quot;T5&quot;; IF([.$D24]=&quot;Z&quot;;[.K23] + [.$E24]; [.K23] - [.$E24]); [.K23])"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formula="of:=IF([.$C25] = &quot;T1&quot;; IF([.$D25]=&quot;Z&quot;;[.G24] + [.$E25]; [.G24] - [.$E25]); [.G24])" office:value-type="float" office:value="0" calcext:value-type="float">
            <text:p>0</text:p>
          </table:table-cell>
          <table:table-cell table:formula="of:=IF([.$C25] = &quot;T2&quot;; IF([.$D25]=&quot;Z&quot;;[.H24] + [.$E25]; [.H24] - [.$E25]); [.H24])" office:value-type="float" office:value="22" calcext:value-type="float">
            <text:p>22</text:p>
          </table:table-cell>
          <table:table-cell table:formula="of:=IF([.$C25] = &quot;T3&quot;; IF([.$D25]=&quot;Z&quot;;[.I24] + [.$E25]; [.I24] - [.$E25]); [.I24])" office:value-type="float" office:value="57" calcext:value-type="float">
            <text:p>57</text:p>
          </table:table-cell>
          <table:table-cell table:formula="of:=IF([.$C25] = &quot;T4&quot;; IF([.$D25]=&quot;Z&quot;;[.J24] + [.$E25]; [.J24] - [.$E25]); [.J24])" office:value-type="float" office:value="38" calcext:value-type="float">
            <text:p>38</text:p>
          </table:table-cell>
          <table:table-cell table:formula="of:=IF([.$C25] = &quot;T5&quot;; IF([.$D25]=&quot;Z&quot;;[.K24] + [.$E25]; [.K24] - [.$E25]); [.K24])"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6-05-14" calcext:value-type="date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formula="of:=IF([.$C26] = &quot;T1&quot;; IF([.$D26]=&quot;Z&quot;;[.G25] + [.$E26]; [.G25] - [.$E26]); [.G25])" office:value-type="float" office:value="0" calcext:value-type="float">
            <text:p>0</text:p>
          </table:table-cell>
          <table:table-cell table:formula="of:=IF([.$C26] = &quot;T2&quot;; IF([.$D26]=&quot;Z&quot;;[.H25] + [.$E26]; [.H25] - [.$E26]); [.H25])" office:value-type="float" office:value="22" calcext:value-type="float">
            <text:p>22</text:p>
          </table:table-cell>
          <table:table-cell table:formula="of:=IF([.$C26] = &quot;T3&quot;; IF([.$D26]=&quot;Z&quot;;[.I25] + [.$E26]; [.I25] - [.$E26]); [.I25])" office:value-type="float" office:value="57" calcext:value-type="float">
            <text:p>57</text:p>
          </table:table-cell>
          <table:table-cell table:formula="of:=IF([.$C26] = &quot;T4&quot;; IF([.$D26]=&quot;Z&quot;;[.J25] + [.$E26]; [.J25] - [.$E26]); [.J25])" office:value-type="float" office:value="0" calcext:value-type="float">
            <text:p>0</text:p>
          </table:table-cell>
          <table:table-cell table:formula="of:=IF([.$C26] = &quot;T5&quot;; IF([.$D26]=&quot;Z&quot;;[.K25] + [.$E26]; [.K25] - [.$E26]); [.K25])"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6-05-14" calcext:value-type="date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IF([.$C27] = &quot;T1&quot;; IF([.$D27]=&quot;Z&quot;;[.G26] + [.$E27]; [.G26] - [.$E27]); [.G26])" office:value-type="float" office:value="0" calcext:value-type="float">
            <text:p>0</text:p>
          </table:table-cell>
          <table:table-cell table:formula="of:=IF([.$C27] = &quot;T2&quot;; IF([.$D27]=&quot;Z&quot;;[.H26] + [.$E27]; [.H26] - [.$E27]); [.H26])" office:value-type="float" office:value="32" calcext:value-type="float">
            <text:p>32</text:p>
          </table:table-cell>
          <table:table-cell table:formula="of:=IF([.$C27] = &quot;T3&quot;; IF([.$D27]=&quot;Z&quot;;[.I26] + [.$E27]; [.I26] - [.$E27]); [.I26])" office:value-type="float" office:value="57" calcext:value-type="float">
            <text:p>57</text:p>
          </table:table-cell>
          <table:table-cell table:formula="of:=IF([.$C27] = &quot;T4&quot;; IF([.$D27]=&quot;Z&quot;;[.J26] + [.$E27]; [.J26] - [.$E27]); [.J26])" office:value-type="float" office:value="0" calcext:value-type="float">
            <text:p>0</text:p>
          </table:table-cell>
          <table:table-cell table:formula="of:=IF([.$C27] = &quot;T5&quot;; IF([.$D27]=&quot;Z&quot;;[.K26] + [.$E27]; [.K26] - [.$E27]); [.K26])"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IF([.$C28] = &quot;T1&quot;; IF([.$D28]=&quot;Z&quot;;[.G27] + [.$E28]; [.G27] - [.$E28]); [.G27])" office:value-type="float" office:value="0" calcext:value-type="float">
            <text:p>0</text:p>
          </table:table-cell>
          <table:table-cell table:formula="of:=IF([.$C28] = &quot;T2&quot;; IF([.$D28]=&quot;Z&quot;;[.H27] + [.$E28]; [.H27] - [.$E28]); [.H27])" office:value-type="float" office:value="28" calcext:value-type="float">
            <text:p>28</text:p>
          </table:table-cell>
          <table:table-cell table:formula="of:=IF([.$C28] = &quot;T3&quot;; IF([.$D28]=&quot;Z&quot;;[.I27] + [.$E28]; [.I27] - [.$E28]); [.I27])" office:value-type="float" office:value="57" calcext:value-type="float">
            <text:p>57</text:p>
          </table:table-cell>
          <table:table-cell table:formula="of:=IF([.$C28] = &quot;T4&quot;; IF([.$D28]=&quot;Z&quot;;[.J27] + [.$E28]; [.J27] - [.$E28]); [.J27])" office:value-type="float" office:value="0" calcext:value-type="float">
            <text:p>0</text:p>
          </table:table-cell>
          <table:table-cell table:formula="of:=IF([.$C28] = &quot;T5&quot;; IF([.$D28]=&quot;Z&quot;;[.K27] + [.$E28]; [.K27] - [.$E28]); [.K27])"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formula="of:=IF([.$C29] = &quot;T1&quot;; IF([.$D29]=&quot;Z&quot;;[.G28] + [.$E29]; [.G28] - [.$E29]); [.G28])" office:value-type="float" office:value="0" calcext:value-type="float">
            <text:p>0</text:p>
          </table:table-cell>
          <table:table-cell table:formula="of:=IF([.$C29] = &quot;T2&quot;; IF([.$D29]=&quot;Z&quot;;[.H28] + [.$E29]; [.H28] - [.$E29]); [.H28])" office:value-type="float" office:value="28" calcext:value-type="float">
            <text:p>28</text:p>
          </table:table-cell>
          <table:table-cell table:formula="of:=IF([.$C29] = &quot;T3&quot;; IF([.$D29]=&quot;Z&quot;;[.I28] + [.$E29]; [.I28] - [.$E29]); [.I28])" office:value-type="float" office:value="57" calcext:value-type="float">
            <text:p>57</text:p>
          </table:table-cell>
          <table:table-cell table:formula="of:=IF([.$C29] = &quot;T4&quot;; IF([.$D29]=&quot;Z&quot;;[.J28] + [.$E29]; [.J28] - [.$E29]); [.J28])" office:value-type="float" office:value="42" calcext:value-type="float">
            <text:p>42</text:p>
          </table:table-cell>
          <table:table-cell table:formula="of:=IF([.$C29] = &quot;T5&quot;; IF([.$D29]=&quot;Z&quot;;[.K28] + [.$E29]; [.K28] - [.$E29]); [.K28])"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IF([.$C30] = &quot;T1&quot;; IF([.$D30]=&quot;Z&quot;;[.G29] + [.$E30]; [.G29] - [.$E30]); [.G29])" office:value-type="float" office:value="28" calcext:value-type="float">
            <text:p>28</text:p>
          </table:table-cell>
          <table:table-cell table:formula="of:=IF([.$C30] = &quot;T2&quot;; IF([.$D30]=&quot;Z&quot;;[.H29] + [.$E30]; [.H29] - [.$E30]); [.H29])" office:value-type="float" office:value="28" calcext:value-type="float">
            <text:p>28</text:p>
          </table:table-cell>
          <table:table-cell table:formula="of:=IF([.$C30] = &quot;T3&quot;; IF([.$D30]=&quot;Z&quot;;[.I29] + [.$E30]; [.I29] - [.$E30]); [.I29])" office:value-type="float" office:value="57" calcext:value-type="float">
            <text:p>57</text:p>
          </table:table-cell>
          <table:table-cell table:formula="of:=IF([.$C30] = &quot;T4&quot;; IF([.$D30]=&quot;Z&quot;;[.J29] + [.$E30]; [.J29] - [.$E30]); [.J29])" office:value-type="float" office:value="42" calcext:value-type="float">
            <text:p>42</text:p>
          </table:table-cell>
          <table:table-cell table:formula="of:=IF([.$C30] = &quot;T5&quot;; IF([.$D30]=&quot;Z&quot;;[.K29] + [.$E30]; [.K29] - [.$E30]); [.K29])"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$C31] = &quot;T1&quot;; IF([.$D31]=&quot;Z&quot;;[.G30] + [.$E31]; [.G30] - [.$E31]); [.G30])" office:value-type="float" office:value="28" calcext:value-type="float">
            <text:p>28</text:p>
          </table:table-cell>
          <table:table-cell table:formula="of:=IF([.$C31] = &quot;T2&quot;; IF([.$D31]=&quot;Z&quot;;[.H30] + [.$E31]; [.H30] - [.$E31]); [.H30])" office:value-type="float" office:value="28" calcext:value-type="float">
            <text:p>28</text:p>
          </table:table-cell>
          <table:table-cell table:formula="of:=IF([.$C31] = &quot;T3&quot;; IF([.$D31]=&quot;Z&quot;;[.I30] + [.$E31]; [.I30] - [.$E31]); [.I30])" office:value-type="float" office:value="76" calcext:value-type="float">
            <text:p>76</text:p>
          </table:table-cell>
          <table:table-cell table:formula="of:=IF([.$C31] = &quot;T4&quot;; IF([.$D31]=&quot;Z&quot;;[.J30] + [.$E31]; [.J30] - [.$E31]); [.J30])" office:value-type="float" office:value="42" calcext:value-type="float">
            <text:p>42</text:p>
          </table:table-cell>
          <table:table-cell table:formula="of:=IF([.$C31] = &quot;T5&quot;; IF([.$D31]=&quot;Z&quot;;[.K30] + [.$E31]; [.K30] - [.$E31]); [.K30])"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formula="of:=IF([.$C32] = &quot;T1&quot;; IF([.$D32]=&quot;Z&quot;;[.G31] + [.$E32]; [.G31] - [.$E32]); [.G31])" office:value-type="float" office:value="28" calcext:value-type="float">
            <text:p>28</text:p>
          </table:table-cell>
          <table:table-cell table:formula="of:=IF([.$C32] = &quot;T2&quot;; IF([.$D32]=&quot;Z&quot;;[.H31] + [.$E32]; [.H31] - [.$E32]); [.H31])" office:value-type="float" office:value="28" calcext:value-type="float">
            <text:p>28</text:p>
          </table:table-cell>
          <table:table-cell table:formula="of:=IF([.$C32] = &quot;T3&quot;; IF([.$D32]=&quot;Z&quot;;[.I31] + [.$E32]; [.I31] - [.$E32]); [.I31])" office:value-type="float" office:value="4" calcext:value-type="float">
            <text:p>4</text:p>
          </table:table-cell>
          <table:table-cell table:formula="of:=IF([.$C32] = &quot;T4&quot;; IF([.$D32]=&quot;Z&quot;;[.J31] + [.$E32]; [.J31] - [.$E32]); [.J31])" office:value-type="float" office:value="42" calcext:value-type="float">
            <text:p>42</text:p>
          </table:table-cell>
          <table:table-cell table:formula="of:=IF([.$C32] = &quot;T5&quot;; IF([.$D32]=&quot;Z&quot;;[.K31] + [.$E32]; [.K31] - [.$E32]); [.K31])"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table:formula="of:=IF([.$C33] = &quot;T1&quot;; IF([.$D33]=&quot;Z&quot;;[.G32] + [.$E33]; [.G32] - [.$E33]); [.G32])" office:value-type="float" office:value="28" calcext:value-type="float">
            <text:p>28</text:p>
          </table:table-cell>
          <table:table-cell table:formula="of:=IF([.$C33] = &quot;T2&quot;; IF([.$D33]=&quot;Z&quot;;[.H32] + [.$E33]; [.H32] - [.$E33]); [.H32])" office:value-type="float" office:value="28" calcext:value-type="float">
            <text:p>28</text:p>
          </table:table-cell>
          <table:table-cell table:formula="of:=IF([.$C33] = &quot;T3&quot;; IF([.$D33]=&quot;Z&quot;;[.I32] + [.$E33]; [.I32] - [.$E33]); [.I32])" office:value-type="float" office:value="4" calcext:value-type="float">
            <text:p>4</text:p>
          </table:table-cell>
          <table:table-cell table:formula="of:=IF([.$C33] = &quot;T4&quot;; IF([.$D33]=&quot;Z&quot;;[.J32] + [.$E33]; [.J32] - [.$E33]); [.J32])" office:value-type="float" office:value="0" calcext:value-type="float">
            <text:p>0</text:p>
          </table:table-cell>
          <table:table-cell table:formula="of:=IF([.$C33] = &quot;T5&quot;; IF([.$D33]=&quot;Z&quot;;[.K32] + [.$E33]; [.K32] - [.$E33]); [.K32])"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IF([.$C34] = &quot;T1&quot;; IF([.$D34]=&quot;Z&quot;;[.G33] + [.$E34]; [.G33] - [.$E34]); [.G33])" office:value-type="float" office:value="28" calcext:value-type="float">
            <text:p>28</text:p>
          </table:table-cell>
          <table:table-cell table:formula="of:=IF([.$C34] = &quot;T2&quot;; IF([.$D34]=&quot;Z&quot;;[.H33] + [.$E34]; [.H33] - [.$E34]); [.H33])" office:value-type="float" office:value="28" calcext:value-type="float">
            <text:p>28</text:p>
          </table:table-cell>
          <table:table-cell table:formula="of:=IF([.$C34] = &quot;T3&quot;; IF([.$D34]=&quot;Z&quot;;[.I33] + [.$E34]; [.I33] - [.$E34]); [.I33])" office:value-type="float" office:value="4" calcext:value-type="float">
            <text:p>4</text:p>
          </table:table-cell>
          <table:table-cell table:formula="of:=IF([.$C34] = &quot;T4&quot;; IF([.$D34]=&quot;Z&quot;;[.J33] + [.$E34]; [.J33] - [.$E34]); [.J33])" office:value-type="float" office:value="0" calcext:value-type="float">
            <text:p>0</text:p>
          </table:table-cell>
          <table:table-cell table:formula="of:=IF([.$C34] = &quot;T5&quot;; IF([.$D34]=&quot;Z&quot;;[.K33] + [.$E34]; [.K33] - [.$E34]); [.K33])"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formula="of:=IF([.$C35] = &quot;T1&quot;; IF([.$D35]=&quot;Z&quot;;[.G34] + [.$E35]; [.G34] - [.$E35]); [.G34])" office:value-type="float" office:value="28" calcext:value-type="float">
            <text:p>28</text:p>
          </table:table-cell>
          <table:table-cell table:formula="of:=IF([.$C35] = &quot;T2&quot;; IF([.$D35]=&quot;Z&quot;;[.H34] + [.$E35]; [.H34] - [.$E35]); [.H34])" office:value-type="float" office:value="61" calcext:value-type="float">
            <text:p>61</text:p>
          </table:table-cell>
          <table:table-cell table:formula="of:=IF([.$C35] = &quot;T3&quot;; IF([.$D35]=&quot;Z&quot;;[.I34] + [.$E35]; [.I34] - [.$E35]); [.I34])" office:value-type="float" office:value="4" calcext:value-type="float">
            <text:p>4</text:p>
          </table:table-cell>
          <table:table-cell table:formula="of:=IF([.$C35] = &quot;T4&quot;; IF([.$D35]=&quot;Z&quot;;[.J34] + [.$E35]; [.J34] - [.$E35]); [.J34])" office:value-type="float" office:value="0" calcext:value-type="float">
            <text:p>0</text:p>
          </table:table-cell>
          <table:table-cell table:formula="of:=IF([.$C35] = &quot;T5&quot;; IF([.$D35]=&quot;Z&quot;;[.K34] + [.$E35]; [.K34] - [.$E35]); [.K34])"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[.$C36] = &quot;T1&quot;; IF([.$D36]=&quot;Z&quot;;[.G35] + [.$E36]; [.G35] - [.$E36]); [.G35])" office:value-type="float" office:value="37" calcext:value-type="float">
            <text:p>37</text:p>
          </table:table-cell>
          <table:table-cell table:formula="of:=IF([.$C36] = &quot;T2&quot;; IF([.$D36]=&quot;Z&quot;;[.H35] + [.$E36]; [.H35] - [.$E36]); [.H35])" office:value-type="float" office:value="61" calcext:value-type="float">
            <text:p>61</text:p>
          </table:table-cell>
          <table:table-cell table:formula="of:=IF([.$C36] = &quot;T3&quot;; IF([.$D36]=&quot;Z&quot;;[.I35] + [.$E36]; [.I35] - [.$E36]); [.I35])" office:value-type="float" office:value="4" calcext:value-type="float">
            <text:p>4</text:p>
          </table:table-cell>
          <table:table-cell table:formula="of:=IF([.$C36] = &quot;T4&quot;; IF([.$D36]=&quot;Z&quot;;[.J35] + [.$E36]; [.J35] - [.$E36]); [.J35])" office:value-type="float" office:value="0" calcext:value-type="float">
            <text:p>0</text:p>
          </table:table-cell>
          <table:table-cell table:formula="of:=IF([.$C36] = &quot;T5&quot;; IF([.$D36]=&quot;Z&quot;;[.K35] + [.$E36]; [.K35] - [.$E36]); [.K35])"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IF([.$C37] = &quot;T1&quot;; IF([.$D37]=&quot;Z&quot;;[.G36] + [.$E37]; [.G36] - [.$E37]); [.G36])" office:value-type="float" office:value="37" calcext:value-type="float">
            <text:p>37</text:p>
          </table:table-cell>
          <table:table-cell table:formula="of:=IF([.$C37] = &quot;T2&quot;; IF([.$D37]=&quot;Z&quot;;[.H36] + [.$E37]; [.H36] - [.$E37]); [.H36])" office:value-type="float" office:value="61" calcext:value-type="float">
            <text:p>61</text:p>
          </table:table-cell>
          <table:table-cell table:formula="of:=IF([.$C37] = &quot;T3&quot;; IF([.$D37]=&quot;Z&quot;;[.I36] + [.$E37]; [.I36] - [.$E37]); [.I36])" office:value-type="float" office:value="0" calcext:value-type="float">
            <text:p>0</text:p>
          </table:table-cell>
          <table:table-cell table:formula="of:=IF([.$C37] = &quot;T4&quot;; IF([.$D37]=&quot;Z&quot;;[.J36] + [.$E37]; [.J36] - [.$E37]); [.J36])" office:value-type="float" office:value="0" calcext:value-type="float">
            <text:p>0</text:p>
          </table:table-cell>
          <table:table-cell table:formula="of:=IF([.$C37] = &quot;T5&quot;; IF([.$D37]=&quot;Z&quot;;[.K36] + [.$E37]; [.K36] - [.$E37]); [.K36])"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formula="of:=IF([.$C38] = &quot;T1&quot;; IF([.$D38]=&quot;Z&quot;;[.G37] + [.$E38]; [.G37] - [.$E38]); [.G37])" office:value-type="float" office:value="0" calcext:value-type="float">
            <text:p>0</text:p>
          </table:table-cell>
          <table:table-cell table:formula="of:=IF([.$C38] = &quot;T2&quot;; IF([.$D38]=&quot;Z&quot;;[.H37] + [.$E38]; [.H37] - [.$E38]); [.H37])" office:value-type="float" office:value="61" calcext:value-type="float">
            <text:p>61</text:p>
          </table:table-cell>
          <table:table-cell table:formula="of:=IF([.$C38] = &quot;T3&quot;; IF([.$D38]=&quot;Z&quot;;[.I37] + [.$E38]; [.I37] - [.$E38]); [.I37])" office:value-type="float" office:value="0" calcext:value-type="float">
            <text:p>0</text:p>
          </table:table-cell>
          <table:table-cell table:formula="of:=IF([.$C38] = &quot;T4&quot;; IF([.$D38]=&quot;Z&quot;;[.J37] + [.$E38]; [.J37] - [.$E38]); [.J37])" office:value-type="float" office:value="0" calcext:value-type="float">
            <text:p>0</text:p>
          </table:table-cell>
          <table:table-cell table:formula="of:=IF([.$C38] = &quot;T5&quot;; IF([.$D38]=&quot;Z&quot;;[.K37] + [.$E38]; [.K37] - [.$E38]); [.K37])"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IF([.$C39] = &quot;T1&quot;; IF([.$D39]=&quot;Z&quot;;[.G38] + [.$E39]; [.G38] - [.$E39]); [.G38])" office:value-type="float" office:value="0" calcext:value-type="float">
            <text:p>0</text:p>
          </table:table-cell>
          <table:table-cell table:formula="of:=IF([.$C39] = &quot;T2&quot;; IF([.$D39]=&quot;Z&quot;;[.H38] + [.$E39]; [.H38] - [.$E39]); [.H38])" office:value-type="float" office:value="61" calcext:value-type="float">
            <text:p>61</text:p>
          </table:table-cell>
          <table:table-cell table:formula="of:=IF([.$C39] = &quot;T3&quot;; IF([.$D39]=&quot;Z&quot;;[.I38] + [.$E39]; [.I38] - [.$E39]); [.I38])" office:value-type="float" office:value="0" calcext:value-type="float">
            <text:p>0</text:p>
          </table:table-cell>
          <table:table-cell table:formula="of:=IF([.$C39] = &quot;T4&quot;; IF([.$D39]=&quot;Z&quot;;[.J38] + [.$E39]; [.J38] - [.$E39]); [.J38])" office:value-type="float" office:value="0" calcext:value-type="float">
            <text:p>0</text:p>
          </table:table-cell>
          <table:table-cell table:formula="of:=IF([.$C39] = &quot;T5&quot;; IF([.$D39]=&quot;Z&quot;;[.K38] + [.$E39]; [.K38] - [.$E39]); [.K38])"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table:formula="of:=IF([.$C40] = &quot;T1&quot;; IF([.$D40]=&quot;Z&quot;;[.G39] + [.$E40]; [.G39] - [.$E40]); [.G39])" office:value-type="float" office:value="0" calcext:value-type="float">
            <text:p>0</text:p>
          </table:table-cell>
          <table:table-cell table:formula="of:=IF([.$C40] = &quot;T2&quot;; IF([.$D40]=&quot;Z&quot;;[.H39] + [.$E40]; [.H39] - [.$E40]); [.H39])" office:value-type="float" office:value="61" calcext:value-type="float">
            <text:p>61</text:p>
          </table:table-cell>
          <table:table-cell table:formula="of:=IF([.$C40] = &quot;T3&quot;; IF([.$D40]=&quot;Z&quot;;[.I39] + [.$E40]; [.I39] - [.$E40]); [.I39])" office:value-type="float" office:value="0" calcext:value-type="float">
            <text:p>0</text:p>
          </table:table-cell>
          <table:table-cell table:formula="of:=IF([.$C40] = &quot;T4&quot;; IF([.$D40]=&quot;Z&quot;;[.J39] + [.$E40]; [.J39] - [.$E40]); [.J39])" office:value-type="float" office:value="32" calcext:value-type="float">
            <text:p>32</text:p>
          </table:table-cell>
          <table:table-cell table:formula="of:=IF([.$C40] = &quot;T5&quot;; IF([.$D40]=&quot;Z&quot;;[.K39] + [.$E40]; [.K39] - [.$E40]); [.K39])"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16-07-23" calcext:value-type="date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table:formula="of:=IF([.$C41] = &quot;T1&quot;; IF([.$D41]=&quot;Z&quot;;[.G40] + [.$E41]; [.G40] - [.$E41]); [.G40])" office:value-type="float" office:value="0" calcext:value-type="float">
            <text:p>0</text:p>
          </table:table-cell>
          <table:table-cell table:formula="of:=IF([.$C41] = &quot;T2&quot;; IF([.$D41]=&quot;Z&quot;;[.H40] + [.$E41]; [.H40] - [.$E41]); [.H40])" office:value-type="float" office:value="61" calcext:value-type="float">
            <text:p>61</text:p>
          </table:table-cell>
          <table:table-cell table:formula="of:=IF([.$C41] = &quot;T3&quot;; IF([.$D41]=&quot;Z&quot;;[.I40] + [.$E41]; [.I40] - [.$E41]); [.I40])" office:value-type="float" office:value="0" calcext:value-type="float">
            <text:p>0</text:p>
          </table:table-cell>
          <table:table-cell table:formula="of:=IF([.$C41] = &quot;T4&quot;; IF([.$D41]=&quot;Z&quot;;[.J40] + [.$E41]; [.J40] - [.$E41]); [.J40])" office:value-type="float" office:value="0" calcext:value-type="float">
            <text:p>0</text:p>
          </table:table-cell>
          <table:table-cell table:formula="of:=IF([.$C41] = &quot;T5&quot;; IF([.$D41]=&quot;Z&quot;;[.K40] + [.$E41]; [.K40] - [.$E41]); [.K40])"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16-07-23" calcext:value-type="date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formula="of:=IF([.$C42] = &quot;T1&quot;; IF([.$D42]=&quot;Z&quot;;[.G41] + [.$E42]; [.G41] - [.$E42]); [.G41])" office:value-type="float" office:value="0" calcext:value-type="float">
            <text:p>0</text:p>
          </table:table-cell>
          <table:table-cell table:formula="of:=IF([.$C42] = &quot;T2&quot;; IF([.$D42]=&quot;Z&quot;;[.H41] + [.$E42]; [.H41] - [.$E42]); [.H41])" office:value-type="float" office:value="61" calcext:value-type="float">
            <text:p>61</text:p>
          </table:table-cell>
          <table:table-cell table:formula="of:=IF([.$C42] = &quot;T3&quot;; IF([.$D42]=&quot;Z&quot;;[.I41] + [.$E42]; [.I41] - [.$E42]); [.I41])" office:value-type="float" office:value="0" calcext:value-type="float">
            <text:p>0</text:p>
          </table:table-cell>
          <table:table-cell table:formula="of:=IF([.$C42] = &quot;T4&quot;; IF([.$D42]=&quot;Z&quot;;[.J41] + [.$E42]; [.J41] - [.$E42]); [.J41])" office:value-type="float" office:value="0" calcext:value-type="float">
            <text:p>0</text:p>
          </table:table-cell>
          <table:table-cell table:formula="of:=IF([.$C42] = &quot;T5&quot;; IF([.$D42]=&quot;Z&quot;;[.K41] + [.$E42]; [.K41] - [.$E42]); [.K41])"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91" calcext:value-type="float">
            <text:p>191</text:p>
          </table:table-cell>
          <table:table-cell office:value-type="float" office:value="60" calcext:value-type="float">
            <text:p>60</text:p>
          </table:table-cell>
          <table:table-cell table:formula="of:=IF([.$C43] = &quot;T1&quot;; IF([.$D43]=&quot;Z&quot;;[.G42] + [.$E43]; [.G42] - [.$E43]); [.G42])" office:value-type="float" office:value="0" calcext:value-type="float">
            <text:p>0</text:p>
          </table:table-cell>
          <table:table-cell table:formula="of:=IF([.$C43] = &quot;T2&quot;; IF([.$D43]=&quot;Z&quot;;[.H42] + [.$E43]; [.H42] - [.$E43]); [.H42])" office:value-type="float" office:value="61" calcext:value-type="float">
            <text:p>61</text:p>
          </table:table-cell>
          <table:table-cell table:formula="of:=IF([.$C43] = &quot;T3&quot;; IF([.$D43]=&quot;Z&quot;;[.I42] + [.$E43]; [.I42] - [.$E43]); [.I42])" office:value-type="float" office:value="0" calcext:value-type="float">
            <text:p>0</text:p>
          </table:table-cell>
          <table:table-cell table:formula="of:=IF([.$C43] = &quot;T4&quot;; IF([.$D43]=&quot;Z&quot;;[.J42] + [.$E43]; [.J42] - [.$E43]); [.J42])" office:value-type="float" office:value="0" calcext:value-type="float">
            <text:p>0</text:p>
          </table:table-cell>
          <table:table-cell table:formula="of:=IF([.$C43] = &quot;T5&quot;; IF([.$D43]=&quot;Z&quot;;[.K42] + [.$E43]; [.K42] - [.$E43]); [.K42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IF([.$C44] = &quot;T1&quot;; IF([.$D44]=&quot;Z&quot;;[.G43] + [.$E44]; [.G43] - [.$E44]); [.G43])" office:value-type="float" office:value="0" calcext:value-type="float">
            <text:p>0</text:p>
          </table:table-cell>
          <table:table-cell table:formula="of:=IF([.$C44] = &quot;T2&quot;; IF([.$D44]=&quot;Z&quot;;[.H43] + [.$E44]; [.H43] - [.$E44]); [.H43])" office:value-type="float" office:value="70" calcext:value-type="float">
            <text:p>70</text:p>
          </table:table-cell>
          <table:table-cell table:formula="of:=IF([.$C44] = &quot;T3&quot;; IF([.$D44]=&quot;Z&quot;;[.I43] + [.$E44]; [.I43] - [.$E44]); [.I43])" office:value-type="float" office:value="0" calcext:value-type="float">
            <text:p>0</text:p>
          </table:table-cell>
          <table:table-cell table:formula="of:=IF([.$C44] = &quot;T4&quot;; IF([.$D44]=&quot;Z&quot;;[.J43] + [.$E44]; [.J43] - [.$E44]); [.J43])" office:value-type="float" office:value="0" calcext:value-type="float">
            <text:p>0</text:p>
          </table:table-cell>
          <table:table-cell table:formula="of:=IF([.$C44] = &quot;T5&quot;; IF([.$D44]=&quot;Z&quot;;[.K43] + [.$E44]; [.K43] - [.$E44]); [.K4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table:formula="of:=IF([.$C45] = &quot;T1&quot;; IF([.$D45]=&quot;Z&quot;;[.G44] + [.$E45]; [.G44] - [.$E45]); [.G44])" office:value-type="float" office:value="0" calcext:value-type="float">
            <text:p>0</text:p>
          </table:table-cell>
          <table:table-cell table:formula="of:=IF([.$C45] = &quot;T2&quot;; IF([.$D45]=&quot;Z&quot;;[.H44] + [.$E45]; [.H44] - [.$E45]); [.H44])" office:value-type="float" office:value="70" calcext:value-type="float">
            <text:p>70</text:p>
          </table:table-cell>
          <table:table-cell table:formula="of:=IF([.$C45] = &quot;T3&quot;; IF([.$D45]=&quot;Z&quot;;[.I44] + [.$E45]; [.I44] - [.$E45]); [.I44])" office:value-type="float" office:value="0" calcext:value-type="float">
            <text:p>0</text:p>
          </table:table-cell>
          <table:table-cell table:formula="of:=IF([.$C45] = &quot;T4&quot;; IF([.$D45]=&quot;Z&quot;;[.J44] + [.$E45]; [.J44] - [.$E45]); [.J44])" office:value-type="float" office:value="36" calcext:value-type="float">
            <text:p>36</text:p>
          </table:table-cell>
          <table:table-cell table:formula="of:=IF([.$C45] = &quot;T5&quot;; IF([.$D45]=&quot;Z&quot;;[.K44] + [.$E45]; [.K44] - [.$E45]); [.K4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formula="of:=IF([.$C46] = &quot;T1&quot;; IF([.$D46]=&quot;Z&quot;;[.G45] + [.$E46]; [.G45] - [.$E46]); [.G45])" office:value-type="float" office:value="47" calcext:value-type="float">
            <text:p>47</text:p>
          </table:table-cell>
          <table:table-cell table:formula="of:=IF([.$C46] = &quot;T2&quot;; IF([.$D46]=&quot;Z&quot;;[.H45] + [.$E46]; [.H45] - [.$E46]); [.H45])" office:value-type="float" office:value="70" calcext:value-type="float">
            <text:p>70</text:p>
          </table:table-cell>
          <table:table-cell table:formula="of:=IF([.$C46] = &quot;T3&quot;; IF([.$D46]=&quot;Z&quot;;[.I45] + [.$E46]; [.I45] - [.$E46]); [.I45])" office:value-type="float" office:value="0" calcext:value-type="float">
            <text:p>0</text:p>
          </table:table-cell>
          <table:table-cell table:formula="of:=IF([.$C46] = &quot;T4&quot;; IF([.$D46]=&quot;Z&quot;;[.J45] + [.$E46]; [.J45] - [.$E46]); [.J45])" office:value-type="float" office:value="36" calcext:value-type="float">
            <text:p>36</text:p>
          </table:table-cell>
          <table:table-cell table:formula="of:=IF([.$C46] = &quot;T5&quot;; IF([.$D46]=&quot;Z&quot;;[.K45] + [.$E46]; [.K45] - [.$E46]); [.K4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formula="of:=IF([.$C47] = &quot;T1&quot;; IF([.$D47]=&quot;Z&quot;;[.G46] + [.$E47]; [.G46] - [.$E47]); [.G46])" office:value-type="float" office:value="47" calcext:value-type="float">
            <text:p>47</text:p>
          </table:table-cell>
          <table:table-cell table:formula="of:=IF([.$C47] = &quot;T2&quot;; IF([.$D47]=&quot;Z&quot;;[.H46] + [.$E47]; [.H46] - [.$E47]); [.H46])" office:value-type="float" office:value="70" calcext:value-type="float">
            <text:p>70</text:p>
          </table:table-cell>
          <table:table-cell table:formula="of:=IF([.$C47] = &quot;T3&quot;; IF([.$D47]=&quot;Z&quot;;[.I46] + [.$E47]; [.I46] - [.$E47]); [.I46])" office:value-type="float" office:value="0" calcext:value-type="float">
            <text:p>0</text:p>
          </table:table-cell>
          <table:table-cell table:formula="of:=IF([.$C47] = &quot;T4&quot;; IF([.$D47]=&quot;Z&quot;;[.J46] + [.$E47]; [.J46] - [.$E47]); [.J46])" office:value-type="float" office:value="36" calcext:value-type="float">
            <text:p>36</text:p>
          </table:table-cell>
          <table:table-cell table:formula="of:=IF([.$C47] = &quot;T5&quot;; IF([.$D47]=&quot;Z&quot;;[.K46] + [.$E47]; [.K46] - [.$E47]); [.K46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IF([.$C48] = &quot;T1&quot;; IF([.$D48]=&quot;Z&quot;;[.G47] + [.$E48]; [.G47] - [.$E48]); [.G47])" office:value-type="float" office:value="47" calcext:value-type="float">
            <text:p>47</text:p>
          </table:table-cell>
          <table:table-cell table:formula="of:=IF([.$C48] = &quot;T2&quot;; IF([.$D48]=&quot;Z&quot;;[.H47] + [.$E48]; [.H47] - [.$E48]); [.H47])" office:value-type="float" office:value="70" calcext:value-type="float">
            <text:p>70</text:p>
          </table:table-cell>
          <table:table-cell table:formula="of:=IF([.$C48] = &quot;T3&quot;; IF([.$D48]=&quot;Z&quot;;[.I47] + [.$E48]; [.I47] - [.$E48]); [.I47])" office:value-type="float" office:value="8" calcext:value-type="float">
            <text:p>8</text:p>
          </table:table-cell>
          <table:table-cell table:formula="of:=IF([.$C48] = &quot;T4&quot;; IF([.$D48]=&quot;Z&quot;;[.J47] + [.$E48]; [.J47] - [.$E48]); [.J47])" office:value-type="float" office:value="36" calcext:value-type="float">
            <text:p>36</text:p>
          </table:table-cell>
          <table:table-cell table:formula="of:=IF([.$C48] = &quot;T5&quot;; IF([.$D48]=&quot;Z&quot;;[.K47] + [.$E48]; [.K47] - [.$E48]); [.K4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IF([.$C49] = &quot;T1&quot;; IF([.$D49]=&quot;Z&quot;;[.G48] + [.$E49]; [.G48] - [.$E49]); [.G48])" office:value-type="float" office:value="47" calcext:value-type="float">
            <text:p>47</text:p>
          </table:table-cell>
          <table:table-cell table:formula="of:=IF([.$C49] = &quot;T2&quot;; IF([.$D49]=&quot;Z&quot;;[.H48] + [.$E49]; [.H48] - [.$E49]); [.H48])" office:value-type="float" office:value="73" calcext:value-type="float">
            <text:p>73</text:p>
          </table:table-cell>
          <table:table-cell table:formula="of:=IF([.$C49] = &quot;T3&quot;; IF([.$D49]=&quot;Z&quot;;[.I48] + [.$E49]; [.I48] - [.$E49]); [.I48])" office:value-type="float" office:value="8" calcext:value-type="float">
            <text:p>8</text:p>
          </table:table-cell>
          <table:table-cell table:formula="of:=IF([.$C49] = &quot;T4&quot;; IF([.$D49]=&quot;Z&quot;;[.J48] + [.$E49]; [.J48] - [.$E49]); [.J48])" office:value-type="float" office:value="36" calcext:value-type="float">
            <text:p>36</text:p>
          </table:table-cell>
          <table:table-cell table:formula="of:=IF([.$C49] = &quot;T5&quot;; IF([.$D49]=&quot;Z&quot;;[.K48] + [.$E49]; [.K48] - [.$E49]); [.K48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IF([.$C50] = &quot;T1&quot;; IF([.$D50]=&quot;Z&quot;;[.G49] + [.$E50]; [.G49] - [.$E50]); [.G49])" office:value-type="float" office:value="47" calcext:value-type="float">
            <text:p>47</text:p>
          </table:table-cell>
          <table:table-cell table:formula="of:=IF([.$C50] = &quot;T2&quot;; IF([.$D50]=&quot;Z&quot;;[.H49] + [.$E50]; [.H49] - [.$E50]); [.H49])" office:value-type="float" office:value="73" calcext:value-type="float">
            <text:p>73</text:p>
          </table:table-cell>
          <table:table-cell table:formula="of:=IF([.$C50] = &quot;T3&quot;; IF([.$D50]=&quot;Z&quot;;[.I49] + [.$E50]; [.I49] - [.$E50]); [.I49])" office:value-type="float" office:value="8" calcext:value-type="float">
            <text:p>8</text:p>
          </table:table-cell>
          <table:table-cell table:formula="of:=IF([.$C50] = &quot;T4&quot;; IF([.$D50]=&quot;Z&quot;;[.J49] + [.$E50]; [.J49] - [.$E50]); [.J49])" office:value-type="float" office:value="77" calcext:value-type="float">
            <text:p>77</text:p>
          </table:table-cell>
          <table:table-cell table:formula="of:=IF([.$C50] = &quot;T5&quot;; IF([.$D50]=&quot;Z&quot;;[.K49] + [.$E50]; [.K49] - [.$E50]); [.K4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formula="of:=IF([.$C51] = &quot;T1&quot;; IF([.$D51]=&quot;Z&quot;;[.G50] + [.$E51]; [.G50] - [.$E51]); [.G50])" office:value-type="float" office:value="47" calcext:value-type="float">
            <text:p>47</text:p>
          </table:table-cell>
          <table:table-cell table:formula="of:=IF([.$C51] = &quot;T2&quot;; IF([.$D51]=&quot;Z&quot;;[.H50] + [.$E51]; [.H50] - [.$E51]); [.H50])" office:value-type="float" office:value="73" calcext:value-type="float">
            <text:p>73</text:p>
          </table:table-cell>
          <table:table-cell table:formula="of:=IF([.$C51] = &quot;T3&quot;; IF([.$D51]=&quot;Z&quot;;[.I50] + [.$E51]; [.I50] - [.$E51]); [.I50])" office:value-type="float" office:value="8" calcext:value-type="float">
            <text:p>8</text:p>
          </table:table-cell>
          <table:table-cell table:formula="of:=IF([.$C51] = &quot;T4&quot;; IF([.$D51]=&quot;Z&quot;;[.J50] + [.$E51]; [.J50] - [.$E51]); [.J50])" office:value-type="float" office:value="77" calcext:value-type="float">
            <text:p>77</text:p>
          </table:table-cell>
          <table:table-cell table:formula="of:=IF([.$C51] = &quot;T5&quot;; IF([.$D51]=&quot;Z&quot;;[.K50] + [.$E51]; [.K50] - [.$E51]); [.K50])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formula="of:=IF([.$C52] = &quot;T1&quot;; IF([.$D52]=&quot;Z&quot;;[.G51] + [.$E52]; [.G51] - [.$E52]); [.G51])" office:value-type="float" office:value="2" calcext:value-type="float">
            <text:p>2</text:p>
          </table:table-cell>
          <table:table-cell table:formula="of:=IF([.$C52] = &quot;T2&quot;; IF([.$D52]=&quot;Z&quot;;[.H51] + [.$E52]; [.H51] - [.$E52]); [.H51])" office:value-type="float" office:value="73" calcext:value-type="float">
            <text:p>73</text:p>
          </table:table-cell>
          <table:table-cell table:formula="of:=IF([.$C52] = &quot;T3&quot;; IF([.$D52]=&quot;Z&quot;;[.I51] + [.$E52]; [.I51] - [.$E52]); [.I51])" office:value-type="float" office:value="8" calcext:value-type="float">
            <text:p>8</text:p>
          </table:table-cell>
          <table:table-cell table:formula="of:=IF([.$C52] = &quot;T4&quot;; IF([.$D52]=&quot;Z&quot;;[.J51] + [.$E52]; [.J51] - [.$E52]); [.J51])" office:value-type="float" office:value="77" calcext:value-type="float">
            <text:p>77</text:p>
          </table:table-cell>
          <table:table-cell table:formula="of:=IF([.$C52] = &quot;T5&quot;; IF([.$D52]=&quot;Z&quot;;[.K51] + [.$E52]; [.K51] - [.$E52]); [.K51])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IF([.$C53] = &quot;T1&quot;; IF([.$D53]=&quot;Z&quot;;[.G52] + [.$E53]; [.G52] - [.$E53]); [.G52])" office:value-type="float" office:value="2" calcext:value-type="float">
            <text:p>2</text:p>
          </table:table-cell>
          <table:table-cell table:formula="of:=IF([.$C53] = &quot;T2&quot;; IF([.$D53]=&quot;Z&quot;;[.H52] + [.$E53]; [.H52] - [.$E53]); [.H52])" office:value-type="float" office:value="73" calcext:value-type="float">
            <text:p>73</text:p>
          </table:table-cell>
          <table:table-cell table:formula="of:=IF([.$C53] = &quot;T3&quot;; IF([.$D53]=&quot;Z&quot;;[.I52] + [.$E53]; [.I52] - [.$E53]); [.I52])" office:value-type="float" office:value="48" calcext:value-type="float">
            <text:p>48</text:p>
          </table:table-cell>
          <table:table-cell table:formula="of:=IF([.$C53] = &quot;T4&quot;; IF([.$D53]=&quot;Z&quot;;[.J52] + [.$E53]; [.J52] - [.$E53]); [.J52])" office:value-type="float" office:value="77" calcext:value-type="float">
            <text:p>77</text:p>
          </table:table-cell>
          <table:table-cell table:formula="of:=IF([.$C53] = &quot;T5&quot;; IF([.$D53]=&quot;Z&quot;;[.K52] + [.$E53]; [.K52] - [.$E53]); [.K52])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formula="of:=IF([.$C54] = &quot;T1&quot;; IF([.$D54]=&quot;Z&quot;;[.G53] + [.$E54]; [.G53] - [.$E54]); [.G53])" office:value-type="float" office:value="2" calcext:value-type="float">
            <text:p>2</text:p>
          </table:table-cell>
          <table:table-cell table:formula="of:=IF([.$C54] = &quot;T2&quot;; IF([.$D54]=&quot;Z&quot;;[.H53] + [.$E54]; [.H53] - [.$E54]); [.H53])" office:value-type="float" office:value="73" calcext:value-type="float">
            <text:p>73</text:p>
          </table:table-cell>
          <table:table-cell table:formula="of:=IF([.$C54] = &quot;T3&quot;; IF([.$D54]=&quot;Z&quot;;[.I53] + [.$E54]; [.I53] - [.$E54]); [.I53])" office:value-type="float" office:value="48" calcext:value-type="float">
            <text:p>48</text:p>
          </table:table-cell>
          <table:table-cell table:formula="of:=IF([.$C54] = &quot;T4&quot;; IF([.$D54]=&quot;Z&quot;;[.J53] + [.$E54]; [.J53] - [.$E54]); [.J53])" office:value-type="float" office:value="80" calcext:value-type="float">
            <text:p>80</text:p>
          </table:table-cell>
          <table:table-cell table:formula="of:=IF([.$C54] = &quot;T5&quot;; IF([.$D54]=&quot;Z&quot;;[.K53] + [.$E54]; [.K53] - [.$E54]); [.K53])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formula="of:=IF([.$C55] = &quot;T1&quot;; IF([.$D55]=&quot;Z&quot;;[.G54] + [.$E55]; [.G54] - [.$E55]); [.G54])" office:value-type="float" office:value="2" calcext:value-type="float">
            <text:p>2</text:p>
          </table:table-cell>
          <table:table-cell table:formula="of:=IF([.$C55] = &quot;T2&quot;; IF([.$D55]=&quot;Z&quot;;[.H54] + [.$E55]; [.H54] - [.$E55]); [.H54])" office:value-type="float" office:value="90" calcext:value-type="float">
            <text:p>90</text:p>
          </table:table-cell>
          <table:table-cell table:formula="of:=IF([.$C55] = &quot;T3&quot;; IF([.$D55]=&quot;Z&quot;;[.I54] + [.$E55]; [.I54] - [.$E55]); [.I54])" office:value-type="float" office:value="48" calcext:value-type="float">
            <text:p>48</text:p>
          </table:table-cell>
          <table:table-cell table:formula="of:=IF([.$C55] = &quot;T4&quot;; IF([.$D55]=&quot;Z&quot;;[.J54] + [.$E55]; [.J54] - [.$E55]); [.J54])" office:value-type="float" office:value="80" calcext:value-type="float">
            <text:p>80</text:p>
          </table:table-cell>
          <table:table-cell table:formula="of:=IF([.$C55] = &quot;T5&quot;; IF([.$D55]=&quot;Z&quot;;[.K54] + [.$E55]; [.K54] - [.$E55]); [.K54])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IF([.$C56] = &quot;T1&quot;; IF([.$D56]=&quot;Z&quot;;[.G55] + [.$E56]; [.G55] - [.$E56]); [.G55])" office:value-type="float" office:value="0" calcext:value-type="float">
            <text:p>0</text:p>
          </table:table-cell>
          <table:table-cell table:formula="of:=IF([.$C56] = &quot;T2&quot;; IF([.$D56]=&quot;Z&quot;;[.H55] + [.$E56]; [.H55] - [.$E56]); [.H55])" office:value-type="float" office:value="90" calcext:value-type="float">
            <text:p>90</text:p>
          </table:table-cell>
          <table:table-cell table:formula="of:=IF([.$C56] = &quot;T3&quot;; IF([.$D56]=&quot;Z&quot;;[.I55] + [.$E56]; [.I55] - [.$E56]); [.I55])" office:value-type="float" office:value="48" calcext:value-type="float">
            <text:p>48</text:p>
          </table:table-cell>
          <table:table-cell table:formula="of:=IF([.$C56] = &quot;T4&quot;; IF([.$D56]=&quot;Z&quot;;[.J55] + [.$E56]; [.J55] - [.$E56]); [.J55])" office:value-type="float" office:value="80" calcext:value-type="float">
            <text:p>80</text:p>
          </table:table-cell>
          <table:table-cell table:formula="of:=IF([.$C56] = &quot;T5&quot;; IF([.$D56]=&quot;Z&quot;;[.K55] + [.$E56]; [.K55] - [.$E56]); [.K55])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IF([.$C57] = &quot;T1&quot;; IF([.$D57]=&quot;Z&quot;;[.G56] + [.$E57]; [.G56] - [.$E57]); [.G56])" office:value-type="float" office:value="0" calcext:value-type="float">
            <text:p>0</text:p>
          </table:table-cell>
          <table:table-cell table:formula="of:=IF([.$C57] = &quot;T2&quot;; IF([.$D57]=&quot;Z&quot;;[.H56] + [.$E57]; [.H56] - [.$E57]); [.H56])" office:value-type="float" office:value="90" calcext:value-type="float">
            <text:p>90</text:p>
          </table:table-cell>
          <table:table-cell table:formula="of:=IF([.$C57] = &quot;T3&quot;; IF([.$D57]=&quot;Z&quot;;[.I56] + [.$E57]; [.I56] - [.$E57]); [.I56])" office:value-type="float" office:value="62" calcext:value-type="float">
            <text:p>62</text:p>
          </table:table-cell>
          <table:table-cell table:formula="of:=IF([.$C57] = &quot;T4&quot;; IF([.$D57]=&quot;Z&quot;;[.J56] + [.$E57]; [.J56] - [.$E57]); [.J56])" office:value-type="float" office:value="80" calcext:value-type="float">
            <text:p>80</text:p>
          </table:table-cell>
          <table:table-cell table:formula="of:=IF([.$C57] = &quot;T5&quot;; IF([.$D57]=&quot;Z&quot;;[.K56] + [.$E57]; [.K56] - [.$E57]); [.K56])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$C58] = &quot;T1&quot;; IF([.$D58]=&quot;Z&quot;;[.G57] + [.$E58]; [.G57] - [.$E58]); [.G57])" office:value-type="float" office:value="0" calcext:value-type="float">
            <text:p>0</text:p>
          </table:table-cell>
          <table:table-cell table:formula="of:=IF([.$C58] = &quot;T2&quot;; IF([.$D58]=&quot;Z&quot;;[.H57] + [.$E58]; [.H57] - [.$E58]); [.H57])" office:value-type="float" office:value="113" calcext:value-type="float">
            <text:p>113</text:p>
          </table:table-cell>
          <table:table-cell table:formula="of:=IF([.$C58] = &quot;T3&quot;; IF([.$D58]=&quot;Z&quot;;[.I57] + [.$E58]; [.I57] - [.$E58]); [.I57])" office:value-type="float" office:value="62" calcext:value-type="float">
            <text:p>62</text:p>
          </table:table-cell>
          <table:table-cell table:formula="of:=IF([.$C58] = &quot;T4&quot;; IF([.$D58]=&quot;Z&quot;;[.J57] + [.$E58]; [.J57] - [.$E58]); [.J57])" office:value-type="float" office:value="80" calcext:value-type="float">
            <text:p>80</text:p>
          </table:table-cell>
          <table:table-cell table:formula="of:=IF([.$C58] = &quot;T5&quot;; IF([.$D58]=&quot;Z&quot;;[.K57] + [.$E58]; [.K57] - [.$E58]); [.K57])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IF([.$C59] = &quot;T1&quot;; IF([.$D59]=&quot;Z&quot;;[.G58] + [.$E59]; [.G58] - [.$E59]); [.G58])" office:value-type="float" office:value="11" calcext:value-type="float">
            <text:p>11</text:p>
          </table:table-cell>
          <table:table-cell table:formula="of:=IF([.$C59] = &quot;T2&quot;; IF([.$D59]=&quot;Z&quot;;[.H58] + [.$E59]; [.H58] - [.$E59]); [.H58])" office:value-type="float" office:value="113" calcext:value-type="float">
            <text:p>113</text:p>
          </table:table-cell>
          <table:table-cell table:formula="of:=IF([.$C59] = &quot;T3&quot;; IF([.$D59]=&quot;Z&quot;;[.I58] + [.$E59]; [.I58] - [.$E59]); [.I58])" office:value-type="float" office:value="62" calcext:value-type="float">
            <text:p>62</text:p>
          </table:table-cell>
          <table:table-cell table:formula="of:=IF([.$C59] = &quot;T4&quot;; IF([.$D59]=&quot;Z&quot;;[.J58] + [.$E59]; [.J58] - [.$E59]); [.J58])" office:value-type="float" office:value="80" calcext:value-type="float">
            <text:p>80</text:p>
          </table:table-cell>
          <table:table-cell table:formula="of:=IF([.$C59] = &quot;T5&quot;; IF([.$D59]=&quot;Z&quot;;[.K58] + [.$E59]; [.K58] - [.$E59]); [.K58])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table:formula="of:=IF([.$C60] = &quot;T1&quot;; IF([.$D60]=&quot;Z&quot;;[.G59] + [.$E60]; [.G59] - [.$E60]); [.G59])" office:value-type="float" office:value="11" calcext:value-type="float">
            <text:p>11</text:p>
          </table:table-cell>
          <table:table-cell table:formula="of:=IF([.$C60] = &quot;T2&quot;; IF([.$D60]=&quot;Z&quot;;[.H59] + [.$E60]; [.H59] - [.$E60]); [.H59])" office:value-type="float" office:value="113" calcext:value-type="float">
            <text:p>113</text:p>
          </table:table-cell>
          <table:table-cell table:formula="of:=IF([.$C60] = &quot;T3&quot;; IF([.$D60]=&quot;Z&quot;;[.I59] + [.$E60]; [.I59] - [.$E60]); [.I59])" office:value-type="float" office:value="62" calcext:value-type="float">
            <text:p>62</text:p>
          </table:table-cell>
          <table:table-cell table:formula="of:=IF([.$C60] = &quot;T4&quot;; IF([.$D60]=&quot;Z&quot;;[.J59] + [.$E60]; [.J59] - [.$E60]); [.J59])" office:value-type="float" office:value="97" calcext:value-type="float">
            <text:p>97</text:p>
          </table:table-cell>
          <table:table-cell table:formula="of:=IF([.$C60] = &quot;T5&quot;; IF([.$D60]=&quot;Z&quot;;[.K59] + [.$E60]; [.K59] - [.$E60]); [.K59])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IF([.$C61] = &quot;T1&quot;; IF([.$D61]=&quot;Z&quot;;[.G60] + [.$E61]; [.G60] - [.$E61]); [.G60])" office:value-type="float" office:value="11" calcext:value-type="float">
            <text:p>11</text:p>
          </table:table-cell>
          <table:table-cell table:formula="of:=IF([.$C61] = &quot;T2&quot;; IF([.$D61]=&quot;Z&quot;;[.H60] + [.$E61]; [.H60] - [.$E61]); [.H60])" office:value-type="float" office:value="113" calcext:value-type="float">
            <text:p>113</text:p>
          </table:table-cell>
          <table:table-cell table:formula="of:=IF([.$C61] = &quot;T3&quot;; IF([.$D61]=&quot;Z&quot;;[.I60] + [.$E61]; [.I60] - [.$E61]); [.I60])" office:value-type="float" office:value="62" calcext:value-type="float">
            <text:p>62</text:p>
          </table:table-cell>
          <table:table-cell table:formula="of:=IF([.$C61] = &quot;T4&quot;; IF([.$D61]=&quot;Z&quot;;[.J60] + [.$E61]; [.J60] - [.$E61]); [.J60])" office:value-type="float" office:value="97" calcext:value-type="float">
            <text:p>97</text:p>
          </table:table-cell>
          <table:table-cell table:formula="of:=IF([.$C61] = &quot;T5&quot;; IF([.$D61]=&quot;Z&quot;;[.K60] + [.$E61]; [.K60] - [.$E61]); [.K60])"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formula="of:=IF([.$C62] = &quot;T1&quot;; IF([.$D62]=&quot;Z&quot;;[.G61] + [.$E62]; [.G61] - [.$E62]); [.G61])" office:value-type="float" office:value="11" calcext:value-type="float">
            <text:p>11</text:p>
          </table:table-cell>
          <table:table-cell table:formula="of:=IF([.$C62] = &quot;T2&quot;; IF([.$D62]=&quot;Z&quot;;[.H61] + [.$E62]; [.H61] - [.$E62]); [.H61])" office:value-type="float" office:value="113" calcext:value-type="float">
            <text:p>113</text:p>
          </table:table-cell>
          <table:table-cell table:formula="of:=IF([.$C62] = &quot;T3&quot;; IF([.$D62]=&quot;Z&quot;;[.I61] + [.$E62]; [.I61] - [.$E62]); [.I61])" office:value-type="float" office:value="62" calcext:value-type="float">
            <text:p>62</text:p>
          </table:table-cell>
          <table:table-cell table:formula="of:=IF([.$C62] = &quot;T4&quot;; IF([.$D62]=&quot;Z&quot;;[.J61] + [.$E62]; [.J61] - [.$E62]); [.J61])" office:value-type="float" office:value="0" calcext:value-type="float">
            <text:p>0</text:p>
          </table:table-cell>
          <table:table-cell table:formula="of:=IF([.$C62] = &quot;T5&quot;; IF([.$D62]=&quot;Z&quot;;[.K61] + [.$E62]; [.K61] - [.$E62]); [.K61])"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$C63] = &quot;T1&quot;; IF([.$D63]=&quot;Z&quot;;[.G62] + [.$E63]; [.G62] - [.$E63]); [.G62])" office:value-type="float" office:value="0" calcext:value-type="float">
            <text:p>0</text:p>
          </table:table-cell>
          <table:table-cell table:formula="of:=IF([.$C63] = &quot;T2&quot;; IF([.$D63]=&quot;Z&quot;;[.H62] + [.$E63]; [.H62] - [.$E63]); [.H62])" office:value-type="float" office:value="113" calcext:value-type="float">
            <text:p>113</text:p>
          </table:table-cell>
          <table:table-cell table:formula="of:=IF([.$C63] = &quot;T3&quot;; IF([.$D63]=&quot;Z&quot;;[.I62] + [.$E63]; [.I62] - [.$E63]); [.I62])" office:value-type="float" office:value="62" calcext:value-type="float">
            <text:p>62</text:p>
          </table:table-cell>
          <table:table-cell table:formula="of:=IF([.$C63] = &quot;T4&quot;; IF([.$D63]=&quot;Z&quot;;[.J62] + [.$E63]; [.J62] - [.$E63]); [.J62])" office:value-type="float" office:value="0" calcext:value-type="float">
            <text:p>0</text:p>
          </table:table-cell>
          <table:table-cell table:formula="of:=IF([.$C63] = &quot;T5&quot;; IF([.$D63]=&quot;Z&quot;;[.K62] + [.$E63]; [.K62] - [.$E63]); [.K62])"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IF([.$C64] = &quot;T1&quot;; IF([.$D64]=&quot;Z&quot;;[.G63] + [.$E64]; [.G63] - [.$E64]); [.G63])" office:value-type="float" office:value="0" calcext:value-type="float">
            <text:p>0</text:p>
          </table:table-cell>
          <table:table-cell table:formula="of:=IF([.$C64] = &quot;T2&quot;; IF([.$D64]=&quot;Z&quot;;[.H63] + [.$E64]; [.H63] - [.$E64]); [.H63])" office:value-type="float" office:value="113" calcext:value-type="float">
            <text:p>113</text:p>
          </table:table-cell>
          <table:table-cell table:formula="of:=IF([.$C64] = &quot;T3&quot;; IF([.$D64]=&quot;Z&quot;;[.I63] + [.$E64]; [.I63] - [.$E64]); [.I63])" office:value-type="float" office:value="79" calcext:value-type="float">
            <text:p>79</text:p>
          </table:table-cell>
          <table:table-cell table:formula="of:=IF([.$C64] = &quot;T4&quot;; IF([.$D64]=&quot;Z&quot;;[.J63] + [.$E64]; [.J63] - [.$E64]); [.J63])" office:value-type="float" office:value="0" calcext:value-type="float">
            <text:p>0</text:p>
          </table:table-cell>
          <table:table-cell table:formula="of:=IF([.$C64] = &quot;T5&quot;; IF([.$D64]=&quot;Z&quot;;[.K63] + [.$E64]; [.K63] - [.$E64]); [.K63])"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formula="of:=IF([.$C65] = &quot;T1&quot;; IF([.$D65]=&quot;Z&quot;;[.G64] + [.$E65]; [.G64] - [.$E65]); [.G64])" office:value-type="float" office:value="0" calcext:value-type="float">
            <text:p>0</text:p>
          </table:table-cell>
          <table:table-cell table:formula="of:=IF([.$C65] = &quot;T2&quot;; IF([.$D65]=&quot;Z&quot;;[.H64] + [.$E65]; [.H64] - [.$E65]); [.H64])" office:value-type="float" office:value="117" calcext:value-type="float">
            <text:p>117</text:p>
          </table:table-cell>
          <table:table-cell table:formula="of:=IF([.$C65] = &quot;T3&quot;; IF([.$D65]=&quot;Z&quot;;[.I64] + [.$E65]; [.I64] - [.$E65]); [.I64])" office:value-type="float" office:value="79" calcext:value-type="float">
            <text:p>79</text:p>
          </table:table-cell>
          <table:table-cell table:formula="of:=IF([.$C65] = &quot;T4&quot;; IF([.$D65]=&quot;Z&quot;;[.J64] + [.$E65]; [.J64] - [.$E65]); [.J64])" office:value-type="float" office:value="0" calcext:value-type="float">
            <text:p>0</text:p>
          </table:table-cell>
          <table:table-cell table:formula="of:=IF([.$C65] = &quot;T5&quot;; IF([.$D65]=&quot;Z&quot;;[.K64] + [.$E65]; [.K64] - [.$E65]); [.K64])"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table:formula="of:=IF([.$C66] = &quot;T1&quot;; IF([.$D66]=&quot;Z&quot;;[.G65] + [.$E66]; [.G65] - [.$E66]); [.G65])" office:value-type="float" office:value="0" calcext:value-type="float">
            <text:p>0</text:p>
          </table:table-cell>
          <table:table-cell table:formula="of:=IF([.$C66] = &quot;T2&quot;; IF([.$D66]=&quot;Z&quot;;[.H65] + [.$E66]; [.H65] - [.$E66]); [.H65])" office:value-type="float" office:value="117" calcext:value-type="float">
            <text:p>117</text:p>
          </table:table-cell>
          <table:table-cell table:formula="of:=IF([.$C66] = &quot;T3&quot;; IF([.$D66]=&quot;Z&quot;;[.I65] + [.$E66]; [.I65] - [.$E66]); [.I65])" office:value-type="float" office:value="0" calcext:value-type="float">
            <text:p>0</text:p>
          </table:table-cell>
          <table:table-cell table:formula="of:=IF([.$C66] = &quot;T4&quot;; IF([.$D66]=&quot;Z&quot;;[.J65] + [.$E66]; [.J65] - [.$E66]); [.J65])" office:value-type="float" office:value="0" calcext:value-type="float">
            <text:p>0</text:p>
          </table:table-cell>
          <table:table-cell table:formula="of:=IF([.$C66] = &quot;T5&quot;; IF([.$D66]=&quot;Z&quot;;[.K65] + [.$E66]; [.K65] - [.$E66]); [.K65])"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formula="of:=IF([.$C67] = &quot;T1&quot;; IF([.$D67]=&quot;Z&quot;;[.G66] + [.$E67]; [.G66] - [.$E67]); [.G66])" office:value-type="float" office:value="0" calcext:value-type="float">
            <text:p>0</text:p>
          </table:table-cell>
          <table:table-cell table:formula="of:=IF([.$C67] = &quot;T2&quot;; IF([.$D67]=&quot;Z&quot;;[.H66] + [.$E67]; [.H66] - [.$E67]); [.H66])" office:value-type="float" office:value="117" calcext:value-type="float">
            <text:p>117</text:p>
          </table:table-cell>
          <table:table-cell table:formula="of:=IF([.$C67] = &quot;T3&quot;; IF([.$D67]=&quot;Z&quot;;[.I66] + [.$E67]; [.I66] - [.$E67]); [.I66])" office:value-type="float" office:value="0" calcext:value-type="float">
            <text:p>0</text:p>
          </table:table-cell>
          <table:table-cell table:formula="of:=IF([.$C67] = &quot;T4&quot;; IF([.$D67]=&quot;Z&quot;;[.J66] + [.$E67]; [.J66] - [.$E67]); [.J66])" office:value-type="float" office:value="33" calcext:value-type="float">
            <text:p>33</text:p>
          </table:table-cell>
          <table:table-cell table:formula="of:=IF([.$C67] = &quot;T5&quot;; IF([.$D67]=&quot;Z&quot;;[.K66] + [.$E67]; [.K66] - [.$E67]); [.K66])"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formula="of:=IF([.$C68] = &quot;T1&quot;; IF([.$D68]=&quot;Z&quot;;[.G67] + [.$E68]; [.G67] - [.$E68]); [.G67])" office:value-type="float" office:value="0" calcext:value-type="float">
            <text:p>0</text:p>
          </table:table-cell>
          <table:table-cell table:formula="of:=IF([.$C68] = &quot;T2&quot;; IF([.$D68]=&quot;Z&quot;;[.H67] + [.$E68]; [.H67] - [.$E68]); [.H67])" office:value-type="float" office:value="143" calcext:value-type="float">
            <text:p>143</text:p>
          </table:table-cell>
          <table:table-cell table:formula="of:=IF([.$C68] = &quot;T3&quot;; IF([.$D68]=&quot;Z&quot;;[.I67] + [.$E68]; [.I67] - [.$E68]); [.I67])" office:value-type="float" office:value="0" calcext:value-type="float">
            <text:p>0</text:p>
          </table:table-cell>
          <table:table-cell table:formula="of:=IF([.$C68] = &quot;T4&quot;; IF([.$D68]=&quot;Z&quot;;[.J67] + [.$E68]; [.J67] - [.$E68]); [.J67])" office:value-type="float" office:value="33" calcext:value-type="float">
            <text:p>33</text:p>
          </table:table-cell>
          <table:table-cell table:formula="of:=IF([.$C68] = &quot;T5&quot;; IF([.$D68]=&quot;Z&quot;;[.K67] + [.$E68]; [.K67] - [.$E68]); [.K67])"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formula="of:=IF([.$C69] = &quot;T1&quot;; IF([.$D69]=&quot;Z&quot;;[.G68] + [.$E69]; [.G68] - [.$E69]); [.G68])" office:value-type="float" office:value="0" calcext:value-type="float">
            <text:p>0</text:p>
          </table:table-cell>
          <table:table-cell table:formula="of:=IF([.$C69] = &quot;T2&quot;; IF([.$D69]=&quot;Z&quot;;[.H68] + [.$E69]; [.H68] - [.$E69]); [.H68])" office:value-type="float" office:value="143" calcext:value-type="float">
            <text:p>143</text:p>
          </table:table-cell>
          <table:table-cell table:formula="of:=IF([.$C69] = &quot;T3&quot;; IF([.$D69]=&quot;Z&quot;;[.I68] + [.$E69]; [.I68] - [.$E69]); [.I68])" office:value-type="float" office:value="40" calcext:value-type="float">
            <text:p>40</text:p>
          </table:table-cell>
          <table:table-cell table:formula="of:=IF([.$C69] = &quot;T4&quot;; IF([.$D69]=&quot;Z&quot;;[.J68] + [.$E69]; [.J68] - [.$E69]); [.J68])" office:value-type="float" office:value="33" calcext:value-type="float">
            <text:p>33</text:p>
          </table:table-cell>
          <table:table-cell table:formula="of:=IF([.$C69] = &quot;T5&quot;; IF([.$D69]=&quot;Z&quot;;[.K68] + [.$E69]; [.K68] - [.$E69]); [.K68])"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formula="of:=IF([.$C70] = &quot;T1&quot;; IF([.$D70]=&quot;Z&quot;;[.G69] + [.$E70]; [.G69] - [.$E70]); [.G69])" office:value-type="float" office:value="42" calcext:value-type="float">
            <text:p>42</text:p>
          </table:table-cell>
          <table:table-cell table:formula="of:=IF([.$C70] = &quot;T2&quot;; IF([.$D70]=&quot;Z&quot;;[.H69] + [.$E70]; [.H69] - [.$E70]); [.H69])" office:value-type="float" office:value="143" calcext:value-type="float">
            <text:p>143</text:p>
          </table:table-cell>
          <table:table-cell table:formula="of:=IF([.$C70] = &quot;T3&quot;; IF([.$D70]=&quot;Z&quot;;[.I69] + [.$E70]; [.I69] - [.$E70]); [.I69])" office:value-type="float" office:value="40" calcext:value-type="float">
            <text:p>40</text:p>
          </table:table-cell>
          <table:table-cell table:formula="of:=IF([.$C70] = &quot;T4&quot;; IF([.$D70]=&quot;Z&quot;;[.J69] + [.$E70]; [.J69] - [.$E70]); [.J69])" office:value-type="float" office:value="33" calcext:value-type="float">
            <text:p>33</text:p>
          </table:table-cell>
          <table:table-cell table:formula="of:=IF([.$C70] = &quot;T5&quot;; IF([.$D70]=&quot;Z&quot;;[.K69] + [.$E70]; [.K69] - [.$E70]); [.K69])"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formula="of:=IF([.$C71] = &quot;T1&quot;; IF([.$D71]=&quot;Z&quot;;[.G70] + [.$E71]; [.G70] - [.$E71]); [.G70])" office:value-type="float" office:value="42" calcext:value-type="float">
            <text:p>42</text:p>
          </table:table-cell>
          <table:table-cell table:formula="of:=IF([.$C71] = &quot;T2&quot;; IF([.$D71]=&quot;Z&quot;;[.H70] + [.$E71]; [.H70] - [.$E71]); [.H70])" office:value-type="float" office:value="185" calcext:value-type="float">
            <text:p>185</text:p>
          </table:table-cell>
          <table:table-cell table:formula="of:=IF([.$C71] = &quot;T3&quot;; IF([.$D71]=&quot;Z&quot;;[.I70] + [.$E71]; [.I70] - [.$E71]); [.I70])" office:value-type="float" office:value="40" calcext:value-type="float">
            <text:p>40</text:p>
          </table:table-cell>
          <table:table-cell table:formula="of:=IF([.$C71] = &quot;T4&quot;; IF([.$D71]=&quot;Z&quot;;[.J70] + [.$E71]; [.J70] - [.$E71]); [.J70])" office:value-type="float" office:value="33" calcext:value-type="float">
            <text:p>33</text:p>
          </table:table-cell>
          <table:table-cell table:formula="of:=IF([.$C71] = &quot;T5&quot;; IF([.$D71]=&quot;Z&quot;;[.K70] + [.$E71]; [.K70] - [.$E71]); [.K70])"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formula="of:=IF([.$C72] = &quot;T1&quot;; IF([.$D72]=&quot;Z&quot;;[.G71] + [.$E72]; [.G71] - [.$E72]); [.G71])" office:value-type="float" office:value="42" calcext:value-type="float">
            <text:p>42</text:p>
          </table:table-cell>
          <table:table-cell table:formula="of:=IF([.$C72] = &quot;T2&quot;; IF([.$D72]=&quot;Z&quot;;[.H71] + [.$E72]; [.H71] - [.$E72]); [.H71])" office:value-type="float" office:value="185" calcext:value-type="float">
            <text:p>185</text:p>
          </table:table-cell>
          <table:table-cell table:formula="of:=IF([.$C72] = &quot;T3&quot;; IF([.$D72]=&quot;Z&quot;;[.I71] + [.$E72]; [.I71] - [.$E72]); [.I71])" office:value-type="float" office:value="40" calcext:value-type="float">
            <text:p>40</text:p>
          </table:table-cell>
          <table:table-cell table:formula="of:=IF([.$C72] = &quot;T4&quot;; IF([.$D72]=&quot;Z&quot;;[.J71] + [.$E72]; [.J71] - [.$E72]); [.J71])" office:value-type="float" office:value="42" calcext:value-type="float">
            <text:p>42</text:p>
          </table:table-cell>
          <table:table-cell table:formula="of:=IF([.$C72] = &quot;T5&quot;; IF([.$D72]=&quot;Z&quot;;[.K71] + [.$E72]; [.K71] - [.$E72]); [.K71])"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formula="of:=IF([.$C73] = &quot;T1&quot;; IF([.$D73]=&quot;Z&quot;;[.G72] + [.$E73]; [.G72] - [.$E73]); [.G72])" office:value-type="float" office:value="42" calcext:value-type="float">
            <text:p>42</text:p>
          </table:table-cell>
          <table:table-cell table:formula="of:=IF([.$C73] = &quot;T2&quot;; IF([.$D73]=&quot;Z&quot;;[.H72] + [.$E73]; [.H72] - [.$E73]); [.H72])" office:value-type="float" office:value="185" calcext:value-type="float">
            <text:p>185</text:p>
          </table:table-cell>
          <table:table-cell table:formula="of:=IF([.$C73] = &quot;T3&quot;; IF([.$D73]=&quot;Z&quot;;[.I72] + [.$E73]; [.I72] - [.$E73]); [.I72])" office:value-type="float" office:value="40" calcext:value-type="float">
            <text:p>40</text:p>
          </table:table-cell>
          <table:table-cell table:formula="of:=IF([.$C73] = &quot;T4&quot;; IF([.$D73]=&quot;Z&quot;;[.J72] + [.$E73]; [.J72] - [.$E73]); [.J72])" office:value-type="float" office:value="42" calcext:value-type="float">
            <text:p>42</text:p>
          </table:table-cell>
          <table:table-cell table:formula="of:=IF([.$C73] = &quot;T5&quot;; IF([.$D73]=&quot;Z&quot;;[.K72] + [.$E73]; [.K72] - [.$E73]); [.K72])"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table:formula="of:=IF([.$C74] = &quot;T1&quot;; IF([.$D74]=&quot;Z&quot;;[.G73] + [.$E74]; [.G73] - [.$E74]); [.G73])" office:value-type="float" office:value="42" calcext:value-type="float">
            <text:p>42</text:p>
          </table:table-cell>
          <table:table-cell table:formula="of:=IF([.$C74] = &quot;T2&quot;; IF([.$D74]=&quot;Z&quot;;[.H73] + [.$E74]; [.H73] - [.$E74]); [.H73])" office:value-type="float" office:value="185" calcext:value-type="float">
            <text:p>185</text:p>
          </table:table-cell>
          <table:table-cell table:formula="of:=IF([.$C74] = &quot;T3&quot;; IF([.$D74]=&quot;Z&quot;;[.I73] + [.$E74]; [.I73] - [.$E74]); [.I73])" office:value-type="float" office:value="40" calcext:value-type="float">
            <text:p>40</text:p>
          </table:table-cell>
          <table:table-cell table:formula="of:=IF([.$C74] = &quot;T4&quot;; IF([.$D74]=&quot;Z&quot;;[.J73] + [.$E74]; [.J73] - [.$E74]); [.J73])" office:value-type="float" office:value="42" calcext:value-type="float">
            <text:p>42</text:p>
          </table:table-cell>
          <table:table-cell table:formula="of:=IF([.$C74] = &quot;T5&quot;; IF([.$D74]=&quot;Z&quot;;[.K73] + [.$E74]; [.K73] - [.$E74]); [.K7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IF([.$C75] = &quot;T1&quot;; IF([.$D75]=&quot;Z&quot;;[.G74] + [.$E75]; [.G74] - [.$E75]); [.G74])" office:value-type="float" office:value="42" calcext:value-type="float">
            <text:p>42</text:p>
          </table:table-cell>
          <table:table-cell table:formula="of:=IF([.$C75] = &quot;T2&quot;; IF([.$D75]=&quot;Z&quot;;[.H74] + [.$E75]; [.H74] - [.$E75]); [.H74])" office:value-type="float" office:value="185" calcext:value-type="float">
            <text:p>185</text:p>
          </table:table-cell>
          <table:table-cell table:formula="of:=IF([.$C75] = &quot;T3&quot;; IF([.$D75]=&quot;Z&quot;;[.I74] + [.$E75]; [.I74] - [.$E75]); [.I74])" office:value-type="float" office:value="40" calcext:value-type="float">
            <text:p>40</text:p>
          </table:table-cell>
          <table:table-cell table:formula="of:=IF([.$C75] = &quot;T4&quot;; IF([.$D75]=&quot;Z&quot;;[.J74] + [.$E75]; [.J74] - [.$E75]); [.J74])" office:value-type="float" office:value="76" calcext:value-type="float">
            <text:p>76</text:p>
          </table:table-cell>
          <table:table-cell table:formula="of:=IF([.$C75] = &quot;T5&quot;; IF([.$D75]=&quot;Z&quot;;[.K74] + [.$E75]; [.K74] - [.$E75]); [.K74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IF([.$C76] = &quot;T1&quot;; IF([.$D76]=&quot;Z&quot;;[.G75] + [.$E76]; [.G75] - [.$E76]); [.G75])" office:value-type="float" office:value="42" calcext:value-type="float">
            <text:p>42</text:p>
          </table:table-cell>
          <table:table-cell table:formula="of:=IF([.$C76] = &quot;T2&quot;; IF([.$D76]=&quot;Z&quot;;[.H75] + [.$E76]; [.H75] - [.$E76]); [.H75])" office:value-type="float" office:value="185" calcext:value-type="float">
            <text:p>185</text:p>
          </table:table-cell>
          <table:table-cell table:formula="of:=IF([.$C76] = &quot;T3&quot;; IF([.$D76]=&quot;Z&quot;;[.I75] + [.$E76]; [.I75] - [.$E76]); [.I75])" office:value-type="float" office:value="45" calcext:value-type="float">
            <text:p>45</text:p>
          </table:table-cell>
          <table:table-cell table:formula="of:=IF([.$C76] = &quot;T4&quot;; IF([.$D76]=&quot;Z&quot;;[.J75] + [.$E76]; [.J75] - [.$E76]); [.J75])" office:value-type="float" office:value="76" calcext:value-type="float">
            <text:p>76</text:p>
          </table:table-cell>
          <table:table-cell table:formula="of:=IF([.$C76] = &quot;T5&quot;; IF([.$D76]=&quot;Z&quot;;[.K75] + [.$E76]; [.K75] - [.$E76]); [.K75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table:formula="of:=IF([.$C77] = &quot;T1&quot;; IF([.$D77]=&quot;Z&quot;;[.G76] + [.$E77]; [.G76] - [.$E77]); [.G76])" office:value-type="float" office:value="42" calcext:value-type="float">
            <text:p>42</text:p>
          </table:table-cell>
          <table:table-cell table:formula="of:=IF([.$C77] = &quot;T2&quot;; IF([.$D77]=&quot;Z&quot;;[.H76] + [.$E77]; [.H76] - [.$E77]); [.H76])" office:value-type="float" office:value="185" calcext:value-type="float">
            <text:p>185</text:p>
          </table:table-cell>
          <table:table-cell table:formula="of:=IF([.$C77] = &quot;T3&quot;; IF([.$D77]=&quot;Z&quot;;[.I76] + [.$E77]; [.I76] - [.$E77]); [.I76])" office:value-type="float" office:value="45" calcext:value-type="float">
            <text:p>45</text:p>
          </table:table-cell>
          <table:table-cell table:formula="of:=IF([.$C77] = &quot;T4&quot;; IF([.$D77]=&quot;Z&quot;;[.J76] + [.$E77]; [.J76] - [.$E77]); [.J76])" office:value-type="float" office:value="2" calcext:value-type="float">
            <text:p>2</text:p>
          </table:table-cell>
          <table:table-cell table:formula="of:=IF([.$C77] = &quot;T5&quot;; IF([.$D77]=&quot;Z&quot;;[.K76] + [.$E77]; [.K76] - [.$E77]); [.K7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IF([.$C78] = &quot;T1&quot;; IF([.$D78]=&quot;Z&quot;;[.G77] + [.$E78]; [.G77] - [.$E78]); [.G77])" office:value-type="float" office:value="42" calcext:value-type="float">
            <text:p>42</text:p>
          </table:table-cell>
          <table:table-cell table:formula="of:=IF([.$C78] = &quot;T2&quot;; IF([.$D78]=&quot;Z&quot;;[.H77] + [.$E78]; [.H77] - [.$E78]); [.H77])" office:value-type="float" office:value="199" calcext:value-type="float">
            <text:p>199</text:p>
          </table:table-cell>
          <table:table-cell table:formula="of:=IF([.$C78] = &quot;T3&quot;; IF([.$D78]=&quot;Z&quot;;[.I77] + [.$E78]; [.I77] - [.$E78]); [.I77])" office:value-type="float" office:value="45" calcext:value-type="float">
            <text:p>45</text:p>
          </table:table-cell>
          <table:table-cell table:formula="of:=IF([.$C78] = &quot;T4&quot;; IF([.$D78]=&quot;Z&quot;;[.J77] + [.$E78]; [.J77] - [.$E78]); [.J77])" office:value-type="float" office:value="2" calcext:value-type="float">
            <text:p>2</text:p>
          </table:table-cell>
          <table:table-cell table:formula="of:=IF([.$C78] = &quot;T5&quot;; IF([.$D78]=&quot;Z&quot;;[.K77] + [.$E78]; [.K77] - [.$E78]); [.K7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IF([.$C79] = &quot;T1&quot;; IF([.$D79]=&quot;Z&quot;;[.G78] + [.$E79]; [.G78] - [.$E79]); [.G78])" office:value-type="float" office:value="42" calcext:value-type="float">
            <text:p>42</text:p>
          </table:table-cell>
          <table:table-cell table:formula="of:=IF([.$C79] = &quot;T2&quot;; IF([.$D79]=&quot;Z&quot;;[.H78] + [.$E79]; [.H78] - [.$E79]); [.H78])" office:value-type="float" office:value="199" calcext:value-type="float">
            <text:p>199</text:p>
          </table:table-cell>
          <table:table-cell table:formula="of:=IF([.$C79] = &quot;T3&quot;; IF([.$D79]=&quot;Z&quot;;[.I78] + [.$E79]; [.I78] - [.$E79]); [.I78])" office:value-type="float" office:value="45" calcext:value-type="float">
            <text:p>45</text:p>
          </table:table-cell>
          <table:table-cell table:formula="of:=IF([.$C79] = &quot;T4&quot;; IF([.$D79]=&quot;Z&quot;;[.J78] + [.$E79]; [.J78] - [.$E79]); [.J78])" office:value-type="float" office:value="2" calcext:value-type="float">
            <text:p>2</text:p>
          </table:table-cell>
          <table:table-cell table:formula="of:=IF([.$C79] = &quot;T5&quot;; IF([.$D79]=&quot;Z&quot;;[.K78] + [.$E79]; [.K78] - [.$E79]); [.K78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formula="of:=IF([.$C80] = &quot;T1&quot;; IF([.$D80]=&quot;Z&quot;;[.G79] + [.$E80]; [.G79] - [.$E80]); [.G79])" office:value-type="float" office:value="42" calcext:value-type="float">
            <text:p>42</text:p>
          </table:table-cell>
          <table:table-cell table:formula="of:=IF([.$C80] = &quot;T2&quot;; IF([.$D80]=&quot;Z&quot;;[.H79] + [.$E80]; [.H79] - [.$E80]); [.H79])" office:value-type="float" office:value="156" calcext:value-type="float">
            <text:p>156</text:p>
          </table:table-cell>
          <table:table-cell table:formula="of:=IF([.$C80] = &quot;T3&quot;; IF([.$D80]=&quot;Z&quot;;[.I79] + [.$E80]; [.I79] - [.$E80]); [.I79])" office:value-type="float" office:value="45" calcext:value-type="float">
            <text:p>45</text:p>
          </table:table-cell>
          <table:table-cell table:formula="of:=IF([.$C80] = &quot;T4&quot;; IF([.$D80]=&quot;Z&quot;;[.J79] + [.$E80]; [.J79] - [.$E80]); [.J79])" office:value-type="float" office:value="2" calcext:value-type="float">
            <text:p>2</text:p>
          </table:table-cell>
          <table:table-cell table:formula="of:=IF([.$C80] = &quot;T5&quot;; IF([.$D80]=&quot;Z&quot;;[.K79] + [.$E80]; [.K79] - [.$E80]); [.K7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IF([.$C81] = &quot;T1&quot;; IF([.$D81]=&quot;Z&quot;;[.G80] + [.$E81]; [.G80] - [.$E81]); [.G80])" office:value-type="float" office:value="72" calcext:value-type="float">
            <text:p>72</text:p>
          </table:table-cell>
          <table:table-cell table:formula="of:=IF([.$C81] = &quot;T2&quot;; IF([.$D81]=&quot;Z&quot;;[.H80] + [.$E81]; [.H80] - [.$E81]); [.H80])" office:value-type="float" office:value="156" calcext:value-type="float">
            <text:p>156</text:p>
          </table:table-cell>
          <table:table-cell table:formula="of:=IF([.$C81] = &quot;T3&quot;; IF([.$D81]=&quot;Z&quot;;[.I80] + [.$E81]; [.I80] - [.$E81]); [.I80])" office:value-type="float" office:value="45" calcext:value-type="float">
            <text:p>45</text:p>
          </table:table-cell>
          <table:table-cell table:formula="of:=IF([.$C81] = &quot;T4&quot;; IF([.$D81]=&quot;Z&quot;;[.J80] + [.$E81]; [.J80] - [.$E81]); [.J80])" office:value-type="float" office:value="2" calcext:value-type="float">
            <text:p>2</text:p>
          </table:table-cell>
          <table:table-cell table:formula="of:=IF([.$C81] = &quot;T5&quot;; IF([.$D81]=&quot;Z&quot;;[.K80] + [.$E81]; [.K80] - [.$E81]); [.K80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IF([.$C82] = &quot;T1&quot;; IF([.$D82]=&quot;Z&quot;;[.G81] + [.$E82]; [.G81] - [.$E82]); [.G81])" office:value-type="float" office:value="72" calcext:value-type="float">
            <text:p>72</text:p>
          </table:table-cell>
          <table:table-cell table:formula="of:=IF([.$C82] = &quot;T2&quot;; IF([.$D82]=&quot;Z&quot;;[.H81] + [.$E82]; [.H81] - [.$E82]); [.H81])" office:value-type="float" office:value="156" calcext:value-type="float">
            <text:p>156</text:p>
          </table:table-cell>
          <table:table-cell table:formula="of:=IF([.$C82] = &quot;T3&quot;; IF([.$D82]=&quot;Z&quot;;[.I81] + [.$E82]; [.I81] - [.$E82]); [.I81])" office:value-type="float" office:value="59" calcext:value-type="float">
            <text:p>59</text:p>
          </table:table-cell>
          <table:table-cell table:formula="of:=IF([.$C82] = &quot;T4&quot;; IF([.$D82]=&quot;Z&quot;;[.J81] + [.$E82]; [.J81] - [.$E82]); [.J81])" office:value-type="float" office:value="2" calcext:value-type="float">
            <text:p>2</text:p>
          </table:table-cell>
          <table:table-cell table:formula="of:=IF([.$C82] = &quot;T5&quot;; IF([.$D82]=&quot;Z&quot;;[.K81] + [.$E82]; [.K81] - [.$E82]); [.K8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IF([.$C83] = &quot;T1&quot;; IF([.$D83]=&quot;Z&quot;;[.G82] + [.$E83]; [.G82] - [.$E83]); [.G82])" office:value-type="float" office:value="72" calcext:value-type="float">
            <text:p>72</text:p>
          </table:table-cell>
          <table:table-cell table:formula="of:=IF([.$C83] = &quot;T2&quot;; IF([.$D83]=&quot;Z&quot;;[.H82] + [.$E83]; [.H82] - [.$E83]); [.H82])" office:value-type="float" office:value="123" calcext:value-type="float">
            <text:p>123</text:p>
          </table:table-cell>
          <table:table-cell table:formula="of:=IF([.$C83] = &quot;T3&quot;; IF([.$D83]=&quot;Z&quot;;[.I82] + [.$E83]; [.I82] - [.$E83]); [.I82])" office:value-type="float" office:value="59" calcext:value-type="float">
            <text:p>59</text:p>
          </table:table-cell>
          <table:table-cell table:formula="of:=IF([.$C83] = &quot;T4&quot;; IF([.$D83]=&quot;Z&quot;;[.J82] + [.$E83]; [.J82] - [.$E83]); [.J82])" office:value-type="float" office:value="2" calcext:value-type="float">
            <text:p>2</text:p>
          </table:table-cell>
          <table:table-cell table:formula="of:=IF([.$C83] = &quot;T5&quot;; IF([.$D83]=&quot;Z&quot;;[.K82] + [.$E83]; [.K82] - [.$E83]); [.K8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IF([.$C84] = &quot;T1&quot;; IF([.$D84]=&quot;Z&quot;;[.G83] + [.$E84]; [.G83] - [.$E84]); [.G83])" office:value-type="float" office:value="72" calcext:value-type="float">
            <text:p>72</text:p>
          </table:table-cell>
          <table:table-cell table:formula="of:=IF([.$C84] = &quot;T2&quot;; IF([.$D84]=&quot;Z&quot;;[.H83] + [.$E84]; [.H83] - [.$E84]); [.H83])" office:value-type="float" office:value="123" calcext:value-type="float">
            <text:p>123</text:p>
          </table:table-cell>
          <table:table-cell table:formula="of:=IF([.$C84] = &quot;T3&quot;; IF([.$D84]=&quot;Z&quot;;[.I83] + [.$E84]; [.I83] - [.$E84]); [.I83])" office:value-type="float" office:value="59" calcext:value-type="float">
            <text:p>59</text:p>
          </table:table-cell>
          <table:table-cell table:formula="of:=IF([.$C84] = &quot;T4&quot;; IF([.$D84]=&quot;Z&quot;;[.J83] + [.$E84]; [.J83] - [.$E84]); [.J83])" office:value-type="float" office:value="2" calcext:value-type="float">
            <text:p>2</text:p>
          </table:table-cell>
          <table:table-cell table:formula="of:=IF([.$C84] = &quot;T5&quot;; IF([.$D84]=&quot;Z&quot;;[.K83] + [.$E84]; [.K83] - [.$E84]); [.K83])"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formula="of:=IF([.$C85] = &quot;T1&quot;; IF([.$D85]=&quot;Z&quot;;[.G84] + [.$E85]; [.G84] - [.$E85]); [.G84])" office:value-type="float" office:value="72" calcext:value-type="float">
            <text:p>72</text:p>
          </table:table-cell>
          <table:table-cell table:formula="of:=IF([.$C85] = &quot;T2&quot;; IF([.$D85]=&quot;Z&quot;;[.H84] + [.$E85]; [.H84] - [.$E85]); [.H84])" office:value-type="float" office:value="123" calcext:value-type="float">
            <text:p>123</text:p>
          </table:table-cell>
          <table:table-cell table:formula="of:=IF([.$C85] = &quot;T3&quot;; IF([.$D85]=&quot;Z&quot;;[.I84] + [.$E85]; [.I84] - [.$E85]); [.I84])" office:value-type="float" office:value="99" calcext:value-type="float">
            <text:p>99</text:p>
          </table:table-cell>
          <table:table-cell table:formula="of:=IF([.$C85] = &quot;T4&quot;; IF([.$D85]=&quot;Z&quot;;[.J84] + [.$E85]; [.J84] - [.$E85]); [.J84])" office:value-type="float" office:value="2" calcext:value-type="float">
            <text:p>2</text:p>
          </table:table-cell>
          <table:table-cell table:formula="of:=IF([.$C85] = &quot;T5&quot;; IF([.$D85]=&quot;Z&quot;;[.K84] + [.$E85]; [.K84] - [.$E85]); [.K84])"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formula="of:=IF([.$C86] = &quot;T1&quot;; IF([.$D86]=&quot;Z&quot;;[.G85] + [.$E86]; [.G85] - [.$E86]); [.G85])" office:value-type="float" office:value="72" calcext:value-type="float">
            <text:p>72</text:p>
          </table:table-cell>
          <table:table-cell table:formula="of:=IF([.$C86] = &quot;T2&quot;; IF([.$D86]=&quot;Z&quot;;[.H85] + [.$E86]; [.H85] - [.$E86]); [.H85])" office:value-type="float" office:value="102" calcext:value-type="float">
            <text:p>102</text:p>
          </table:table-cell>
          <table:table-cell table:formula="of:=IF([.$C86] = &quot;T3&quot;; IF([.$D86]=&quot;Z&quot;;[.I85] + [.$E86]; [.I85] - [.$E86]); [.I85])" office:value-type="float" office:value="99" calcext:value-type="float">
            <text:p>99</text:p>
          </table:table-cell>
          <table:table-cell table:formula="of:=IF([.$C86] = &quot;T4&quot;; IF([.$D86]=&quot;Z&quot;;[.J85] + [.$E86]; [.J85] - [.$E86]); [.J85])" office:value-type="float" office:value="2" calcext:value-type="float">
            <text:p>2</text:p>
          </table:table-cell>
          <table:table-cell table:formula="of:=IF([.$C86] = &quot;T5&quot;; IF([.$D86]=&quot;Z&quot;;[.K85] + [.$E86]; [.K85] - [.$E86]); [.K85])"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formula="of:=IF([.$C87] = &quot;T1&quot;; IF([.$D87]=&quot;Z&quot;;[.G86] + [.$E87]; [.G86] - [.$E87]); [.G86])" office:value-type="float" office:value="72" calcext:value-type="float">
            <text:p>72</text:p>
          </table:table-cell>
          <table:table-cell table:formula="of:=IF([.$C87] = &quot;T2&quot;; IF([.$D87]=&quot;Z&quot;;[.H86] + [.$E87]; [.H86] - [.$E87]); [.H86])" office:value-type="float" office:value="102" calcext:value-type="float">
            <text:p>102</text:p>
          </table:table-cell>
          <table:table-cell table:formula="of:=IF([.$C87] = &quot;T3&quot;; IF([.$D87]=&quot;Z&quot;;[.I86] + [.$E87]; [.I86] - [.$E87]); [.I86])" office:value-type="float" office:value="99" calcext:value-type="float">
            <text:p>99</text:p>
          </table:table-cell>
          <table:table-cell table:formula="of:=IF([.$C87] = &quot;T4&quot;; IF([.$D87]=&quot;Z&quot;;[.J86] + [.$E87]; [.J86] - [.$E87]); [.J86])" office:value-type="float" office:value="0" calcext:value-type="float">
            <text:p>0</text:p>
          </table:table-cell>
          <table:table-cell table:formula="of:=IF([.$C87] = &quot;T5&quot;; IF([.$D87]=&quot;Z&quot;;[.K86] + [.$E87]; [.K86] - [.$E87]); [.K86])"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IF([.$C88] = &quot;T1&quot;; IF([.$D88]=&quot;Z&quot;;[.G87] + [.$E88]; [.G87] - [.$E88]); [.G87])" office:value-type="float" office:value="72" calcext:value-type="float">
            <text:p>72</text:p>
          </table:table-cell>
          <table:table-cell table:formula="of:=IF([.$C88] = &quot;T2&quot;; IF([.$D88]=&quot;Z&quot;;[.H87] + [.$E88]; [.H87] - [.$E88]); [.H87])" office:value-type="float" office:value="102" calcext:value-type="float">
            <text:p>102</text:p>
          </table:table-cell>
          <table:table-cell table:formula="of:=IF([.$C88] = &quot;T3&quot;; IF([.$D88]=&quot;Z&quot;;[.I87] + [.$E88]; [.I87] - [.$E88]); [.I87])" office:value-type="float" office:value="111" calcext:value-type="float">
            <text:p>111</text:p>
          </table:table-cell>
          <table:table-cell table:formula="of:=IF([.$C88] = &quot;T4&quot;; IF([.$D88]=&quot;Z&quot;;[.J87] + [.$E88]; [.J87] - [.$E88]); [.J87])" office:value-type="float" office:value="0" calcext:value-type="float">
            <text:p>0</text:p>
          </table:table-cell>
          <table:table-cell table:formula="of:=IF([.$C88] = &quot;T5&quot;; IF([.$D88]=&quot;Z&quot;;[.K87] + [.$E88]; [.K87] - [.$E88]); [.K87])"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IF([.$C89] = &quot;T1&quot;; IF([.$D89]=&quot;Z&quot;;[.G88] + [.$E89]; [.G88] - [.$E89]); [.G88])" office:value-type="float" office:value="87" calcext:value-type="float">
            <text:p>87</text:p>
          </table:table-cell>
          <table:table-cell table:formula="of:=IF([.$C89] = &quot;T2&quot;; IF([.$D89]=&quot;Z&quot;;[.H88] + [.$E89]; [.H88] - [.$E89]); [.H88])" office:value-type="float" office:value="102" calcext:value-type="float">
            <text:p>102</text:p>
          </table:table-cell>
          <table:table-cell table:formula="of:=IF([.$C89] = &quot;T3&quot;; IF([.$D89]=&quot;Z&quot;;[.I88] + [.$E89]; [.I88] - [.$E89]); [.I88])" office:value-type="float" office:value="111" calcext:value-type="float">
            <text:p>111</text:p>
          </table:table-cell>
          <table:table-cell table:formula="of:=IF([.$C89] = &quot;T4&quot;; IF([.$D89]=&quot;Z&quot;;[.J88] + [.$E89]; [.J88] - [.$E89]); [.J88])" office:value-type="float" office:value="0" calcext:value-type="float">
            <text:p>0</text:p>
          </table:table-cell>
          <table:table-cell table:formula="of:=IF([.$C89] = &quot;T5&quot;; IF([.$D89]=&quot;Z&quot;;[.K88] + [.$E89]; [.K88] - [.$E89]); [.K88])"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IF([.$C90] = &quot;T1&quot;; IF([.$D90]=&quot;Z&quot;;[.G89] + [.$E90]; [.G89] - [.$E90]); [.G89])" office:value-type="float" office:value="87" calcext:value-type="float">
            <text:p>87</text:p>
          </table:table-cell>
          <table:table-cell table:formula="of:=IF([.$C90] = &quot;T2&quot;; IF([.$D90]=&quot;Z&quot;;[.H89] + [.$E90]; [.H89] - [.$E90]); [.H89])" office:value-type="float" office:value="102" calcext:value-type="float">
            <text:p>102</text:p>
          </table:table-cell>
          <table:table-cell table:formula="of:=IF([.$C90] = &quot;T3&quot;; IF([.$D90]=&quot;Z&quot;;[.I89] + [.$E90]; [.I89] - [.$E90]); [.I89])" office:value-type="float" office:value="111" calcext:value-type="float">
            <text:p>111</text:p>
          </table:table-cell>
          <table:table-cell table:formula="of:=IF([.$C90] = &quot;T4&quot;; IF([.$D90]=&quot;Z&quot;;[.J89] + [.$E90]; [.J89] - [.$E90]); [.J89])" office:value-type="float" office:value="0" calcext:value-type="float">
            <text:p>0</text:p>
          </table:table-cell>
          <table:table-cell table:formula="of:=IF([.$C90] = &quot;T5&quot;; IF([.$D90]=&quot;Z&quot;;[.K89] + [.$E90]; [.K89] - [.$E90]); [.K89])"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formula="of:=IF([.$C91] = &quot;T1&quot;; IF([.$D91]=&quot;Z&quot;;[.G90] + [.$E91]; [.G90] - [.$E91]); [.G90])" office:value-type="float" office:value="1" calcext:value-type="float">
            <text:p>1</text:p>
          </table:table-cell>
          <table:table-cell table:formula="of:=IF([.$C91] = &quot;T2&quot;; IF([.$D91]=&quot;Z&quot;;[.H90] + [.$E91]; [.H90] - [.$E91]); [.H90])" office:value-type="float" office:value="102" calcext:value-type="float">
            <text:p>102</text:p>
          </table:table-cell>
          <table:table-cell table:formula="of:=IF([.$C91] = &quot;T3&quot;; IF([.$D91]=&quot;Z&quot;;[.I90] + [.$E91]; [.I90] - [.$E91]); [.I90])" office:value-type="float" office:value="111" calcext:value-type="float">
            <text:p>111</text:p>
          </table:table-cell>
          <table:table-cell table:formula="of:=IF([.$C91] = &quot;T4&quot;; IF([.$D91]=&quot;Z&quot;;[.J90] + [.$E91]; [.J90] - [.$E91]); [.J90])" office:value-type="float" office:value="0" calcext:value-type="float">
            <text:p>0</text:p>
          </table:table-cell>
          <table:table-cell table:formula="of:=IF([.$C91] = &quot;T5&quot;; IF([.$D91]=&quot;Z&quot;;[.K90] + [.$E91]; [.K90] - [.$E91]); [.K90])"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table:formula="of:=IF([.$C92] = &quot;T1&quot;; IF([.$D92]=&quot;Z&quot;;[.G91] + [.$E92]; [.G91] - [.$E92]); [.G91])" office:value-type="float" office:value="1" calcext:value-type="float">
            <text:p>1</text:p>
          </table:table-cell>
          <table:table-cell table:formula="of:=IF([.$C92] = &quot;T2&quot;; IF([.$D92]=&quot;Z&quot;;[.H91] + [.$E92]; [.H91] - [.$E92]); [.H91])" office:value-type="float" office:value="102" calcext:value-type="float">
            <text:p>102</text:p>
          </table:table-cell>
          <table:table-cell table:formula="of:=IF([.$C92] = &quot;T3&quot;; IF([.$D92]=&quot;Z&quot;;[.I91] + [.$E92]; [.I91] - [.$E92]); [.I91])" office:value-type="float" office:value="1" calcext:value-type="float">
            <text:p>1</text:p>
          </table:table-cell>
          <table:table-cell table:formula="of:=IF([.$C92] = &quot;T4&quot;; IF([.$D92]=&quot;Z&quot;;[.J91] + [.$E92]; [.J91] - [.$E92]); [.J91])" office:value-type="float" office:value="0" calcext:value-type="float">
            <text:p>0</text:p>
          </table:table-cell>
          <table:table-cell table:formula="of:=IF([.$C92] = &quot;T5&quot;; IF([.$D92]=&quot;Z&quot;;[.K91] + [.$E92]; [.K91] - [.$E92]); [.K91])"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IF([.$C93] = &quot;T1&quot;; IF([.$D93]=&quot;Z&quot;;[.G92] + [.$E93]; [.G92] - [.$E93]); [.G92])" office:value-type="float" office:value="1" calcext:value-type="float">
            <text:p>1</text:p>
          </table:table-cell>
          <table:table-cell table:formula="of:=IF([.$C93] = &quot;T2&quot;; IF([.$D93]=&quot;Z&quot;;[.H92] + [.$E93]; [.H92] - [.$E93]); [.H92])" office:value-type="float" office:value="102" calcext:value-type="float">
            <text:p>102</text:p>
          </table:table-cell>
          <table:table-cell table:formula="of:=IF([.$C93] = &quot;T3&quot;; IF([.$D93]=&quot;Z&quot;;[.I92] + [.$E93]; [.I92] - [.$E93]); [.I92])" office:value-type="float" office:value="1" calcext:value-type="float">
            <text:p>1</text:p>
          </table:table-cell>
          <table:table-cell table:formula="of:=IF([.$C93] = &quot;T4&quot;; IF([.$D93]=&quot;Z&quot;;[.J92] + [.$E93]; [.J92] - [.$E93]); [.J92])" office:value-type="float" office:value="0" calcext:value-type="float">
            <text:p>0</text:p>
          </table:table-cell>
          <table:table-cell table:formula="of:=IF([.$C93] = &quot;T5&quot;; IF([.$D93]=&quot;Z&quot;;[.K92] + [.$E93]; [.K92] - [.$E93]); [.K92])"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IF([.$C94] = &quot;T1&quot;; IF([.$D94]=&quot;Z&quot;;[.G93] + [.$E94]; [.G93] - [.$E94]); [.G93])" office:value-type="float" office:value="1" calcext:value-type="float">
            <text:p>1</text:p>
          </table:table-cell>
          <table:table-cell table:formula="of:=IF([.$C94] = &quot;T2&quot;; IF([.$D94]=&quot;Z&quot;;[.H93] + [.$E94]; [.H93] - [.$E94]); [.H93])" office:value-type="float" office:value="115" calcext:value-type="float">
            <text:p>115</text:p>
          </table:table-cell>
          <table:table-cell table:formula="of:=IF([.$C94] = &quot;T3&quot;; IF([.$D94]=&quot;Z&quot;;[.I93] + [.$E94]; [.I93] - [.$E94]); [.I93])" office:value-type="float" office:value="1" calcext:value-type="float">
            <text:p>1</text:p>
          </table:table-cell>
          <table:table-cell table:formula="of:=IF([.$C94] = &quot;T4&quot;; IF([.$D94]=&quot;Z&quot;;[.J93] + [.$E94]; [.J93] - [.$E94]); [.J93])" office:value-type="float" office:value="0" calcext:value-type="float">
            <text:p>0</text:p>
          </table:table-cell>
          <table:table-cell table:formula="of:=IF([.$C94] = &quot;T5&quot;; IF([.$D94]=&quot;Z&quot;;[.K93] + [.$E94]; [.K93] - [.$E94]); [.K93])"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table:formula="of:=IF([.$C95] = &quot;T1&quot;; IF([.$D95]=&quot;Z&quot;;[.G94] + [.$E95]; [.G94] - [.$E95]); [.G94])" office:value-type="float" office:value="1" calcext:value-type="float">
            <text:p>1</text:p>
          </table:table-cell>
          <table:table-cell table:formula="of:=IF([.$C95] = &quot;T2&quot;; IF([.$D95]=&quot;Z&quot;;[.H94] + [.$E95]; [.H94] - [.$E95]); [.H94])" office:value-type="float" office:value="115" calcext:value-type="float">
            <text:p>115</text:p>
          </table:table-cell>
          <table:table-cell table:formula="of:=IF([.$C95] = &quot;T3&quot;; IF([.$D95]=&quot;Z&quot;;[.I94] + [.$E95]; [.I94] - [.$E95]); [.I94])" office:value-type="float" office:value="1" calcext:value-type="float">
            <text:p>1</text:p>
          </table:table-cell>
          <table:table-cell table:formula="of:=IF([.$C95] = &quot;T4&quot;; IF([.$D95]=&quot;Z&quot;;[.J94] + [.$E95]; [.J94] - [.$E95]); [.J94])" office:value-type="float" office:value="37" calcext:value-type="float">
            <text:p>37</text:p>
          </table:table-cell>
          <table:table-cell table:formula="of:=IF([.$C95] = &quot;T5&quot;; IF([.$D95]=&quot;Z&quot;;[.K94] + [.$E95]; [.K94] - [.$E95]); [.K94])"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F([.$C96] = &quot;T1&quot;; IF([.$D96]=&quot;Z&quot;;[.G95] + [.$E96]; [.G95] - [.$E96]); [.G95])" office:value-type="float" office:value="0" calcext:value-type="float">
            <text:p>0</text:p>
          </table:table-cell>
          <table:table-cell table:formula="of:=IF([.$C96] = &quot;T2&quot;; IF([.$D96]=&quot;Z&quot;;[.H95] + [.$E96]; [.H95] - [.$E96]); [.H95])" office:value-type="float" office:value="115" calcext:value-type="float">
            <text:p>115</text:p>
          </table:table-cell>
          <table:table-cell table:formula="of:=IF([.$C96] = &quot;T3&quot;; IF([.$D96]=&quot;Z&quot;;[.I95] + [.$E96]; [.I95] - [.$E96]); [.I95])" office:value-type="float" office:value="1" calcext:value-type="float">
            <text:p>1</text:p>
          </table:table-cell>
          <table:table-cell table:formula="of:=IF([.$C96] = &quot;T4&quot;; IF([.$D96]=&quot;Z&quot;;[.J95] + [.$E96]; [.J95] - [.$E96]); [.J95])" office:value-type="float" office:value="37" calcext:value-type="float">
            <text:p>37</text:p>
          </table:table-cell>
          <table:table-cell table:formula="of:=IF([.$C96] = &quot;T5&quot;; IF([.$D96]=&quot;Z&quot;;[.K95] + [.$E96]; [.K95] - [.$E96]); [.K95])"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formula="of:=IF([.$C97] = &quot;T1&quot;; IF([.$D97]=&quot;Z&quot;;[.G96] + [.$E97]; [.G96] - [.$E97]); [.G96])" office:value-type="float" office:value="0" calcext:value-type="float">
            <text:p>0</text:p>
          </table:table-cell>
          <table:table-cell table:formula="of:=IF([.$C97] = &quot;T2&quot;; IF([.$D97]=&quot;Z&quot;;[.H96] + [.$E97]; [.H96] - [.$E97]); [.H96])" office:value-type="float" office:value="115" calcext:value-type="float">
            <text:p>115</text:p>
          </table:table-cell>
          <table:table-cell table:formula="of:=IF([.$C97] = &quot;T3&quot;; IF([.$D97]=&quot;Z&quot;;[.I96] + [.$E97]; [.I96] - [.$E97]); [.I96])" office:value-type="float" office:value="1" calcext:value-type="float">
            <text:p>1</text:p>
          </table:table-cell>
          <table:table-cell table:formula="of:=IF([.$C97] = &quot;T4&quot;; IF([.$D97]=&quot;Z&quot;;[.J96] + [.$E97]; [.J96] - [.$E97]); [.J96])" office:value-type="float" office:value="37" calcext:value-type="float">
            <text:p>37</text:p>
          </table:table-cell>
          <table:table-cell table:formula="of:=IF([.$C97] = &quot;T5&quot;; IF([.$D97]=&quot;Z&quot;;[.K96] + [.$E97]; [.K96] - [.$E97]); [.K9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table:formula="of:=IF([.$C98] = &quot;T1&quot;; IF([.$D98]=&quot;Z&quot;;[.G97] + [.$E98]; [.G97] - [.$E98]); [.G97])" office:value-type="float" office:value="0" calcext:value-type="float">
            <text:p>0</text:p>
          </table:table-cell>
          <table:table-cell table:formula="of:=IF([.$C98] = &quot;T2&quot;; IF([.$D98]=&quot;Z&quot;;[.H97] + [.$E98]; [.H97] - [.$E98]); [.H97])" office:value-type="float" office:value="115" calcext:value-type="float">
            <text:p>115</text:p>
          </table:table-cell>
          <table:table-cell table:formula="of:=IF([.$C98] = &quot;T3&quot;; IF([.$D98]=&quot;Z&quot;;[.I97] + [.$E98]; [.I97] - [.$E98]); [.I97])" office:value-type="float" office:value="1" calcext:value-type="float">
            <text:p>1</text:p>
          </table:table-cell>
          <table:table-cell table:formula="of:=IF([.$C98] = &quot;T4&quot;; IF([.$D98]=&quot;Z&quot;;[.J97] + [.$E98]; [.J97] - [.$E98]); [.J97])" office:value-type="float" office:value="72" calcext:value-type="float">
            <text:p>72</text:p>
          </table:table-cell>
          <table:table-cell table:formula="of:=IF([.$C98] = &quot;T5&quot;; IF([.$D98]=&quot;Z&quot;;[.K97] + [.$E98]; [.K97] - [.$E98]); [.K9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IF([.$C99] = &quot;T1&quot;; IF([.$D99]=&quot;Z&quot;;[.G98] + [.$E99]; [.G98] - [.$E99]); [.G98])" office:value-type="float" office:value="0" calcext:value-type="float">
            <text:p>0</text:p>
          </table:table-cell>
          <table:table-cell table:formula="of:=IF([.$C99] = &quot;T2&quot;; IF([.$D99]=&quot;Z&quot;;[.H98] + [.$E99]; [.H98] - [.$E99]); [.H98])" office:value-type="float" office:value="115" calcext:value-type="float">
            <text:p>115</text:p>
          </table:table-cell>
          <table:table-cell table:formula="of:=IF([.$C99] = &quot;T3&quot;; IF([.$D99]=&quot;Z&quot;;[.I98] + [.$E99]; [.I98] - [.$E99]); [.I98])" office:value-type="float" office:value="26" calcext:value-type="float">
            <text:p>26</text:p>
          </table:table-cell>
          <table:table-cell table:formula="of:=IF([.$C99] = &quot;T4&quot;; IF([.$D99]=&quot;Z&quot;;[.J98] + [.$E99]; [.J98] - [.$E99]); [.J98])" office:value-type="float" office:value="72" calcext:value-type="float">
            <text:p>72</text:p>
          </table:table-cell>
          <table:table-cell table:formula="of:=IF([.$C99] = &quot;T5&quot;; IF([.$D99]=&quot;Z&quot;;[.K98] + [.$E99]; [.K98] - [.$E99]); [.K9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IF([.$C100] = &quot;T1&quot;; IF([.$D100]=&quot;Z&quot;;[.G99] + [.$E100]; [.G99] - [.$E100]); [.G99])" office:value-type="float" office:value="0" calcext:value-type="float">
            <text:p>0</text:p>
          </table:table-cell>
          <table:table-cell table:formula="of:=IF([.$C100] = &quot;T2&quot;; IF([.$D100]=&quot;Z&quot;;[.H99] + [.$E100]; [.H99] - [.$E100]); [.H99])" office:value-type="float" office:value="125" calcext:value-type="float">
            <text:p>125</text:p>
          </table:table-cell>
          <table:table-cell table:formula="of:=IF([.$C100] = &quot;T3&quot;; IF([.$D100]=&quot;Z&quot;;[.I99] + [.$E100]; [.I99] - [.$E100]); [.I99])" office:value-type="float" office:value="26" calcext:value-type="float">
            <text:p>26</text:p>
          </table:table-cell>
          <table:table-cell table:formula="of:=IF([.$C100] = &quot;T4&quot;; IF([.$D100]=&quot;Z&quot;;[.J99] + [.$E100]; [.J99] - [.$E100]); [.J99])" office:value-type="float" office:value="72" calcext:value-type="float">
            <text:p>72</text:p>
          </table:table-cell>
          <table:table-cell table:formula="of:=IF([.$C100] = &quot;T5&quot;; IF([.$D100]=&quot;Z&quot;;[.K99] + [.$E100]; [.K99] - [.$E100]); [.K99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formula="of:=IF([.$C101] = &quot;T1&quot;; IF([.$D101]=&quot;Z&quot;;[.G100] + [.$E101]; [.G100] - [.$E101]); [.G100])" office:value-type="float" office:value="0" calcext:value-type="float">
            <text:p>0</text:p>
          </table:table-cell>
          <table:table-cell table:formula="of:=IF([.$C101] = &quot;T2&quot;; IF([.$D101]=&quot;Z&quot;;[.H100] + [.$E101]; [.H100] - [.$E101]); [.H100])" office:value-type="float" office:value="87" calcext:value-type="float">
            <text:p>87</text:p>
          </table:table-cell>
          <table:table-cell table:formula="of:=IF([.$C101] = &quot;T3&quot;; IF([.$D101]=&quot;Z&quot;;[.I100] + [.$E101]; [.I100] - [.$E101]); [.I100])" office:value-type="float" office:value="26" calcext:value-type="float">
            <text:p>26</text:p>
          </table:table-cell>
          <table:table-cell table:formula="of:=IF([.$C101] = &quot;T4&quot;; IF([.$D101]=&quot;Z&quot;;[.J100] + [.$E101]; [.J100] - [.$E101]); [.J100])" office:value-type="float" office:value="72" calcext:value-type="float">
            <text:p>72</text:p>
          </table:table-cell>
          <table:table-cell table:formula="of:=IF([.$C101] = &quot;T5&quot;; IF([.$D101]=&quot;Z&quot;;[.K100] + [.$E101]; [.K100] - [.$E101]); [.K10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IF([.$C102] = &quot;T1&quot;; IF([.$D102]=&quot;Z&quot;;[.G101] + [.$E102]; [.G101] - [.$E102]); [.G101])" office:value-type="float" office:value="22" calcext:value-type="float">
            <text:p>22</text:p>
          </table:table-cell>
          <table:table-cell table:formula="of:=IF([.$C102] = &quot;T2&quot;; IF([.$D102]=&quot;Z&quot;;[.H101] + [.$E102]; [.H101] - [.$E102]); [.H101])" office:value-type="float" office:value="87" calcext:value-type="float">
            <text:p>87</text:p>
          </table:table-cell>
          <table:table-cell table:formula="of:=IF([.$C102] = &quot;T3&quot;; IF([.$D102]=&quot;Z&quot;;[.I101] + [.$E102]; [.I101] - [.$E102]); [.I101])" office:value-type="float" office:value="26" calcext:value-type="float">
            <text:p>26</text:p>
          </table:table-cell>
          <table:table-cell table:formula="of:=IF([.$C102] = &quot;T4&quot;; IF([.$D102]=&quot;Z&quot;;[.J101] + [.$E102]; [.J101] - [.$E102]); [.J101])" office:value-type="float" office:value="72" calcext:value-type="float">
            <text:p>72</text:p>
          </table:table-cell>
          <table:table-cell table:formula="of:=IF([.$C102] = &quot;T5&quot;; IF([.$D102]=&quot;Z&quot;;[.K101] + [.$E102]; [.K101] - [.$E102]); [.K10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IF([.$C103] = &quot;T1&quot;; IF([.$D103]=&quot;Z&quot;;[.G102] + [.$E103]; [.G102] - [.$E103]); [.G102])" office:value-type="float" office:value="22" calcext:value-type="float">
            <text:p>22</text:p>
          </table:table-cell>
          <table:table-cell table:formula="of:=IF([.$C103] = &quot;T2&quot;; IF([.$D103]=&quot;Z&quot;;[.H102] + [.$E103]; [.H102] - [.$E103]); [.H102])" office:value-type="float" office:value="87" calcext:value-type="float">
            <text:p>87</text:p>
          </table:table-cell>
          <table:table-cell table:formula="of:=IF([.$C103] = &quot;T3&quot;; IF([.$D103]=&quot;Z&quot;;[.I102] + [.$E103]; [.I102] - [.$E103]); [.I102])" office:value-type="float" office:value="51" calcext:value-type="float">
            <text:p>51</text:p>
          </table:table-cell>
          <table:table-cell table:formula="of:=IF([.$C103] = &quot;T4&quot;; IF([.$D103]=&quot;Z&quot;;[.J102] + [.$E103]; [.J102] - [.$E103]); [.J102])" office:value-type="float" office:value="72" calcext:value-type="float">
            <text:p>72</text:p>
          </table:table-cell>
          <table:table-cell table:formula="of:=IF([.$C103] = &quot;T5&quot;; IF([.$D103]=&quot;Z&quot;;[.K102] + [.$E103]; [.K102] - [.$E103]); [.K10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formula="of:=IF([.$C104] = &quot;T1&quot;; IF([.$D104]=&quot;Z&quot;;[.G103] + [.$E104]; [.G103] - [.$E104]); [.G103])" office:value-type="float" office:value="22" calcext:value-type="float">
            <text:p>22</text:p>
          </table:table-cell>
          <table:table-cell table:formula="of:=IF([.$C104] = &quot;T2&quot;; IF([.$D104]=&quot;Z&quot;;[.H103] + [.$E104]; [.H103] - [.$E104]); [.H103])" office:value-type="float" office:value="87" calcext:value-type="float">
            <text:p>87</text:p>
          </table:table-cell>
          <table:table-cell table:formula="of:=IF([.$C104] = &quot;T3&quot;; IF([.$D104]=&quot;Z&quot;;[.I103] + [.$E104]; [.I103] - [.$E104]); [.I103])" office:value-type="float" office:value="51" calcext:value-type="float">
            <text:p>51</text:p>
          </table:table-cell>
          <table:table-cell table:formula="of:=IF([.$C104] = &quot;T4&quot;; IF([.$D104]=&quot;Z&quot;;[.J103] + [.$E104]; [.J103] - [.$E104]); [.J103])" office:value-type="float" office:value="72" calcext:value-type="float">
            <text:p>72</text:p>
          </table:table-cell>
          <table:table-cell table:formula="of:=IF([.$C104] = &quot;T5&quot;; IF([.$D104]=&quot;Z&quot;;[.K103] + [.$E104]; [.K103] - [.$E104]); [.K103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table:formula="of:=IF([.$C105] = &quot;T1&quot;; IF([.$D105]=&quot;Z&quot;;[.G104] + [.$E105]; [.G104] - [.$E105]); [.G104])" office:value-type="float" office:value="22" calcext:value-type="float">
            <text:p>22</text:p>
          </table:table-cell>
          <table:table-cell table:formula="of:=IF([.$C105] = &quot;T2&quot;; IF([.$D105]=&quot;Z&quot;;[.H104] + [.$E105]; [.H104] - [.$E105]); [.H104])" office:value-type="float" office:value="87" calcext:value-type="float">
            <text:p>87</text:p>
          </table:table-cell>
          <table:table-cell table:formula="of:=IF([.$C105] = &quot;T3&quot;; IF([.$D105]=&quot;Z&quot;;[.I104] + [.$E105]; [.I104] - [.$E105]); [.I104])" office:value-type="float" office:value="51" calcext:value-type="float">
            <text:p>51</text:p>
          </table:table-cell>
          <table:table-cell table:formula="of:=IF([.$C105] = &quot;T4&quot;; IF([.$D105]=&quot;Z&quot;;[.J104] + [.$E105]; [.J104] - [.$E105]); [.J104])" office:value-type="float" office:value="117" calcext:value-type="float">
            <text:p>117</text:p>
          </table:table-cell>
          <table:table-cell table:formula="of:=IF([.$C105] = &quot;T5&quot;; IF([.$D105]=&quot;Z&quot;;[.K104] + [.$E105]; [.K104] - [.$E105]); [.K104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table:formula="of:=IF([.$C106] = &quot;T1&quot;; IF([.$D106]=&quot;Z&quot;;[.G105] + [.$E106]; [.G105] - [.$E106]); [.G105])" office:value-type="float" office:value="22" calcext:value-type="float">
            <text:p>22</text:p>
          </table:table-cell>
          <table:table-cell table:formula="of:=IF([.$C106] = &quot;T2&quot;; IF([.$D106]=&quot;Z&quot;;[.H105] + [.$E106]; [.H105] - [.$E106]); [.H105])" office:value-type="float" office:value="87" calcext:value-type="float">
            <text:p>87</text:p>
          </table:table-cell>
          <table:table-cell table:formula="of:=IF([.$C106] = &quot;T3&quot;; IF([.$D106]=&quot;Z&quot;;[.I105] + [.$E106]; [.I105] - [.$E106]); [.I105])" office:value-type="float" office:value="51" calcext:value-type="float">
            <text:p>51</text:p>
          </table:table-cell>
          <table:table-cell table:formula="of:=IF([.$C106] = &quot;T4&quot;; IF([.$D106]=&quot;Z&quot;;[.J105] + [.$E106]; [.J105] - [.$E106]); [.J105])" office:value-type="float" office:value="1" calcext:value-type="float">
            <text:p>1</text:p>
          </table:table-cell>
          <table:table-cell table:formula="of:=IF([.$C106] = &quot;T5&quot;; IF([.$D106]=&quot;Z&quot;;[.K105] + [.$E106]; [.K105] - [.$E106]); [.K105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formula="of:=IF([.$C107] = &quot;T1&quot;; IF([.$D107]=&quot;Z&quot;;[.G106] + [.$E107]; [.G106] - [.$E107]); [.G106])" office:value-type="float" office:value="22" calcext:value-type="float">
            <text:p>22</text:p>
          </table:table-cell>
          <table:table-cell table:formula="of:=IF([.$C107] = &quot;T2&quot;; IF([.$D107]=&quot;Z&quot;;[.H106] + [.$E107]; [.H106] - [.$E107]); [.H106])" office:value-type="float" office:value="87" calcext:value-type="float">
            <text:p>87</text:p>
          </table:table-cell>
          <table:table-cell table:formula="of:=IF([.$C107] = &quot;T3&quot;; IF([.$D107]=&quot;Z&quot;;[.I106] + [.$E107]; [.I106] - [.$E107]); [.I106])" office:value-type="float" office:value="80" calcext:value-type="float">
            <text:p>80</text:p>
          </table:table-cell>
          <table:table-cell table:formula="of:=IF([.$C107] = &quot;T4&quot;; IF([.$D107]=&quot;Z&quot;;[.J106] + [.$E107]; [.J106] - [.$E107]); [.J106])" office:value-type="float" office:value="1" calcext:value-type="float">
            <text:p>1</text:p>
          </table:table-cell>
          <table:table-cell table:formula="of:=IF([.$C107] = &quot;T5&quot;; IF([.$D107]=&quot;Z&quot;;[.K106] + [.$E107]; [.K106] - [.$E107]); [.K106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formula="of:=IF([.$C108] = &quot;T1&quot;; IF([.$D108]=&quot;Z&quot;;[.G107] + [.$E108]; [.G107] - [.$E108]); [.G107])" office:value-type="float" office:value="22" calcext:value-type="float">
            <text:p>22</text:p>
          </table:table-cell>
          <table:table-cell table:formula="of:=IF([.$C108] = &quot;T2&quot;; IF([.$D108]=&quot;Z&quot;;[.H107] + [.$E108]; [.H107] - [.$E108]); [.H107])" office:value-type="float" office:value="82" calcext:value-type="float">
            <text:p>82</text:p>
          </table:table-cell>
          <table:table-cell table:formula="of:=IF([.$C108] = &quot;T3&quot;; IF([.$D108]=&quot;Z&quot;;[.I107] + [.$E108]; [.I107] - [.$E108]); [.I107])" office:value-type="float" office:value="80" calcext:value-type="float">
            <text:p>80</text:p>
          </table:table-cell>
          <table:table-cell table:formula="of:=IF([.$C108] = &quot;T4&quot;; IF([.$D108]=&quot;Z&quot;;[.J107] + [.$E108]; [.J107] - [.$E108]); [.J107])" office:value-type="float" office:value="1" calcext:value-type="float">
            <text:p>1</text:p>
          </table:table-cell>
          <table:table-cell table:formula="of:=IF([.$C108] = &quot;T5&quot;; IF([.$D108]=&quot;Z&quot;;[.K107] + [.$E108]; [.K107] - [.$E108]); [.K107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IF([.$C109] = &quot;T1&quot;; IF([.$D109]=&quot;Z&quot;;[.G108] + [.$E109]; [.G108] - [.$E109]); [.G108])" office:value-type="float" office:value="0" calcext:value-type="float">
            <text:p>0</text:p>
          </table:table-cell>
          <table:table-cell table:formula="of:=IF([.$C109] = &quot;T2&quot;; IF([.$D109]=&quot;Z&quot;;[.H108] + [.$E109]; [.H108] - [.$E109]); [.H108])" office:value-type="float" office:value="82" calcext:value-type="float">
            <text:p>82</text:p>
          </table:table-cell>
          <table:table-cell table:formula="of:=IF([.$C109] = &quot;T3&quot;; IF([.$D109]=&quot;Z&quot;;[.I108] + [.$E109]; [.I108] - [.$E109]); [.I108])" office:value-type="float" office:value="80" calcext:value-type="float">
            <text:p>80</text:p>
          </table:table-cell>
          <table:table-cell table:formula="of:=IF([.$C109] = &quot;T4&quot;; IF([.$D109]=&quot;Z&quot;;[.J108] + [.$E109]; [.J108] - [.$E109]); [.J108])" office:value-type="float" office:value="1" calcext:value-type="float">
            <text:p>1</text:p>
          </table:table-cell>
          <table:table-cell table:formula="of:=IF([.$C109] = &quot;T5&quot;; IF([.$D109]=&quot;Z&quot;;[.K108] + [.$E109]; [.K108] - [.$E109]); [.K108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formula="of:=IF([.$C110] = &quot;T1&quot;; IF([.$D110]=&quot;Z&quot;;[.G109] + [.$E110]; [.G109] - [.$E110]); [.G109])" office:value-type="float" office:value="0" calcext:value-type="float">
            <text:p>0</text:p>
          </table:table-cell>
          <table:table-cell table:formula="of:=IF([.$C110] = &quot;T2&quot;; IF([.$D110]=&quot;Z&quot;;[.H109] + [.$E110]; [.H109] - [.$E110]); [.H109])" office:value-type="float" office:value="82" calcext:value-type="float">
            <text:p>82</text:p>
          </table:table-cell>
          <table:table-cell table:formula="of:=IF([.$C110] = &quot;T3&quot;; IF([.$D110]=&quot;Z&quot;;[.I109] + [.$E110]; [.I109] - [.$E110]); [.I109])" office:value-type="float" office:value="117" calcext:value-type="float">
            <text:p>117</text:p>
          </table:table-cell>
          <table:table-cell table:formula="of:=IF([.$C110] = &quot;T4&quot;; IF([.$D110]=&quot;Z&quot;;[.J109] + [.$E110]; [.J109] - [.$E110]); [.J109])" office:value-type="float" office:value="1" calcext:value-type="float">
            <text:p>1</text:p>
          </table:table-cell>
          <table:table-cell table:formula="of:=IF([.$C110] = &quot;T5&quot;; IF([.$D110]=&quot;Z&quot;;[.K109] + [.$E110]; [.K109] - [.$E110]); [.K109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formula="of:=IF([.$C111] = &quot;T1&quot;; IF([.$D111]=&quot;Z&quot;;[.G110] + [.$E111]; [.G110] - [.$E111]); [.G110])" office:value-type="float" office:value="0" calcext:value-type="float">
            <text:p>0</text:p>
          </table:table-cell>
          <table:table-cell table:formula="of:=IF([.$C111] = &quot;T2&quot;; IF([.$D111]=&quot;Z&quot;;[.H110] + [.$E111]; [.H110] - [.$E111]); [.H110])" office:value-type="float" office:value="82" calcext:value-type="float">
            <text:p>82</text:p>
          </table:table-cell>
          <table:table-cell table:formula="of:=IF([.$C111] = &quot;T3&quot;; IF([.$D111]=&quot;Z&quot;;[.I110] + [.$E111]; [.I110] - [.$E111]); [.I110])" office:value-type="float" office:value="117" calcext:value-type="float">
            <text:p>117</text:p>
          </table:table-cell>
          <table:table-cell table:formula="of:=IF([.$C111] = &quot;T4&quot;; IF([.$D111]=&quot;Z&quot;;[.J110] + [.$E111]; [.J110] - [.$E111]); [.J110])" office:value-type="float" office:value="11" calcext:value-type="float">
            <text:p>11</text:p>
          </table:table-cell>
          <table:table-cell table:formula="of:=IF([.$C111] = &quot;T5&quot;; IF([.$D111]=&quot;Z&quot;;[.K110] + [.$E111]; [.K110] - [.$E111]); [.K110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IF([.$C112] = &quot;T1&quot;; IF([.$D112]=&quot;Z&quot;;[.G111] + [.$E112]; [.G111] - [.$E112]); [.G111])" office:value-type="float" office:value="0" calcext:value-type="float">
            <text:p>0</text:p>
          </table:table-cell>
          <table:table-cell table:formula="of:=IF([.$C112] = &quot;T2&quot;; IF([.$D112]=&quot;Z&quot;;[.H111] + [.$E112]; [.H111] - [.$E112]); [.H111])" office:value-type="float" office:value="82" calcext:value-type="float">
            <text:p>82</text:p>
          </table:table-cell>
          <table:table-cell table:formula="of:=IF([.$C112] = &quot;T3&quot;; IF([.$D112]=&quot;Z&quot;;[.I111] + [.$E112]; [.I111] - [.$E112]); [.I111])" office:value-type="float" office:value="117" calcext:value-type="float">
            <text:p>117</text:p>
          </table:table-cell>
          <table:table-cell table:formula="of:=IF([.$C112] = &quot;T4&quot;; IF([.$D112]=&quot;Z&quot;;[.J111] + [.$E112]; [.J111] - [.$E112]); [.J111])" office:value-type="float" office:value="11" calcext:value-type="float">
            <text:p>11</text:p>
          </table:table-cell>
          <table:table-cell table:formula="of:=IF([.$C112] = &quot;T5&quot;; IF([.$D112]=&quot;Z&quot;;[.K111] + [.$E112]; [.K111] - [.$E112]); [.K111])"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formula="of:=IF([.$C113] = &quot;T1&quot;; IF([.$D113]=&quot;Z&quot;;[.G112] + [.$E113]; [.G112] - [.$E113]); [.G112])" office:value-type="float" office:value="0" calcext:value-type="float">
            <text:p>0</text:p>
          </table:table-cell>
          <table:table-cell table:formula="of:=IF([.$C113] = &quot;T2&quot;; IF([.$D113]=&quot;Z&quot;;[.H112] + [.$E113]; [.H112] - [.$E113]); [.H112])" office:value-type="float" office:value="82" calcext:value-type="float">
            <text:p>82</text:p>
          </table:table-cell>
          <table:table-cell table:formula="of:=IF([.$C113] = &quot;T3&quot;; IF([.$D113]=&quot;Z&quot;;[.I112] + [.$E113]; [.I112] - [.$E113]); [.I112])" office:value-type="float" office:value="117" calcext:value-type="float">
            <text:p>117</text:p>
          </table:table-cell>
          <table:table-cell table:formula="of:=IF([.$C113] = &quot;T4&quot;; IF([.$D113]=&quot;Z&quot;;[.J112] + [.$E113]; [.J112] - [.$E113]); [.J112])" office:value-type="float" office:value="0" calcext:value-type="float">
            <text:p>0</text:p>
          </table:table-cell>
          <table:table-cell table:formula="of:=IF([.$C113] = &quot;T5&quot;; IF([.$D113]=&quot;Z&quot;;[.K112] + [.$E113]; [.K112] - [.$E113]); [.K112])"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formula="of:=IF([.$C114] = &quot;T1&quot;; IF([.$D114]=&quot;Z&quot;;[.G113] + [.$E114]; [.G113] - [.$E114]); [.G113])" office:value-type="float" office:value="0" calcext:value-type="float">
            <text:p>0</text:p>
          </table:table-cell>
          <table:table-cell table:formula="of:=IF([.$C114] = &quot;T2&quot;; IF([.$D114]=&quot;Z&quot;;[.H113] + [.$E114]; [.H113] - [.$E114]); [.H113])" office:value-type="float" office:value="82" calcext:value-type="float">
            <text:p>82</text:p>
          </table:table-cell>
          <table:table-cell table:formula="of:=IF([.$C114] = &quot;T3&quot;; IF([.$D114]=&quot;Z&quot;;[.I113] + [.$E114]; [.I113] - [.$E114]); [.I113])" office:value-type="float" office:value="117" calcext:value-type="float">
            <text:p>117</text:p>
          </table:table-cell>
          <table:table-cell table:formula="of:=IF([.$C114] = &quot;T4&quot;; IF([.$D114]=&quot;Z&quot;;[.J113] + [.$E114]; [.J113] - [.$E114]); [.J113])" office:value-type="float" office:value="0" calcext:value-type="float">
            <text:p>0</text:p>
          </table:table-cell>
          <table:table-cell table:formula="of:=IF([.$C114] = &quot;T5&quot;; IF([.$D114]=&quot;Z&quot;;[.K113] + [.$E114]; [.K113] - [.$E114]); [.K113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IF([.$C115] = &quot;T1&quot;; IF([.$D115]=&quot;Z&quot;;[.G114] + [.$E115]; [.G114] - [.$E115]); [.G114])" office:value-type="float" office:value="0" calcext:value-type="float">
            <text:p>0</text:p>
          </table:table-cell>
          <table:table-cell table:formula="of:=IF([.$C115] = &quot;T2&quot;; IF([.$D115]=&quot;Z&quot;;[.H114] + [.$E115]; [.H114] - [.$E115]); [.H114])" office:value-type="float" office:value="82" calcext:value-type="float">
            <text:p>82</text:p>
          </table:table-cell>
          <table:table-cell table:formula="of:=IF([.$C115] = &quot;T3&quot;; IF([.$D115]=&quot;Z&quot;;[.I114] + [.$E115]; [.I114] - [.$E115]); [.I114])" office:value-type="float" office:value="137" calcext:value-type="float">
            <text:p>137</text:p>
          </table:table-cell>
          <table:table-cell table:formula="of:=IF([.$C115] = &quot;T4&quot;; IF([.$D115]=&quot;Z&quot;;[.J114] + [.$E115]; [.J114] - [.$E115]); [.J114])" office:value-type="float" office:value="0" calcext:value-type="float">
            <text:p>0</text:p>
          </table:table-cell>
          <table:table-cell table:formula="of:=IF([.$C115] = &quot;T5&quot;; IF([.$D115]=&quot;Z&quot;;[.K114] + [.$E115]; [.K114] - [.$E115]); [.K114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IF([.$C116] = &quot;T1&quot;; IF([.$D116]=&quot;Z&quot;;[.G115] + [.$E116]; [.G115] - [.$E116]); [.G115])" office:value-type="float" office:value="0" calcext:value-type="float">
            <text:p>0</text:p>
          </table:table-cell>
          <table:table-cell table:formula="of:=IF([.$C116] = &quot;T2&quot;; IF([.$D116]=&quot;Z&quot;;[.H115] + [.$E116]; [.H115] - [.$E116]); [.H115])" office:value-type="float" office:value="108" calcext:value-type="float">
            <text:p>108</text:p>
          </table:table-cell>
          <table:table-cell table:formula="of:=IF([.$C116] = &quot;T3&quot;; IF([.$D116]=&quot;Z&quot;;[.I115] + [.$E116]; [.I115] - [.$E116]); [.I115])" office:value-type="float" office:value="137" calcext:value-type="float">
            <text:p>137</text:p>
          </table:table-cell>
          <table:table-cell table:formula="of:=IF([.$C116] = &quot;T4&quot;; IF([.$D116]=&quot;Z&quot;;[.J115] + [.$E116]; [.J115] - [.$E116]); [.J115])" office:value-type="float" office:value="0" calcext:value-type="float">
            <text:p>0</text:p>
          </table:table-cell>
          <table:table-cell table:formula="of:=IF([.$C116] = &quot;T5&quot;; IF([.$D116]=&quot;Z&quot;;[.K115] + [.$E116]; [.K115] - [.$E116]); [.K115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IF([.$C117] = &quot;T1&quot;; IF([.$D117]=&quot;Z&quot;;[.G116] + [.$E117]; [.G116] - [.$E117]); [.G116])" office:value-type="float" office:value="24" calcext:value-type="float">
            <text:p>24</text:p>
          </table:table-cell>
          <table:table-cell table:formula="of:=IF([.$C117] = &quot;T2&quot;; IF([.$D117]=&quot;Z&quot;;[.H116] + [.$E117]; [.H116] - [.$E117]); [.H116])" office:value-type="float" office:value="108" calcext:value-type="float">
            <text:p>108</text:p>
          </table:table-cell>
          <table:table-cell table:formula="of:=IF([.$C117] = &quot;T3&quot;; IF([.$D117]=&quot;Z&quot;;[.I116] + [.$E117]; [.I116] - [.$E117]); [.I116])" office:value-type="float" office:value="137" calcext:value-type="float">
            <text:p>137</text:p>
          </table:table-cell>
          <table:table-cell table:formula="of:=IF([.$C117] = &quot;T4&quot;; IF([.$D117]=&quot;Z&quot;;[.J116] + [.$E117]; [.J116] - [.$E117]); [.J116])" office:value-type="float" office:value="0" calcext:value-type="float">
            <text:p>0</text:p>
          </table:table-cell>
          <table:table-cell table:formula="of:=IF([.$C117] = &quot;T5&quot;; IF([.$D117]=&quot;Z&quot;;[.K116] + [.$E117]; [.K116] - [.$E117]); [.K116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table:formula="of:=IF([.$C118] = &quot;T1&quot;; IF([.$D118]=&quot;Z&quot;;[.G117] + [.$E118]; [.G117] - [.$E118]); [.G117])" office:value-type="float" office:value="24" calcext:value-type="float">
            <text:p>24</text:p>
          </table:table-cell>
          <table:table-cell table:formula="of:=IF([.$C118] = &quot;T2&quot;; IF([.$D118]=&quot;Z&quot;;[.H117] + [.$E118]; [.H117] - [.$E118]); [.H117])" office:value-type="float" office:value="108" calcext:value-type="float">
            <text:p>108</text:p>
          </table:table-cell>
          <table:table-cell table:formula="of:=IF([.$C118] = &quot;T3&quot;; IF([.$D118]=&quot;Z&quot;;[.I117] + [.$E118]; [.I117] - [.$E118]); [.I117])" office:value-type="float" office:value="137" calcext:value-type="float">
            <text:p>137</text:p>
          </table:table-cell>
          <table:table-cell table:formula="of:=IF([.$C118] = &quot;T4&quot;; IF([.$D118]=&quot;Z&quot;;[.J117] + [.$E118]; [.J117] - [.$E118]); [.J117])" office:value-type="float" office:value="38" calcext:value-type="float">
            <text:p>38</text:p>
          </table:table-cell>
          <table:table-cell table:formula="of:=IF([.$C118] = &quot;T5&quot;; IF([.$D118]=&quot;Z&quot;;[.K117] + [.$E118]; [.K117] - [.$E118]); [.K117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IF([.$C119] = &quot;T1&quot;; IF([.$D119]=&quot;Z&quot;;[.G118] + [.$E119]; [.G118] - [.$E119]); [.G118])" office:value-type="float" office:value="24" calcext:value-type="float">
            <text:p>24</text:p>
          </table:table-cell>
          <table:table-cell table:formula="of:=IF([.$C119] = &quot;T2&quot;; IF([.$D119]=&quot;Z&quot;;[.H118] + [.$E119]; [.H118] - [.$E119]); [.H118])" office:value-type="float" office:value="108" calcext:value-type="float">
            <text:p>108</text:p>
          </table:table-cell>
          <table:table-cell table:formula="of:=IF([.$C119] = &quot;T3&quot;; IF([.$D119]=&quot;Z&quot;;[.I118] + [.$E119]; [.I118] - [.$E119]); [.I118])" office:value-type="float" office:value="151" calcext:value-type="float">
            <text:p>151</text:p>
          </table:table-cell>
          <table:table-cell table:formula="of:=IF([.$C119] = &quot;T4&quot;; IF([.$D119]=&quot;Z&quot;;[.J118] + [.$E119]; [.J118] - [.$E119]); [.J118])" office:value-type="float" office:value="38" calcext:value-type="float">
            <text:p>38</text:p>
          </table:table-cell>
          <table:table-cell table:formula="of:=IF([.$C119] = &quot;T5&quot;; IF([.$D119]=&quot;Z&quot;;[.K118] + [.$E119]; [.K118] - [.$E119]); [.K118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IF([.$C120] = &quot;T1&quot;; IF([.$D120]=&quot;Z&quot;;[.G119] + [.$E120]; [.G119] - [.$E120]); [.G119])" office:value-type="float" office:value="24" calcext:value-type="float">
            <text:p>24</text:p>
          </table:table-cell>
          <table:table-cell table:formula="of:=IF([.$C120] = &quot;T2&quot;; IF([.$D120]=&quot;Z&quot;;[.H119] + [.$E120]; [.H119] - [.$E120]); [.H119])" office:value-type="float" office:value="108" calcext:value-type="float">
            <text:p>108</text:p>
          </table:table-cell>
          <table:table-cell table:formula="of:=IF([.$C120] = &quot;T3&quot;; IF([.$D120]=&quot;Z&quot;;[.I119] + [.$E120]; [.I119] - [.$E120]); [.I119])" office:value-type="float" office:value="151" calcext:value-type="float">
            <text:p>151</text:p>
          </table:table-cell>
          <table:table-cell table:formula="of:=IF([.$C120] = &quot;T4&quot;; IF([.$D120]=&quot;Z&quot;;[.J119] + [.$E120]; [.J119] - [.$E120]); [.J119])" office:value-type="float" office:value="38" calcext:value-type="float">
            <text:p>38</text:p>
          </table:table-cell>
          <table:table-cell table:formula="of:=IF([.$C120] = &quot;T5&quot;; IF([.$D120]=&quot;Z&quot;;[.K119] + [.$E120]; [.K119] - [.$E120]); [.K119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IF([.$C121] = &quot;T1&quot;; IF([.$D121]=&quot;Z&quot;;[.G120] + [.$E121]; [.G120] - [.$E121]); [.G120])" office:value-type="float" office:value="24" calcext:value-type="float">
            <text:p>24</text:p>
          </table:table-cell>
          <table:table-cell table:formula="of:=IF([.$C121] = &quot;T2&quot;; IF([.$D121]=&quot;Z&quot;;[.H120] + [.$E121]; [.H120] - [.$E121]); [.H120])" office:value-type="float" office:value="89" calcext:value-type="float">
            <text:p>89</text:p>
          </table:table-cell>
          <table:table-cell table:formula="of:=IF([.$C121] = &quot;T3&quot;; IF([.$D121]=&quot;Z&quot;;[.I120] + [.$E121]; [.I120] - [.$E121]); [.I120])" office:value-type="float" office:value="151" calcext:value-type="float">
            <text:p>151</text:p>
          </table:table-cell>
          <table:table-cell table:formula="of:=IF([.$C121] = &quot;T4&quot;; IF([.$D121]=&quot;Z&quot;;[.J120] + [.$E121]; [.J120] - [.$E121]); [.J120])" office:value-type="float" office:value="38" calcext:value-type="float">
            <text:p>38</text:p>
          </table:table-cell>
          <table:table-cell table:formula="of:=IF([.$C121] = &quot;T5&quot;; IF([.$D121]=&quot;Z&quot;;[.K120] + [.$E121]; [.K120] - [.$E121]); [.K120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formula="of:=IF([.$C122] = &quot;T1&quot;; IF([.$D122]=&quot;Z&quot;;[.G121] + [.$E122]; [.G121] - [.$E122]); [.G121])" office:value-type="float" office:value="24" calcext:value-type="float">
            <text:p>24</text:p>
          </table:table-cell>
          <table:table-cell table:formula="of:=IF([.$C122] = &quot;T2&quot;; IF([.$D122]=&quot;Z&quot;;[.H121] + [.$E122]; [.H121] - [.$E122]); [.H121])" office:value-type="float" office:value="89" calcext:value-type="float">
            <text:p>89</text:p>
          </table:table-cell>
          <table:table-cell table:formula="of:=IF([.$C122] = &quot;T3&quot;; IF([.$D122]=&quot;Z&quot;;[.I121] + [.$E122]; [.I121] - [.$E122]); [.I121])" office:value-type="float" office:value="151" calcext:value-type="float">
            <text:p>151</text:p>
          </table:table-cell>
          <table:table-cell table:formula="of:=IF([.$C122] = &quot;T4&quot;; IF([.$D122]=&quot;Z&quot;;[.J121] + [.$E122]; [.J121] - [.$E122]); [.J121])" office:value-type="float" office:value="68" calcext:value-type="float">
            <text:p>68</text:p>
          </table:table-cell>
          <table:table-cell table:formula="of:=IF([.$C122] = &quot;T5&quot;; IF([.$D122]=&quot;Z&quot;;[.K121] + [.$E122]; [.K121] - [.$E122]); [.K121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formula="of:=IF([.$C123] = &quot;T1&quot;; IF([.$D123]=&quot;Z&quot;;[.G122] + [.$E123]; [.G122] - [.$E123]); [.G122])" office:value-type="float" office:value="24" calcext:value-type="float">
            <text:p>24</text:p>
          </table:table-cell>
          <table:table-cell table:formula="of:=IF([.$C123] = &quot;T2&quot;; IF([.$D123]=&quot;Z&quot;;[.H122] + [.$E123]; [.H122] - [.$E123]); [.H122])" office:value-type="float" office:value="89" calcext:value-type="float">
            <text:p>89</text:p>
          </table:table-cell>
          <table:table-cell table:formula="of:=IF([.$C123] = &quot;T3&quot;; IF([.$D123]=&quot;Z&quot;;[.I122] + [.$E123]; [.I122] - [.$E123]); [.I122])" office:value-type="float" office:value="151" calcext:value-type="float">
            <text:p>151</text:p>
          </table:table-cell>
          <table:table-cell table:formula="of:=IF([.$C123] = &quot;T4&quot;; IF([.$D123]=&quot;Z&quot;;[.J122] + [.$E123]; [.J122] - [.$E123]); [.J122])" office:value-type="float" office:value="68" calcext:value-type="float">
            <text:p>68</text:p>
          </table:table-cell>
          <table:table-cell table:formula="of:=IF([.$C123] = &quot;T5&quot;; IF([.$D123]=&quot;Z&quot;;[.K122] + [.$E123]; [.K122] - [.$E123]); [.K12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formula="of:=IF([.$C124] = &quot;T1&quot;; IF([.$D124]=&quot;Z&quot;;[.G123] + [.$E124]; [.G123] - [.$E124]); [.G123])" office:value-type="float" office:value="24" calcext:value-type="float">
            <text:p>24</text:p>
          </table:table-cell>
          <table:table-cell table:formula="of:=IF([.$C124] = &quot;T2&quot;; IF([.$D124]=&quot;Z&quot;;[.H123] + [.$E124]; [.H123] - [.$E124]); [.H123])" office:value-type="float" office:value="89" calcext:value-type="float">
            <text:p>89</text:p>
          </table:table-cell>
          <table:table-cell table:formula="of:=IF([.$C124] = &quot;T3&quot;; IF([.$D124]=&quot;Z&quot;;[.I123] + [.$E124]; [.I123] - [.$E124]); [.I123])" office:value-type="float" office:value="151" calcext:value-type="float">
            <text:p>151</text:p>
          </table:table-cell>
          <table:table-cell table:formula="of:=IF([.$C124] = &quot;T4&quot;; IF([.$D124]=&quot;Z&quot;;[.J123] + [.$E124]; [.J123] - [.$E124]); [.J123])" office:value-type="float" office:value="111" calcext:value-type="float">
            <text:p>111</text:p>
          </table:table-cell>
          <table:table-cell table:formula="of:=IF([.$C124] = &quot;T5&quot;; IF([.$D124]=&quot;Z&quot;;[.K123] + [.$E124]; [.K123] - [.$E124]); [.K12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IF([.$C125] = &quot;T1&quot;; IF([.$D125]=&quot;Z&quot;;[.G124] + [.$E125]; [.G124] - [.$E125]); [.G124])" office:value-type="float" office:value="24" calcext:value-type="float">
            <text:p>24</text:p>
          </table:table-cell>
          <table:table-cell table:formula="of:=IF([.$C125] = &quot;T2&quot;; IF([.$D125]=&quot;Z&quot;;[.H124] + [.$E125]; [.H124] - [.$E125]); [.H124])" office:value-type="float" office:value="89" calcext:value-type="float">
            <text:p>89</text:p>
          </table:table-cell>
          <table:table-cell table:formula="of:=IF([.$C125] = &quot;T3&quot;; IF([.$D125]=&quot;Z&quot;;[.I124] + [.$E125]; [.I124] - [.$E125]); [.I124])" office:value-type="float" office:value="151" calcext:value-type="float">
            <text:p>151</text:p>
          </table:table-cell>
          <table:table-cell table:formula="of:=IF([.$C125] = &quot;T4&quot;; IF([.$D125]=&quot;Z&quot;;[.J124] + [.$E125]; [.J124] - [.$E125]); [.J124])" office:value-type="float" office:value="111" calcext:value-type="float">
            <text:p>111</text:p>
          </table:table-cell>
          <table:table-cell table:formula="of:=IF([.$C125] = &quot;T5&quot;; IF([.$D125]=&quot;Z&quot;;[.K124] + [.$E125]; [.K124] - [.$E125]); [.K12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47" calcext:value-type="float">
            <text:p>147</text:p>
          </table:table-cell>
          <table:table-cell office:value-type="float" office:value="30" calcext:value-type="float">
            <text:p>30</text:p>
          </table:table-cell>
          <table:table-cell table:formula="of:=IF([.$C126] = &quot;T1&quot;; IF([.$D126]=&quot;Z&quot;;[.G125] + [.$E126]; [.G125] - [.$E126]); [.G125])" office:value-type="float" office:value="24" calcext:value-type="float">
            <text:p>24</text:p>
          </table:table-cell>
          <table:table-cell table:formula="of:=IF([.$C126] = &quot;T2&quot;; IF([.$D126]=&quot;Z&quot;;[.H125] + [.$E126]; [.H125] - [.$E126]); [.H125])" office:value-type="float" office:value="89" calcext:value-type="float">
            <text:p>89</text:p>
          </table:table-cell>
          <table:table-cell table:formula="of:=IF([.$C126] = &quot;T3&quot;; IF([.$D126]=&quot;Z&quot;;[.I125] + [.$E126]; [.I125] - [.$E126]); [.I125])" office:value-type="float" office:value="4" calcext:value-type="float">
            <text:p>4</text:p>
          </table:table-cell>
          <table:table-cell table:formula="of:=IF([.$C126] = &quot;T4&quot;; IF([.$D126]=&quot;Z&quot;;[.J125] + [.$E126]; [.J125] - [.$E126]); [.J125])" office:value-type="float" office:value="111" calcext:value-type="float">
            <text:p>111</text:p>
          </table:table-cell>
          <table:table-cell table:formula="of:=IF([.$C126] = &quot;T5&quot;; IF([.$D126]=&quot;Z&quot;;[.K125] + [.$E126]; [.K125] - [.$E126]); [.K125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IF([.$C127] = &quot;T1&quot;; IF([.$D127]=&quot;Z&quot;;[.G126] + [.$E127]; [.G126] - [.$E127]); [.G126])" office:value-type="float" office:value="39" calcext:value-type="float">
            <text:p>39</text:p>
          </table:table-cell>
          <table:table-cell table:formula="of:=IF([.$C127] = &quot;T2&quot;; IF([.$D127]=&quot;Z&quot;;[.H126] + [.$E127]; [.H126] - [.$E127]); [.H126])" office:value-type="float" office:value="89" calcext:value-type="float">
            <text:p>89</text:p>
          </table:table-cell>
          <table:table-cell table:formula="of:=IF([.$C127] = &quot;T3&quot;; IF([.$D127]=&quot;Z&quot;;[.I126] + [.$E127]; [.I126] - [.$E127]); [.I126])" office:value-type="float" office:value="4" calcext:value-type="float">
            <text:p>4</text:p>
          </table:table-cell>
          <table:table-cell table:formula="of:=IF([.$C127] = &quot;T4&quot;; IF([.$D127]=&quot;Z&quot;;[.J126] + [.$E127]; [.J126] - [.$E127]); [.J126])" office:value-type="float" office:value="111" calcext:value-type="float">
            <text:p>111</text:p>
          </table:table-cell>
          <table:table-cell table:formula="of:=IF([.$C127] = &quot;T5&quot;; IF([.$D127]=&quot;Z&quot;;[.K126] + [.$E127]; [.K126] - [.$E127]); [.K126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formula="of:=IF([.$C128] = &quot;T1&quot;; IF([.$D128]=&quot;Z&quot;;[.G127] + [.$E128]; [.G127] - [.$E128]); [.G127])" office:value-type="float" office:value="39" calcext:value-type="float">
            <text:p>39</text:p>
          </table:table-cell>
          <table:table-cell table:formula="of:=IF([.$C128] = &quot;T2&quot;; IF([.$D128]=&quot;Z&quot;;[.H127] + [.$E128]; [.H127] - [.$E128]); [.H127])" office:value-type="float" office:value="89" calcext:value-type="float">
            <text:p>89</text:p>
          </table:table-cell>
          <table:table-cell table:formula="of:=IF([.$C128] = &quot;T3&quot;; IF([.$D128]=&quot;Z&quot;;[.I127] + [.$E128]; [.I127] - [.$E128]); [.I127])" office:value-type="float" office:value="4" calcext:value-type="float">
            <text:p>4</text:p>
          </table:table-cell>
          <table:table-cell table:formula="of:=IF([.$C128] = &quot;T4&quot;; IF([.$D128]=&quot;Z&quot;;[.J127] + [.$E128]; [.J127] - [.$E128]); [.J127])" office:value-type="float" office:value="135" calcext:value-type="float">
            <text:p>135</text:p>
          </table:table-cell>
          <table:table-cell table:formula="of:=IF([.$C128] = &quot;T5&quot;; IF([.$D128]=&quot;Z&quot;;[.K127] + [.$E128]; [.K127] - [.$E128]); [.K12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IF([.$C129] = &quot;T1&quot;; IF([.$D129]=&quot;Z&quot;;[.G128] + [.$E129]; [.G128] - [.$E129]); [.G128])" office:value-type="float" office:value="39" calcext:value-type="float">
            <text:p>39</text:p>
          </table:table-cell>
          <table:table-cell table:formula="of:=IF([.$C129] = &quot;T2&quot;; IF([.$D129]=&quot;Z&quot;;[.H128] + [.$E129]; [.H128] - [.$E129]); [.H128])" office:value-type="float" office:value="108" calcext:value-type="float">
            <text:p>108</text:p>
          </table:table-cell>
          <table:table-cell table:formula="of:=IF([.$C129] = &quot;T3&quot;; IF([.$D129]=&quot;Z&quot;;[.I128] + [.$E129]; [.I128] - [.$E129]); [.I128])" office:value-type="float" office:value="4" calcext:value-type="float">
            <text:p>4</text:p>
          </table:table-cell>
          <table:table-cell table:formula="of:=IF([.$C129] = &quot;T4&quot;; IF([.$D129]=&quot;Z&quot;;[.J128] + [.$E129]; [.J128] - [.$E129]); [.J128])" office:value-type="float" office:value="135" calcext:value-type="float">
            <text:p>135</text:p>
          </table:table-cell>
          <table:table-cell table:formula="of:=IF([.$C129] = &quot;T5&quot;; IF([.$D129]=&quot;Z&quot;;[.K128] + [.$E129]; [.K128] - [.$E129]); [.K128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25" calcext:value-type="date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table:formula="of:=IF([.$C130] = &quot;T1&quot;; IF([.$D130]=&quot;Z&quot;;[.G129] + [.$E130]; [.G129] - [.$E130]); [.G129])" office:value-type="float" office:value="39" calcext:value-type="float">
            <text:p>39</text:p>
          </table:table-cell>
          <table:table-cell table:formula="of:=IF([.$C130] = &quot;T2&quot;; IF([.$D130]=&quot;Z&quot;;[.H129] + [.$E130]; [.H129] - [.$E130]); [.H129])" office:value-type="float" office:value="108" calcext:value-type="float">
            <text:p>108</text:p>
          </table:table-cell>
          <table:table-cell table:formula="of:=IF([.$C130] = &quot;T3&quot;; IF([.$D130]=&quot;Z&quot;;[.I129] + [.$E130]; [.I129] - [.$E130]); [.I129])" office:value-type="float" office:value="4" calcext:value-type="float">
            <text:p>4</text:p>
          </table:table-cell>
          <table:table-cell table:formula="of:=IF([.$C130] = &quot;T4&quot;; IF([.$D130]=&quot;Z&quot;;[.J129] + [.$E130]; [.J129] - [.$E130]); [.J129])" office:value-type="float" office:value="1" calcext:value-type="float">
            <text:p>1</text:p>
          </table:table-cell>
          <table:table-cell table:formula="of:=IF([.$C130] = &quot;T5&quot;; IF([.$D130]=&quot;Z&quot;;[.K129] + [.$E130]; [.K129] - [.$E130]); [.K12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25" calcext:value-type="date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formula="of:=IF([.$C131] = &quot;T1&quot;; IF([.$D131]=&quot;Z&quot;;[.G130] + [.$E131]; [.G130] - [.$E131]); [.G130])" office:value-type="float" office:value="39" calcext:value-type="float">
            <text:p>39</text:p>
          </table:table-cell>
          <table:table-cell table:formula="of:=IF([.$C131] = &quot;T2&quot;; IF([.$D131]=&quot;Z&quot;;[.H130] + [.$E131]; [.H130] - [.$E131]); [.H130])" office:value-type="float" office:value="108" calcext:value-type="float">
            <text:p>108</text:p>
          </table:table-cell>
          <table:table-cell table:formula="of:=IF([.$C131] = &quot;T3&quot;; IF([.$D131]=&quot;Z&quot;;[.I130] + [.$E131]; [.I130] - [.$E131]); [.I130])" office:value-type="float" office:value="4" calcext:value-type="float">
            <text:p>4</text:p>
          </table:table-cell>
          <table:table-cell table:formula="of:=IF([.$C131] = &quot;T4&quot;; IF([.$D131]=&quot;Z&quot;;[.J130] + [.$E131]; [.J130] - [.$E131]); [.J130])" office:value-type="float" office:value="1" calcext:value-type="float">
            <text:p>1</text:p>
          </table:table-cell>
          <table:table-cell table:formula="of:=IF([.$C131] = &quot;T5&quot;; IF([.$D131]=&quot;Z&quot;;[.K130] + [.$E131]; [.K130] - [.$E131]); [.K130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IF([.$C132] = &quot;T1&quot;; IF([.$D132]=&quot;Z&quot;;[.G131] + [.$E132]; [.G131] - [.$E132]); [.G131])" office:value-type="float" office:value="39" calcext:value-type="float">
            <text:p>39</text:p>
          </table:table-cell>
          <table:table-cell table:formula="of:=IF([.$C132] = &quot;T2&quot;; IF([.$D132]=&quot;Z&quot;;[.H131] + [.$E132]; [.H131] - [.$E132]); [.H131])" office:value-type="float" office:value="108" calcext:value-type="float">
            <text:p>108</text:p>
          </table:table-cell>
          <table:table-cell table:formula="of:=IF([.$C132] = &quot;T3&quot;; IF([.$D132]=&quot;Z&quot;;[.I131] + [.$E132]; [.I131] - [.$E132]); [.I131])" office:value-type="float" office:value="0" calcext:value-type="float">
            <text:p>0</text:p>
          </table:table-cell>
          <table:table-cell table:formula="of:=IF([.$C132] = &quot;T4&quot;; IF([.$D132]=&quot;Z&quot;;[.J131] + [.$E132]; [.J131] - [.$E132]); [.J131])" office:value-type="float" office:value="1" calcext:value-type="float">
            <text:p>1</text:p>
          </table:table-cell>
          <table:table-cell table:formula="of:=IF([.$C132] = &quot;T5&quot;; IF([.$D132]=&quot;Z&quot;;[.K131] + [.$E132]; [.K131] - [.$E132]); [.K131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IF([.$C133] = &quot;T1&quot;; IF([.$D133]=&quot;Z&quot;;[.G132] + [.$E133]; [.G132] - [.$E133]); [.G132])" office:value-type="float" office:value="65" calcext:value-type="float">
            <text:p>65</text:p>
          </table:table-cell>
          <table:table-cell table:formula="of:=IF([.$C133] = &quot;T2&quot;; IF([.$D133]=&quot;Z&quot;;[.H132] + [.$E133]; [.H132] - [.$E133]); [.H132])" office:value-type="float" office:value="108" calcext:value-type="float">
            <text:p>108</text:p>
          </table:table-cell>
          <table:table-cell table:formula="of:=IF([.$C133] = &quot;T3&quot;; IF([.$D133]=&quot;Z&quot;;[.I132] + [.$E133]; [.I132] - [.$E133]); [.I132])" office:value-type="float" office:value="0" calcext:value-type="float">
            <text:p>0</text:p>
          </table:table-cell>
          <table:table-cell table:formula="of:=IF([.$C133] = &quot;T4&quot;; IF([.$D133]=&quot;Z&quot;;[.J132] + [.$E133]; [.J132] - [.$E133]); [.J132])" office:value-type="float" office:value="1" calcext:value-type="float">
            <text:p>1</text:p>
          </table:table-cell>
          <table:table-cell table:formula="of:=IF([.$C133] = &quot;T5&quot;; IF([.$D133]=&quot;Z&quot;;[.K132] + [.$E133]; [.K132] - [.$E133]); [.K132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table:formula="of:=IF([.$C134] = &quot;T1&quot;; IF([.$D134]=&quot;Z&quot;;[.G133] + [.$E134]; [.G133] - [.$E134]); [.G133])" office:value-type="float" office:value="65" calcext:value-type="float">
            <text:p>65</text:p>
          </table:table-cell>
          <table:table-cell table:formula="of:=IF([.$C134] = &quot;T2&quot;; IF([.$D134]=&quot;Z&quot;;[.H133] + [.$E134]; [.H133] - [.$E134]); [.H133])" office:value-type="float" office:value="108" calcext:value-type="float">
            <text:p>108</text:p>
          </table:table-cell>
          <table:table-cell table:formula="of:=IF([.$C134] = &quot;T3&quot;; IF([.$D134]=&quot;Z&quot;;[.I133] + [.$E134]; [.I133] - [.$E134]); [.I133])" office:value-type="float" office:value="0" calcext:value-type="float">
            <text:p>0</text:p>
          </table:table-cell>
          <table:table-cell table:formula="of:=IF([.$C134] = &quot;T4&quot;; IF([.$D134]=&quot;Z&quot;;[.J133] + [.$E134]; [.J133] - [.$E134]); [.J133])" office:value-type="float" office:value="39" calcext:value-type="float">
            <text:p>39</text:p>
          </table:table-cell>
          <table:table-cell table:formula="of:=IF([.$C134] = &quot;T5&quot;; IF([.$D134]=&quot;Z&quot;;[.K133] + [.$E134]; [.K133] - [.$E134]); [.K133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formula="of:=IF([.$C135] = &quot;T1&quot;; IF([.$D135]=&quot;Z&quot;;[.G134] + [.$E135]; [.G134] - [.$E135]); [.G134])" office:value-type="float" office:value="65" calcext:value-type="float">
            <text:p>65</text:p>
          </table:table-cell>
          <table:table-cell table:formula="of:=IF([.$C135] = &quot;T2&quot;; IF([.$D135]=&quot;Z&quot;;[.H134] + [.$E135]; [.H134] - [.$E135]); [.H134])" office:value-type="float" office:value="108" calcext:value-type="float">
            <text:p>108</text:p>
          </table:table-cell>
          <table:table-cell table:formula="of:=IF([.$C135] = &quot;T3&quot;; IF([.$D135]=&quot;Z&quot;;[.I134] + [.$E135]; [.I134] - [.$E135]); [.I134])" office:value-type="float" office:value="0" calcext:value-type="float">
            <text:p>0</text:p>
          </table:table-cell>
          <table:table-cell table:formula="of:=IF([.$C135] = &quot;T4&quot;; IF([.$D135]=&quot;Z&quot;;[.J134] + [.$E135]; [.J134] - [.$E135]); [.J134])" office:value-type="float" office:value="1" calcext:value-type="float">
            <text:p>1</text:p>
          </table:table-cell>
          <table:table-cell table:formula="of:=IF([.$C135] = &quot;T5&quot;; IF([.$D135]=&quot;Z&quot;;[.K134] + [.$E135]; [.K134] - [.$E135]); [.K134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formula="of:=IF([.$C136] = &quot;T1&quot;; IF([.$D136]=&quot;Z&quot;;[.G135] + [.$E136]; [.G135] - [.$E136]); [.G135])" office:value-type="float" office:value="65" calcext:value-type="float">
            <text:p>65</text:p>
          </table:table-cell>
          <table:table-cell table:formula="of:=IF([.$C136] = &quot;T2&quot;; IF([.$D136]=&quot;Z&quot;;[.H135] + [.$E136]; [.H135] - [.$E136]); [.H135])" office:value-type="float" office:value="64" calcext:value-type="float">
            <text:p>64</text:p>
          </table:table-cell>
          <table:table-cell table:formula="of:=IF([.$C136] = &quot;T3&quot;; IF([.$D136]=&quot;Z&quot;;[.I135] + [.$E136]; [.I135] - [.$E136]); [.I135])" office:value-type="float" office:value="0" calcext:value-type="float">
            <text:p>0</text:p>
          </table:table-cell>
          <table:table-cell table:formula="of:=IF([.$C136] = &quot;T4&quot;; IF([.$D136]=&quot;Z&quot;;[.J135] + [.$E136]; [.J135] - [.$E136]); [.J135])" office:value-type="float" office:value="1" calcext:value-type="float">
            <text:p>1</text:p>
          </table:table-cell>
          <table:table-cell table:formula="of:=IF([.$C136] = &quot;T5&quot;; IF([.$D136]=&quot;Z&quot;;[.K135] + [.$E136]; [.K135] - [.$E136]); [.K135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IF([.$C137] = &quot;T1&quot;; IF([.$D137]=&quot;Z&quot;;[.G136] + [.$E137]; [.G136] - [.$E137]); [.G136])" office:value-type="float" office:value="86" calcext:value-type="float">
            <text:p>86</text:p>
          </table:table-cell>
          <table:table-cell table:formula="of:=IF([.$C137] = &quot;T2&quot;; IF([.$D137]=&quot;Z&quot;;[.H136] + [.$E137]; [.H136] - [.$E137]); [.H136])" office:value-type="float" office:value="64" calcext:value-type="float">
            <text:p>64</text:p>
          </table:table-cell>
          <table:table-cell table:formula="of:=IF([.$C137] = &quot;T3&quot;; IF([.$D137]=&quot;Z&quot;;[.I136] + [.$E137]; [.I136] - [.$E137]); [.I136])" office:value-type="float" office:value="0" calcext:value-type="float">
            <text:p>0</text:p>
          </table:table-cell>
          <table:table-cell table:formula="of:=IF([.$C137] = &quot;T4&quot;; IF([.$D137]=&quot;Z&quot;;[.J136] + [.$E137]; [.J136] - [.$E137]); [.J136])" office:value-type="float" office:value="1" calcext:value-type="float">
            <text:p>1</text:p>
          </table:table-cell>
          <table:table-cell table:formula="of:=IF([.$C137] = &quot;T5&quot;; IF([.$D137]=&quot;Z&quot;;[.K136] + [.$E137]; [.K136] - [.$E137]); [.K136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IF([.$C138] = &quot;T1&quot;; IF([.$D138]=&quot;Z&quot;;[.G137] + [.$E138]; [.G137] - [.$E138]); [.G137])" office:value-type="float" office:value="86" calcext:value-type="float">
            <text:p>86</text:p>
          </table:table-cell>
          <table:table-cell table:formula="of:=IF([.$C138] = &quot;T2&quot;; IF([.$D138]=&quot;Z&quot;;[.H137] + [.$E138]; [.H137] - [.$E138]); [.H137])" office:value-type="float" office:value="64" calcext:value-type="float">
            <text:p>64</text:p>
          </table:table-cell>
          <table:table-cell table:formula="of:=IF([.$C138] = &quot;T3&quot;; IF([.$D138]=&quot;Z&quot;;[.I137] + [.$E138]; [.I137] - [.$E138]); [.I137])" office:value-type="float" office:value="0" calcext:value-type="float">
            <text:p>0</text:p>
          </table:table-cell>
          <table:table-cell table:formula="of:=IF([.$C138] = &quot;T4&quot;; IF([.$D138]=&quot;Z&quot;;[.J137] + [.$E138]; [.J137] - [.$E138]); [.J137])" office:value-type="float" office:value="1" calcext:value-type="float">
            <text:p>1</text:p>
          </table:table-cell>
          <table:table-cell table:formula="of:=IF([.$C138] = &quot;T5&quot;; IF([.$D138]=&quot;Z&quot;;[.K137] + [.$E138]; [.K137] - [.$E138]); [.K137])"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IF([.$C139] = &quot;T1&quot;; IF([.$D139]=&quot;Z&quot;;[.G138] + [.$E139]; [.G138] - [.$E139]); [.G138])" office:value-type="float" office:value="86" calcext:value-type="float">
            <text:p>86</text:p>
          </table:table-cell>
          <table:table-cell table:formula="of:=IF([.$C139] = &quot;T2&quot;; IF([.$D139]=&quot;Z&quot;;[.H138] + [.$E139]; [.H138] - [.$E139]); [.H138])" office:value-type="float" office:value="49" calcext:value-type="float">
            <text:p>49</text:p>
          </table:table-cell>
          <table:table-cell table:formula="of:=IF([.$C139] = &quot;T3&quot;; IF([.$D139]=&quot;Z&quot;;[.I138] + [.$E139]; [.I138] - [.$E139]); [.I138])" office:value-type="float" office:value="0" calcext:value-type="float">
            <text:p>0</text:p>
          </table:table-cell>
          <table:table-cell table:formula="of:=IF([.$C139] = &quot;T4&quot;; IF([.$D139]=&quot;Z&quot;;[.J138] + [.$E139]; [.J138] - [.$E139]); [.J138])" office:value-type="float" office:value="1" calcext:value-type="float">
            <text:p>1</text:p>
          </table:table-cell>
          <table:table-cell table:formula="of:=IF([.$C139] = &quot;T5&quot;; IF([.$D139]=&quot;Z&quot;;[.K138] + [.$E139]; [.K138] - [.$E139]); [.K138])"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table:formula="of:=IF([.$C140] = &quot;T1&quot;; IF([.$D140]=&quot;Z&quot;;[.G139] + [.$E140]; [.G139] - [.$E140]); [.G139])" office:value-type="float" office:value="86" calcext:value-type="float">
            <text:p>86</text:p>
          </table:table-cell>
          <table:table-cell table:formula="of:=IF([.$C140] = &quot;T2&quot;; IF([.$D140]=&quot;Z&quot;;[.H139] + [.$E140]; [.H139] - [.$E140]); [.H139])" office:value-type="float" office:value="49" calcext:value-type="float">
            <text:p>49</text:p>
          </table:table-cell>
          <table:table-cell table:formula="of:=IF([.$C140] = &quot;T3&quot;; IF([.$D140]=&quot;Z&quot;;[.I139] + [.$E140]; [.I139] - [.$E140]); [.I139])" office:value-type="float" office:value="0" calcext:value-type="float">
            <text:p>0</text:p>
          </table:table-cell>
          <table:table-cell table:formula="of:=IF([.$C140] = &quot;T4&quot;; IF([.$D140]=&quot;Z&quot;;[.J139] + [.$E140]; [.J139] - [.$E140]); [.J139])" office:value-type="float" office:value="1" calcext:value-type="float">
            <text:p>1</text:p>
          </table:table-cell>
          <table:table-cell table:formula="of:=IF([.$C140] = &quot;T5&quot;; IF([.$D140]=&quot;Z&quot;;[.K139] + [.$E140]; [.K139] - [.$E140]); [.K13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IF([.$C141] = &quot;T1&quot;; IF([.$D141]=&quot;Z&quot;;[.G140] + [.$E141]; [.G140] - [.$E141]); [.G140])" office:value-type="float" office:value="86" calcext:value-type="float">
            <text:p>86</text:p>
          </table:table-cell>
          <table:table-cell table:formula="of:=IF([.$C141] = &quot;T2&quot;; IF([.$D141]=&quot;Z&quot;;[.H140] + [.$E141]; [.H140] - [.$E141]); [.H140])" office:value-type="float" office:value="49" calcext:value-type="float">
            <text:p>49</text:p>
          </table:table-cell>
          <table:table-cell table:formula="of:=IF([.$C141] = &quot;T3&quot;; IF([.$D141]=&quot;Z&quot;;[.I140] + [.$E141]; [.I140] - [.$E141]); [.I140])" office:value-type="float" office:value="0" calcext:value-type="float">
            <text:p>0</text:p>
          </table:table-cell>
          <table:table-cell table:formula="of:=IF([.$C141] = &quot;T4&quot;; IF([.$D141]=&quot;Z&quot;;[.J140] + [.$E141]; [.J140] - [.$E141]); [.J140])" office:value-type="float" office:value="10" calcext:value-type="float">
            <text:p>10</text:p>
          </table:table-cell>
          <table:table-cell table:formula="of:=IF([.$C141] = &quot;T5&quot;; IF([.$D141]=&quot;Z&quot;;[.K140] + [.$E141]; [.K140] - [.$E141]); [.K140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IF([.$C142] = &quot;T1&quot;; IF([.$D142]=&quot;Z&quot;;[.G141] + [.$E142]; [.G141] - [.$E142]); [.G141])" office:value-type="float" office:value="86" calcext:value-type="float">
            <text:p>86</text:p>
          </table:table-cell>
          <table:table-cell table:formula="of:=IF([.$C142] = &quot;T2&quot;; IF([.$D142]=&quot;Z&quot;;[.H141] + [.$E142]; [.H141] - [.$E142]); [.H141])" office:value-type="float" office:value="49" calcext:value-type="float">
            <text:p>49</text:p>
          </table:table-cell>
          <table:table-cell table:formula="of:=IF([.$C142] = &quot;T3&quot;; IF([.$D142]=&quot;Z&quot;;[.I141] + [.$E142]; [.I141] - [.$E142]); [.I141])" office:value-type="float" office:value="6" calcext:value-type="float">
            <text:p>6</text:p>
          </table:table-cell>
          <table:table-cell table:formula="of:=IF([.$C142] = &quot;T4&quot;; IF([.$D142]=&quot;Z&quot;;[.J141] + [.$E142]; [.J141] - [.$E142]); [.J141])" office:value-type="float" office:value="10" calcext:value-type="float">
            <text:p>10</text:p>
          </table:table-cell>
          <table:table-cell table:formula="of:=IF([.$C142] = &quot;T5&quot;; IF([.$D142]=&quot;Z&quot;;[.K141] + [.$E142]; [.K141] - [.$E142]); [.K14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[.$C143] = &quot;T1&quot;; IF([.$D143]=&quot;Z&quot;;[.G142] + [.$E143]; [.G142] - [.$E143]); [.G142])" office:value-type="float" office:value="90" calcext:value-type="float">
            <text:p>90</text:p>
          </table:table-cell>
          <table:table-cell table:formula="of:=IF([.$C143] = &quot;T2&quot;; IF([.$D143]=&quot;Z&quot;;[.H142] + [.$E143]; [.H142] - [.$E143]); [.H142])" office:value-type="float" office:value="49" calcext:value-type="float">
            <text:p>49</text:p>
          </table:table-cell>
          <table:table-cell table:formula="of:=IF([.$C143] = &quot;T3&quot;; IF([.$D143]=&quot;Z&quot;;[.I142] + [.$E143]; [.I142] - [.$E143]); [.I142])" office:value-type="float" office:value="6" calcext:value-type="float">
            <text:p>6</text:p>
          </table:table-cell>
          <table:table-cell table:formula="of:=IF([.$C143] = &quot;T4&quot;; IF([.$D143]=&quot;Z&quot;;[.J142] + [.$E143]; [.J142] - [.$E143]); [.J142])" office:value-type="float" office:value="10" calcext:value-type="float">
            <text:p>10</text:p>
          </table:table-cell>
          <table:table-cell table:formula="of:=IF([.$C143] = &quot;T5&quot;; IF([.$D143]=&quot;Z&quot;;[.K142] + [.$E143]; [.K142] - [.$E143]); [.K14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30" calcext:value-type="date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IF([.$C144] = &quot;T1&quot;; IF([.$D144]=&quot;Z&quot;;[.G143] + [.$E144]; [.G143] - [.$E144]); [.G143])" office:value-type="float" office:value="90" calcext:value-type="float">
            <text:p>90</text:p>
          </table:table-cell>
          <table:table-cell table:formula="of:=IF([.$C144] = &quot;T2&quot;; IF([.$D144]=&quot;Z&quot;;[.H143] + [.$E144]; [.H143] - [.$E144]); [.H143])" office:value-type="float" office:value="49" calcext:value-type="float">
            <text:p>49</text:p>
          </table:table-cell>
          <table:table-cell table:formula="of:=IF([.$C144] = &quot;T3&quot;; IF([.$D144]=&quot;Z&quot;;[.I143] + [.$E144]; [.I143] - [.$E144]); [.I143])" office:value-type="float" office:value="0" calcext:value-type="float">
            <text:p>0</text:p>
          </table:table-cell>
          <table:table-cell table:formula="of:=IF([.$C144] = &quot;T4&quot;; IF([.$D144]=&quot;Z&quot;;[.J143] + [.$E144]; [.J143] - [.$E144]); [.J143])" office:value-type="float" office:value="10" calcext:value-type="float">
            <text:p>10</text:p>
          </table:table-cell>
          <table:table-cell table:formula="of:=IF([.$C144] = &quot;T5&quot;; IF([.$D144]=&quot;Z&quot;;[.K143] + [.$E144]; [.K143] - [.$E144]); [.K14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30" calcext:value-type="date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table:formula="of:=IF([.$C145] = &quot;T1&quot;; IF([.$D145]=&quot;Z&quot;;[.G144] + [.$E145]; [.G144] - [.$E145]); [.G144])" office:value-type="float" office:value="90" calcext:value-type="float">
            <text:p>90</text:p>
          </table:table-cell>
          <table:table-cell table:formula="of:=IF([.$C145] = &quot;T2&quot;; IF([.$D145]=&quot;Z&quot;;[.H144] + [.$E145]; [.H144] - [.$E145]); [.H144])" office:value-type="float" office:value="49" calcext:value-type="float">
            <text:p>49</text:p>
          </table:table-cell>
          <table:table-cell table:formula="of:=IF([.$C145] = &quot;T3&quot;; IF([.$D145]=&quot;Z&quot;;[.I144] + [.$E145]; [.I144] - [.$E145]); [.I144])" office:value-type="float" office:value="0" calcext:value-type="float">
            <text:p>0</text:p>
          </table:table-cell>
          <table:table-cell table:formula="of:=IF([.$C145] = &quot;T4&quot;; IF([.$D145]=&quot;Z&quot;;[.J144] + [.$E145]; [.J144] - [.$E145]); [.J144])" office:value-type="float" office:value="58" calcext:value-type="float">
            <text:p>58</text:p>
          </table:table-cell>
          <table:table-cell table:formula="of:=IF([.$C145] = &quot;T5&quot;; IF([.$D145]=&quot;Z&quot;;[.K144] + [.$E145]; [.K144] - [.$E145]); [.K14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formula="of:=IF([.$C146] = &quot;T1&quot;; IF([.$D146]=&quot;Z&quot;;[.G145] + [.$E146]; [.G145] - [.$E146]); [.G145])" office:value-type="float" office:value="90" calcext:value-type="float">
            <text:p>90</text:p>
          </table:table-cell>
          <table:table-cell table:formula="of:=IF([.$C146] = &quot;T2&quot;; IF([.$D146]=&quot;Z&quot;;[.H145] + [.$E146]; [.H145] - [.$E146]); [.H145])" office:value-type="float" office:value="49" calcext:value-type="float">
            <text:p>49</text:p>
          </table:table-cell>
          <table:table-cell table:formula="of:=IF([.$C146] = &quot;T3&quot;; IF([.$D146]=&quot;Z&quot;;[.I145] + [.$E146]; [.I145] - [.$E146]); [.I145])" office:value-type="float" office:value="0" calcext:value-type="float">
            <text:p>0</text:p>
          </table:table-cell>
          <table:table-cell table:formula="of:=IF([.$C146] = &quot;T4&quot;; IF([.$D146]=&quot;Z&quot;;[.J145] + [.$E146]; [.J145] - [.$E146]); [.J145])" office:value-type="float" office:value="58" calcext:value-type="float">
            <text:p>58</text:p>
          </table:table-cell>
          <table:table-cell table:formula="of:=IF([.$C146] = &quot;T5&quot;; IF([.$D146]=&quot;Z&quot;;[.K145] + [.$E146]; [.K145] - [.$E146]); [.K145])"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formula="of:=IF([.$C147] = &quot;T1&quot;; IF([.$D147]=&quot;Z&quot;;[.G146] + [.$E147]; [.G146] - [.$E147]); [.G146])" office:value-type="float" office:value="90" calcext:value-type="float">
            <text:p>90</text:p>
          </table:table-cell>
          <table:table-cell table:formula="of:=IF([.$C147] = &quot;T2&quot;; IF([.$D147]=&quot;Z&quot;;[.H146] + [.$E147]; [.H146] - [.$E147]); [.H146])" office:value-type="float" office:value="0" calcext:value-type="float">
            <text:p>0</text:p>
          </table:table-cell>
          <table:table-cell table:formula="of:=IF([.$C147] = &quot;T3&quot;; IF([.$D147]=&quot;Z&quot;;[.I146] + [.$E147]; [.I146] - [.$E147]); [.I146])" office:value-type="float" office:value="0" calcext:value-type="float">
            <text:p>0</text:p>
          </table:table-cell>
          <table:table-cell table:formula="of:=IF([.$C147] = &quot;T4&quot;; IF([.$D147]=&quot;Z&quot;;[.J146] + [.$E147]; [.J146] - [.$E147]); [.J146])" office:value-type="float" office:value="58" calcext:value-type="float">
            <text:p>58</text:p>
          </table:table-cell>
          <table:table-cell table:formula="of:=IF([.$C147] = &quot;T5&quot;; IF([.$D147]=&quot;Z&quot;;[.K146] + [.$E147]; [.K146] - [.$E147]); [.K146])"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F([.$C148] = &quot;T1&quot;; IF([.$D148]=&quot;Z&quot;;[.G147] + [.$E148]; [.G147] - [.$E148]); [.G147])" office:value-type="float" office:value="100" calcext:value-type="float">
            <text:p>100</text:p>
          </table:table-cell>
          <table:table-cell table:formula="of:=IF([.$C148] = &quot;T2&quot;; IF([.$D148]=&quot;Z&quot;;[.H147] + [.$E148]; [.H147] - [.$E148]); [.H147])" office:value-type="float" office:value="0" calcext:value-type="float">
            <text:p>0</text:p>
          </table:table-cell>
          <table:table-cell table:formula="of:=IF([.$C148] = &quot;T3&quot;; IF([.$D148]=&quot;Z&quot;;[.I147] + [.$E148]; [.I147] - [.$E148]); [.I147])" office:value-type="float" office:value="0" calcext:value-type="float">
            <text:p>0</text:p>
          </table:table-cell>
          <table:table-cell table:formula="of:=IF([.$C148] = &quot;T4&quot;; IF([.$D148]=&quot;Z&quot;;[.J147] + [.$E148]; [.J147] - [.$E148]); [.J147])" office:value-type="float" office:value="58" calcext:value-type="float">
            <text:p>58</text:p>
          </table:table-cell>
          <table:table-cell table:formula="of:=IF([.$C148] = &quot;T5&quot;; IF([.$D148]=&quot;Z&quot;;[.K147] + [.$E148]; [.K147] - [.$E148]); [.K147])"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table:formula="of:=IF([.$C149] = &quot;T1&quot;; IF([.$D149]=&quot;Z&quot;;[.G148] + [.$E149]; [.G148] - [.$E149]); [.G148])" office:value-type="float" office:value="100" calcext:value-type="float">
            <text:p>100</text:p>
          </table:table-cell>
          <table:table-cell table:formula="of:=IF([.$C149] = &quot;T2&quot;; IF([.$D149]=&quot;Z&quot;;[.H148] + [.$E149]; [.H148] - [.$E149]); [.H148])" office:value-type="float" office:value="0" calcext:value-type="float">
            <text:p>0</text:p>
          </table:table-cell>
          <table:table-cell table:formula="of:=IF([.$C149] = &quot;T3&quot;; IF([.$D149]=&quot;Z&quot;;[.I148] + [.$E149]; [.I148] - [.$E149]); [.I148])" office:value-type="float" office:value="47" calcext:value-type="float">
            <text:p>47</text:p>
          </table:table-cell>
          <table:table-cell table:formula="of:=IF([.$C149] = &quot;T4&quot;; IF([.$D149]=&quot;Z&quot;;[.J148] + [.$E149]; [.J148] - [.$E149]); [.J148])" office:value-type="float" office:value="58" calcext:value-type="float">
            <text:p>58</text:p>
          </table:table-cell>
          <table:table-cell table:formula="of:=IF([.$C149] = &quot;T5&quot;; IF([.$D149]=&quot;Z&quot;;[.K148] + [.$E149]; [.K148] - [.$E149]); [.K148])"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formula="of:=IF([.$C150] = &quot;T1&quot;; IF([.$D150]=&quot;Z&quot;;[.G149] + [.$E150]; [.G149] - [.$E150]); [.G149])" office:value-type="float" office:value="100" calcext:value-type="float">
            <text:p>100</text:p>
          </table:table-cell>
          <table:table-cell table:formula="of:=IF([.$C150] = &quot;T2&quot;; IF([.$D150]=&quot;Z&quot;;[.H149] + [.$E150]; [.H149] - [.$E150]); [.H149])" office:value-type="float" office:value="0" calcext:value-type="float">
            <text:p>0</text:p>
          </table:table-cell>
          <table:table-cell table:formula="of:=IF([.$C150] = &quot;T3&quot;; IF([.$D150]=&quot;Z&quot;;[.I149] + [.$E150]; [.I149] - [.$E150]); [.I149])" office:value-type="float" office:value="47" calcext:value-type="float">
            <text:p>47</text:p>
          </table:table-cell>
          <table:table-cell table:formula="of:=IF([.$C150] = &quot;T4&quot;; IF([.$D150]=&quot;Z&quot;;[.J149] + [.$E150]; [.J149] - [.$E150]); [.J149])" office:value-type="float" office:value="106" calcext:value-type="float">
            <text:p>106</text:p>
          </table:table-cell>
          <table:table-cell table:formula="of:=IF([.$C150] = &quot;T5&quot;; IF([.$D150]=&quot;Z&quot;;[.K149] + [.$E150]; [.K149] - [.$E150]); [.K149])"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3-03" calcext:value-type="date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formula="of:=IF([.$C151] = &quot;T1&quot;; IF([.$D151]=&quot;Z&quot;;[.G150] + [.$E151]; [.G150] - [.$E151]); [.G150])" office:value-type="float" office:value="100" calcext:value-type="float">
            <text:p>100</text:p>
          </table:table-cell>
          <table:table-cell table:formula="of:=IF([.$C151] = &quot;T2&quot;; IF([.$D151]=&quot;Z&quot;;[.H150] + [.$E151]; [.H150] - [.$E151]); [.H150])" office:value-type="float" office:value="0" calcext:value-type="float">
            <text:p>0</text:p>
          </table:table-cell>
          <table:table-cell table:formula="of:=IF([.$C151] = &quot;T3&quot;; IF([.$D151]=&quot;Z&quot;;[.I150] + [.$E151]; [.I150] - [.$E151]); [.I150])" office:value-type="float" office:value="47" calcext:value-type="float">
            <text:p>47</text:p>
          </table:table-cell>
          <table:table-cell table:formula="of:=IF([.$C151] = &quot;T4&quot;; IF([.$D151]=&quot;Z&quot;;[.J150] + [.$E151]; [.J150] - [.$E151]); [.J150])" office:value-type="float" office:value="106" calcext:value-type="float">
            <text:p>106</text:p>
          </table:table-cell>
          <table:table-cell table:formula="of:=IF([.$C151] = &quot;T5&quot;; IF([.$D151]=&quot;Z&quot;;[.K150] + [.$E151]; [.K150] - [.$E151]); [.K150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3" calcext:value-type="date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IF([.$C152] = &quot;T1&quot;; IF([.$D152]=&quot;Z&quot;;[.G151] + [.$E152]; [.G151] - [.$E152]); [.G151])" office:value-type="float" office:value="105" calcext:value-type="float">
            <text:p>105</text:p>
          </table:table-cell>
          <table:table-cell table:formula="of:=IF([.$C152] = &quot;T2&quot;; IF([.$D152]=&quot;Z&quot;;[.H151] + [.$E152]; [.H151] - [.$E152]); [.H151])" office:value-type="float" office:value="0" calcext:value-type="float">
            <text:p>0</text:p>
          </table:table-cell>
          <table:table-cell table:formula="of:=IF([.$C152] = &quot;T3&quot;; IF([.$D152]=&quot;Z&quot;;[.I151] + [.$E152]; [.I151] - [.$E152]); [.I151])" office:value-type="float" office:value="47" calcext:value-type="float">
            <text:p>47</text:p>
          </table:table-cell>
          <table:table-cell table:formula="of:=IF([.$C152] = &quot;T4&quot;; IF([.$D152]=&quot;Z&quot;;[.J151] + [.$E152]; [.J151] - [.$E152]); [.J151])" office:value-type="float" office:value="106" calcext:value-type="float">
            <text:p>106</text:p>
          </table:table-cell>
          <table:table-cell table:formula="of:=IF([.$C152] = &quot;T5&quot;; IF([.$D152]=&quot;Z&quot;;[.K151] + [.$E152]; [.K151] - [.$E152]); [.K15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formula="of:=IF([.$C153] = &quot;T1&quot;; IF([.$D153]=&quot;Z&quot;;[.G152] + [.$E153]; [.G152] - [.$E153]); [.G152])" office:value-type="float" office:value="105" calcext:value-type="float">
            <text:p>105</text:p>
          </table:table-cell>
          <table:table-cell table:formula="of:=IF([.$C153] = &quot;T2&quot;; IF([.$D153]=&quot;Z&quot;;[.H152] + [.$E153]; [.H152] - [.$E153]); [.H152])" office:value-type="float" office:value="0" calcext:value-type="float">
            <text:p>0</text:p>
          </table:table-cell>
          <table:table-cell table:formula="of:=IF([.$C153] = &quot;T3&quot;; IF([.$D153]=&quot;Z&quot;;[.I152] + [.$E153]; [.I152] - [.$E153]); [.I152])" office:value-type="float" office:value="1" calcext:value-type="float">
            <text:p>1</text:p>
          </table:table-cell>
          <table:table-cell table:formula="of:=IF([.$C153] = &quot;T4&quot;; IF([.$D153]=&quot;Z&quot;;[.J152] + [.$E153]; [.J152] - [.$E153]); [.J152])" office:value-type="float" office:value="106" calcext:value-type="float">
            <text:p>106</text:p>
          </table:table-cell>
          <table:table-cell table:formula="of:=IF([.$C153] = &quot;T5&quot;; IF([.$D153]=&quot;Z&quot;;[.K152] + [.$E153]; [.K152] - [.$E153]); [.K15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table:formula="of:=IF([.$C154] = &quot;T1&quot;; IF([.$D154]=&quot;Z&quot;;[.G153] + [.$E154]; [.G153] - [.$E154]); [.G153])" office:value-type="float" office:value="105" calcext:value-type="float">
            <text:p>105</text:p>
          </table:table-cell>
          <table:table-cell table:formula="of:=IF([.$C154] = &quot;T2&quot;; IF([.$D154]=&quot;Z&quot;;[.H153] + [.$E154]; [.H153] - [.$E154]); [.H153])" office:value-type="float" office:value="0" calcext:value-type="float">
            <text:p>0</text:p>
          </table:table-cell>
          <table:table-cell table:formula="of:=IF([.$C154] = &quot;T3&quot;; IF([.$D154]=&quot;Z&quot;;[.I153] + [.$E154]; [.I153] - [.$E154]); [.I153])" office:value-type="float" office:value="1" calcext:value-type="float">
            <text:p>1</text:p>
          </table:table-cell>
          <table:table-cell table:formula="of:=IF([.$C154] = &quot;T4&quot;; IF([.$D154]=&quot;Z&quot;;[.J153] + [.$E154]; [.J153] - [.$E154]); [.J153])" office:value-type="float" office:value="155" calcext:value-type="float">
            <text:p>155</text:p>
          </table:table-cell>
          <table:table-cell table:formula="of:=IF([.$C154] = &quot;T5&quot;; IF([.$D154]=&quot;Z&quot;;[.K153] + [.$E154]; [.K153] - [.$E154]); [.K15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IF([.$C155] = &quot;T1&quot;; IF([.$D155]=&quot;Z&quot;;[.G154] + [.$E155]; [.G154] - [.$E155]); [.G154])" office:value-type="float" office:value="121" calcext:value-type="float">
            <text:p>121</text:p>
          </table:table-cell>
          <table:table-cell table:formula="of:=IF([.$C155] = &quot;T2&quot;; IF([.$D155]=&quot;Z&quot;;[.H154] + [.$E155]; [.H154] - [.$E155]); [.H154])" office:value-type="float" office:value="0" calcext:value-type="float">
            <text:p>0</text:p>
          </table:table-cell>
          <table:table-cell table:formula="of:=IF([.$C155] = &quot;T3&quot;; IF([.$D155]=&quot;Z&quot;;[.I154] + [.$E155]; [.I154] - [.$E155]); [.I154])" office:value-type="float" office:value="1" calcext:value-type="float">
            <text:p>1</text:p>
          </table:table-cell>
          <table:table-cell table:formula="of:=IF([.$C155] = &quot;T4&quot;; IF([.$D155]=&quot;Z&quot;;[.J154] + [.$E155]; [.J154] - [.$E155]); [.J154])" office:value-type="float" office:value="155" calcext:value-type="float">
            <text:p>155</text:p>
          </table:table-cell>
          <table:table-cell table:formula="of:=IF([.$C155] = &quot;T5&quot;; IF([.$D155]=&quot;Z&quot;;[.K154] + [.$E155]; [.K154] - [.$E155]); [.K15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IF([.$C156] = &quot;T1&quot;; IF([.$D156]=&quot;Z&quot;;[.G155] + [.$E156]; [.G155] - [.$E156]); [.G155])" office:value-type="float" office:value="121" calcext:value-type="float">
            <text:p>121</text:p>
          </table:table-cell>
          <table:table-cell table:formula="of:=IF([.$C156] = &quot;T2&quot;; IF([.$D156]=&quot;Z&quot;;[.H155] + [.$E156]; [.H155] - [.$E156]); [.H155])" office:value-type="float" office:value="0" calcext:value-type="float">
            <text:p>0</text:p>
          </table:table-cell>
          <table:table-cell table:formula="of:=IF([.$C156] = &quot;T3&quot;; IF([.$D156]=&quot;Z&quot;;[.I155] + [.$E156]; [.I155] - [.$E156]); [.I155])" office:value-type="float" office:value="1" calcext:value-type="float">
            <text:p>1</text:p>
          </table:table-cell>
          <table:table-cell table:formula="of:=IF([.$C156] = &quot;T4&quot;; IF([.$D156]=&quot;Z&quot;;[.J155] + [.$E156]; [.J155] - [.$E156]); [.J155])" office:value-type="float" office:value="155" calcext:value-type="float">
            <text:p>155</text:p>
          </table:table-cell>
          <table:table-cell table:formula="of:=IF([.$C156] = &quot;T5&quot;; IF([.$D156]=&quot;Z&quot;;[.K155] + [.$E156]; [.K155] - [.$E156]); [.K155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IF([.$C157] = &quot;T1&quot;; IF([.$D157]=&quot;Z&quot;;[.G156] + [.$E157]; [.G156] - [.$E157]); [.G156])" office:value-type="float" office:value="121" calcext:value-type="float">
            <text:p>121</text:p>
          </table:table-cell>
          <table:table-cell table:formula="of:=IF([.$C157] = &quot;T2&quot;; IF([.$D157]=&quot;Z&quot;;[.H156] + [.$E157]; [.H156] - [.$E157]); [.H156])" office:value-type="float" office:value="0" calcext:value-type="float">
            <text:p>0</text:p>
          </table:table-cell>
          <table:table-cell table:formula="of:=IF([.$C157] = &quot;T3&quot;; IF([.$D157]=&quot;Z&quot;;[.I156] + [.$E157]; [.I156] - [.$E157]); [.I156])" office:value-type="float" office:value="0" calcext:value-type="float">
            <text:p>0</text:p>
          </table:table-cell>
          <table:table-cell table:formula="of:=IF([.$C157] = &quot;T4&quot;; IF([.$D157]=&quot;Z&quot;;[.J156] + [.$E157]; [.J156] - [.$E157]); [.J156])" office:value-type="float" office:value="155" calcext:value-type="float">
            <text:p>155</text:p>
          </table:table-cell>
          <table:table-cell table:formula="of:=IF([.$C157] = &quot;T5&quot;; IF([.$D157]=&quot;Z&quot;;[.K156] + [.$E157]; [.K156] - [.$E157]); [.K156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formula="of:=IF([.$C158] = &quot;T1&quot;; IF([.$D158]=&quot;Z&quot;;[.G157] + [.$E158]; [.G157] - [.$E158]); [.G157])" office:value-type="float" office:value="155" calcext:value-type="float">
            <text:p>155</text:p>
          </table:table-cell>
          <table:table-cell table:formula="of:=IF([.$C158] = &quot;T2&quot;; IF([.$D158]=&quot;Z&quot;;[.H157] + [.$E158]; [.H157] - [.$E158]); [.H157])" office:value-type="float" office:value="0" calcext:value-type="float">
            <text:p>0</text:p>
          </table:table-cell>
          <table:table-cell table:formula="of:=IF([.$C158] = &quot;T3&quot;; IF([.$D158]=&quot;Z&quot;;[.I157] + [.$E158]; [.I157] - [.$E158]); [.I157])" office:value-type="float" office:value="0" calcext:value-type="float">
            <text:p>0</text:p>
          </table:table-cell>
          <table:table-cell table:formula="of:=IF([.$C158] = &quot;T4&quot;; IF([.$D158]=&quot;Z&quot;;[.J157] + [.$E158]; [.J157] - [.$E158]); [.J157])" office:value-type="float" office:value="155" calcext:value-type="float">
            <text:p>155</text:p>
          </table:table-cell>
          <table:table-cell table:formula="of:=IF([.$C158] = &quot;T5&quot;; IF([.$D158]=&quot;Z&quot;;[.K157] + [.$E158]; [.K157] - [.$E158]); [.K157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formula="of:=IF([.$C159] = &quot;T1&quot;; IF([.$D159]=&quot;Z&quot;;[.G158] + [.$E159]; [.G158] - [.$E159]); [.G158])" office:value-type="float" office:value="155" calcext:value-type="float">
            <text:p>155</text:p>
          </table:table-cell>
          <table:table-cell table:formula="of:=IF([.$C159] = &quot;T2&quot;; IF([.$D159]=&quot;Z&quot;;[.H158] + [.$E159]; [.H158] - [.$E159]); [.H158])" office:value-type="float" office:value="0" calcext:value-type="float">
            <text:p>0</text:p>
          </table:table-cell>
          <table:table-cell table:formula="of:=IF([.$C159] = &quot;T3&quot;; IF([.$D159]=&quot;Z&quot;;[.I158] + [.$E159]; [.I158] - [.$E159]); [.I158])" office:value-type="float" office:value="0" calcext:value-type="float">
            <text:p>0</text:p>
          </table:table-cell>
          <table:table-cell table:formula="of:=IF([.$C159] = &quot;T4&quot;; IF([.$D159]=&quot;Z&quot;;[.J158] + [.$E159]; [.J158] - [.$E159]); [.J158])" office:value-type="float" office:value="184" calcext:value-type="float">
            <text:p>184</text:p>
          </table:table-cell>
          <table:table-cell table:formula="of:=IF([.$C159] = &quot;T5&quot;; IF([.$D159]=&quot;Z&quot;;[.K158] + [.$E159]; [.K158] - [.$E159]); [.K158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IF([.$C160] = &quot;T1&quot;; IF([.$D160]=&quot;Z&quot;;[.G159] + [.$E160]; [.G159] - [.$E160]); [.G159])" office:value-type="float" office:value="155" calcext:value-type="float">
            <text:p>155</text:p>
          </table:table-cell>
          <table:table-cell table:formula="of:=IF([.$C160] = &quot;T2&quot;; IF([.$D160]=&quot;Z&quot;;[.H159] + [.$E160]; [.H159] - [.$E160]); [.H159])" office:value-type="float" office:value="34" calcext:value-type="float">
            <text:p>34</text:p>
          </table:table-cell>
          <table:table-cell table:formula="of:=IF([.$C160] = &quot;T3&quot;; IF([.$D160]=&quot;Z&quot;;[.I159] + [.$E160]; [.I159] - [.$E160]); [.I159])" office:value-type="float" office:value="0" calcext:value-type="float">
            <text:p>0</text:p>
          </table:table-cell>
          <table:table-cell table:formula="of:=IF([.$C160] = &quot;T4&quot;; IF([.$D160]=&quot;Z&quot;;[.J159] + [.$E160]; [.J159] - [.$E160]); [.J159])" office:value-type="float" office:value="184" calcext:value-type="float">
            <text:p>184</text:p>
          </table:table-cell>
          <table:table-cell table:formula="of:=IF([.$C160] = &quot;T5&quot;; IF([.$D160]=&quot;Z&quot;;[.K159] + [.$E160]; [.K159] - [.$E160]); [.K159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IF([.$C161] = &quot;T1&quot;; IF([.$D161]=&quot;Z&quot;;[.G160] + [.$E161]; [.G160] - [.$E161]); [.G160])" office:value-type="float" office:value="155" calcext:value-type="float">
            <text:p>155</text:p>
          </table:table-cell>
          <table:table-cell table:formula="of:=IF([.$C161] = &quot;T2&quot;; IF([.$D161]=&quot;Z&quot;;[.H160] + [.$E161]; [.H160] - [.$E161]); [.H160])" office:value-type="float" office:value="34" calcext:value-type="float">
            <text:p>34</text:p>
          </table:table-cell>
          <table:table-cell table:formula="of:=IF([.$C161] = &quot;T3&quot;; IF([.$D161]=&quot;Z&quot;;[.I160] + [.$E161]; [.I160] - [.$E161]); [.I160])" office:value-type="float" office:value="27" calcext:value-type="float">
            <text:p>27</text:p>
          </table:table-cell>
          <table:table-cell table:formula="of:=IF([.$C161] = &quot;T4&quot;; IF([.$D161]=&quot;Z&quot;;[.J160] + [.$E161]; [.J160] - [.$E161]); [.J160])" office:value-type="float" office:value="184" calcext:value-type="float">
            <text:p>184</text:p>
          </table:table-cell>
          <table:table-cell table:formula="of:=IF([.$C161] = &quot;T5&quot;; IF([.$D161]=&quot;Z&quot;;[.K160] + [.$E161]; [.K160] - [.$E161]); [.K160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IF([.$C162] = &quot;T1&quot;; IF([.$D162]=&quot;Z&quot;;[.G161] + [.$E162]; [.G161] - [.$E162]); [.G161])" office:value-type="float" office:value="195" calcext:value-type="float">
            <text:p>195</text:p>
          </table:table-cell>
          <table:table-cell table:formula="of:=IF([.$C162] = &quot;T2&quot;; IF([.$D162]=&quot;Z&quot;;[.H161] + [.$E162]; [.H161] - [.$E162]); [.H161])" office:value-type="float" office:value="34" calcext:value-type="float">
            <text:p>34</text:p>
          </table:table-cell>
          <table:table-cell table:formula="of:=IF([.$C162] = &quot;T3&quot;; IF([.$D162]=&quot;Z&quot;;[.I161] + [.$E162]; [.I161] - [.$E162]); [.I161])" office:value-type="float" office:value="27" calcext:value-type="float">
            <text:p>27</text:p>
          </table:table-cell>
          <table:table-cell table:formula="of:=IF([.$C162] = &quot;T4&quot;; IF([.$D162]=&quot;Z&quot;;[.J161] + [.$E162]; [.J161] - [.$E162]); [.J161])" office:value-type="float" office:value="184" calcext:value-type="float">
            <text:p>184</text:p>
          </table:table-cell>
          <table:table-cell table:formula="of:=IF([.$C162] = &quot;T5&quot;; IF([.$D162]=&quot;Z&quot;;[.K161] + [.$E162]; [.K161] - [.$E162]); [.K161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84" calcext:value-type="float">
            <text:p>184</text:p>
          </table:table-cell>
          <table:table-cell office:value-type="float" office:value="99" calcext:value-type="float">
            <text:p>99</text:p>
          </table:table-cell>
          <table:table-cell table:formula="of:=IF([.$C163] = &quot;T1&quot;; IF([.$D163]=&quot;Z&quot;;[.G162] + [.$E163]; [.G162] - [.$E163]); [.G162])" office:value-type="float" office:value="195" calcext:value-type="float">
            <text:p>195</text:p>
          </table:table-cell>
          <table:table-cell table:formula="of:=IF([.$C163] = &quot;T2&quot;; IF([.$D163]=&quot;Z&quot;;[.H162] + [.$E163]; [.H162] - [.$E163]); [.H162])" office:value-type="float" office:value="34" calcext:value-type="float">
            <text:p>34</text:p>
          </table:table-cell>
          <table:table-cell table:formula="of:=IF([.$C163] = &quot;T3&quot;; IF([.$D163]=&quot;Z&quot;;[.I162] + [.$E163]; [.I162] - [.$E163]); [.I162])" office:value-type="float" office:value="27" calcext:value-type="float">
            <text:p>27</text:p>
          </table:table-cell>
          <table:table-cell table:formula="of:=IF([.$C163] = &quot;T4&quot;; IF([.$D163]=&quot;Z&quot;;[.J162] + [.$E163]; [.J162] - [.$E163]); [.J162])" office:value-type="float" office:value="0" calcext:value-type="float">
            <text:p>0</text:p>
          </table:table-cell>
          <table:table-cell table:formula="of:=IF([.$C163] = &quot;T5&quot;; IF([.$D163]=&quot;Z&quot;;[.K162] + [.$E163]; [.K162] - [.$E163]); [.K162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formula="of:=IF([.$C164] = &quot;T1&quot;; IF([.$D164]=&quot;Z&quot;;[.G163] + [.$E164]; [.G163] - [.$E164]); [.G163])" office:value-type="float" office:value="195" calcext:value-type="float">
            <text:p>195</text:p>
          </table:table-cell>
          <table:table-cell table:formula="of:=IF([.$C164] = &quot;T2&quot;; IF([.$D164]=&quot;Z&quot;;[.H163] + [.$E164]; [.H163] - [.$E164]); [.H163])" office:value-type="float" office:value="34" calcext:value-type="float">
            <text:p>34</text:p>
          </table:table-cell>
          <table:table-cell table:formula="of:=IF([.$C164] = &quot;T3&quot;; IF([.$D164]=&quot;Z&quot;;[.I163] + [.$E164]; [.I163] - [.$E164]); [.I163])" office:value-type="float" office:value="27" calcext:value-type="float">
            <text:p>27</text:p>
          </table:table-cell>
          <table:table-cell table:formula="of:=IF([.$C164] = &quot;T4&quot;; IF([.$D164]=&quot;Z&quot;;[.J163] + [.$E164]; [.J163] - [.$E164]); [.J163])" office:value-type="float" office:value="0" calcext:value-type="float">
            <text:p>0</text:p>
          </table:table-cell>
          <table:table-cell table:formula="of:=IF([.$C164] = &quot;T5&quot;; IF([.$D164]=&quot;Z&quot;;[.K163] + [.$E164]; [.K163] - [.$E164]); [.K163])"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IF([.$C165] = &quot;T1&quot;; IF([.$D165]=&quot;Z&quot;;[.G164] + [.$E165]; [.G164] - [.$E165]); [.G164])" office:value-type="float" office:value="195" calcext:value-type="float">
            <text:p>195</text:p>
          </table:table-cell>
          <table:table-cell table:formula="of:=IF([.$C165] = &quot;T2&quot;; IF([.$D165]=&quot;Z&quot;;[.H164] + [.$E165]; [.H164] - [.$E165]); [.H164])" office:value-type="float" office:value="55" calcext:value-type="float">
            <text:p>55</text:p>
          </table:table-cell>
          <table:table-cell table:formula="of:=IF([.$C165] = &quot;T3&quot;; IF([.$D165]=&quot;Z&quot;;[.I164] + [.$E165]; [.I164] - [.$E165]); [.I164])" office:value-type="float" office:value="27" calcext:value-type="float">
            <text:p>27</text:p>
          </table:table-cell>
          <table:table-cell table:formula="of:=IF([.$C165] = &quot;T4&quot;; IF([.$D165]=&quot;Z&quot;;[.J164] + [.$E165]; [.J164] - [.$E165]); [.J164])" office:value-type="float" office:value="0" calcext:value-type="float">
            <text:p>0</text:p>
          </table:table-cell>
          <table:table-cell table:formula="of:=IF([.$C165] = &quot;T5&quot;; IF([.$D165]=&quot;Z&quot;;[.K164] + [.$E165]; [.K164] - [.$E165]); [.K164])"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formula="of:=IF([.$C166] = &quot;T1&quot;; IF([.$D166]=&quot;Z&quot;;[.G165] + [.$E166]; [.G165] - [.$E166]); [.G165])" office:value-type="float" office:value="195" calcext:value-type="float">
            <text:p>195</text:p>
          </table:table-cell>
          <table:table-cell table:formula="of:=IF([.$C166] = &quot;T2&quot;; IF([.$D166]=&quot;Z&quot;;[.H165] + [.$E166]; [.H165] - [.$E166]); [.H165])" office:value-type="float" office:value="55" calcext:value-type="float">
            <text:p>55</text:p>
          </table:table-cell>
          <table:table-cell table:formula="of:=IF([.$C166] = &quot;T3&quot;; IF([.$D166]=&quot;Z&quot;;[.I165] + [.$E166]; [.I165] - [.$E166]); [.I165])" office:value-type="float" office:value="27" calcext:value-type="float">
            <text:p>27</text:p>
          </table:table-cell>
          <table:table-cell table:formula="of:=IF([.$C166] = &quot;T4&quot;; IF([.$D166]=&quot;Z&quot;;[.J165] + [.$E166]; [.J165] - [.$E166]); [.J165])" office:value-type="float" office:value="47" calcext:value-type="float">
            <text:p>47</text:p>
          </table:table-cell>
          <table:table-cell table:formula="of:=IF([.$C166] = &quot;T5&quot;; IF([.$D166]=&quot;Z&quot;;[.K165] + [.$E166]; [.K165] - [.$E166]); [.K165])"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IF([.$C167] = &quot;T1&quot;; IF([.$D167]=&quot;Z&quot;;[.G166] + [.$E167]; [.G166] - [.$E167]); [.G166])" office:value-type="float" office:value="195" calcext:value-type="float">
            <text:p>195</text:p>
          </table:table-cell>
          <table:table-cell table:formula="of:=IF([.$C167] = &quot;T2&quot;; IF([.$D167]=&quot;Z&quot;;[.H166] + [.$E167]; [.H166] - [.$E167]); [.H166])" office:value-type="float" office:value="61" calcext:value-type="float">
            <text:p>61</text:p>
          </table:table-cell>
          <table:table-cell table:formula="of:=IF([.$C167] = &quot;T3&quot;; IF([.$D167]=&quot;Z&quot;;[.I166] + [.$E167]; [.I166] - [.$E167]); [.I166])" office:value-type="float" office:value="27" calcext:value-type="float">
            <text:p>27</text:p>
          </table:table-cell>
          <table:table-cell table:formula="of:=IF([.$C167] = &quot;T4&quot;; IF([.$D167]=&quot;Z&quot;;[.J166] + [.$E167]; [.J166] - [.$E167]); [.J166])" office:value-type="float" office:value="47" calcext:value-type="float">
            <text:p>47</text:p>
          </table:table-cell>
          <table:table-cell table:formula="of:=IF([.$C167] = &quot;T5&quot;; IF([.$D167]=&quot;Z&quot;;[.K166] + [.$E167]; [.K166] - [.$E167]); [.K166])"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formula="of:=IF([.$C168] = &quot;T1&quot;; IF([.$D168]=&quot;Z&quot;;[.G167] + [.$E168]; [.G167] - [.$E168]); [.G167])" office:value-type="float" office:value="195" calcext:value-type="float">
            <text:p>195</text:p>
          </table:table-cell>
          <table:table-cell table:formula="of:=IF([.$C168] = &quot;T2&quot;; IF([.$D168]=&quot;Z&quot;;[.H167] + [.$E168]; [.H167] - [.$E168]); [.H167])" office:value-type="float" office:value="61" calcext:value-type="float">
            <text:p>61</text:p>
          </table:table-cell>
          <table:table-cell table:formula="of:=IF([.$C168] = &quot;T3&quot;; IF([.$D168]=&quot;Z&quot;;[.I167] + [.$E168]; [.I167] - [.$E168]); [.I167])" office:value-type="float" office:value="27" calcext:value-type="float">
            <text:p>27</text:p>
          </table:table-cell>
          <table:table-cell table:formula="of:=IF([.$C168] = &quot;T4&quot;; IF([.$D168]=&quot;Z&quot;;[.J167] + [.$E168]; [.J167] - [.$E168]); [.J167])" office:value-type="float" office:value="47" calcext:value-type="float">
            <text:p>47</text:p>
          </table:table-cell>
          <table:table-cell table:formula="of:=IF([.$C168] = &quot;T5&quot;; IF([.$D168]=&quot;Z&quot;;[.K167] + [.$E168]; [.K167] - [.$E168]); [.K167])" office:value-type="float" office:value="100" calcext:value-type="float">
            <text:p>100</text:p>
          </table:table-cell>
        </table:table-row>
        <table:table-row table:style-name="ro1">
          <table:table-cell table:style-name="ce20" office:value-type="date" office:date-value="2018-07-11" calcext:value-type="date">
            <text:p>2018-07-11</text:p>
          </table:table-cell>
          <table:table-cell table:style-name="ce21" office:value-type="string" calcext:value-type="string">
            <text:p>Monako</text:p>
          </table:table-cell>
          <table:table-cell table:style-name="ce21" office:value-type="string" calcext:value-type="string">
            <text:p>T1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float" office:value="192" calcext:value-type="float">
            <text:p>192</text:p>
          </table:table-cell>
          <table:table-cell table:style-name="ce21" office:value-type="float" office:value="12" calcext:value-type="float">
            <text:p>12</text:p>
          </table:table-cell>
          <table:table-cell table:formula="of:=IF([.$C169] = &quot;T1&quot;; IF([.$D169]=&quot;Z&quot;;[.G168] + [.$E169]; [.G168] - [.$E169]); [.G168])" office:value-type="float" office:value="3" calcext:value-type="float">
            <text:p>3</text:p>
          </table:table-cell>
          <table:table-cell table:formula="of:=IF([.$C169] = &quot;T2&quot;; IF([.$D169]=&quot;Z&quot;;[.H168] + [.$E169]; [.H168] - [.$E169]); [.H168])" office:value-type="float" office:value="61" calcext:value-type="float">
            <text:p>61</text:p>
          </table:table-cell>
          <table:table-cell table:formula="of:=IF([.$C169] = &quot;T3&quot;; IF([.$D169]=&quot;Z&quot;;[.I168] + [.$E169]; [.I168] - [.$E169]); [.I168])" office:value-type="float" office:value="27" calcext:value-type="float">
            <text:p>27</text:p>
          </table:table-cell>
          <table:table-cell table:formula="of:=IF([.$C169] = &quot;T4&quot;; IF([.$D169]=&quot;Z&quot;;[.J168] + [.$E169]; [.J168] - [.$E169]); [.J168])" office:value-type="float" office:value="47" calcext:value-type="float">
            <text:p>47</text:p>
          </table:table-cell>
          <table:table-cell table:formula="of:=IF([.$C169] = &quot;T5&quot;; IF([.$D169]=&quot;Z&quot;;[.K168] + [.$E169]; [.K168] - [.$E169]); [.K168])" office:value-type="float" office:value="100" calcext:value-type="float">
            <text:p>100</text:p>
          </table:table-cell>
        </table:table-row>
        <table:table-row table:style-name="ro1">
          <table:table-cell table:style-name="ce20" office:value-type="date" office:date-value="2018-07-11" calcext:value-type="date">
            <text:p>2018-07-11</text:p>
          </table:table-cell>
          <table:table-cell table:style-name="ce21" office:value-type="string" calcext:value-type="string">
            <text:p>Monako</text:p>
          </table:table-cell>
          <table:table-cell table:style-name="ce21" office:value-type="string" calcext:value-type="string">
            <text:p>T2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37" calcext:value-type="float">
            <text:p>37</text:p>
          </table:table-cell>
          <table:table-cell table:formula="of:=IF([.$C170] = &quot;T1&quot;; IF([.$D170]=&quot;Z&quot;;[.G169] + [.$E170]; [.G169] - [.$E170]); [.G169])" office:value-type="float" office:value="3" calcext:value-type="float">
            <text:p>3</text:p>
          </table:table-cell>
          <table:table-cell table:formula="of:=IF([.$C170] = &quot;T2&quot;; IF([.$D170]=&quot;Z&quot;;[.H169] + [.$E170]; [.H169] - [.$E170]); [.H169])" office:value-type="float" office:value="13" calcext:value-type="float">
            <text:p>13</text:p>
          </table:table-cell>
          <table:table-cell table:formula="of:=IF([.$C170] = &quot;T3&quot;; IF([.$D170]=&quot;Z&quot;;[.I169] + [.$E170]; [.I169] - [.$E170]); [.I169])" office:value-type="float" office:value="27" calcext:value-type="float">
            <text:p>27</text:p>
          </table:table-cell>
          <table:table-cell table:formula="of:=IF([.$C170] = &quot;T4&quot;; IF([.$D170]=&quot;Z&quot;;[.J169] + [.$E170]; [.J169] - [.$E170]); [.J169])" office:value-type="float" office:value="47" calcext:value-type="float">
            <text:p>47</text:p>
          </table:table-cell>
          <table:table-cell table:formula="of:=IF([.$C170] = &quot;T5&quot;; IF([.$D170]=&quot;Z&quot;;[.K169] + [.$E170]; [.K169] - [.$E170]); [.K169])" office:value-type="float" office:value="100" calcext:value-type="float">
            <text:p>100</text:p>
          </table:table-cell>
        </table:table-row>
        <table:table-row table:style-name="ro1">
          <table:table-cell table:style-name="ce20" office:value-type="date" office:date-value="2018-07-11" calcext:value-type="date">
            <text:p>2018-07-11</text:p>
          </table:table-cell>
          <table:table-cell table:style-name="ce21" office:value-type="string" calcext:value-type="string">
            <text:p>Monako</text:p>
          </table:table-cell>
          <table:table-cell table:style-name="ce21" office:value-type="string" calcext:value-type="string">
            <text:p>T4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62" calcext:value-type="float">
            <text:p>62</text:p>
          </table:table-cell>
          <table:table-cell table:formula="of:=IF([.$C171] = &quot;T1&quot;; IF([.$D171]=&quot;Z&quot;;[.G170] + [.$E171]; [.G170] - [.$E171]); [.G170])" office:value-type="float" office:value="3" calcext:value-type="float">
            <text:p>3</text:p>
          </table:table-cell>
          <table:table-cell table:formula="of:=IF([.$C171] = &quot;T2&quot;; IF([.$D171]=&quot;Z&quot;;[.H170] + [.$E171]; [.H170] - [.$E171]); [.H170])" office:value-type="float" office:value="13" calcext:value-type="float">
            <text:p>13</text:p>
          </table:table-cell>
          <table:table-cell table:formula="of:=IF([.$C171] = &quot;T3&quot;; IF([.$D171]=&quot;Z&quot;;[.I170] + [.$E171]; [.I170] - [.$E171]); [.I170])" office:value-type="float" office:value="27" calcext:value-type="float">
            <text:p>27</text:p>
          </table:table-cell>
          <table:table-cell table:formula="of:=IF([.$C171] = &quot;T4&quot;; IF([.$D171]=&quot;Z&quot;;[.J170] + [.$E171]; [.J170] - [.$E171]); [.J170])" office:value-type="float" office:value="65" calcext:value-type="float">
            <text:p>65</text:p>
          </table:table-cell>
          <table:table-cell table:formula="of:=IF([.$C171] = &quot;T5&quot;; IF([.$D171]=&quot;Z&quot;;[.K170] + [.$E171]; [.K170] - [.$E171]); [.K170])" office:value-type="float" office:value="100" calcext:value-type="float">
            <text:p>100</text:p>
          </table:table-cell>
        </table:table-row>
        <table:table-row table:style-name="ro1">
          <table:table-cell table:style-name="ce20" office:value-type="date" office:date-value="2018-07-11" calcext:value-type="date">
            <text:p>2018-07-11</text:p>
          </table:table-cell>
          <table:table-cell table:style-name="ce21" office:value-type="string" calcext:value-type="string">
            <text:p>Monako</text:p>
          </table:table-cell>
          <table:table-cell table:style-name="ce21" office:value-type="string" calcext:value-type="string">
            <text:p>T5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39" calcext:value-type="float">
            <text:p>39</text:p>
          </table:table-cell>
          <table:table-cell table:formula="of:=IF([.$C172] = &quot;T1&quot;; IF([.$D172]=&quot;Z&quot;;[.G171] + [.$E172]; [.G171] - [.$E172]); [.G171])" office:value-type="float" office:value="3" calcext:value-type="float">
            <text:p>3</text:p>
          </table:table-cell>
          <table:table-cell table:formula="of:=IF([.$C172] = &quot;T2&quot;; IF([.$D172]=&quot;Z&quot;;[.H171] + [.$E172]; [.H171] - [.$E172]); [.H171])" office:value-type="float" office:value="13" calcext:value-type="float">
            <text:p>13</text:p>
          </table:table-cell>
          <table:table-cell table:formula="of:=IF([.$C172] = &quot;T3&quot;; IF([.$D172]=&quot;Z&quot;;[.I171] + [.$E172]; [.I171] - [.$E172]); [.I171])" office:value-type="float" office:value="27" calcext:value-type="float">
            <text:p>27</text:p>
          </table:table-cell>
          <table:table-cell table:formula="of:=IF([.$C172] = &quot;T4&quot;; IF([.$D172]=&quot;Z&quot;;[.J171] + [.$E172]; [.J171] - [.$E172]); [.J171])" office:value-type="float" office:value="65" calcext:value-type="float">
            <text:p>65</text:p>
          </table:table-cell>
          <table:table-cell table:formula="of:=IF([.$C172] = &quot;T5&quot;; IF([.$D172]=&quot;Z&quot;;[.K171] + [.$E172]; [.K171] - [.$E172]); [.K171])" office:value-type="float" office:value="125" calcext:value-type="float">
            <text:p>125</text:p>
          </table:table-cell>
        </table:table-row>
        <table:table-row table:style-name="ro1">
          <table:table-cell table:style-name="ce20" office:value-type="date" office:date-value="2018-07-11" calcext:value-type="date">
            <text:p>2018-07-11</text:p>
          </table:table-cell>
          <table:table-cell table:style-name="ce21" office:value-type="string" calcext:value-type="string">
            <text:p>Monako</text:p>
          </table:table-cell>
          <table:table-cell table:style-name="ce21" office:value-type="string" calcext:value-type="string">
            <text:p>T3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20" calcext:value-type="float">
            <text:p>20</text:p>
          </table:table-cell>
          <table:table-cell table:formula="of:=IF([.$C173] = &quot;T1&quot;; IF([.$D173]=&quot;Z&quot;;[.G172] + [.$E173]; [.G172] - [.$E173]); [.G172])" office:value-type="float" office:value="3" calcext:value-type="float">
            <text:p>3</text:p>
          </table:table-cell>
          <table:table-cell table:formula="of:=IF([.$C173] = &quot;T2&quot;; IF([.$D173]=&quot;Z&quot;;[.H172] + [.$E173]; [.H172] - [.$E173]); [.H172])" office:value-type="float" office:value="13" calcext:value-type="float">
            <text:p>13</text:p>
          </table:table-cell>
          <table:table-cell table:formula="of:=IF([.$C173] = &quot;T3&quot;; IF([.$D173]=&quot;Z&quot;;[.I172] + [.$E173]; [.I172] - [.$E173]); [.I172])" office:value-type="float" office:value="29" calcext:value-type="float">
            <text:p>29</text:p>
          </table:table-cell>
          <table:table-cell table:formula="of:=IF([.$C173] = &quot;T4&quot;; IF([.$D173]=&quot;Z&quot;;[.J172] + [.$E173]; [.J172] - [.$E173]); [.J172])" office:value-type="float" office:value="65" calcext:value-type="float">
            <text:p>65</text:p>
          </table:table-cell>
          <table:table-cell table:formula="of:=IF([.$C173] = &quot;T5&quot;; IF([.$D173]=&quot;Z&quot;;[.K172] + [.$E173]; [.K172] - [.$E173]); [.K172])"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formula="of:=IF([.$C174] = &quot;T1&quot;; IF([.$D174]=&quot;Z&quot;;[.G173] + [.$E174]; [.G173] - [.$E174]); [.G173])" office:value-type="float" office:value="3" calcext:value-type="float">
            <text:p>3</text:p>
          </table:table-cell>
          <table:table-cell table:formula="of:=IF([.$C174] = &quot;T2&quot;; IF([.$D174]=&quot;Z&quot;;[.H173] + [.$E174]; [.H173] - [.$E174]); [.H173])" office:value-type="float" office:value="0" calcext:value-type="float">
            <text:p>0</text:p>
          </table:table-cell>
          <table:table-cell table:formula="of:=IF([.$C174] = &quot;T3&quot;; IF([.$D174]=&quot;Z&quot;;[.I173] + [.$E174]; [.I173] - [.$E174]); [.I173])" office:value-type="float" office:value="29" calcext:value-type="float">
            <text:p>29</text:p>
          </table:table-cell>
          <table:table-cell table:formula="of:=IF([.$C174] = &quot;T4&quot;; IF([.$D174]=&quot;Z&quot;;[.J173] + [.$E174]; [.J173] - [.$E174]); [.J173])" office:value-type="float" office:value="65" calcext:value-type="float">
            <text:p>65</text:p>
          </table:table-cell>
          <table:table-cell table:formula="of:=IF([.$C174] = &quot;T5&quot;; IF([.$D174]=&quot;Z&quot;;[.K173] + [.$E174]; [.K173] - [.$E174]); [.K173])"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table:formula="of:=IF([.$C175] = &quot;T1&quot;; IF([.$D175]=&quot;Z&quot;;[.G174] + [.$E175]; [.G174] - [.$E175]); [.G174])" office:value-type="float" office:value="3" calcext:value-type="float">
            <text:p>3</text:p>
          </table:table-cell>
          <table:table-cell table:formula="of:=IF([.$C175] = &quot;T2&quot;; IF([.$D175]=&quot;Z&quot;;[.H174] + [.$E175]; [.H174] - [.$E175]); [.H174])" office:value-type="float" office:value="0" calcext:value-type="float">
            <text:p>0</text:p>
          </table:table-cell>
          <table:table-cell table:formula="of:=IF([.$C175] = &quot;T3&quot;; IF([.$D175]=&quot;Z&quot;;[.I174] + [.$E175]; [.I174] - [.$E175]); [.I174])" office:value-type="float" office:value="29" calcext:value-type="float">
            <text:p>29</text:p>
          </table:table-cell>
          <table:table-cell table:formula="of:=IF([.$C175] = &quot;T4&quot;; IF([.$D175]=&quot;Z&quot;;[.J174] + [.$E175]; [.J174] - [.$E175]); [.J174])" office:value-type="float" office:value="65" calcext:value-type="float">
            <text:p>65</text:p>
          </table:table-cell>
          <table:table-cell table:formula="of:=IF([.$C175] = &quot;T5&quot;; IF([.$D175]=&quot;Z&quot;;[.K174] + [.$E175]; [.K174] - [.$E175]); [.K17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IF([.$C176] = &quot;T1&quot;; IF([.$D176]=&quot;Z&quot;;[.G175] + [.$E176]; [.G175] - [.$E176]); [.G175])" office:value-type="float" office:value="3" calcext:value-type="float">
            <text:p>3</text:p>
          </table:table-cell>
          <table:table-cell table:formula="of:=IF([.$C176] = &quot;T2&quot;; IF([.$D176]=&quot;Z&quot;;[.H175] + [.$E176]; [.H175] - [.$E176]); [.H175])" office:value-type="float" office:value="0" calcext:value-type="float">
            <text:p>0</text:p>
          </table:table-cell>
          <table:table-cell table:formula="of:=IF([.$C176] = &quot;T3&quot;; IF([.$D176]=&quot;Z&quot;;[.I175] + [.$E176]; [.I175] - [.$E176]); [.I175])" office:value-type="float" office:value="59" calcext:value-type="float">
            <text:p>59</text:p>
          </table:table-cell>
          <table:table-cell table:formula="of:=IF([.$C176] = &quot;T4&quot;; IF([.$D176]=&quot;Z&quot;;[.J175] + [.$E176]; [.J175] - [.$E176]); [.J175])" office:value-type="float" office:value="65" calcext:value-type="float">
            <text:p>65</text:p>
          </table:table-cell>
          <table:table-cell table:formula="of:=IF([.$C176] = &quot;T5&quot;; IF([.$D176]=&quot;Z&quot;;[.K175] + [.$E176]; [.K175] - [.$E176]); [.K17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IF([.$C177] = &quot;T1&quot;; IF([.$D177]=&quot;Z&quot;;[.G176] + [.$E177]; [.G176] - [.$E177]); [.G176])" office:value-type="float" office:value="49" calcext:value-type="float">
            <text:p>49</text:p>
          </table:table-cell>
          <table:table-cell table:formula="of:=IF([.$C177] = &quot;T2&quot;; IF([.$D177]=&quot;Z&quot;;[.H176] + [.$E177]; [.H176] - [.$E177]); [.H176])" office:value-type="float" office:value="0" calcext:value-type="float">
            <text:p>0</text:p>
          </table:table-cell>
          <table:table-cell table:formula="of:=IF([.$C177] = &quot;T3&quot;; IF([.$D177]=&quot;Z&quot;;[.I176] + [.$E177]; [.I176] - [.$E177]); [.I176])" office:value-type="float" office:value="59" calcext:value-type="float">
            <text:p>59</text:p>
          </table:table-cell>
          <table:table-cell table:formula="of:=IF([.$C177] = &quot;T4&quot;; IF([.$D177]=&quot;Z&quot;;[.J176] + [.$E177]; [.J176] - [.$E177]); [.J176])" office:value-type="float" office:value="65" calcext:value-type="float">
            <text:p>65</text:p>
          </table:table-cell>
          <table:table-cell table:formula="of:=IF([.$C177] = &quot;T5&quot;; IF([.$D177]=&quot;Z&quot;;[.K176] + [.$E177]; [.K176] - [.$E177]); [.K17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IF([.$C178] = &quot;T1&quot;; IF([.$D178]=&quot;Z&quot;;[.G177] + [.$E178]; [.G177] - [.$E178]); [.G177])" office:value-type="float" office:value="0" calcext:value-type="float">
            <text:p>0</text:p>
          </table:table-cell>
          <table:table-cell table:formula="of:=IF([.$C178] = &quot;T2&quot;; IF([.$D178]=&quot;Z&quot;;[.H177] + [.$E178]; [.H177] - [.$E178]); [.H177])" office:value-type="float" office:value="0" calcext:value-type="float">
            <text:p>0</text:p>
          </table:table-cell>
          <table:table-cell table:formula="of:=IF([.$C178] = &quot;T3&quot;; IF([.$D178]=&quot;Z&quot;;[.I177] + [.$E178]; [.I177] - [.$E178]); [.I177])" office:value-type="float" office:value="59" calcext:value-type="float">
            <text:p>59</text:p>
          </table:table-cell>
          <table:table-cell table:formula="of:=IF([.$C178] = &quot;T4&quot;; IF([.$D178]=&quot;Z&quot;;[.J177] + [.$E178]; [.J177] - [.$E178]); [.J177])" office:value-type="float" office:value="65" calcext:value-type="float">
            <text:p>65</text:p>
          </table:table-cell>
          <table:table-cell table:formula="of:=IF([.$C178] = &quot;T5&quot;; IF([.$D178]=&quot;Z&quot;;[.K177] + [.$E178]; [.K177] - [.$E178]); [.K17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table:formula="of:=IF([.$C179] = &quot;T1&quot;; IF([.$D179]=&quot;Z&quot;;[.G178] + [.$E179]; [.G178] - [.$E179]); [.G178])" office:value-type="float" office:value="0" calcext:value-type="float">
            <text:p>0</text:p>
          </table:table-cell>
          <table:table-cell table:formula="of:=IF([.$C179] = &quot;T2&quot;; IF([.$D179]=&quot;Z&quot;;[.H178] + [.$E179]; [.H178] - [.$E179]); [.H178])" office:value-type="float" office:value="0" calcext:value-type="float">
            <text:p>0</text:p>
          </table:table-cell>
          <table:table-cell table:formula="of:=IF([.$C179] = &quot;T3&quot;; IF([.$D179]=&quot;Z&quot;;[.I178] + [.$E179]; [.I178] - [.$E179]); [.I178])" office:value-type="float" office:value="59" calcext:value-type="float">
            <text:p>59</text:p>
          </table:table-cell>
          <table:table-cell table:formula="of:=IF([.$C179] = &quot;T4&quot;; IF([.$D179]=&quot;Z&quot;;[.J178] + [.$E179]; [.J178] - [.$E179]); [.J178])" office:value-type="float" office:value="4" calcext:value-type="float">
            <text:p>4</text:p>
          </table:table-cell>
          <table:table-cell table:formula="of:=IF([.$C179] = &quot;T5&quot;; IF([.$D179]=&quot;Z&quot;;[.K178] + [.$E179]; [.K178] - [.$E179]); [.K178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IF([.$C180] = &quot;T1&quot;; IF([.$D180]=&quot;Z&quot;;[.G179] + [.$E180]; [.G179] - [.$E180]); [.G179])" office:value-type="float" office:value="0" calcext:value-type="float">
            <text:p>0</text:p>
          </table:table-cell>
          <table:table-cell table:formula="of:=IF([.$C180] = &quot;T2&quot;; IF([.$D180]=&quot;Z&quot;;[.H179] + [.$E180]; [.H179] - [.$E180]); [.H179])" office:value-type="float" office:value="0" calcext:value-type="float">
            <text:p>0</text:p>
          </table:table-cell>
          <table:table-cell table:formula="of:=IF([.$C180] = &quot;T3&quot;; IF([.$D180]=&quot;Z&quot;;[.I179] + [.$E180]; [.I179] - [.$E180]); [.I179])" office:value-type="float" office:value="78" calcext:value-type="float">
            <text:p>78</text:p>
          </table:table-cell>
          <table:table-cell table:formula="of:=IF([.$C180] = &quot;T4&quot;; IF([.$D180]=&quot;Z&quot;;[.J179] + [.$E180]; [.J179] - [.$E180]); [.J179])" office:value-type="float" office:value="4" calcext:value-type="float">
            <text:p>4</text:p>
          </table:table-cell>
          <table:table-cell table:formula="of:=IF([.$C180] = &quot;T5&quot;; IF([.$D180]=&quot;Z&quot;;[.K179] + [.$E180]; [.K179] - [.$E180]); [.K179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formula="of:=IF([.$C181] = &quot;T1&quot;; IF([.$D181]=&quot;Z&quot;;[.G180] + [.$E181]; [.G180] - [.$E181]); [.G180])" office:value-type="float" office:value="0" calcext:value-type="float">
            <text:p>0</text:p>
          </table:table-cell>
          <table:table-cell table:formula="of:=IF([.$C181] = &quot;T2&quot;; IF([.$D181]=&quot;Z&quot;;[.H180] + [.$E181]; [.H180] - [.$E181]); [.H180])" office:value-type="float" office:value="0" calcext:value-type="float">
            <text:p>0</text:p>
          </table:table-cell>
          <table:table-cell table:formula="of:=IF([.$C181] = &quot;T3&quot;; IF([.$D181]=&quot;Z&quot;;[.I180] + [.$E181]; [.I180] - [.$E181]); [.I180])" office:value-type="float" office:value="78" calcext:value-type="float">
            <text:p>78</text:p>
          </table:table-cell>
          <table:table-cell table:formula="of:=IF([.$C181] = &quot;T4&quot;; IF([.$D181]=&quot;Z&quot;;[.J180] + [.$E181]; [.J180] - [.$E181]); [.J180])" office:value-type="float" office:value="4" calcext:value-type="float">
            <text:p>4</text:p>
          </table:table-cell>
          <table:table-cell table:formula="of:=IF([.$C181] = &quot;T5&quot;; IF([.$D181]=&quot;Z&quot;;[.K180] + [.$E181]; [.K180] - [.$E181]); [.K180])"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IF([.$C182] = &quot;T1&quot;; IF([.$D182]=&quot;Z&quot;;[.G181] + [.$E182]; [.G181] - [.$E182]); [.G181])" office:value-type="float" office:value="0" calcext:value-type="float">
            <text:p>0</text:p>
          </table:table-cell>
          <table:table-cell table:formula="of:=IF([.$C182] = &quot;T2&quot;; IF([.$D182]=&quot;Z&quot;;[.H181] + [.$E182]; [.H181] - [.$E182]); [.H181])" office:value-type="float" office:value="9" calcext:value-type="float">
            <text:p>9</text:p>
          </table:table-cell>
          <table:table-cell table:formula="of:=IF([.$C182] = &quot;T3&quot;; IF([.$D182]=&quot;Z&quot;;[.I181] + [.$E182]; [.I181] - [.$E182]); [.I181])" office:value-type="float" office:value="78" calcext:value-type="float">
            <text:p>78</text:p>
          </table:table-cell>
          <table:table-cell table:formula="of:=IF([.$C182] = &quot;T4&quot;; IF([.$D182]=&quot;Z&quot;;[.J181] + [.$E182]; [.J181] - [.$E182]); [.J181])" office:value-type="float" office:value="4" calcext:value-type="float">
            <text:p>4</text:p>
          </table:table-cell>
          <table:table-cell table:formula="of:=IF([.$C182] = &quot;T5&quot;; IF([.$D182]=&quot;Z&quot;;[.K181] + [.$E182]; [.K181] - [.$E182]); [.K181])"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formula="of:=IF([.$C183] = &quot;T1&quot;; IF([.$D183]=&quot;Z&quot;;[.G182] + [.$E183]; [.G182] - [.$E183]); [.G182])" office:value-type="float" office:value="0" calcext:value-type="float">
            <text:p>0</text:p>
          </table:table-cell>
          <table:table-cell table:formula="of:=IF([.$C183] = &quot;T2&quot;; IF([.$D183]=&quot;Z&quot;;[.H182] + [.$E183]; [.H182] - [.$E183]); [.H182])" office:value-type="float" office:value="9" calcext:value-type="float">
            <text:p>9</text:p>
          </table:table-cell>
          <table:table-cell table:formula="of:=IF([.$C183] = &quot;T3&quot;; IF([.$D183]=&quot;Z&quot;;[.I182] + [.$E183]; [.I182] - [.$E183]); [.I182])" office:value-type="float" office:value="78" calcext:value-type="float">
            <text:p>78</text:p>
          </table:table-cell>
          <table:table-cell table:formula="of:=IF([.$C183] = &quot;T4&quot;; IF([.$D183]=&quot;Z&quot;;[.J182] + [.$E183]; [.J182] - [.$E183]); [.J182])" office:value-type="float" office:value="0" calcext:value-type="float">
            <text:p>0</text:p>
          </table:table-cell>
          <table:table-cell table:formula="of:=IF([.$C183] = &quot;T5&quot;; IF([.$D183]=&quot;Z&quot;;[.K182] + [.$E183]; [.K182] - [.$E183]); [.K182])"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IF([.$C184] = &quot;T1&quot;; IF([.$D184]=&quot;Z&quot;;[.G183] + [.$E184]; [.G183] - [.$E184]); [.G183])" office:value-type="float" office:value="0" calcext:value-type="float">
            <text:p>0</text:p>
          </table:table-cell>
          <table:table-cell table:formula="of:=IF([.$C184] = &quot;T2&quot;; IF([.$D184]=&quot;Z&quot;;[.H183] + [.$E184]; [.H183] - [.$E184]); [.H183])" office:value-type="float" office:value="9" calcext:value-type="float">
            <text:p>9</text:p>
          </table:table-cell>
          <table:table-cell table:formula="of:=IF([.$C184] = &quot;T3&quot;; IF([.$D184]=&quot;Z&quot;;[.I183] + [.$E184]; [.I183] - [.$E184]); [.I183])" office:value-type="float" office:value="86" calcext:value-type="float">
            <text:p>86</text:p>
          </table:table-cell>
          <table:table-cell table:formula="of:=IF([.$C184] = &quot;T4&quot;; IF([.$D184]=&quot;Z&quot;;[.J183] + [.$E184]; [.J183] - [.$E184]); [.J183])" office:value-type="float" office:value="0" calcext:value-type="float">
            <text:p>0</text:p>
          </table:table-cell>
          <table:table-cell table:formula="of:=IF([.$C184] = &quot;T5&quot;; IF([.$D184]=&quot;Z&quot;;[.K183] + [.$E184]; [.K183] - [.$E184]); [.K183])"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IF([.$C185] = &quot;T1&quot;; IF([.$D185]=&quot;Z&quot;;[.G184] + [.$E185]; [.G184] - [.$E185]); [.G184])" office:value-type="float" office:value="47" calcext:value-type="float">
            <text:p>47</text:p>
          </table:table-cell>
          <table:table-cell table:formula="of:=IF([.$C185] = &quot;T2&quot;; IF([.$D185]=&quot;Z&quot;;[.H184] + [.$E185]; [.H184] - [.$E185]); [.H184])" office:value-type="float" office:value="9" calcext:value-type="float">
            <text:p>9</text:p>
          </table:table-cell>
          <table:table-cell table:formula="of:=IF([.$C185] = &quot;T3&quot;; IF([.$D185]=&quot;Z&quot;;[.I184] + [.$E185]; [.I184] - [.$E185]); [.I184])" office:value-type="float" office:value="86" calcext:value-type="float">
            <text:p>86</text:p>
          </table:table-cell>
          <table:table-cell table:formula="of:=IF([.$C185] = &quot;T4&quot;; IF([.$D185]=&quot;Z&quot;;[.J184] + [.$E185]; [.J184] - [.$E185]); [.J184])" office:value-type="float" office:value="0" calcext:value-type="float">
            <text:p>0</text:p>
          </table:table-cell>
          <table:table-cell table:formula="of:=IF([.$C185] = &quot;T5&quot;; IF([.$D185]=&quot;Z&quot;;[.K184] + [.$E185]; [.K184] - [.$E185]); [.K184])"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table:formula="of:=IF([.$C186] = &quot;T1&quot;; IF([.$D186]=&quot;Z&quot;;[.G185] + [.$E186]; [.G185] - [.$E186]); [.G185])" office:value-type="float" office:value="47" calcext:value-type="float">
            <text:p>47</text:p>
          </table:table-cell>
          <table:table-cell table:formula="of:=IF([.$C186] = &quot;T2&quot;; IF([.$D186]=&quot;Z&quot;;[.H185] + [.$E186]; [.H185] - [.$E186]); [.H185])" office:value-type="float" office:value="9" calcext:value-type="float">
            <text:p>9</text:p>
          </table:table-cell>
          <table:table-cell table:formula="of:=IF([.$C186] = &quot;T3&quot;; IF([.$D186]=&quot;Z&quot;;[.I185] + [.$E186]; [.I185] - [.$E186]); [.I185])" office:value-type="float" office:value="4" calcext:value-type="float">
            <text:p>4</text:p>
          </table:table-cell>
          <table:table-cell table:formula="of:=IF([.$C186] = &quot;T4&quot;; IF([.$D186]=&quot;Z&quot;;[.J185] + [.$E186]; [.J185] - [.$E186]); [.J185])" office:value-type="float" office:value="0" calcext:value-type="float">
            <text:p>0</text:p>
          </table:table-cell>
          <table:table-cell table:formula="of:=IF([.$C186] = &quot;T5&quot;; IF([.$D186]=&quot;Z&quot;;[.K185] + [.$E186]; [.K185] - [.$E186]); [.K185])"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table:formula="of:=IF([.$C187] = &quot;T1&quot;; IF([.$D187]=&quot;Z&quot;;[.G186] + [.$E187]; [.G186] - [.$E187]); [.G186])" office:value-type="float" office:value="47" calcext:value-type="float">
            <text:p>47</text:p>
          </table:table-cell>
          <table:table-cell table:formula="of:=IF([.$C187] = &quot;T2&quot;; IF([.$D187]=&quot;Z&quot;;[.H186] + [.$E187]; [.H186] - [.$E187]); [.H186])" office:value-type="float" office:value="9" calcext:value-type="float">
            <text:p>9</text:p>
          </table:table-cell>
          <table:table-cell table:formula="of:=IF([.$C187] = &quot;T3&quot;; IF([.$D187]=&quot;Z&quot;;[.I186] + [.$E187]; [.I186] - [.$E187]); [.I186])" office:value-type="float" office:value="4" calcext:value-type="float">
            <text:p>4</text:p>
          </table:table-cell>
          <table:table-cell table:formula="of:=IF([.$C187] = &quot;T4&quot;; IF([.$D187]=&quot;Z&quot;;[.J186] + [.$E187]; [.J186] - [.$E187]); [.J186])" office:value-type="float" office:value="0" calcext:value-type="float">
            <text:p>0</text:p>
          </table:table-cell>
          <table:table-cell table:formula="of:=IF([.$C187] = &quot;T5&quot;; IF([.$D187]=&quot;Z&quot;;[.K186] + [.$E187]; [.K186] - [.$E187]); [.K186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IF([.$C188] = &quot;T1&quot;; IF([.$D188]=&quot;Z&quot;;[.G187] + [.$E188]; [.G187] - [.$E188]); [.G187])" office:value-type="float" office:value="71" calcext:value-type="float">
            <text:p>71</text:p>
          </table:table-cell>
          <table:table-cell table:formula="of:=IF([.$C188] = &quot;T2&quot;; IF([.$D188]=&quot;Z&quot;;[.H187] + [.$E188]; [.H187] - [.$E188]); [.H187])" office:value-type="float" office:value="9" calcext:value-type="float">
            <text:p>9</text:p>
          </table:table-cell>
          <table:table-cell table:formula="of:=IF([.$C188] = &quot;T3&quot;; IF([.$D188]=&quot;Z&quot;;[.I187] + [.$E188]; [.I187] - [.$E188]); [.I187])" office:value-type="float" office:value="4" calcext:value-type="float">
            <text:p>4</text:p>
          </table:table-cell>
          <table:table-cell table:formula="of:=IF([.$C188] = &quot;T4&quot;; IF([.$D188]=&quot;Z&quot;;[.J187] + [.$E188]; [.J187] - [.$E188]); [.J187])" office:value-type="float" office:value="0" calcext:value-type="float">
            <text:p>0</text:p>
          </table:table-cell>
          <table:table-cell table:formula="of:=IF([.$C188] = &quot;T5&quot;; IF([.$D188]=&quot;Z&quot;;[.K187] + [.$E188]; [.K187] - [.$E188]); [.K18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formula="of:=IF([.$C189] = &quot;T1&quot;; IF([.$D189]=&quot;Z&quot;;[.G188] + [.$E189]; [.G188] - [.$E189]); [.G188])" office:value-type="float" office:value="71" calcext:value-type="float">
            <text:p>71</text:p>
          </table:table-cell>
          <table:table-cell table:formula="of:=IF([.$C189] = &quot;T2&quot;; IF([.$D189]=&quot;Z&quot;;[.H188] + [.$E189]; [.H188] - [.$E189]); [.H188])" office:value-type="float" office:value="45" calcext:value-type="float">
            <text:p>45</text:p>
          </table:table-cell>
          <table:table-cell table:formula="of:=IF([.$C189] = &quot;T3&quot;; IF([.$D189]=&quot;Z&quot;;[.I188] + [.$E189]; [.I188] - [.$E189]); [.I188])" office:value-type="float" office:value="4" calcext:value-type="float">
            <text:p>4</text:p>
          </table:table-cell>
          <table:table-cell table:formula="of:=IF([.$C189] = &quot;T4&quot;; IF([.$D189]=&quot;Z&quot;;[.J188] + [.$E189]; [.J188] - [.$E189]); [.J188])" office:value-type="float" office:value="0" calcext:value-type="float">
            <text:p>0</text:p>
          </table:table-cell>
          <table:table-cell table:formula="of:=IF([.$C189] = &quot;T5&quot;; IF([.$D189]=&quot;Z&quot;;[.K188] + [.$E189]; [.K188] - [.$E189]); [.K188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table:formula="of:=IF([.$C190] = &quot;T1&quot;; IF([.$D190]=&quot;Z&quot;;[.G189] + [.$E190]; [.G189] - [.$E190]); [.G189])" office:value-type="float" office:value="71" calcext:value-type="float">
            <text:p>71</text:p>
          </table:table-cell>
          <table:table-cell table:formula="of:=IF([.$C190] = &quot;T2&quot;; IF([.$D190]=&quot;Z&quot;;[.H189] + [.$E190]; [.H189] - [.$E190]); [.H189])" office:value-type="float" office:value="45" calcext:value-type="float">
            <text:p>45</text:p>
          </table:table-cell>
          <table:table-cell table:formula="of:=IF([.$C190] = &quot;T3&quot;; IF([.$D190]=&quot;Z&quot;;[.I189] + [.$E190]; [.I189] - [.$E190]); [.I189])" office:value-type="float" office:value="4" calcext:value-type="float">
            <text:p>4</text:p>
          </table:table-cell>
          <table:table-cell table:formula="of:=IF([.$C190] = &quot;T4&quot;; IF([.$D190]=&quot;Z&quot;;[.J189] + [.$E190]; [.J189] - [.$E190]); [.J189])" office:value-type="float" office:value="6" calcext:value-type="float">
            <text:p>6</text:p>
          </table:table-cell>
          <table:table-cell table:formula="of:=IF([.$C190] = &quot;T5&quot;; IF([.$D190]=&quot;Z&quot;;[.K189] + [.$E190]; [.K189] - [.$E190]); [.K18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formula="of:=IF([.$C191] = &quot;T1&quot;; IF([.$D191]=&quot;Z&quot;;[.G190] + [.$E191]; [.G190] - [.$E191]); [.G190])" office:value-type="float" office:value="71" calcext:value-type="float">
            <text:p>71</text:p>
          </table:table-cell>
          <table:table-cell table:formula="of:=IF([.$C191] = &quot;T2&quot;; IF([.$D191]=&quot;Z&quot;;[.H190] + [.$E191]; [.H190] - [.$E191]); [.H190])" office:value-type="float" office:value="0" calcext:value-type="float">
            <text:p>0</text:p>
          </table:table-cell>
          <table:table-cell table:formula="of:=IF([.$C191] = &quot;T3&quot;; IF([.$D191]=&quot;Z&quot;;[.I190] + [.$E191]; [.I190] - [.$E191]); [.I190])" office:value-type="float" office:value="4" calcext:value-type="float">
            <text:p>4</text:p>
          </table:table-cell>
          <table:table-cell table:formula="of:=IF([.$C191] = &quot;T4&quot;; IF([.$D191]=&quot;Z&quot;;[.J190] + [.$E191]; [.J190] - [.$E191]); [.J190])" office:value-type="float" office:value="6" calcext:value-type="float">
            <text:p>6</text:p>
          </table:table-cell>
          <table:table-cell table:formula="of:=IF([.$C191] = &quot;T5&quot;; IF([.$D191]=&quot;Z&quot;;[.K190] + [.$E191]; [.K190] - [.$E191]); [.K190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IF([.$C192] = &quot;T1&quot;; IF([.$D192]=&quot;Z&quot;;[.G191] + [.$E192]; [.G191] - [.$E192]); [.G191])" office:value-type="float" office:value="89" calcext:value-type="float">
            <text:p>89</text:p>
          </table:table-cell>
          <table:table-cell table:formula="of:=IF([.$C192] = &quot;T2&quot;; IF([.$D192]=&quot;Z&quot;;[.H191] + [.$E192]; [.H191] - [.$E192]); [.H191])" office:value-type="float" office:value="0" calcext:value-type="float">
            <text:p>0</text:p>
          </table:table-cell>
          <table:table-cell table:formula="of:=IF([.$C192] = &quot;T3&quot;; IF([.$D192]=&quot;Z&quot;;[.I191] + [.$E192]; [.I191] - [.$E192]); [.I191])" office:value-type="float" office:value="4" calcext:value-type="float">
            <text:p>4</text:p>
          </table:table-cell>
          <table:table-cell table:formula="of:=IF([.$C192] = &quot;T4&quot;; IF([.$D192]=&quot;Z&quot;;[.J191] + [.$E192]; [.J191] - [.$E192]); [.J191])" office:value-type="float" office:value="6" calcext:value-type="float">
            <text:p>6</text:p>
          </table:table-cell>
          <table:table-cell table:formula="of:=IF([.$C192] = &quot;T5&quot;; IF([.$D192]=&quot;Z&quot;;[.K191] + [.$E192]; [.K191] - [.$E192]); [.K19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formula="of:=IF([.$C193] = &quot;T1&quot;; IF([.$D193]=&quot;Z&quot;;[.G192] + [.$E193]; [.G192] - [.$E193]); [.G192])" office:value-type="float" office:value="89" calcext:value-type="float">
            <text:p>89</text:p>
          </table:table-cell>
          <table:table-cell table:formula="of:=IF([.$C193] = &quot;T2&quot;; IF([.$D193]=&quot;Z&quot;;[.H192] + [.$E193]; [.H192] - [.$E193]); [.H192])" office:value-type="float" office:value="0" calcext:value-type="float">
            <text:p>0</text:p>
          </table:table-cell>
          <table:table-cell table:formula="of:=IF([.$C193] = &quot;T3&quot;; IF([.$D193]=&quot;Z&quot;;[.I192] + [.$E193]; [.I192] - [.$E193]); [.I192])" office:value-type="float" office:value="4" calcext:value-type="float">
            <text:p>4</text:p>
          </table:table-cell>
          <table:table-cell table:formula="of:=IF([.$C193] = &quot;T4&quot;; IF([.$D193]=&quot;Z&quot;;[.J192] + [.$E193]; [.J192] - [.$E193]); [.J192])" office:value-type="float" office:value="6" calcext:value-type="float">
            <text:p>6</text:p>
          </table:table-cell>
          <table:table-cell table:formula="of:=IF([.$C193] = &quot;T5&quot;; IF([.$D193]=&quot;Z&quot;;[.K192] + [.$E193]; [.K192] - [.$E193]); [.K192])"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8-11-03" calcext:value-type="date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IF([.$C194] = &quot;T1&quot;; IF([.$D194]=&quot;Z&quot;;[.G193] + [.$E194]; [.G193] - [.$E194]); [.G193])" office:value-type="float" office:value="89" calcext:value-type="float">
            <text:p>89</text:p>
          </table:table-cell>
          <table:table-cell table:formula="of:=IF([.$C194] = &quot;T2&quot;; IF([.$D194]=&quot;Z&quot;;[.H193] + [.$E194]; [.H193] - [.$E194]); [.H193])" office:value-type="float" office:value="0" calcext:value-type="float">
            <text:p>0</text:p>
          </table:table-cell>
          <table:table-cell table:formula="of:=IF([.$C194] = &quot;T3&quot;; IF([.$D194]=&quot;Z&quot;;[.I193] + [.$E194]; [.I193] - [.$E194]); [.I193])" office:value-type="float" office:value="0" calcext:value-type="float">
            <text:p>0</text:p>
          </table:table-cell>
          <table:table-cell table:formula="of:=IF([.$C194] = &quot;T4&quot;; IF([.$D194]=&quot;Z&quot;;[.J193] + [.$E194]; [.J193] - [.$E194]); [.J193])" office:value-type="float" office:value="6" calcext:value-type="float">
            <text:p>6</text:p>
          </table:table-cell>
          <table:table-cell table:formula="of:=IF([.$C194] = &quot;T5&quot;; IF([.$D194]=&quot;Z&quot;;[.K193] + [.$E194]; [.K193] - [.$E194]); [.K193])"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8-11-03" calcext:value-type="date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IF([.$C195] = &quot;T1&quot;; IF([.$D195]=&quot;Z&quot;;[.G194] + [.$E195]; [.G194] - [.$E195]); [.G194])" office:value-type="float" office:value="89" calcext:value-type="float">
            <text:p>89</text:p>
          </table:table-cell>
          <table:table-cell table:formula="of:=IF([.$C195] = &quot;T2&quot;; IF([.$D195]=&quot;Z&quot;;[.H194] + [.$E195]; [.H194] - [.$E195]); [.H194])" office:value-type="float" office:value="0" calcext:value-type="float">
            <text:p>0</text:p>
          </table:table-cell>
          <table:table-cell table:formula="of:=IF([.$C195] = &quot;T3&quot;; IF([.$D195]=&quot;Z&quot;;[.I194] + [.$E195]; [.I194] - [.$E195]); [.I194])" office:value-type="float" office:value="0" calcext:value-type="float">
            <text:p>0</text:p>
          </table:table-cell>
          <table:table-cell table:formula="of:=IF([.$C195] = &quot;T4&quot;; IF([.$D195]=&quot;Z&quot;;[.J194] + [.$E195]; [.J194] - [.$E195]); [.J194])" office:value-type="float" office:value="6" calcext:value-type="float">
            <text:p>6</text:p>
          </table:table-cell>
          <table:table-cell table:formula="of:=IF([.$C195] = &quot;T5&quot;; IF([.$D195]=&quot;Z&quot;;[.K194] + [.$E195]; [.K194] - [.$E195]); [.K194])"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formula="of:=IF([.$C196] = &quot;T1&quot;; IF([.$D196]=&quot;Z&quot;;[.G195] + [.$E196]; [.G195] - [.$E196]); [.G195])" office:value-type="float" office:value="89" calcext:value-type="float">
            <text:p>89</text:p>
          </table:table-cell>
          <table:table-cell table:formula="of:=IF([.$C196] = &quot;T2&quot;; IF([.$D196]=&quot;Z&quot;;[.H195] + [.$E196]; [.H195] - [.$E196]); [.H195])" office:value-type="float" office:value="0" calcext:value-type="float">
            <text:p>0</text:p>
          </table:table-cell>
          <table:table-cell table:formula="of:=IF([.$C196] = &quot;T3&quot;; IF([.$D196]=&quot;Z&quot;;[.I195] + [.$E196]; [.I195] - [.$E196]); [.I195])" office:value-type="float" office:value="0" calcext:value-type="float">
            <text:p>0</text:p>
          </table:table-cell>
          <table:table-cell table:formula="of:=IF([.$C196] = &quot;T4&quot;; IF([.$D196]=&quot;Z&quot;;[.J195] + [.$E196]; [.J195] - [.$E196]); [.J195])" office:value-type="float" office:value="6" calcext:value-type="float">
            <text:p>6</text:p>
          </table:table-cell>
          <table:table-cell table:formula="of:=IF([.$C196] = &quot;T5&quot;; IF([.$D196]=&quot;Z&quot;;[.K195] + [.$E196]; [.K195] - [.$E196]); [.K19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formula="of:=IF([.$C197] = &quot;T1&quot;; IF([.$D197]=&quot;Z&quot;;[.G196] + [.$E197]; [.G196] - [.$E197]); [.G196])" office:value-type="float" office:value="89" calcext:value-type="float">
            <text:p>89</text:p>
          </table:table-cell>
          <table:table-cell table:formula="of:=IF([.$C197] = &quot;T2&quot;; IF([.$D197]=&quot;Z&quot;;[.H196] + [.$E197]; [.H196] - [.$E197]); [.H196])" office:value-type="float" office:value="0" calcext:value-type="float">
            <text:p>0</text:p>
          </table:table-cell>
          <table:table-cell table:formula="of:=IF([.$C197] = &quot;T3&quot;; IF([.$D197]=&quot;Z&quot;;[.I196] + [.$E197]; [.I196] - [.$E197]); [.I196])" office:value-type="float" office:value="0" calcext:value-type="float">
            <text:p>0</text:p>
          </table:table-cell>
          <table:table-cell table:formula="of:=IF([.$C197] = &quot;T4&quot;; IF([.$D197]=&quot;Z&quot;;[.J196] + [.$E197]; [.J196] - [.$E197]); [.J196])" office:value-type="float" office:value="49" calcext:value-type="float">
            <text:p>49</text:p>
          </table:table-cell>
          <table:table-cell table:formula="of:=IF([.$C197] = &quot;T5&quot;; IF([.$D197]=&quot;Z&quot;;[.K196] + [.$E197]; [.K196] - [.$E197]); [.K19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IF([.$C198] = &quot;T1&quot;; IF([.$D198]=&quot;Z&quot;;[.G197] + [.$E198]; [.G197] - [.$E198]); [.G197])" office:value-type="float" office:value="89" calcext:value-type="float">
            <text:p>89</text:p>
          </table:table-cell>
          <table:table-cell table:formula="of:=IF([.$C198] = &quot;T2&quot;; IF([.$D198]=&quot;Z&quot;;[.H197] + [.$E198]; [.H197] - [.$E198]); [.H197])" office:value-type="float" office:value="24" calcext:value-type="float">
            <text:p>24</text:p>
          </table:table-cell>
          <table:table-cell table:formula="of:=IF([.$C198] = &quot;T3&quot;; IF([.$D198]=&quot;Z&quot;;[.I197] + [.$E198]; [.I197] - [.$E198]); [.I197])" office:value-type="float" office:value="0" calcext:value-type="float">
            <text:p>0</text:p>
          </table:table-cell>
          <table:table-cell table:formula="of:=IF([.$C198] = &quot;T4&quot;; IF([.$D198]=&quot;Z&quot;;[.J197] + [.$E198]; [.J197] - [.$E198]); [.J197])" office:value-type="float" office:value="49" calcext:value-type="float">
            <text:p>49</text:p>
          </table:table-cell>
          <table:table-cell table:formula="of:=IF([.$C198] = &quot;T5&quot;; IF([.$D198]=&quot;Z&quot;;[.K197] + [.$E198]; [.K197] - [.$E198]); [.K19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IF([.$C199] = &quot;T1&quot;; IF([.$D199]=&quot;Z&quot;;[.G198] + [.$E199]; [.G198] - [.$E199]); [.G198])" office:value-type="float" office:value="89" calcext:value-type="float">
            <text:p>89</text:p>
          </table:table-cell>
          <table:table-cell table:formula="of:=IF([.$C199] = &quot;T2&quot;; IF([.$D199]=&quot;Z&quot;;[.H198] + [.$E199]; [.H198] - [.$E199]); [.H198])" office:value-type="float" office:value="24" calcext:value-type="float">
            <text:p>24</text:p>
          </table:table-cell>
          <table:table-cell table:formula="of:=IF([.$C199] = &quot;T3&quot;; IF([.$D199]=&quot;Z&quot;;[.I198] + [.$E199]; [.I198] - [.$E199]); [.I198])" office:value-type="float" office:value="0" calcext:value-type="float">
            <text:p>0</text:p>
          </table:table-cell>
          <table:table-cell table:formula="of:=IF([.$C199] = &quot;T4&quot;; IF([.$D199]=&quot;Z&quot;;[.J198] + [.$E199]; [.J198] - [.$E199]); [.J198])" office:value-type="float" office:value="49" calcext:value-type="float">
            <text:p>49</text:p>
          </table:table-cell>
          <table:table-cell table:formula="of:=IF([.$C199] = &quot;T5&quot;; IF([.$D199]=&quot;Z&quot;;[.K198] + [.$E199]; [.K198] - [.$E199]); [.K198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formula="of:=IF([.$C200] = &quot;T1&quot;; IF([.$D200]=&quot;Z&quot;;[.G199] + [.$E200]; [.G199] - [.$E200]); [.G199])" office:value-type="float" office:value="89" calcext:value-type="float">
            <text:p>89</text:p>
          </table:table-cell>
          <table:table-cell table:formula="of:=IF([.$C200] = &quot;T2&quot;; IF([.$D200]=&quot;Z&quot;;[.H199] + [.$E200]; [.H199] - [.$E200]); [.H199])" office:value-type="float" office:value="24" calcext:value-type="float">
            <text:p>24</text:p>
          </table:table-cell>
          <table:table-cell table:formula="of:=IF([.$C200] = &quot;T3&quot;; IF([.$D200]=&quot;Z&quot;;[.I199] + [.$E200]; [.I199] - [.$E200]); [.I199])" office:value-type="float" office:value="35" calcext:value-type="float">
            <text:p>35</text:p>
          </table:table-cell>
          <table:table-cell table:formula="of:=IF([.$C200] = &quot;T4&quot;; IF([.$D200]=&quot;Z&quot;;[.J199] + [.$E200]; [.J199] - [.$E200]); [.J199])" office:value-type="float" office:value="49" calcext:value-type="float">
            <text:p>49</text:p>
          </table:table-cell>
          <table:table-cell table:formula="of:=IF([.$C200] = &quot;T5&quot;; IF([.$D200]=&quot;Z&quot;;[.K199] + [.$E200]; [.K199] - [.$E200]); [.K19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formula="of:=IF([.$C201] = &quot;T1&quot;; IF([.$D201]=&quot;Z&quot;;[.G200] + [.$E201]; [.G200] - [.$E201]); [.G200])" office:value-type="float" office:value="130" calcext:value-type="float">
            <text:p>130</text:p>
          </table:table-cell>
          <table:table-cell table:formula="of:=IF([.$C201] = &quot;T2&quot;; IF([.$D201]=&quot;Z&quot;;[.H200] + [.$E201]; [.H200] - [.$E201]); [.H200])" office:value-type="float" office:value="24" calcext:value-type="float">
            <text:p>24</text:p>
          </table:table-cell>
          <table:table-cell table:formula="of:=IF([.$C201] = &quot;T3&quot;; IF([.$D201]=&quot;Z&quot;;[.I200] + [.$E201]; [.I200] - [.$E201]); [.I200])" office:value-type="float" office:value="35" calcext:value-type="float">
            <text:p>35</text:p>
          </table:table-cell>
          <table:table-cell table:formula="of:=IF([.$C201] = &quot;T4&quot;; IF([.$D201]=&quot;Z&quot;;[.J200] + [.$E201]; [.J200] - [.$E201]); [.J200])" office:value-type="float" office:value="49" calcext:value-type="float">
            <text:p>49</text:p>
          </table:table-cell>
          <table:table-cell table:formula="of:=IF([.$C201] = &quot;T5&quot;; IF([.$D201]=&quot;Z&quot;;[.K200] + [.$E201]; [.K200] - [.$E201]); [.K200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formula="of:=IF([.$C202] = &quot;T1&quot;; IF([.$D202]=&quot;Z&quot;;[.G201] + [.$E202]; [.G201] - [.$E202]); [.G201])" office:value-type="float" office:value="130" calcext:value-type="float">
            <text:p>130</text:p>
          </table:table-cell>
          <table:table-cell table:formula="of:=IF([.$C202] = &quot;T2&quot;; IF([.$D202]=&quot;Z&quot;;[.H201] + [.$E202]; [.H201] - [.$E202]); [.H201])" office:value-type="float" office:value="24" calcext:value-type="float">
            <text:p>24</text:p>
          </table:table-cell>
          <table:table-cell table:formula="of:=IF([.$C202] = &quot;T3&quot;; IF([.$D202]=&quot;Z&quot;;[.I201] + [.$E202]; [.I201] - [.$E202]); [.I201])" office:value-type="float" office:value="35" calcext:value-type="float">
            <text:p>35</text:p>
          </table:table-cell>
          <table:table-cell table:formula="of:=IF([.$C202] = &quot;T4&quot;; IF([.$D202]=&quot;Z&quot;;[.J201] + [.$E202]; [.J201] - [.$E202]); [.J201])" office:value-type="float" office:value="72" calcext:value-type="float">
            <text:p>72</text:p>
          </table:table-cell>
          <table:table-cell table:formula="of:=IF([.$C202] = &quot;T5&quot;; IF([.$D202]=&quot;Z&quot;;[.K201] + [.$E202]; [.K201] - [.$E202]); [.K20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formula="of:=IF([.$C203] = &quot;T1&quot;; IF([.$D203]=&quot;Z&quot;;[.G202] + [.$E203]; [.G202] - [.$E203]); [.G202])" office:value-type="float" office:value="130" calcext:value-type="float">
            <text:p>130</text:p>
          </table:table-cell>
          <table:table-cell table:formula="of:=IF([.$C203] = &quot;T2&quot;; IF([.$D203]=&quot;Z&quot;;[.H202] + [.$E203]; [.H202] - [.$E203]); [.H202])" office:value-type="float" office:value="70" calcext:value-type="float">
            <text:p>70</text:p>
          </table:table-cell>
          <table:table-cell table:formula="of:=IF([.$C203] = &quot;T3&quot;; IF([.$D203]=&quot;Z&quot;;[.I202] + [.$E203]; [.I202] - [.$E203]); [.I202])" office:value-type="float" office:value="35" calcext:value-type="float">
            <text:p>35</text:p>
          </table:table-cell>
          <table:table-cell table:formula="of:=IF([.$C203] = &quot;T4&quot;; IF([.$D203]=&quot;Z&quot;;[.J202] + [.$E203]; [.J202] - [.$E203]); [.J202])" office:value-type="float" office:value="72" calcext:value-type="float">
            <text:p>72</text:p>
          </table:table-cell>
          <table:table-cell table:formula="of:=IF([.$C203] = &quot;T5&quot;; IF([.$D203]=&quot;Z&quot;;[.K202] + [.$E203]; [.K202] - [.$E203]); [.K202])" office:value-type="float" office:value="0" calcext:value-type="float">
            <text:p>0</text:p>
          </table:table-cell>
        </table:table-row>
      </table:table>
      <table:table table:name="zad 6.4 pomoc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towar</text:p>
          </table:table-cell>
          <table:table-cell office:value-type="string" calcext:value-type="string">
            <text:p>Z/W</text:p>
          </table:table-cell>
          <table:table-cell office:value-type="string" calcext:value-type="string">
            <text:p>ile ton</text:p>
          </table:table-cell>
          <table:table-cell office:value-type="string" calcext:value-type="string">
            <text:p>cena za tone w talarach</text:p>
          </table:table-cell>
          <table:table-cell office:value-type="string" calcext:value-type="string">
            <text:p>miesiąc</text:p>
          </table:table-cell>
          <table:table-cell office:value-type="string" calcext:value-type="string">
            <text:p>Rok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załadowano</text:p>
          </table:table-cell>
          <table:table-cell office:value-type="string" calcext:value-type="string">
            <text:p>wyładunek</text:p>
          </table:table-cell>
        </table:table-row>
        <table:table-row table:style-name="ro1" table:visibility="filter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MONTH([.A3])" office:value-type="float" office:value="1" calcext:value-type="float">
            <text:p>1</text:p>
          </table:table-cell>
          <table:table-cell table:formula="of:=YEAR([.A3])" office:value-type="float" office:value="2016" calcext:value-type="float">
            <text:p>2016</text:p>
          </table:table-cell>
          <table:table-cell table:style-name="ce22" table:formula="of:=DATE([.H3];[.G3]; 1)" office:value-type="date" office:date-value="2016-01-01" calcext:value-type="date">
            <text:p>1.01.2016</text:p>
          </table:table-cell>
          <table:table-cell table:formula="of:=IF([.D3] = &quot;Z&quot;; [.E3]; 0)" office:value-type="float" office:value="32" calcext:value-type="float">
            <text:p>32</text:p>
          </table:table-cell>
          <table:table-cell table:formula="of:=IF([.D3] = &quot;W&quot;; [.E3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formula="of:=MONTH([.A7])" office:value-type="float" office:value="1" calcext:value-type="float">
            <text:p>1</text:p>
          </table:table-cell>
          <table:table-cell table:formula="of:=YEAR([.A7])" office:value-type="float" office:value="2016" calcext:value-type="float">
            <text:p>2016</text:p>
          </table:table-cell>
          <table:table-cell table:style-name="ce22" table:formula="of:=DATE([.H7];[.G7]; 1)" office:value-type="date" office:date-value="2016-01-01" calcext:value-type="date">
            <text:p>1.01.2016</text:p>
          </table:table-cell>
          <table:table-cell table:formula="of:=IF([.D7] = &quot;Z&quot;; [.E7]; 0)" office:value-type="float" office:value="0" calcext:value-type="float">
            <text:p>0</text:p>
          </table:table-cell>
          <table:table-cell table:formula="of:=IF([.D7] = &quot;W&quot;; [.E7]; 0 )"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formula="of:=MONTH([.A9])" office:value-type="float" office:value="1" calcext:value-type="float">
            <text:p>1</text:p>
          </table:table-cell>
          <table:table-cell table:formula="of:=YEAR([.A9])" office:value-type="float" office:value="2016" calcext:value-type="float">
            <text:p>2016</text:p>
          </table:table-cell>
          <table:table-cell table:style-name="ce22" table:formula="of:=DATE([.H9];[.G9]; 1)" office:value-type="date" office:date-value="2016-01-01" calcext:value-type="date">
            <text:p>1.01.2016</text:p>
          </table:table-cell>
          <table:table-cell table:formula="of:=IF([.D9] = &quot;Z&quot;; [.E9]; 0)" office:value-type="float" office:value="44" calcext:value-type="float">
            <text:p>44</text:p>
          </table:table-cell>
          <table:table-cell table:formula="of:=IF([.D9] = &quot;W&quot;; [.E9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formula="of:=MONTH([.A15])" office:value-type="float" office:value="2" calcext:value-type="float">
            <text:p>2</text:p>
          </table:table-cell>
          <table:table-cell table:formula="of:=YEAR([.A15])" office:value-type="float" office:value="2016" calcext:value-type="float">
            <text:p>2016</text:p>
          </table:table-cell>
          <table:table-cell table:style-name="ce22" table:formula="of:=DATE([.H15];[.G15]; 1)" office:value-type="date" office:date-value="2016-02-01" calcext:value-type="date">
            <text:p>1.02.2016</text:p>
          </table:table-cell>
          <table:table-cell table:formula="of:=IF([.D15] = &quot;Z&quot;; [.E15]; 0)" office:value-type="float" office:value="8" calcext:value-type="float">
            <text:p>8</text:p>
          </table:table-cell>
          <table:table-cell table:formula="of:=IF([.D15] = &quot;W&quot;; [.E15]; 0 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table:formula="of:=MONTH([.A16])" office:value-type="float" office:value="3" calcext:value-type="float">
            <text:p>3</text:p>
          </table:table-cell>
          <table:table-cell table:formula="of:=YEAR([.A16])" office:value-type="float" office:value="2016" calcext:value-type="float">
            <text:p>2016</text:p>
          </table:table-cell>
          <table:table-cell table:style-name="ce22" table:formula="of:=DATE([.H16];[.G16]; 1)" office:value-type="date" office:date-value="2016-03-01" calcext:value-type="date">
            <text:p>1.03.2016</text:p>
          </table:table-cell>
          <table:table-cell table:formula="of:=IF([.D16] = &quot;Z&quot;; [.E16]; 0)" office:value-type="float" office:value="0" calcext:value-type="float">
            <text:p>0</text:p>
          </table:table-cell>
          <table:table-cell table:formula="of:=IF([.D16] = &quot;W&quot;; [.E16]; 0 )"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MONTH([.A22])" office:value-type="float" office:value="4" calcext:value-type="float">
            <text:p>4</text:p>
          </table:table-cell>
          <table:table-cell table:formula="of:=YEAR([.A22])" office:value-type="float" office:value="2016" calcext:value-type="float">
            <text:p>2016</text:p>
          </table:table-cell>
          <table:table-cell table:style-name="ce22" table:formula="of:=DATE([.H22];[.G22]; 1)" office:value-type="date" office:date-value="2016-04-01" calcext:value-type="date">
            <text:p>1.04.2016</text:p>
          </table:table-cell>
          <table:table-cell table:formula="of:=IF([.D22] = &quot;Z&quot;; [.E22]; 0)" office:value-type="float" office:value="33" calcext:value-type="float">
            <text:p>33</text:p>
          </table:table-cell>
          <table:table-cell table:formula="of:=IF([.D22] = &quot;W&quot;; [.E22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formula="of:=MONTH([.A25])" office:value-type="float" office:value="4" calcext:value-type="float">
            <text:p>4</text:p>
          </table:table-cell>
          <table:table-cell table:formula="of:=YEAR([.A25])" office:value-type="float" office:value="2016" calcext:value-type="float">
            <text:p>2016</text:p>
          </table:table-cell>
          <table:table-cell table:style-name="ce22" table:formula="of:=DATE([.H25];[.G25]; 1)" office:value-type="date" office:date-value="2016-04-01" calcext:value-type="date">
            <text:p>1.04.2016</text:p>
          </table:table-cell>
          <table:table-cell table:formula="of:=IF([.D25] = &quot;Z&quot;; [.E25]; 0)" office:value-type="float" office:value="35" calcext:value-type="float">
            <text:p>35</text:p>
          </table:table-cell>
          <table:table-cell table:formula="of:=IF([.D25] = &quot;W&quot;; [.E25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6-05-14" calcext:value-type="date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5-14" calcext:value-type="date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MONTH([.A34])" office:value-type="float" office:value="6" calcext:value-type="float">
            <text:p>6</text:p>
          </table:table-cell>
          <table:table-cell table:formula="of:=YEAR([.A34])" office:value-type="float" office:value="2016" calcext:value-type="float">
            <text:p>2016</text:p>
          </table:table-cell>
          <table:table-cell table:style-name="ce22" table:formula="of:=DATE([.H34];[.G34]; 1)" office:value-type="date" office:date-value="2016-06-01" calcext:value-type="date">
            <text:p>1.06.2016</text:p>
          </table:table-cell>
          <table:table-cell table:formula="of:=IF([.D34] = &quot;Z&quot;; [.E34]; 0)" office:value-type="float" office:value="42" calcext:value-type="float">
            <text:p>42</text:p>
          </table:table-cell>
          <table:table-cell table:formula="of:=IF([.D34] = &quot;W&quot;; [.E34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MONTH([.A39])" office:value-type="float" office:value="7" calcext:value-type="float">
            <text:p>7</text:p>
          </table:table-cell>
          <table:table-cell table:formula="of:=YEAR([.A39])" office:value-type="float" office:value="2016" calcext:value-type="float">
            <text:p>2016</text:p>
          </table:table-cell>
          <table:table-cell table:style-name="ce22" table:formula="of:=DATE([.H39];[.G39]; 1)" office:value-type="date" office:date-value="2016-07-01" calcext:value-type="date">
            <text:p>1.07.2016</text:p>
          </table:table-cell>
          <table:table-cell table:formula="of:=IF([.D39] = &quot;Z&quot;; [.E39]; 0)" office:value-type="float" office:value="35" calcext:value-type="float">
            <text:p>35</text:p>
          </table:table-cell>
          <table:table-cell table:formula="of:=IF([.D39] = &quot;W&quot;; [.E39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7-23" calcext:value-type="date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date" office:date-value="2016-07-23" calcext:value-type="date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formula="of:=MONTH([.A42])" office:value-type="float" office:value="7" calcext:value-type="float">
            <text:p>7</text:p>
          </table:table-cell>
          <table:table-cell table:formula="of:=YEAR([.A42])" office:value-type="float" office:value="2016" calcext:value-type="float">
            <text:p>2016</text:p>
          </table:table-cell>
          <table:table-cell table:style-name="ce22" table:formula="of:=DATE([.H42];[.G42]; 1)" office:value-type="date" office:date-value="2016-07-01" calcext:value-type="date">
            <text:p>1.07.2016</text:p>
          </table:table-cell>
          <table:table-cell table:formula="of:=IF([.D42] = &quot;Z&quot;; [.E42]; 0)" office:value-type="float" office:value="48" calcext:value-type="float">
            <text:p>48</text:p>
          </table:table-cell>
          <table:table-cell table:formula="of:=IF([.D42] = &quot;W&quot;; [.E42]; 0 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91" calcext:value-type="float">
            <text:p>191</text:p>
          </table:table-cell>
          <table:table-cell office:value-type="float" office:value="60" calcext:value-type="float">
            <text:p>60</text:p>
          </table:table-cell>
          <table:table-cell table:formula="of:=MONTH([.A43])" office:value-type="float" office:value="8" calcext:value-type="float">
            <text:p>8</text:p>
          </table:table-cell>
          <table:table-cell table:formula="of:=YEAR([.A43])" office:value-type="float" office:value="2016" calcext:value-type="float">
            <text:p>2016</text:p>
          </table:table-cell>
          <table:table-cell table:style-name="ce22" table:formula="of:=DATE([.H43];[.G43]; 1)" office:value-type="date" office:date-value="2016-08-01" calcext:value-type="date">
            <text:p>1.08.2016</text:p>
          </table:table-cell>
          <table:table-cell table:formula="of:=IF([.D43] = &quot;Z&quot;; [.E43]; 0)" office:value-type="float" office:value="0" calcext:value-type="float">
            <text:p>0</text:p>
          </table:table-cell>
          <table:table-cell table:formula="of:=IF([.D43] = &quot;W&quot;; [.E43]; 0 )" office:value-type="float" office:value="191" calcext:value-type="float">
            <text:p>191</text:p>
          </table:table-cell>
        </table:table-row>
        <table:table-row table:style-name="ro1" table:visibility="filter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formula="of:=MONTH([.A47])" office:value-type="float" office:value="9" calcext:value-type="float">
            <text:p>9</text:p>
          </table:table-cell>
          <table:table-cell table:formula="of:=YEAR([.A47])" office:value-type="float" office:value="2016" calcext:value-type="float">
            <text:p>2016</text:p>
          </table:table-cell>
          <table:table-cell table:style-name="ce22" table:formula="of:=DATE([.H47];[.G47]; 1)" office:value-type="date" office:date-value="2016-09-01" calcext:value-type="date">
            <text:p>1.09.2016</text:p>
          </table:table-cell>
          <table:table-cell table:formula="of:=IF([.D47] = &quot;Z&quot;; [.E47]; 0)" office:value-type="float" office:value="0" calcext:value-type="float">
            <text:p>0</text:p>
          </table:table-cell>
          <table:table-cell table:formula="of:=IF([.D47] = &quot;W&quot;; [.E47]; 0 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formula="of:=MONTH([.A51])" office:value-type="float" office:value="9" calcext:value-type="float">
            <text:p>9</text:p>
          </table:table-cell>
          <table:table-cell table:formula="of:=YEAR([.A51])" office:value-type="float" office:value="2016" calcext:value-type="float">
            <text:p>2016</text:p>
          </table:table-cell>
          <table:table-cell table:style-name="ce22" table:formula="of:=DATE([.H51];[.G51]; 1)" office:value-type="date" office:date-value="2016-09-01" calcext:value-type="date">
            <text:p>1.09.2016</text:p>
          </table:table-cell>
          <table:table-cell table:formula="of:=IF([.D51] = &quot;Z&quot;; [.E51]; 0)" office:value-type="float" office:value="44" calcext:value-type="float">
            <text:p>44</text:p>
          </table:table-cell>
          <table:table-cell table:formula="of:=IF([.D51] = &quot;W&quot;; [.E51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MONTH([.A61])" office:value-type="float" office:value="11" calcext:value-type="float">
            <text:p>11</text:p>
          </table:table-cell>
          <table:table-cell table:formula="of:=YEAR([.A61])" office:value-type="float" office:value="2016" calcext:value-type="float">
            <text:p>2016</text:p>
          </table:table-cell>
          <table:table-cell table:style-name="ce22" table:formula="of:=DATE([.H61];[.G61]; 1)" office:value-type="date" office:date-value="2016-11-01" calcext:value-type="date">
            <text:p>1.11.2016</text:p>
          </table:table-cell>
          <table:table-cell table:formula="of:=IF([.D61] = &quot;Z&quot;; [.E61]; 0)" office:value-type="float" office:value="30" calcext:value-type="float">
            <text:p>30</text:p>
          </table:table-cell>
          <table:table-cell table:formula="of:=IF([.D61] = &quot;W&quot;; [.E61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formula="of:=MONTH([.A73])" office:value-type="float" office:value="1" calcext:value-type="float">
            <text:p>1</text:p>
          </table:table-cell>
          <table:table-cell table:formula="of:=YEAR([.A73])" office:value-type="float" office:value="2017" calcext:value-type="float">
            <text:p>2017</text:p>
          </table:table-cell>
          <table:table-cell table:style-name="ce22" table:formula="of:=DATE([.H73];[.G73]; 1)" office:value-type="date" office:date-value="2017-01-01" calcext:value-type="date">
            <text:p>1.01.2017</text:p>
          </table:table-cell>
          <table:table-cell table:formula="of:=IF([.D73] = &quot;Z&quot;; [.E73]; 0)" office:value-type="float" office:value="39" calcext:value-type="float">
            <text:p>39</text:p>
          </table:table-cell>
          <table:table-cell table:formula="of:=IF([.D73] = &quot;W&quot;; [.E73]; 0 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table:formula="of:=MONTH([.A74])" office:value-type="float" office:value="1" calcext:value-type="float">
            <text:p>1</text:p>
          </table:table-cell>
          <table:table-cell table:formula="of:=YEAR([.A74])" office:value-type="float" office:value="2017" calcext:value-type="float">
            <text:p>2017</text:p>
          </table:table-cell>
          <table:table-cell table:style-name="ce22" table:formula="of:=DATE([.H74];[.G74]; 1)" office:value-type="date" office:date-value="2017-01-01" calcext:value-type="date">
            <text:p>1.01.2017</text:p>
          </table:table-cell>
          <table:table-cell table:formula="of:=IF([.D74] = &quot;Z&quot;; [.E74]; 0)" office:value-type="float" office:value="0" calcext:value-type="float">
            <text:p>0</text:p>
          </table:table-cell>
          <table:table-cell table:formula="of:=IF([.D74] = &quot;W&quot;; [.E74]; 0 )" office:value-type="float" office:value="112" calcext:value-type="float">
            <text:p>112</text:p>
          </table:table-cell>
        </table:table-row>
        <table:table-row table:style-name="ro1" table:visibility="filter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2-08" calcext:value-type="date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2-08" calcext:value-type="date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MONTH([.A79])" office:value-type="float" office:value="2" calcext:value-type="float">
            <text:p>2</text:p>
          </table:table-cell>
          <table:table-cell table:formula="of:=YEAR([.A79])" office:value-type="float" office:value="2017" calcext:value-type="float">
            <text:p>2017</text:p>
          </table:table-cell>
          <table:table-cell table:style-name="ce22" table:formula="of:=DATE([.H79];[.G79]; 1)" office:value-type="date" office:date-value="2017-02-01" calcext:value-type="date">
            <text:p>1.02.2017</text:p>
          </table:table-cell>
          <table:table-cell table:formula="of:=IF([.D79] = &quot;Z&quot;; [.E79]; 0)" office:value-type="float" office:value="0" calcext:value-type="float">
            <text:p>0</text:p>
          </table:table-cell>
          <table:table-cell table:formula="of:=IF([.D79] = &quot;W&quot;; [.E79]; 0 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MONTH([.A84])" office:value-type="float" office:value="3" calcext:value-type="float">
            <text:p>3</text:p>
          </table:table-cell>
          <table:table-cell table:formula="of:=YEAR([.A84])" office:value-type="float" office:value="2017" calcext:value-type="float">
            <text:p>2017</text:p>
          </table:table-cell>
          <table:table-cell table:style-name="ce22" table:formula="of:=DATE([.H84];[.G84]; 1)" office:value-type="date" office:date-value="2017-03-01" calcext:value-type="date">
            <text:p>1.03.2017</text:p>
          </table:table-cell>
          <table:table-cell table:formula="of:=IF([.D84] = &quot;Z&quot;; [.E84]; 0)" office:value-type="float" office:value="35" calcext:value-type="float">
            <text:p>35</text:p>
          </table:table-cell>
          <table:table-cell table:formula="of:=IF([.D84] = &quot;W&quot;; [.E84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MONTH([.A90])" office:value-type="float" office:value="4" calcext:value-type="float">
            <text:p>4</text:p>
          </table:table-cell>
          <table:table-cell table:formula="of:=YEAR([.A90])" office:value-type="float" office:value="2017" calcext:value-type="float">
            <text:p>2017</text:p>
          </table:table-cell>
          <table:table-cell table:style-name="ce22" table:formula="of:=DATE([.H90];[.G90]; 1)" office:value-type="date" office:date-value="2017-04-01" calcext:value-type="date">
            <text:p>1.04.2017</text:p>
          </table:table-cell>
          <table:table-cell table:formula="of:=IF([.D90] = &quot;Z&quot;; [.E90]; 0)" office:value-type="float" office:value="1" calcext:value-type="float">
            <text:p>1</text:p>
          </table:table-cell>
          <table:table-cell table:formula="of:=IF([.D90] = &quot;W&quot;; [.E90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MONTH([.A93])" office:value-type="float" office:value="5" calcext:value-type="float">
            <text:p>5</text:p>
          </table:table-cell>
          <table:table-cell table:formula="of:=YEAR([.A93])" office:value-type="float" office:value="2017" calcext:value-type="float">
            <text:p>2017</text:p>
          </table:table-cell>
          <table:table-cell table:style-name="ce22" table:formula="of:=DATE([.H93];[.G93]; 1)" office:value-type="date" office:date-value="2017-05-01" calcext:value-type="date">
            <text:p>1.05.2017</text:p>
          </table:table-cell>
          <table:table-cell table:formula="of:=IF([.D93] = &quot;Z&quot;; [.E93]; 0)" office:value-type="float" office:value="33" calcext:value-type="float">
            <text:p>33</text:p>
          </table:table-cell>
          <table:table-cell table:formula="of:=IF([.D93] = &quot;W&quot;; [.E93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formula="of:=MONTH([.A97])" office:value-type="float" office:value="5" calcext:value-type="float">
            <text:p>5</text:p>
          </table:table-cell>
          <table:table-cell table:formula="of:=YEAR([.A97])" office:value-type="float" office:value="2017" calcext:value-type="float">
            <text:p>2017</text:p>
          </table:table-cell>
          <table:table-cell table:style-name="ce22" table:formula="of:=DATE([.H97];[.G97]; 1)" office:value-type="date" office:date-value="2017-05-01" calcext:value-type="date">
            <text:p>1.05.2017</text:p>
          </table:table-cell>
          <table:table-cell table:formula="of:=IF([.D97] = &quot;Z&quot;; [.E97]; 0)" office:value-type="float" office:value="0" calcext:value-type="float">
            <text:p>0</text:p>
          </table:table-cell>
          <table:table-cell table:formula="of:=IF([.D97] = &quot;W&quot;; [.E97]; 0 )" office:value-type="float" office:value="68" calcext:value-type="float">
            <text:p>68</text:p>
          </table:table-cell>
        </table:table-row>
        <table:table-row table:style-name="ro1" table:visibility="filter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formula="of:=MONTH([.A104])" office:value-type="float" office:value="6" calcext:value-type="float">
            <text:p>6</text:p>
          </table:table-cell>
          <table:table-cell table:formula="of:=YEAR([.A104])" office:value-type="float" office:value="2017" calcext:value-type="float">
            <text:p>2017</text:p>
          </table:table-cell>
          <table:table-cell table:style-name="ce22" table:formula="of:=DATE([.H104];[.G104]; 1)" office:value-type="date" office:date-value="2017-06-01" calcext:value-type="date">
            <text:p>1.06.2017</text:p>
          </table:table-cell>
          <table:table-cell table:formula="of:=IF([.D104] = &quot;Z&quot;; [.E104]; 0)" office:value-type="float" office:value="8" calcext:value-type="float">
            <text:p>8</text:p>
          </table:table-cell>
          <table:table-cell table:formula="of:=IF([.D104] = &quot;W&quot;; [.E104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7-13" calcext:value-type="date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7-13" calcext:value-type="date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MONTH([.A112])" office:value-type="float" office:value="7" calcext:value-type="float">
            <text:p>7</text:p>
          </table:table-cell>
          <table:table-cell table:formula="of:=YEAR([.A112])" office:value-type="float" office:value="2017" calcext:value-type="float">
            <text:p>2017</text:p>
          </table:table-cell>
          <table:table-cell table:style-name="ce22" table:formula="of:=DATE([.H112];[.G112]; 1)" office:value-type="date" office:date-value="2017-07-01" calcext:value-type="date">
            <text:p>1.07.2017</text:p>
          </table:table-cell>
          <table:table-cell table:formula="of:=IF([.D112] = &quot;Z&quot;; [.E112]; 0)" office:value-type="float" office:value="42" calcext:value-type="float">
            <text:p>42</text:p>
          </table:table-cell>
          <table:table-cell table:formula="of:=IF([.D112] = &quot;W&quot;; [.E112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formula="of:=MONTH([.A114])" office:value-type="float" office:value="8" calcext:value-type="float">
            <text:p>8</text:p>
          </table:table-cell>
          <table:table-cell table:formula="of:=YEAR([.A114])" office:value-type="float" office:value="2017" calcext:value-type="float">
            <text:p>2017</text:p>
          </table:table-cell>
          <table:table-cell table:style-name="ce22" table:formula="of:=DATE([.H114];[.G114]; 1)" office:value-type="date" office:date-value="2017-08-01" calcext:value-type="date">
            <text:p>1.08.2017</text:p>
          </table:table-cell>
          <table:table-cell table:formula="of:=IF([.D114] = &quot;Z&quot;; [.E114]; 0)" office:value-type="float" office:value="0" calcext:value-type="float">
            <text:p>0</text:p>
          </table:table-cell>
          <table:table-cell table:formula="of:=IF([.D114] = &quot;W&quot;; [.E114]; 0 )"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MONTH([.A120])" office:value-type="float" office:value="8" calcext:value-type="float">
            <text:p>8</text:p>
          </table:table-cell>
          <table:table-cell table:formula="of:=YEAR([.A120])" office:value-type="float" office:value="2017" calcext:value-type="float">
            <text:p>2017</text:p>
          </table:table-cell>
          <table:table-cell table:style-name="ce22" table:formula="of:=DATE([.H120];[.G120]; 1)" office:value-type="date" office:date-value="2017-08-01" calcext:value-type="date">
            <text:p>1.08.2017</text:p>
          </table:table-cell>
          <table:table-cell table:formula="of:=IF([.D120] = &quot;Z&quot;; [.E120]; 0)" office:value-type="float" office:value="4" calcext:value-type="float">
            <text:p>4</text:p>
          </table:table-cell>
          <table:table-cell table:formula="of:=IF([.D120] = &quot;W&quot;; [.E120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formula="of:=MONTH([.A123])" office:value-type="float" office:value="10" calcext:value-type="float">
            <text:p>10</text:p>
          </table:table-cell>
          <table:table-cell table:formula="of:=YEAR([.A123])" office:value-type="float" office:value="2017" calcext:value-type="float">
            <text:p>2017</text:p>
          </table:table-cell>
          <table:table-cell table:style-name="ce22" table:formula="of:=DATE([.H123];[.G123]; 1)" office:value-type="date" office:date-value="2017-10-01" calcext:value-type="date">
            <text:p>1.10.2017</text:p>
          </table:table-cell>
          <table:table-cell table:formula="of:=IF([.D123] = &quot;Z&quot;; [.E123]; 0)" office:value-type="float" office:value="0" calcext:value-type="float">
            <text:p>0</text:p>
          </table:table-cell>
          <table:table-cell table:formula="of:=IF([.D123] = &quot;W&quot;; [.E123]; 0 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MONTH([.A125])" office:value-type="float" office:value="11" calcext:value-type="float">
            <text:p>11</text:p>
          </table:table-cell>
          <table:table-cell table:formula="of:=YEAR([.A125])" office:value-type="float" office:value="2017" calcext:value-type="float">
            <text:p>2017</text:p>
          </table:table-cell>
          <table:table-cell table:style-name="ce22" table:formula="of:=DATE([.H125];[.G125]; 1)" office:value-type="date" office:date-value="2017-11-01" calcext:value-type="date">
            <text:p>1.11.2017</text:p>
          </table:table-cell>
          <table:table-cell table:formula="of:=IF([.D125] = &quot;Z&quot;; [.E125]; 0)" office:value-type="float" office:value="0" calcext:value-type="float">
            <text:p>0</text:p>
          </table:table-cell>
          <table:table-cell table:formula="of:=IF([.D125] = &quot;W&quot;; [.E125]; 0 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47" calcext:value-type="float">
            <text:p>147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11-25" calcext:value-type="date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date" office:date-value="2017-11-25" calcext:value-type="date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formula="of:=MONTH([.A131])" office:value-type="float" office:value="11" calcext:value-type="float">
            <text:p>11</text:p>
          </table:table-cell>
          <table:table-cell table:formula="of:=YEAR([.A131])" office:value-type="float" office:value="2017" calcext:value-type="float">
            <text:p>2017</text:p>
          </table:table-cell>
          <table:table-cell table:style-name="ce22" table:formula="of:=DATE([.H131];[.G131]; 1)" office:value-type="date" office:date-value="2017-11-01" calcext:value-type="date">
            <text:p>1.11.2017</text:p>
          </table:table-cell>
          <table:table-cell table:formula="of:=IF([.D131] = &quot;Z&quot;; [.E131]; 0)" office:value-type="float" office:value="12" calcext:value-type="float">
            <text:p>12</text:p>
          </table:table-cell>
          <table:table-cell table:formula="of:=IF([.D131] = &quot;W&quot;; [.E131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MONTH([.A138])" office:value-type="float" office:value="1" calcext:value-type="float">
            <text:p>1</text:p>
          </table:table-cell>
          <table:table-cell table:formula="of:=YEAR([.A138])" office:value-type="float" office:value="2018" calcext:value-type="float">
            <text:p>2018</text:p>
          </table:table-cell>
          <table:table-cell table:style-name="ce22" table:formula="of:=DATE([.H138];[.G138]; 1)" office:value-type="date" office:date-value="2018-01-01" calcext:value-type="date">
            <text:p>1.01.2018</text:p>
          </table:table-cell>
          <table:table-cell table:formula="of:=IF([.D138] = &quot;Z&quot;; [.E138]; 0)" office:value-type="float" office:value="10" calcext:value-type="float">
            <text:p>10</text:p>
          </table:table-cell>
          <table:table-cell table:formula="of:=IF([.D138] = &quot;W&quot;; [.E138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table:formula="of:=MONTH([.A140])" office:value-type="float" office:value="1" calcext:value-type="float">
            <text:p>1</text:p>
          </table:table-cell>
          <table:table-cell table:formula="of:=YEAR([.A140])" office:value-type="float" office:value="2018" calcext:value-type="float">
            <text:p>2018</text:p>
          </table:table-cell>
          <table:table-cell table:style-name="ce22" table:formula="of:=DATE([.H140];[.G140]; 1)" office:value-type="date" office:date-value="2018-01-01" calcext:value-type="date">
            <text:p>1.01.2018</text:p>
          </table:table-cell>
          <table:table-cell table:formula="of:=IF([.D140] = &quot;Z&quot;; [.E140]; 0)" office:value-type="float" office:value="0" calcext:value-type="float">
            <text:p>0</text:p>
          </table:table-cell>
          <table:table-cell table:formula="of:=IF([.D140] = &quot;W&quot;; [.E140]; 0 )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1-30" calcext:value-type="date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1-30" calcext:value-type="date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formula="of:=MONTH([.A146])" office:value-type="float" office:value="2" calcext:value-type="float">
            <text:p>2</text:p>
          </table:table-cell>
          <table:table-cell table:formula="of:=YEAR([.A146])" office:value-type="float" office:value="2018" calcext:value-type="float">
            <text:p>2018</text:p>
          </table:table-cell>
          <table:table-cell table:style-name="ce22" table:formula="of:=DATE([.H146];[.G146]; 1)" office:value-type="date" office:date-value="2018-02-01" calcext:value-type="date">
            <text:p>1.02.2018</text:p>
          </table:table-cell>
          <table:table-cell table:formula="of:=IF([.D146] = &quot;Z&quot;; [.E146]; 0)" office:value-type="float" office:value="34" calcext:value-type="float">
            <text:p>34</text:p>
          </table:table-cell>
          <table:table-cell table:formula="of:=IF([.D146] = &quot;W&quot;; [.E146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date" office:date-value="2018-03-03" calcext:value-type="date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formula="of:=MONTH([.A151])" office:value-type="float" office:value="3" calcext:value-type="float">
            <text:p>3</text:p>
          </table:table-cell>
          <table:table-cell table:formula="of:=YEAR([.A151])" office:value-type="float" office:value="2018" calcext:value-type="float">
            <text:p>2018</text:p>
          </table:table-cell>
          <table:table-cell table:style-name="ce22" table:formula="of:=DATE([.H151];[.G151]; 1)" office:value-type="date" office:date-value="2018-03-01" calcext:value-type="date">
            <text:p>1.03.2018</text:p>
          </table:table-cell>
          <table:table-cell table:formula="of:=IF([.D151] = &quot;Z&quot;; [.E151]; 0)" office:value-type="float" office:value="0" calcext:value-type="float">
            <text:p>0</text:p>
          </table:table-cell>
          <table:table-cell table:formula="of:=IF([.D151] = &quot;W&quot;; [.E151]; 0 )"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date" office:date-value="2018-03-03" calcext:value-type="date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MONTH([.A156])" office:value-type="float" office:value="4" calcext:value-type="float">
            <text:p>4</text:p>
          </table:table-cell>
          <table:table-cell table:formula="of:=YEAR([.A156])" office:value-type="float" office:value="2018" calcext:value-type="float">
            <text:p>2018</text:p>
          </table:table-cell>
          <table:table-cell table:style-name="ce22" table:formula="of:=DATE([.H156];[.G156]; 1)" office:value-type="date" office:date-value="2018-04-01" calcext:value-type="date">
            <text:p>1.04.2018</text:p>
          </table:table-cell>
          <table:table-cell table:formula="of:=IF([.D156] = &quot;Z&quot;; [.E156]; 0)" office:value-type="float" office:value="5" calcext:value-type="float">
            <text:p>5</text:p>
          </table:table-cell>
          <table:table-cell table:formula="of:=IF([.D156] = &quot;W&quot;; [.E156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84" calcext:value-type="float">
            <text:p>184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formula="of:=MONTH([.A164])" office:value-type="float" office:value="6" calcext:value-type="float">
            <text:p>6</text:p>
          </table:table-cell>
          <table:table-cell table:formula="of:=YEAR([.A164])" office:value-type="float" office:value="2018" calcext:value-type="float">
            <text:p>2018</text:p>
          </table:table-cell>
          <table:table-cell table:style-name="ce22" table:formula="of:=DATE([.H164];[.G164]; 1)" office:value-type="date" office:date-value="2018-06-01" calcext:value-type="date">
            <text:p>1.06.2018</text:p>
          </table:table-cell>
          <table:table-cell table:formula="of:=IF([.D164] = &quot;Z&quot;; [.E164]; 0)" office:value-type="float" office:value="48" calcext:value-type="float">
            <text:p>48</text:p>
          </table:table-cell>
          <table:table-cell table:formula="of:=IF([.D164] = &quot;W&quot;; [.E164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formula="of:=MONTH([.A168])" office:value-type="float" office:value="6" calcext:value-type="float">
            <text:p>6</text:p>
          </table:table-cell>
          <table:table-cell table:formula="of:=YEAR([.A168])" office:value-type="float" office:value="2018" calcext:value-type="float">
            <text:p>2018</text:p>
          </table:table-cell>
          <table:table-cell table:style-name="ce22" table:formula="of:=DATE([.H168];[.G168]; 1)" office:value-type="date" office:date-value="2018-06-01" calcext:value-type="date">
            <text:p>1.06.2018</text:p>
          </table:table-cell>
          <table:table-cell table:formula="of:=IF([.D168] = &quot;Z&quot;; [.E168]; 0)" office:value-type="float" office:value="47" calcext:value-type="float">
            <text:p>47</text:p>
          </table:table-cell>
          <table:table-cell table:formula="of:=IF([.D168] = &quot;W&quot;; [.E168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formula="of:=MONTH([.A172])" office:value-type="float" office:value="7" calcext:value-type="float">
            <text:p>7</text:p>
          </table:table-cell>
          <table:table-cell table:formula="of:=YEAR([.A172])" office:value-type="float" office:value="2018" calcext:value-type="float">
            <text:p>2018</text:p>
          </table:table-cell>
          <table:table-cell table:style-name="ce22" table:formula="of:=DATE([.H172];[.G172]; 1)" office:value-type="date" office:date-value="2018-07-01" calcext:value-type="date">
            <text:p>1.07.2018</text:p>
          </table:table-cell>
          <table:table-cell table:formula="of:=IF([.D172] = &quot;Z&quot;; [.E172]; 0)" office:value-type="float" office:value="25" calcext:value-type="float">
            <text:p>25</text:p>
          </table:table-cell>
          <table:table-cell table:formula="of:=IF([.D172] = &quot;W&quot;; [.E172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table:formula="of:=MONTH([.A175])" office:value-type="float" office:value="8" calcext:value-type="float">
            <text:p>8</text:p>
          </table:table-cell>
          <table:table-cell table:formula="of:=YEAR([.A175])" office:value-type="float" office:value="2018" calcext:value-type="float">
            <text:p>2018</text:p>
          </table:table-cell>
          <table:table-cell table:style-name="ce22" table:formula="of:=DATE([.H175];[.G175]; 1)" office:value-type="date" office:date-value="2018-08-01" calcext:value-type="date">
            <text:p>1.08.2018</text:p>
          </table:table-cell>
          <table:table-cell table:formula="of:=IF([.D175] = &quot;Z&quot;; [.E175]; 0)" office:value-type="float" office:value="0" calcext:value-type="float">
            <text:p>0</text:p>
          </table:table-cell>
          <table:table-cell table:formula="of:=IF([.D175] = &quot;W&quot;; [.E175]; 0 )" office:value-type="float" office:value="121" calcext:value-type="float">
            <text:p>121</text:p>
          </table:table-cell>
        </table:table-row>
        <table:table-row table:style-name="ro1" table:visibility="filter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formula="of:=MONTH([.A181])" office:value-type="float" office:value="8" calcext:value-type="float">
            <text:p>8</text:p>
          </table:table-cell>
          <table:table-cell table:formula="of:=YEAR([.A181])" office:value-type="float" office:value="2018" calcext:value-type="float">
            <text:p>2018</text:p>
          </table:table-cell>
          <table:table-cell table:style-name="ce22" table:formula="of:=DATE([.H181];[.G181]; 1)" office:value-type="date" office:date-value="2018-08-01" calcext:value-type="date">
            <text:p>1.08.2018</text:p>
          </table:table-cell>
          <table:table-cell table:formula="of:=IF([.D181] = &quot;Z&quot;; [.E181]; 0)" office:value-type="float" office:value="22" calcext:value-type="float">
            <text:p>22</text:p>
          </table:table-cell>
          <table:table-cell table:formula="of:=IF([.D181] = &quot;W&quot;; [.E181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table:formula="of:=MONTH([.A187])" office:value-type="float" office:value="9" calcext:value-type="float">
            <text:p>9</text:p>
          </table:table-cell>
          <table:table-cell table:formula="of:=YEAR([.A187])" office:value-type="float" office:value="2018" calcext:value-type="float">
            <text:p>2018</text:p>
          </table:table-cell>
          <table:table-cell table:style-name="ce22" table:formula="of:=DATE([.H187];[.G187]; 1)" office:value-type="date" office:date-value="2018-09-01" calcext:value-type="date">
            <text:p>1.09.2018</text:p>
          </table:table-cell>
          <table:table-cell table:formula="of:=IF([.D187] = &quot;Z&quot;; [.E187]; 0)" office:value-type="float" office:value="0" calcext:value-type="float">
            <text:p>0</text:p>
          </table:table-cell>
          <table:table-cell table:formula="of:=IF([.D187] = &quot;W&quot;; [.E187]; 0 )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formula="of:=MONTH([.A193])" office:value-type="float" office:value="10" calcext:value-type="float">
            <text:p>10</text:p>
          </table:table-cell>
          <table:table-cell table:formula="of:=YEAR([.A193])" office:value-type="float" office:value="2018" calcext:value-type="float">
            <text:p>2018</text:p>
          </table:table-cell>
          <table:table-cell table:style-name="ce22" table:formula="of:=DATE([.H193];[.G193]; 1)" office:value-type="date" office:date-value="2018-10-01" calcext:value-type="date">
            <text:p>1.10.2018</text:p>
          </table:table-cell>
          <table:table-cell table:formula="of:=IF([.D193] = &quot;Z&quot;; [.E193]; 0)" office:value-type="float" office:value="20" calcext:value-type="float">
            <text:p>20</text:p>
          </table:table-cell>
          <table:table-cell table:formula="of:=IF([.D193] = &quot;W&quot;; [.E193]; 0 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date" office:date-value="2018-11-03" calcext:value-type="date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date" office:date-value="2018-11-03" calcext:value-type="date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MONTH([.A195])" office:value-type="float" office:value="11" calcext:value-type="float">
            <text:p>11</text:p>
          </table:table-cell>
          <table:table-cell table:formula="of:=YEAR([.A195])" office:value-type="float" office:value="2018" calcext:value-type="float">
            <text:p>2018</text:p>
          </table:table-cell>
          <table:table-cell table:style-name="ce22" table:formula="of:=DATE([.H195];[.G195]; 1)" office:value-type="date" office:date-value="2018-11-01" calcext:value-type="date">
            <text:p>1.11.2018</text:p>
          </table:table-cell>
          <table:table-cell table:formula="of:=IF([.D195] = &quot;Z&quot;; [.E195]; 0)" office:value-type="float" office:value="48" calcext:value-type="float">
            <text:p>48</text:p>
          </table:table-cell>
          <table:table-cell table:formula="of:=IF([.D195] = &quot;W&quot;; [.E195]; 0 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formula="of:=MONTH([.A196])" office:value-type="float" office:value="11" calcext:value-type="float">
            <text:p>11</text:p>
          </table:table-cell>
          <table:table-cell table:formula="of:=YEAR([.A196])" office:value-type="float" office:value="2018" calcext:value-type="float">
            <text:p>2018</text:p>
          </table:table-cell>
          <table:table-cell table:style-name="ce22" table:formula="of:=DATE([.H196];[.G196]; 1)" office:value-type="date" office:date-value="2018-11-01" calcext:value-type="date">
            <text:p>1.11.2018</text:p>
          </table:table-cell>
          <table:table-cell table:formula="of:=IF([.D196] = &quot;Z&quot;; [.E196]; 0)" office:value-type="float" office:value="0" calcext:value-type="float">
            <text:p>0</text:p>
          </table:table-cell>
          <table:table-cell table:formula="of:=IF([.D196] = &quot;W&quot;; [.E196]; 0 )" office:value-type="float" office:value="64" calcext:value-type="float">
            <text:p>64</text:p>
          </table:table-cell>
        </table:table-row>
        <table:table-row table:style-name="ro1" table:visibility="filter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MONTH([.A199])" office:value-type="float" office:value="12" calcext:value-type="float">
            <text:p>12</text:p>
          </table:table-cell>
          <table:table-cell table:formula="of:=YEAR([.A199])" office:value-type="float" office:value="2018" calcext:value-type="float">
            <text:p>2018</text:p>
          </table:table-cell>
          <table:table-cell table:style-name="ce22" table:formula="of:=DATE([.H199];[.G199]; 1)" office:value-type="date" office:date-value="2018-12-01" calcext:value-type="date">
            <text:p>1.12.2018</text:p>
          </table:table-cell>
          <table:table-cell table:formula="of:=IF([.D199] = &quot;Z&quot;; [.E199]; 0)" office:value-type="float" office:value="0" calcext:value-type="float">
            <text:p>0</text:p>
          </table:table-cell>
          <table:table-cell table:formula="of:=IF([.D199] = &quot;W&quot;; [.E199]; 0 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 table:visibility="filter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</table:table>
      <table:table table:name="zad 6.4" table:style-name="ta1">
        <table:shapes>
          <draw:frame draw:z-index="0" draw:style-name="gr1" draw:text-style-name="P1" svg:width="21.24cm" svg:height="13.938cm" svg:x="10.308cm" svg:y="2.431cm">
            <draw:object draw:notify-on-update-of-ranges="'zad 6.4'.A37:'zad 6.4'.A72 'zad 6.4'.B36:'zad 6.4'.B36 'zad 6.4'.B37:'zad 6.4'.B72 'zad 6.4'.C36:'zad 6.4'.C36 'zad 6.4'.C37:'zad 6.4'.C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6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32"/>
          <table:table-cell table:style-name="ce38" office:value-type="string" calcext:value-type="string">
            <text:p>Dane</text:p>
          </table:table-cell>
          <table:table-cell table:style-name="ce45"/>
        </table:table-row>
        <table:table-row table:style-name="ro1">
          <table:table-cell table:style-name="ce33" office:value-type="string" calcext:value-type="string">
            <text:p>DATA2</text:p>
          </table:table-cell>
          <table:table-cell table:style-name="ce39" office:value-type="string" calcext:value-type="string">
            <text:p>Suma - załadowano</text:p>
          </table:table-cell>
          <table:table-cell table:style-name="ce46" office:value-type="string" calcext:value-type="string">
            <text:p>Suma - wyładunek</text:p>
          </table:table-cell>
        </table:table-row>
        <table:table-row table:style-name="ro1">
          <table:table-cell table:style-name="ce56" office:value-type="date" office:date-value="2016-01-01" calcext:value-type="date">
            <text:p>1.01.2016</text:p>
          </table:table-cell>
          <table:table-cell table:style-name="ce40" office:value-type="float" office:value="76" calcext:value-type="float">
            <text:p>76</text:p>
          </table:table-cell>
          <table:table-cell table:style-name="ce47" office:value-type="float" office:value="32" calcext:value-type="float">
            <text:p>32</text:p>
          </table:table-cell>
        </table:table-row>
        <table:table-row table:style-name="ro1">
          <table:table-cell table:style-name="ce57" office:value-type="date" office:date-value="2016-02-01" calcext:value-type="date">
            <text:p>1.02.2016</text:p>
          </table:table-cell>
          <table:table-cell table:style-name="ce41" office:value-type="float" office:value="8" calcext:value-type="float">
            <text:p>8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57" office:value-type="date" office:date-value="2016-03-01" calcext:value-type="date">
            <text:p>1.03.2016</text:p>
          </table:table-cell>
          <table:table-cell table:style-name="ce41" office:value-type="float" office:value="0" calcext:value-type="float">
            <text:p>0</text:p>
          </table:table-cell>
          <table:table-cell table:style-name="ce48" office:value-type="float" office:value="50" calcext:value-type="float">
            <text:p>50</text:p>
          </table:table-cell>
        </table:table-row>
        <table:table-row table:style-name="ro1">
          <table:table-cell table:style-name="ce57" office:value-type="date" office:date-value="2016-04-01" calcext:value-type="date">
            <text:p>1.04.2016</text:p>
          </table:table-cell>
          <table:table-cell table:style-name="ce41" office:value-type="float" office:value="68" calcext:value-type="float">
            <text:p>68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57" office:value-type="date" office:date-value="2016-06-01" calcext:value-type="date">
            <text:p>1.06.2016</text:p>
          </table:table-cell>
          <table:table-cell table:style-name="ce41" office:value-type="float" office:value="42" calcext:value-type="float">
            <text:p>42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57" office:value-type="date" office:date-value="2016-07-01" calcext:value-type="date">
            <text:p>1.07.2016</text:p>
          </table:table-cell>
          <table:table-cell table:style-name="ce41" office:value-type="float" office:value="83" calcext:value-type="float">
            <text:p>83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57" office:value-type="date" office:date-value="2016-08-01" calcext:value-type="date">
            <text:p>1.08.2016</text:p>
          </table:table-cell>
          <table:table-cell table:style-name="ce41" office:value-type="float" office:value="0" calcext:value-type="float">
            <text:p>0</text:p>
          </table:table-cell>
          <table:table-cell table:style-name="ce48" office:value-type="float" office:value="191" calcext:value-type="float">
            <text:p>191</text:p>
          </table:table-cell>
        </table:table-row>
        <table:table-row table:style-name="ro1">
          <table:table-cell table:style-name="ce57" office:value-type="date" office:date-value="2016-09-01" calcext:value-type="date">
            <text:p>1.09.2016</text:p>
          </table:table-cell>
          <table:table-cell table:style-name="ce41" office:value-type="float" office:value="44" calcext:value-type="float">
            <text:p>44</text:p>
          </table:table-cell>
          <table:table-cell table:style-name="ce48" office:value-type="float" office:value="4" calcext:value-type="float">
            <text:p>4</text:p>
          </table:table-cell>
        </table:table-row>
        <table:table-row table:style-name="ro1">
          <table:table-cell table:style-name="ce57" office:value-type="date" office:date-value="2016-11-01" calcext:value-type="date">
            <text:p>1.11.2016</text:p>
          </table:table-cell>
          <table:table-cell table:style-name="ce41" office:value-type="float" office:value="30" calcext:value-type="float">
            <text:p>30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57" office:value-type="date" office:date-value="2017-01-01" calcext:value-type="date">
            <text:p>1.01.2017</text:p>
          </table:table-cell>
          <table:table-cell table:style-name="ce41" office:value-type="float" office:value="39" calcext:value-type="float">
            <text:p>39</text:p>
          </table:table-cell>
          <table:table-cell table:style-name="ce48" office:value-type="float" office:value="112" calcext:value-type="float">
            <text:p>112</text:p>
          </table:table-cell>
        </table:table-row>
        <table:table-row table:style-name="ro1">
          <table:table-cell table:style-name="ce57" office:value-type="date" office:date-value="2017-02-01" calcext:value-type="date">
            <text:p>1.02.2017</text:p>
          </table:table-cell>
          <table:table-cell table:style-name="ce41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</table:table-row>
        <table:table-row table:style-name="ro1">
          <table:table-cell table:style-name="ce57" office:value-type="date" office:date-value="2017-03-01" calcext:value-type="date">
            <text:p>1.03.2017</text:p>
          </table:table-cell>
          <table:table-cell table:style-name="ce41" office:value-type="float" office:value="35" calcext:value-type="float">
            <text:p>35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57" office:value-type="date" office:date-value="2017-04-01" calcext:value-type="date">
            <text:p>1.04.2017</text:p>
          </table:table-cell>
          <table:table-cell table:style-name="ce41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57" office:value-type="date" office:date-value="2017-05-01" calcext:value-type="date">
            <text:p>1.05.2017</text:p>
          </table:table-cell>
          <table:table-cell table:style-name="ce41" office:value-type="float" office:value="33" calcext:value-type="float">
            <text:p>33</text:p>
          </table:table-cell>
          <table:table-cell table:style-name="ce48" office:value-type="float" office:value="68" calcext:value-type="float">
            <text:p>68</text:p>
          </table:table-cell>
        </table:table-row>
        <table:table-row table:style-name="ro1">
          <table:table-cell table:style-name="ce57" office:value-type="date" office:date-value="2017-06-01" calcext:value-type="date">
            <text:p>1.06.2017</text:p>
          </table:table-cell>
          <table:table-cell table:style-name="ce41" office:value-type="float" office:value="8" calcext:value-type="float">
            <text:p>8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57" office:value-type="date" office:date-value="2017-07-01" calcext:value-type="date">
            <text:p>1.07.2017</text:p>
          </table:table-cell>
          <table:table-cell table:style-name="ce41" office:value-type="float" office:value="42" calcext:value-type="float">
            <text:p>42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57" office:value-type="date" office:date-value="2017-08-01" calcext:value-type="date">
            <text:p>1.08.2017</text:p>
          </table:table-cell>
          <table:table-cell table:style-name="ce41" office:value-type="float" office:value="4" calcext:value-type="float">
            <text:p>4</text:p>
          </table:table-cell>
          <table:table-cell table:style-name="ce48" office:value-type="float" office:value="48" calcext:value-type="float">
            <text:p>48</text:p>
          </table:table-cell>
        </table:table-row>
        <table:table-row table:style-name="ro1">
          <table:table-cell table:style-name="ce57" office:value-type="date" office:date-value="2017-10-01" calcext:value-type="date">
            <text:p>1.10.2017</text:p>
          </table:table-cell>
          <table:table-cell table:style-name="ce41" office:value-type="float" office:value="0" calcext:value-type="float">
            <text:p>0</text:p>
          </table:table-cell>
          <table:table-cell table:style-name="ce48" office:value-type="float" office:value="6" calcext:value-type="float">
            <text:p>6</text:p>
          </table:table-cell>
        </table:table-row>
        <table:table-row table:style-name="ro1">
          <table:table-cell table:style-name="ce57" office:value-type="date" office:date-value="2017-11-01" calcext:value-type="date">
            <text:p>1.11.2017</text:p>
          </table:table-cell>
          <table:table-cell table:style-name="ce41" office:value-type="float" office:value="12" calcext:value-type="float">
            <text:p>12</text:p>
          </table:table-cell>
          <table:table-cell table:style-name="ce48" office:value-type="float" office:value="1" calcext:value-type="float">
            <text:p>1</text:p>
          </table:table-cell>
        </table:table-row>
        <table:table-row table:style-name="ro1">
          <table:table-cell table:style-name="ce57" office:value-type="date" office:date-value="2018-01-01" calcext:value-type="date">
            <text:p>1.01.2018</text:p>
          </table:table-cell>
          <table:table-cell table:style-name="ce41" office:value-type="float" office:value="10" calcext:value-type="float">
            <text:p>10</text:p>
          </table:table-cell>
          <table:table-cell table:style-name="ce48" office:value-type="float" office:value="22" calcext:value-type="float">
            <text:p>22</text:p>
          </table:table-cell>
        </table:table-row>
        <table:table-row table:style-name="ro1">
          <table:table-cell table:style-name="ce57" office:value-type="date" office:date-value="2018-02-01" calcext:value-type="date">
            <text:p>1.02.2018</text:p>
          </table:table-cell>
          <table:table-cell table:style-name="ce41" office:value-type="float" office:value="34" calcext:value-type="float">
            <text:p>34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57" office:value-type="date" office:date-value="2018-03-01" calcext:value-type="date">
            <text:p>1.03.2018</text:p>
          </table:table-cell>
          <table:table-cell table:style-name="ce41" office:value-type="float" office:value="0" calcext:value-type="float">
            <text:p>0</text:p>
          </table:table-cell>
          <table:table-cell table:style-name="ce48" office:value-type="float" office:value="34" calcext:value-type="float">
            <text:p>34</text:p>
          </table:table-cell>
        </table:table-row>
        <table:table-row table:style-name="ro1">
          <table:table-cell table:style-name="ce57" office:value-type="date" office:date-value="2018-04-01" calcext:value-type="date">
            <text:p>1.04.2018</text:p>
          </table:table-cell>
          <table:table-cell table:style-name="ce41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57" office:value-type="date" office:date-value="2018-06-01" calcext:value-type="date">
            <text:p>1.06.2018</text:p>
          </table:table-cell>
          <table:table-cell table:style-name="ce41" office:value-type="float" office:value="95" calcext:value-type="float">
            <text:p>95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57" office:value-type="date" office:date-value="2018-07-01" calcext:value-type="date">
            <text:p>1.07.2018</text:p>
          </table:table-cell>
          <table:table-cell table:style-name="ce41" office:value-type="float" office:value="25" calcext:value-type="float">
            <text:p>25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57" office:value-type="date" office:date-value="2018-08-01" calcext:value-type="date">
            <text:p>1.08.2018</text:p>
          </table:table-cell>
          <table:table-cell table:style-name="ce41" office:value-type="float" office:value="22" calcext:value-type="float">
            <text:p>22</text:p>
          </table:table-cell>
          <table:table-cell table:style-name="ce48" office:value-type="float" office:value="121" calcext:value-type="float">
            <text:p>121</text:p>
          </table:table-cell>
        </table:table-row>
        <table:table-row table:style-name="ro1">
          <table:table-cell table:style-name="ce57" office:value-type="date" office:date-value="2018-09-01" calcext:value-type="date">
            <text:p>1.09.2018</text:p>
          </table:table-cell>
          <table:table-cell table:style-name="ce41" office:value-type="float" office:value="0" calcext:value-type="float">
            <text:p>0</text:p>
          </table:table-cell>
          <table:table-cell table:style-name="ce48" office:value-type="float" office:value="26" calcext:value-type="float">
            <text:p>26</text:p>
          </table:table-cell>
        </table:table-row>
        <table:table-row table:style-name="ro1">
          <table:table-cell table:style-name="ce57" office:value-type="date" office:date-value="2018-10-01" calcext:value-type="date">
            <text:p>1.10.2018</text:p>
          </table:table-cell>
          <table:table-cell table:style-name="ce41" office:value-type="float" office:value="20" calcext:value-type="float">
            <text:p>20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57" office:value-type="date" office:date-value="2018-11-01" calcext:value-type="date">
            <text:p>1.11.2018</text:p>
          </table:table-cell>
          <table:table-cell table:style-name="ce41" office:value-type="float" office:value="48" calcext:value-type="float">
            <text:p>48</text:p>
          </table:table-cell>
          <table:table-cell table:style-name="ce48" office:value-type="float" office:value="64" calcext:value-type="float">
            <text:p>64</text:p>
          </table:table-cell>
        </table:table-row>
        <table:table-row table:style-name="ro1">
          <table:table-cell table:style-name="ce57" office:value-type="date" office:date-value="2018-12-01" calcext:value-type="date">
            <text:p>1.12.2018</text:p>
          </table:table-cell>
          <table:table-cell table:style-name="ce41" office:value-type="float" office:value="0" calcext:value-type="float">
            <text:p>0</text:p>
          </table:table-cell>
          <table:table-cell table:style-name="ce48" office:value-type="float" office:value="4" calcext:value-type="float">
            <text:p>4</text:p>
          </table:table-cell>
        </table:table-row>
        <table:table-row table:style-name="ro1">
          <table:table-cell table:style-name="ce57" office:value-type="string" calcext:value-type="string">
            <text:p>(pusty)</text:p>
          </table:table-cell>
          <table:table-cell table:style-name="ce60"/>
          <table:table-cell table:style-name="ce62"/>
        </table:table-row>
        <table:table-row table:style-name="ro1">
          <table:table-cell table:style-name="ce58" office:value-type="string" calcext:value-type="string">
            <text:p>Razem Wynik</text:p>
          </table:table-cell>
          <table:table-cell table:style-name="ce43" office:value-type="float" office:value="784" calcext:value-type="float">
            <text:p>784</text:p>
          </table:table-cell>
          <table:table-cell table:style-name="ce50" office:value-type="float" office:value="784" calcext:value-type="float">
            <text:p>784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DATA2</text:p>
          </table:table-cell>
          <table:table-cell office:value-type="string" calcext:value-type="string">
            <text:p>załadunek</text:p>
          </table:table-cell>
          <table:table-cell office:value-type="string" calcext:value-type="string">
            <text:p>wyładunek</text:p>
          </table:table-cell>
        </table:table-row>
        <table:table-row table:style-name="ro1">
          <table:table-cell office:value-type="date" office:date-value="2016-01-01" calcext:value-type="date">
            <text:p>1.01.2016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6-02-01" calcext:value-type="date">
            <text:p>1.02.2016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01" calcext:value-type="date">
            <text:p>1.03.2016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6-04-01" calcext:value-type="date">
            <text:p>1.04.2016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01" calcext:value-type="date">
            <text:p>1.05.2016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01" calcext:value-type="date">
            <text:p>1.06.2016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01" calcext:value-type="date">
            <text:p>1.07.2016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01" calcext:value-type="date">
            <text:p>1.08.2016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16-09-01" calcext:value-type="date">
            <text:p>1.09.2016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6-10-01" calcext:value-type="date">
            <text:p>1.10.2016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01" calcext:value-type="date">
            <text:p>1.11.2016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01" calcext:value-type="date">
            <text:p>1.12.2016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01" calcext:value-type="date">
            <text:p>1.01.2017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17-02-01" calcext:value-type="date">
            <text:p>1.02.2017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3-01" calcext:value-type="date">
            <text:p>1.03.2017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01" calcext:value-type="date">
            <text:p>1.04.201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01" calcext:value-type="date">
            <text:p>1.05.2017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7-06-01" calcext:value-type="date">
            <text:p>1.06.201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01" calcext:value-type="date">
            <text:p>1.07.2017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01" calcext:value-type="date">
            <text:p>1.08.201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7-09-01" calcext:value-type="date">
            <text:p>1.09.2017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01" calcext:value-type="date">
            <text:p>1.10.2017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11-01" calcext:value-type="date">
            <text:p>1.11.2017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12-01" calcext:value-type="date">
            <text:p>1.12.2017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01" calcext:value-type="date">
            <text:p>1.01.2018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8-02-01" calcext:value-type="date">
            <text:p>1.02.2018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1" calcext:value-type="date">
            <text:p>1.03.2018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4-01" calcext:value-type="date">
            <text:p>1.04.201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1" calcext:value-type="date">
            <text:p>1.05.2018</text:p>
          </table:table-cell>
          <table:table-cell table:number-columns-repeated="2"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01" calcext:value-type="date">
            <text:p>1.06.2018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01" calcext:value-type="date">
            <text:p>1.07.2018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01" calcext:value-type="date">
            <text:p>1.08.2018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18-09-01" calcext:value-type="date">
            <text:p>1.09.2018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8-10-01" calcext:value-type="date">
            <text:p>1.10.2018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01" calcext:value-type="date">
            <text:p>1.11.2018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18-12-01" calcext:value-type="date">
            <text:p>1.12.2018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22"/>
          <table:table-cell table:style-name="ce28" table:number-columns-repeated="2"/>
        </table:table-row>
        <table:table-row table:style-name="ro1" table:number-rows-repeated="34">
          <table:table-cell table:style-name="ce22"/>
          <table:table-cell table:number-columns-repeated="2"/>
        </table:table-row>
        <table:table-row table:style-name="ro1">
          <table:table-cell table:style-name="ce22"/>
          <table:table-cell table:number-columns-repeated="2"/>
        </table:table-row>
      </table:table>
      <table:table table:name="zad 6.5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ce30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towar</text:p>
          </table:table-cell>
          <table:table-cell office:value-type="string" calcext:value-type="string">
            <text:p>Z/W</text:p>
          </table:table-cell>
          <table:table-cell office:value-type="string" calcext:value-type="string">
            <text:p>ile ton</text:p>
          </table:table-cell>
          <table:table-cell office:value-type="string" calcext:value-type="string">
            <text:p>cena za tonę w talarach</text:p>
          </table:table-cell>
          <table:table-cell office:value-type="string" calcext:value-type="string">
            <text:p>kasa</text:p>
          </table:table-cell>
          <table:table-cell table:style-name="Default" office:value-type="string" calcext:value-type="string">
            <text:p>STAN KONTA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tan początkowy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IF([.D2] = &quot;Z&quot;; -1; 1) * [.E2]* [.F2]" office:value-type="float" office:value="-240" calcext:value-type="float">
            <text:p>-240</text:p>
          </table:table-cell>
          <table:table-cell table:formula="of:=[.$K$2] + [.G2]" office:value-type="float" office:value="6159" calcext:value-type="float">
            <text:p>6159</text:p>
          </table:table-cell>
          <table:table-cell/>
          <table:table-cell table:formula="of:=MIN([.H2:.H203])" office:value-type="float" office:value="0" calcext:value-type="float">
            <text:p>0</text:p>
          </table:table-cell>
          <table:table-cell office:value-type="float" office:value="6399" calcext:value-type="float">
            <text:p>6399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IF([.D3] = &quot;Z&quot;; -1; 1) * [.E3]* [.F3]" office:value-type="float" office:value="-1600" calcext:value-type="float">
            <text:p>-1600</text:p>
          </table:table-cell>
          <table:table-cell table:formula="of:=[.H2] +[.G3]" office:value-type="float" office:value="4559" calcext:value-type="float">
            <text:p>4559</text:p>
          </table:table-cell>
          <table:table-cell table:number-columns-repeated="3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IF([.D4] = &quot;Z&quot;; -1; 1) * [.E4]* [.F4]" office:value-type="float" office:value="-380" calcext:value-type="float">
            <text:p>-380</text:p>
          </table:table-cell>
          <table:table-cell table:formula="of:=[.H3] +[.G4]" office:value-type="float" office:value="4179" calcext:value-type="float">
            <text:p>4179</text:p>
          </table:table-cell>
          <table:table-cell table:number-columns-repeated="3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formula="of:=IF([.D5] = &quot;Z&quot;; -1; 1) * [.E5]* [.F5]" office:value-type="float" office:value="-990" calcext:value-type="float">
            <text:p>-990</text:p>
          </table:table-cell>
          <table:table-cell table:formula="of:=[.H4] +[.G5]" office:value-type="float" office:value="3189" calcext:value-type="float">
            <text:p>3189</text:p>
          </table:table-cell>
          <table:table-cell table:number-columns-repeated="3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formula="of:=IF([.D6] = &quot;Z&quot;; -1; 1) * [.E6]* [.F6]" office:value-type="float" office:value="-1075" calcext:value-type="float">
            <text:p>-1075</text:p>
          </table:table-cell>
          <table:table-cell table:formula="of:=[.H5] +[.G6]" office:value-type="float" office:value="2114" calcext:value-type="float">
            <text:p>2114</text:p>
          </table:table-cell>
          <table:table-cell table:number-columns-repeated="3"/>
        </table:table-row>
        <table:table-row table:style-name="ro1"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formula="of:=IF([.D7] = &quot;Z&quot;; -1; 1) * [.E7]* [.F7]" office:value-type="float" office:value="1856" calcext:value-type="float">
            <text:p>1856</text:p>
          </table:table-cell>
          <table:table-cell table:formula="of:=[.H6] +[.G7]" office:value-type="float" office:value="3970" calcext:value-type="float">
            <text:p>3970</text:p>
          </table:table-cell>
          <table:table-cell table:number-columns-repeated="3"/>
        </table:table-row>
        <table:table-row table:style-name="ro1"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IF([.D8] = &quot;Z&quot;; -1; 1) * [.E8]* [.F8]" office:value-type="float" office:value="-364" calcext:value-type="float">
            <text:p>-364</text:p>
          </table:table-cell>
          <table:table-cell table:formula="of:=[.H7] +[.G8]" office:value-type="float" office:value="3606" calcext:value-type="float">
            <text:p>3606</text:p>
          </table:table-cell>
          <table:table-cell table:number-columns-repeated="3"/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formula="of:=IF([.D9] = &quot;Z&quot;; -1; 1) * [.E9]* [.F9]" office:value-type="float" office:value="-2024" calcext:value-type="float">
            <text:p>-2024</text:p>
          </table:table-cell>
          <table:table-cell table:formula="of:=[.H8] +[.G9]" office:value-type="float" office:value="1582" calcext:value-type="float">
            <text:p>1582</text:p>
          </table:table-cell>
          <table:table-cell table:number-columns-repeated="3"/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IF([.D10] = &quot;Z&quot;; -1; 1) * [.E10]* [.F10]" office:value-type="float" office:value="-28" calcext:value-type="float">
            <text:p>-28</text:p>
          </table:table-cell>
          <table:table-cell table:formula="of:=[.H9] +[.G10]" office:value-type="float" office:value="1554" calcext:value-type="float">
            <text:p>1554</text:p>
          </table:table-cell>
          <table:table-cell table:number-columns-repeated="3"/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table:formula="of:=IF([.D11] = &quot;Z&quot;; -1; 1) * [.E11]* [.F11]" office:value-type="float" office:value="-1554" calcext:value-type="float">
            <text:p>-1554</text:p>
          </table:table-cell>
          <table:table-cell table:formula="of:=[.H10] +[.G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formula="of:=IF([.D12] = &quot;Z&quot;; -1; 1) * [.E12]* [.F12]" office:value-type="float" office:value="1376" calcext:value-type="float">
            <text:p>1376</text:p>
          </table:table-cell>
          <table:table-cell table:formula="of:=[.H11] +[.G12]" office:value-type="float" office:value="1376" calcext:value-type="float">
            <text:p>1376</text:p>
          </table:table-cell>
          <table:table-cell table:number-columns-repeated="3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formula="of:=IF([.D13] = &quot;Z&quot;; -1; 1) * [.E13]* [.F13]" office:value-type="float" office:value="494" calcext:value-type="float">
            <text:p>494</text:p>
          </table:table-cell>
          <table:table-cell table:formula="of:=[.H12] +[.G13]" office:value-type="float" office:value="1870" calcext:value-type="float">
            <text:p>1870</text:p>
          </table:table-cell>
          <table:table-cell table:number-columns-repeated="3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formula="of:=IF([.D14] = &quot;Z&quot;; -1; 1) * [.E14]* [.F14]" office:value-type="float" office:value="-531" calcext:value-type="float">
            <text:p>-531</text:p>
          </table:table-cell>
          <table:table-cell table:formula="of:=[.H13] +[.G14]" office:value-type="float" office:value="1339" calcext:value-type="float">
            <text:p>1339</text:p>
          </table:table-cell>
          <table:table-cell table:number-columns-repeated="3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formula="of:=IF([.D15] = &quot;Z&quot;; -1; 1) * [.E15]* [.F15]" office:value-type="float" office:value="-296" calcext:value-type="float">
            <text:p>-296</text:p>
          </table:table-cell>
          <table:table-cell table:formula="of:=[.H14] +[.G15]" office:value-type="float" office:value="1043" calcext:value-type="float">
            <text:p>1043</text:p>
          </table:table-cell>
          <table:table-cell table:number-columns-repeated="3"/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table:formula="of:=IF([.D16] = &quot;Z&quot;; -1; 1) * [.E16]* [.F16]" office:value-type="float" office:value="3050" calcext:value-type="float">
            <text:p>3050</text:p>
          </table:table-cell>
          <table:table-cell table:formula="of:=[.H15] +[.G16]" office:value-type="float" office:value="4093" calcext:value-type="float">
            <text:p>4093</text:p>
          </table:table-cell>
          <table:table-cell table:number-columns-repeated="3"/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IF([.D17] = &quot;Z&quot;; -1; 1) * [.E17]* [.F17]" office:value-type="float" office:value="-640" calcext:value-type="float">
            <text:p>-640</text:p>
          </table:table-cell>
          <table:table-cell table:formula="of:=[.H16] +[.G17]" office:value-type="float" office:value="3453" calcext:value-type="float">
            <text:p>3453</text:p>
          </table:table-cell>
          <table:table-cell table:number-columns-repeated="3"/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[.D18] = &quot;Z&quot;; -1; 1) * [.E18]* [.F18]" office:value-type="float" office:value="-56" calcext:value-type="float">
            <text:p>-56</text:p>
          </table:table-cell>
          <table:table-cell table:formula="of:=[.H17] +[.G18]" office:value-type="float" office:value="3397" calcext:value-type="float">
            <text:p>3397</text:p>
          </table:table-cell>
          <table:table-cell table:number-columns-repeated="3"/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IF([.D19] = &quot;Z&quot;; -1; 1) * [.E19]* [.F19]" office:value-type="float" office:value="-240" calcext:value-type="float">
            <text:p>-240</text:p>
          </table:table-cell>
          <table:table-cell table:formula="of:=[.H18] +[.G19]" office:value-type="float" office:value="3157" calcext:value-type="float">
            <text:p>3157</text:p>
          </table:table-cell>
          <table:table-cell table:number-columns-repeated="3"/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IF([.D20] = &quot;Z&quot;; -1; 1) * [.E20]* [.F20]" office:value-type="float" office:value="84" calcext:value-type="float">
            <text:p>84</text:p>
          </table:table-cell>
          <table:table-cell table:formula="of:=[.H19] +[.G20]" office:value-type="float" office:value="3241" calcext:value-type="float">
            <text:p>3241</text:p>
          </table:table-cell>
          <table:table-cell table:number-columns-repeated="3"/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IF([.D21] = &quot;Z&quot;; -1; 1) * [.E21]* [.F21]" office:value-type="float" office:value="-475" calcext:value-type="float">
            <text:p>-475</text:p>
          </table:table-cell>
          <table:table-cell table:formula="of:=[.H20] +[.G21]" office:value-type="float" office:value="2766" calcext:value-type="float">
            <text:p>2766</text:p>
          </table:table-cell>
          <table:table-cell table:number-columns-repeated="3"/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IF([.D22] = &quot;Z&quot;; -1; 1) * [.E22]* [.F22]" office:value-type="float" office:value="-1254" calcext:value-type="float">
            <text:p>-1254</text:p>
          </table:table-cell>
          <table:table-cell table:formula="of:=[.H21] +[.G22]" office:value-type="float" office:value="1512" calcext:value-type="float">
            <text:p>1512</text:p>
          </table:table-cell>
          <table:table-cell table:number-columns-repeated="3"/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formula="of:=IF([.D23] = &quot;Z&quot;; -1; 1) * [.E23]* [.F23]" office:value-type="float" office:value="1260" calcext:value-type="float">
            <text:p>1260</text:p>
          </table:table-cell>
          <table:table-cell table:formula="of:=[.H22] +[.G23]" office:value-type="float" office:value="2772" calcext:value-type="float">
            <text:p>2772</text:p>
          </table:table-cell>
          <table:table-cell table:number-columns-repeated="3"/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formula="of:=IF([.D24] = &quot;Z&quot;; -1; 1) * [.E24]* [.F24]" office:value-type="float" office:value="-330" calcext:value-type="float">
            <text:p>-330</text:p>
          </table:table-cell>
          <table:table-cell table:formula="of:=[.H23] +[.G24]" office:value-type="float" office:value="2442" calcext:value-type="float">
            <text:p>2442</text:p>
          </table:table-cell>
          <table:table-cell table:number-columns-repeated="3"/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formula="of:=IF([.D25] = &quot;Z&quot;; -1; 1) * [.E25]* [.F25]" office:value-type="float" office:value="-1435" calcext:value-type="float">
            <text:p>-1435</text:p>
          </table:table-cell>
          <table:table-cell table:formula="of:=[.H24] +[.G25]" office:value-type="float" office:value="1007" calcext:value-type="float">
            <text:p>1007</text:p>
          </table:table-cell>
          <table:table-cell table:number-columns-repeated="3"/>
        </table:table-row>
        <table:table-row table:style-name="ro1">
          <table:table-cell office:value-type="date" office:date-value="2016-05-14" calcext:value-type="date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formula="of:=IF([.D26] = &quot;Z&quot;; -1; 1) * [.E26]* [.F26]" office:value-type="float" office:value="3724" calcext:value-type="float">
            <text:p>3724</text:p>
          </table:table-cell>
          <table:table-cell table:formula="of:=[.H25] +[.G26]" office:value-type="float" office:value="4731" calcext:value-type="float">
            <text:p>4731</text:p>
          </table:table-cell>
          <table:table-cell table:number-columns-repeated="3"/>
        </table:table-row>
        <table:table-row table:style-name="ro1">
          <table:table-cell office:value-type="date" office:date-value="2016-05-14" calcext:value-type="date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IF([.D27] = &quot;Z&quot;; -1; 1) * [.E27]* [.F27]" office:value-type="float" office:value="-230" calcext:value-type="float">
            <text:p>-230</text:p>
          </table:table-cell>
          <table:table-cell table:formula="of:=[.H26] +[.G27]" office:value-type="float" office:value="4501" calcext:value-type="float">
            <text:p>4501</text:p>
          </table:table-cell>
          <table:table-cell table:number-columns-repeated="3"/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IF([.D28] = &quot;Z&quot;; -1; 1) * [.E28]* [.F28]" office:value-type="float" office:value="152" calcext:value-type="float">
            <text:p>152</text:p>
          </table:table-cell>
          <table:table-cell table:formula="of:=[.H27] +[.G28]" office:value-type="float" office:value="4653" calcext:value-type="float">
            <text:p>4653</text:p>
          </table:table-cell>
          <table:table-cell table:number-columns-repeated="3"/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formula="of:=IF([.D29] = &quot;Z&quot;; -1; 1) * [.E29]* [.F29]" office:value-type="float" office:value="-2520" calcext:value-type="float">
            <text:p>-2520</text:p>
          </table:table-cell>
          <table:table-cell table:formula="of:=[.H28] +[.G29]" office:value-type="float" office:value="2133" calcext:value-type="float">
            <text:p>2133</text:p>
          </table:table-cell>
          <table:table-cell table:number-columns-repeated="3"/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IF([.D30] = &quot;Z&quot;; -1; 1) * [.E30]* [.F30]" office:value-type="float" office:value="-224" calcext:value-type="float">
            <text:p>-224</text:p>
          </table:table-cell>
          <table:table-cell table:formula="of:=[.H29] +[.G30]" office:value-type="float" office:value="1909" calcext:value-type="float">
            <text:p>1909</text:p>
          </table:table-cell>
          <table:table-cell table:number-columns-repeated="3"/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D31] = &quot;Z&quot;; -1; 1) * [.E31]* [.F31]" office:value-type="float" office:value="-361" calcext:value-type="float">
            <text:p>-361</text:p>
          </table:table-cell>
          <table:table-cell table:formula="of:=[.H30] +[.G31]" office:value-type="float" office:value="1548" calcext:value-type="float">
            <text:p>1548</text:p>
          </table:table-cell>
          <table:table-cell table:number-columns-repeated="3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formula="of:=IF([.D32] = &quot;Z&quot;; -1; 1) * [.E32]* [.F32]" office:value-type="float" office:value="2016" calcext:value-type="float">
            <text:p>2016</text:p>
          </table:table-cell>
          <table:table-cell table:formula="of:=[.H31] +[.G32]" office:value-type="float" office:value="3564" calcext:value-type="float">
            <text:p>3564</text:p>
          </table:table-cell>
          <table:table-cell table:number-columns-repeated="3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table:formula="of:=IF([.D33] = &quot;Z&quot;; -1; 1) * [.E33]* [.F33]" office:value-type="float" office:value="3780" calcext:value-type="float">
            <text:p>3780</text:p>
          </table:table-cell>
          <table:table-cell table:formula="of:=[.H32] +[.G33]" office:value-type="float" office:value="7344" calcext:value-type="float">
            <text:p>7344</text:p>
          </table:table-cell>
          <table:table-cell table:number-columns-repeated="3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IF([.D34] = &quot;Z&quot;; -1; 1) * [.E34]* [.F34]" office:value-type="float" office:value="-1848" calcext:value-type="float">
            <text:p>-1848</text:p>
          </table:table-cell>
          <table:table-cell table:formula="of:=[.H33] +[.G34]" office:value-type="float" office:value="5496" calcext:value-type="float">
            <text:p>5496</text:p>
          </table:table-cell>
          <table:table-cell table:number-columns-repeated="3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formula="of:=IF([.D35] = &quot;Z&quot;; -1; 1) * [.E35]* [.F35]" office:value-type="float" office:value="-858" calcext:value-type="float">
            <text:p>-858</text:p>
          </table:table-cell>
          <table:table-cell table:formula="of:=[.H34] +[.G35]" office:value-type="float" office:value="4638" calcext:value-type="float">
            <text:p>4638</text:p>
          </table:table-cell>
          <table:table-cell table:number-columns-repeated="3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[.D36] = &quot;Z&quot;; -1; 1) * [.E36]* [.F36]" office:value-type="float" office:value="-81" calcext:value-type="float">
            <text:p>-81</text:p>
          </table:table-cell>
          <table:table-cell table:formula="of:=[.H35] +[.G36]" office:value-type="float" office:value="4557" calcext:value-type="float">
            <text:p>4557</text:p>
          </table:table-cell>
          <table:table-cell table:number-columns-repeated="3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IF([.D37] = &quot;Z&quot;; -1; 1) * [.E37]* [.F37]" office:value-type="float" office:value="116" calcext:value-type="float">
            <text:p>116</text:p>
          </table:table-cell>
          <table:table-cell table:formula="of:=[.H36] +[.G37]" office:value-type="float" office:value="4673" calcext:value-type="float">
            <text:p>4673</text:p>
          </table:table-cell>
          <table:table-cell table:number-columns-repeated="3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formula="of:=IF([.D38] = &quot;Z&quot;; -1; 1) * [.E38]* [.F38]" office:value-type="float" office:value="444" calcext:value-type="float">
            <text:p>444</text:p>
          </table:table-cell>
          <table:table-cell table:formula="of:=[.H37] +[.G38]" office:value-type="float" office:value="5117" calcext:value-type="float">
            <text:p>5117</text:p>
          </table:table-cell>
          <table:table-cell table:number-columns-repeated="3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IF([.D39] = &quot;Z&quot;; -1; 1) * [.E39]* [.F39]" office:value-type="float" office:value="-1470" calcext:value-type="float">
            <text:p>-1470</text:p>
          </table:table-cell>
          <table:table-cell table:formula="of:=[.H38] +[.G39]" office:value-type="float" office:value="3647" calcext:value-type="float">
            <text:p>3647</text:p>
          </table:table-cell>
          <table:table-cell table:number-columns-repeated="3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table:formula="of:=IF([.D40] = &quot;Z&quot;; -1; 1) * [.E40]* [.F40]" office:value-type="float" office:value="-2112" calcext:value-type="float">
            <text:p>-2112</text:p>
          </table:table-cell>
          <table:table-cell table:formula="of:=[.H39] +[.G40]" office:value-type="float" office:value="1535" calcext:value-type="float">
            <text:p>1535</text:p>
          </table:table-cell>
          <table:table-cell table:number-columns-repeated="3"/>
        </table:table-row>
        <table:table-row table:style-name="ro1">
          <table:table-cell office:value-type="date" office:date-value="2016-07-23" calcext:value-type="date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table:formula="of:=IF([.D41] = &quot;Z&quot;; -1; 1) * [.E41]* [.F41]" office:value-type="float" office:value="2944" calcext:value-type="float">
            <text:p>2944</text:p>
          </table:table-cell>
          <table:table-cell table:formula="of:=[.H40] +[.G41]" office:value-type="float" office:value="4479" calcext:value-type="float">
            <text:p>4479</text:p>
          </table:table-cell>
          <table:table-cell table:number-columns-repeated="3"/>
        </table:table-row>
        <table:table-row table:style-name="ro1">
          <table:table-cell office:value-type="date" office:date-value="2016-07-23" calcext:value-type="date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formula="of:=IF([.D42] = &quot;Z&quot;; -1; 1) * [.E42]* [.F42]" office:value-type="float" office:value="-2064" calcext:value-type="float">
            <text:p>-2064</text:p>
          </table:table-cell>
          <table:table-cell table:formula="of:=[.H41] +[.G42]" office:value-type="float" office:value="2415" calcext:value-type="float">
            <text:p>2415</text:p>
          </table:table-cell>
          <table:table-cell table:number-columns-repeated="3"/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91" calcext:value-type="float">
            <text:p>191</text:p>
          </table:table-cell>
          <table:table-cell office:value-type="float" office:value="60" calcext:value-type="float">
            <text:p>60</text:p>
          </table:table-cell>
          <table:table-cell table:formula="of:=IF([.D43] = &quot;Z&quot;; -1; 1) * [.E43]* [.F43]" office:value-type="float" office:value="11460" calcext:value-type="float">
            <text:p>11460</text:p>
          </table:table-cell>
          <table:table-cell table:formula="of:=[.H42] +[.G43]" office:value-type="float" office:value="13875" calcext:value-type="float">
            <text:p>13875</text:p>
          </table:table-cell>
          <table:table-cell table:number-columns-repeated="3"/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IF([.D44] = &quot;Z&quot;; -1; 1) * [.E44]* [.F44]" office:value-type="float" office:value="-216" calcext:value-type="float">
            <text:p>-216</text:p>
          </table:table-cell>
          <table:table-cell table:formula="of:=[.H43] +[.G44]" office:value-type="float" office:value="13659" calcext:value-type="float">
            <text:p>13659</text:p>
          </table:table-cell>
          <table:table-cell table:number-columns-repeated="3"/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table:formula="of:=IF([.D45] = &quot;Z&quot;; -1; 1) * [.E45]* [.F45]" office:value-type="float" office:value="-2340" calcext:value-type="float">
            <text:p>-2340</text:p>
          </table:table-cell>
          <table:table-cell table:formula="of:=[.H44] +[.G45]" office:value-type="float" office:value="11319" calcext:value-type="float">
            <text:p>11319</text:p>
          </table:table-cell>
          <table:table-cell table:number-columns-repeated="3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formula="of:=IF([.D46] = &quot;Z&quot;; -1; 1) * [.E46]* [.F46]" office:value-type="float" office:value="-329" calcext:value-type="float">
            <text:p>-329</text:p>
          </table:table-cell>
          <table:table-cell table:formula="of:=[.H45] +[.G46]" office:value-type="float" office:value="10990" calcext:value-type="float">
            <text:p>10990</text:p>
          </table:table-cell>
          <table:table-cell table:number-columns-repeated="3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formula="of:=IF([.D47] = &quot;Z&quot;; -1; 1) * [.E47]* [.F47]" office:value-type="float" office:value="252" calcext:value-type="float">
            <text:p>252</text:p>
          </table:table-cell>
          <table:table-cell table:formula="of:=[.H46] +[.G47]" office:value-type="float" office:value="11242" calcext:value-type="float">
            <text:p>11242</text:p>
          </table:table-cell>
          <table:table-cell table:number-columns-repeated="3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IF([.D48] = &quot;Z&quot;; -1; 1) * [.E48]* [.F48]" office:value-type="float" office:value="-152" calcext:value-type="float">
            <text:p>-152</text:p>
          </table:table-cell>
          <table:table-cell table:formula="of:=[.H47] +[.G48]" office:value-type="float" office:value="11090" calcext:value-type="float">
            <text:p>11090</text:p>
          </table:table-cell>
          <table:table-cell table:number-columns-repeated="3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IF([.D49] = &quot;Z&quot;; -1; 1) * [.E49]* [.F49]" office:value-type="float" office:value="-66" calcext:value-type="float">
            <text:p>-66</text:p>
          </table:table-cell>
          <table:table-cell table:formula="of:=[.H48] +[.G49]" office:value-type="float" office:value="11024" calcext:value-type="float">
            <text:p>11024</text:p>
          </table:table-cell>
          <table:table-cell table:number-columns-repeated="3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IF([.D50] = &quot;Z&quot;; -1; 1) * [.E50]* [.F50]" office:value-type="float" office:value="-2419" calcext:value-type="float">
            <text:p>-2419</text:p>
          </table:table-cell>
          <table:table-cell table:formula="of:=[.H49] +[.G50]" office:value-type="float" office:value="8605" calcext:value-type="float">
            <text:p>8605</text:p>
          </table:table-cell>
          <table:table-cell table:number-columns-repeated="3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formula="of:=IF([.D51] = &quot;Z&quot;; -1; 1) * [.E51]* [.F51]" office:value-type="float" office:value="-1760" calcext:value-type="float">
            <text:p>-1760</text:p>
          </table:table-cell>
          <table:table-cell table:formula="of:=[.H50] +[.G51]" office:value-type="float" office:value="6845" calcext:value-type="float">
            <text:p>6845</text:p>
          </table:table-cell>
          <table:table-cell table:number-columns-repeated="3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formula="of:=IF([.D52] = &quot;Z&quot;; -1; 1) * [.E52]* [.F52]" office:value-type="float" office:value="540" calcext:value-type="float">
            <text:p>540</text:p>
          </table:table-cell>
          <table:table-cell table:formula="of:=[.H51] +[.G52]" office:value-type="float" office:value="7385" calcext:value-type="float">
            <text:p>7385</text:p>
          </table:table-cell>
          <table:table-cell table:number-columns-repeated="3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IF([.D53] = &quot;Z&quot;; -1; 1) * [.E53]* [.F53]" office:value-type="float" office:value="-800" calcext:value-type="float">
            <text:p>-800</text:p>
          </table:table-cell>
          <table:table-cell table:formula="of:=[.H52] +[.G53]" office:value-type="float" office:value="6585" calcext:value-type="float">
            <text:p>6585</text:p>
          </table:table-cell>
          <table:table-cell table:number-columns-repeated="3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formula="of:=IF([.D54] = &quot;Z&quot;; -1; 1) * [.E54]* [.F54]" office:value-type="float" office:value="-189" calcext:value-type="float">
            <text:p>-189</text:p>
          </table:table-cell>
          <table:table-cell table:formula="of:=[.H53] +[.G54]" office:value-type="float" office:value="6396" calcext:value-type="float">
            <text:p>6396</text:p>
          </table:table-cell>
          <table:table-cell table:number-columns-repeated="3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formula="of:=IF([.D55] = &quot;Z&quot;; -1; 1) * [.E55]* [.F55]" office:value-type="float" office:value="-408" calcext:value-type="float">
            <text:p>-408</text:p>
          </table:table-cell>
          <table:table-cell table:formula="of:=[.H54] +[.G55]" office:value-type="float" office:value="5988" calcext:value-type="float">
            <text:p>5988</text:p>
          </table:table-cell>
          <table:table-cell table:number-columns-repeated="3"/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IF([.D56] = &quot;Z&quot;; -1; 1) * [.E56]* [.F56]" office:value-type="float" office:value="24" calcext:value-type="float">
            <text:p>24</text:p>
          </table:table-cell>
          <table:table-cell table:formula="of:=[.H55] +[.G56]" office:value-type="float" office:value="6012" calcext:value-type="float">
            <text:p>6012</text:p>
          </table:table-cell>
          <table:table-cell table:number-columns-repeated="3"/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IF([.D57] = &quot;Z&quot;; -1; 1) * [.E57]* [.F57]" office:value-type="float" office:value="-266" calcext:value-type="float">
            <text:p>-266</text:p>
          </table:table-cell>
          <table:table-cell table:formula="of:=[.H56] +[.G57]" office:value-type="float" office:value="5746" calcext:value-type="float">
            <text:p>5746</text:p>
          </table:table-cell>
          <table:table-cell table:number-columns-repeated="3"/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D58] = &quot;Z&quot;; -1; 1) * [.E58]* [.F58]" office:value-type="float" office:value="-529" calcext:value-type="float">
            <text:p>-529</text:p>
          </table:table-cell>
          <table:table-cell table:formula="of:=[.H57] +[.G58]" office:value-type="float" office:value="5217" calcext:value-type="float">
            <text:p>5217</text:p>
          </table:table-cell>
          <table:table-cell table:number-columns-repeated="3"/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IF([.D59] = &quot;Z&quot;; -1; 1) * [.E59]* [.F59]" office:value-type="float" office:value="-88" calcext:value-type="float">
            <text:p>-88</text:p>
          </table:table-cell>
          <table:table-cell table:formula="of:=[.H58] +[.G59]" office:value-type="float" office:value="5129" calcext:value-type="float">
            <text:p>5129</text:p>
          </table:table-cell>
          <table:table-cell table:number-columns-repeated="3"/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table:formula="of:=IF([.D60] = &quot;Z&quot;; -1; 1) * [.E60]* [.F60]" office:value-type="float" office:value="-1122" calcext:value-type="float">
            <text:p>-1122</text:p>
          </table:table-cell>
          <table:table-cell table:formula="of:=[.H59] +[.G60]" office:value-type="float" office:value="4007" calcext:value-type="float">
            <text:p>4007</text:p>
          </table:table-cell>
          <table:table-cell table:number-columns-repeated="3"/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IF([.D61] = &quot;Z&quot;; -1; 1) * [.E61]* [.F61]" office:value-type="float" office:value="-1230" calcext:value-type="float">
            <text:p>-1230</text:p>
          </table:table-cell>
          <table:table-cell table:formula="of:=[.H60] +[.G61]" office:value-type="float" office:value="2777" calcext:value-type="float">
            <text:p>2777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formula="of:=IF([.D62] = &quot;Z&quot;; -1; 1) * [.E62]* [.F62]" office:value-type="float" office:value="9506" calcext:value-type="float">
            <text:p>9506</text:p>
          </table:table-cell>
          <table:table-cell table:formula="of:=[.H61] +[.G62]" office:value-type="float" office:value="12283" calcext:value-type="float">
            <text:p>12283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D63] = &quot;Z&quot;; -1; 1) * [.E63]* [.F63]" office:value-type="float" office:value="132" calcext:value-type="float">
            <text:p>132</text:p>
          </table:table-cell>
          <table:table-cell table:formula="of:=[.H62] +[.G63]" office:value-type="float" office:value="12415" calcext:value-type="float">
            <text:p>12415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IF([.D64] = &quot;Z&quot;; -1; 1) * [.E64]* [.F64]" office:value-type="float" office:value="-340" calcext:value-type="float">
            <text:p>-340</text:p>
          </table:table-cell>
          <table:table-cell table:formula="of:=[.H63] +[.G64]" office:value-type="float" office:value="12075" calcext:value-type="float">
            <text:p>12075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formula="of:=IF([.D65] = &quot;Z&quot;; -1; 1) * [.E65]* [.F65]" office:value-type="float" office:value="-92" calcext:value-type="float">
            <text:p>-92</text:p>
          </table:table-cell>
          <table:table-cell table:formula="of:=[.H64] +[.G65]" office:value-type="float" office:value="11983" calcext:value-type="float">
            <text:p>11983</text:p>
          </table:table-cell>
          <table:table-cell table:number-columns-repeated="3"/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table:formula="of:=IF([.D66] = &quot;Z&quot;; -1; 1) * [.E66]* [.F66]" office:value-type="float" office:value="2449" calcext:value-type="float">
            <text:p>2449</text:p>
          </table:table-cell>
          <table:table-cell table:formula="of:=[.H65] +[.G66]" office:value-type="float" office:value="14432" calcext:value-type="float">
            <text:p>14432</text:p>
          </table:table-cell>
          <table:table-cell table:number-columns-repeated="3"/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formula="of:=IF([.D67] = &quot;Z&quot;; -1; 1) * [.E67]* [.F67]" office:value-type="float" office:value="-1980" calcext:value-type="float">
            <text:p>-1980</text:p>
          </table:table-cell>
          <table:table-cell table:formula="of:=[.H66] +[.G67]" office:value-type="float" office:value="12452" calcext:value-type="float">
            <text:p>12452</text:p>
          </table:table-cell>
          <table:table-cell table:number-columns-repeated="3"/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formula="of:=IF([.D68] = &quot;Z&quot;; -1; 1) * [.E68]* [.F68]" office:value-type="float" office:value="-598" calcext:value-type="float">
            <text:p>-598</text:p>
          </table:table-cell>
          <table:table-cell table:formula="of:=[.H67] +[.G68]" office:value-type="float" office:value="11854" calcext:value-type="float">
            <text:p>11854</text:p>
          </table:table-cell>
          <table:table-cell table:number-columns-repeated="3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formula="of:=IF([.D69] = &quot;Z&quot;; -1; 1) * [.E69]* [.F69]" office:value-type="float" office:value="-880" calcext:value-type="float">
            <text:p>-880</text:p>
          </table:table-cell>
          <table:table-cell table:formula="of:=[.H68] +[.G69]" office:value-type="float" office:value="10974" calcext:value-type="float">
            <text:p>10974</text:p>
          </table:table-cell>
          <table:table-cell table:number-columns-repeated="3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formula="of:=IF([.D70] = &quot;Z&quot;; -1; 1) * [.E70]* [.F70]" office:value-type="float" office:value="-378" calcext:value-type="float">
            <text:p>-378</text:p>
          </table:table-cell>
          <table:table-cell table:formula="of:=[.H69] +[.G70]" office:value-type="float" office:value="10596" calcext:value-type="float">
            <text:p>10596</text:p>
          </table:table-cell>
          <table:table-cell table:number-columns-repeated="3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formula="of:=IF([.D71] = &quot;Z&quot;; -1; 1) * [.E71]* [.F71]" office:value-type="float" office:value="-1092" calcext:value-type="float">
            <text:p>-1092</text:p>
          </table:table-cell>
          <table:table-cell table:formula="of:=[.H70] +[.G71]" office:value-type="float" office:value="9504" calcext:value-type="float">
            <text:p>9504</text:p>
          </table:table-cell>
          <table:table-cell table:number-columns-repeated="3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formula="of:=IF([.D72] = &quot;Z&quot;; -1; 1) * [.E72]* [.F72]" office:value-type="float" office:value="-630" calcext:value-type="float">
            <text:p>-630</text:p>
          </table:table-cell>
          <table:table-cell table:formula="of:=[.H71] +[.G72]" office:value-type="float" office:value="8874" calcext:value-type="float">
            <text:p>8874</text:p>
          </table:table-cell>
          <table:table-cell table:number-columns-repeated="3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formula="of:=IF([.D73] = &quot;Z&quot;; -1; 1) * [.E73]* [.F73]" office:value-type="float" office:value="-1716" calcext:value-type="float">
            <text:p>-1716</text:p>
          </table:table-cell>
          <table:table-cell table:formula="of:=[.H72] +[.G73]" office:value-type="float" office:value="7158" calcext:value-type="float">
            <text:p>7158</text:p>
          </table:table-cell>
          <table:table-cell table:number-columns-repeated="3"/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table:formula="of:=IF([.D74] = &quot;Z&quot;; -1; 1) * [.E74]* [.F74]" office:value-type="float" office:value="6608" calcext:value-type="float">
            <text:p>6608</text:p>
          </table:table-cell>
          <table:table-cell table:formula="of:=[.H73] +[.G74]" office:value-type="float" office:value="13766" calcext:value-type="float">
            <text:p>13766</text:p>
          </table:table-cell>
          <table:table-cell table:number-columns-repeated="3"/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IF([.D75] = &quot;Z&quot;; -1; 1) * [.E75]* [.F75]" office:value-type="float" office:value="-2244" calcext:value-type="float">
            <text:p>-2244</text:p>
          </table:table-cell>
          <table:table-cell table:formula="of:=[.H74] +[.G75]" office:value-type="float" office:value="11522" calcext:value-type="float">
            <text:p>11522</text:p>
          </table:table-cell>
          <table:table-cell table:number-columns-repeated="3"/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IF([.D76] = &quot;Z&quot;; -1; 1) * [.E76]* [.F76]" office:value-type="float" office:value="-105" calcext:value-type="float">
            <text:p>-105</text:p>
          </table:table-cell>
          <table:table-cell table:formula="of:=[.H75] +[.G76]" office:value-type="float" office:value="11417" calcext:value-type="float">
            <text:p>11417</text:p>
          </table:table-cell>
          <table:table-cell table:number-columns-repeated="3"/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table:formula="of:=IF([.D77] = &quot;Z&quot;; -1; 1) * [.E77]* [.F77]" office:value-type="float" office:value="6808" calcext:value-type="float">
            <text:p>6808</text:p>
          </table:table-cell>
          <table:table-cell table:formula="of:=[.H76] +[.G77]" office:value-type="float" office:value="18225" calcext:value-type="float">
            <text:p>18225</text:p>
          </table:table-cell>
          <table:table-cell table:number-columns-repeated="3"/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IF([.D78] = &quot;Z&quot;; -1; 1) * [.E78]* [.F78]" office:value-type="float" office:value="-364" calcext:value-type="float">
            <text:p>-364</text:p>
          </table:table-cell>
          <table:table-cell table:formula="of:=[.H77] +[.G78]" office:value-type="float" office:value="17861" calcext:value-type="float">
            <text:p>17861</text:p>
          </table:table-cell>
          <table:table-cell table:number-columns-repeated="3"/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IF([.D79] = &quot;Z&quot;; -1; 1) * [.E79]* [.F79]" office:value-type="float" office:value="60" calcext:value-type="float">
            <text:p>60</text:p>
          </table:table-cell>
          <table:table-cell table:formula="of:=[.H78] +[.G79]" office:value-type="float" office:value="17921" calcext:value-type="float">
            <text:p>17921</text:p>
          </table:table-cell>
          <table:table-cell table:number-columns-repeated="3"/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formula="of:=IF([.D80] = &quot;Z&quot;; -1; 1) * [.E80]* [.F80]" office:value-type="float" office:value="1548" calcext:value-type="float">
            <text:p>1548</text:p>
          </table:table-cell>
          <table:table-cell table:formula="of:=[.H79] +[.G80]" office:value-type="float" office:value="19469" calcext:value-type="float">
            <text:p>19469</text:p>
          </table:table-cell>
          <table:table-cell table:number-columns-repeated="3"/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IF([.D81] = &quot;Z&quot;; -1; 1) * [.E81]* [.F81]" office:value-type="float" office:value="-240" calcext:value-type="float">
            <text:p>-240</text:p>
          </table:table-cell>
          <table:table-cell table:formula="of:=[.H80] +[.G81]" office:value-type="float" office:value="19229" calcext:value-type="float">
            <text:p>19229</text:p>
          </table:table-cell>
          <table:table-cell table:number-columns-repeated="3"/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IF([.D82] = &quot;Z&quot;; -1; 1) * [.E82]* [.F82]" office:value-type="float" office:value="-280" calcext:value-type="float">
            <text:p>-280</text:p>
          </table:table-cell>
          <table:table-cell table:formula="of:=[.H81] +[.G82]" office:value-type="float" office:value="18949" calcext:value-type="float">
            <text:p>18949</text:p>
          </table:table-cell>
          <table:table-cell table:number-columns-repeated="3"/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IF([.D83] = &quot;Z&quot;; -1; 1) * [.E83]* [.F83]" office:value-type="float" office:value="1254" calcext:value-type="float">
            <text:p>1254</text:p>
          </table:table-cell>
          <table:table-cell table:formula="of:=[.H82] +[.G83]" office:value-type="float" office:value="20203" calcext:value-type="float">
            <text:p>20203</text:p>
          </table:table-cell>
          <table:table-cell table:number-columns-repeated="3"/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IF([.D84] = &quot;Z&quot;; -1; 1) * [.E84]* [.F84]" office:value-type="float" office:value="-1295" calcext:value-type="float">
            <text:p>-1295</text:p>
          </table:table-cell>
          <table:table-cell table:formula="of:=[.H83] +[.G84]" office:value-type="float" office:value="18908" calcext:value-type="float">
            <text:p>18908</text:p>
          </table:table-cell>
          <table:table-cell table:number-columns-repeated="3"/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formula="of:=IF([.D85] = &quot;Z&quot;; -1; 1) * [.E85]* [.F85]" office:value-type="float" office:value="-760" calcext:value-type="float">
            <text:p>-760</text:p>
          </table:table-cell>
          <table:table-cell table:formula="of:=[.H84] +[.G85]" office:value-type="float" office:value="18148" calcext:value-type="float">
            <text:p>18148</text:p>
          </table:table-cell>
          <table:table-cell table:number-columns-repeated="3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formula="of:=IF([.D86] = &quot;Z&quot;; -1; 1) * [.E86]* [.F86]" office:value-type="float" office:value="756" calcext:value-type="float">
            <text:p>756</text:p>
          </table:table-cell>
          <table:table-cell table:formula="of:=[.H85] +[.G86]" office:value-type="float" office:value="18904" calcext:value-type="float">
            <text:p>18904</text:p>
          </table:table-cell>
          <table:table-cell table:number-columns-repeated="3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formula="of:=IF([.D87] = &quot;Z&quot;; -1; 1) * [.E87]* [.F87]" office:value-type="float" office:value="194" calcext:value-type="float">
            <text:p>194</text:p>
          </table:table-cell>
          <table:table-cell table:formula="of:=[.H86] +[.G87]" office:value-type="float" office:value="19098" calcext:value-type="float">
            <text:p>19098</text:p>
          </table:table-cell>
          <table:table-cell table:number-columns-repeated="3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IF([.D88] = &quot;Z&quot;; -1; 1) * [.E88]* [.F88]" office:value-type="float" office:value="-240" calcext:value-type="float">
            <text:p>-240</text:p>
          </table:table-cell>
          <table:table-cell table:formula="of:=[.H87] +[.G88]" office:value-type="float" office:value="18858" calcext:value-type="float">
            <text:p>18858</text:p>
          </table:table-cell>
          <table:table-cell table:number-columns-repeated="3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IF([.D89] = &quot;Z&quot;; -1; 1) * [.E89]* [.F89]" office:value-type="float" office:value="-120" calcext:value-type="float">
            <text:p>-120</text:p>
          </table:table-cell>
          <table:table-cell table:formula="of:=[.H88] +[.G89]" office:value-type="float" office:value="18738" calcext:value-type="float">
            <text:p>18738</text:p>
          </table:table-cell>
          <table:table-cell table:number-columns-repeated="3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IF([.D90] = &quot;Z&quot;; -1; 1) * [.E90]* [.F90]" office:value-type="float" office:value="-40" calcext:value-type="float">
            <text:p>-40</text:p>
          </table:table-cell>
          <table:table-cell table:formula="of:=[.H89] +[.G90]" office:value-type="float" office:value="18698" calcext:value-type="float">
            <text:p>18698</text:p>
          </table:table-cell>
          <table:table-cell table:number-columns-repeated="3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formula="of:=IF([.D91] = &quot;Z&quot;; -1; 1) * [.E91]* [.F91]" office:value-type="float" office:value="1032" calcext:value-type="float">
            <text:p>1032</text:p>
          </table:table-cell>
          <table:table-cell table:formula="of:=[.H90] +[.G91]" office:value-type="float" office:value="19730" calcext:value-type="float">
            <text:p>19730</text:p>
          </table:table-cell>
          <table:table-cell table:number-columns-repeated="3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table:formula="of:=IF([.D92] = &quot;Z&quot;; -1; 1) * [.E92]* [.F92]" office:value-type="float" office:value="3410" calcext:value-type="float">
            <text:p>3410</text:p>
          </table:table-cell>
          <table:table-cell table:formula="of:=[.H91] +[.G92]" office:value-type="float" office:value="23140" calcext:value-type="float">
            <text:p>23140</text:p>
          </table:table-cell>
          <table:table-cell table:number-columns-repeated="3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IF([.D93] = &quot;Z&quot;; -1; 1) * [.E93]* [.F93]" office:value-type="float" office:value="-1254" calcext:value-type="float">
            <text:p>-1254</text:p>
          </table:table-cell>
          <table:table-cell table:formula="of:=[.H92] +[.G93]" office:value-type="float" office:value="21886" calcext:value-type="float">
            <text:p>21886</text:p>
          </table:table-cell>
          <table:table-cell table:number-columns-repeated="3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IF([.D94] = &quot;Z&quot;; -1; 1) * [.E94]* [.F94]" office:value-type="float" office:value="-299" calcext:value-type="float">
            <text:p>-299</text:p>
          </table:table-cell>
          <table:table-cell table:formula="of:=[.H93] +[.G94]" office:value-type="float" office:value="21587" calcext:value-type="float">
            <text:p>21587</text:p>
          </table:table-cell>
          <table:table-cell table:number-columns-repeated="3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table:formula="of:=IF([.D95] = &quot;Z&quot;; -1; 1) * [.E95]* [.F95]" office:value-type="float" office:value="-2257" calcext:value-type="float">
            <text:p>-2257</text:p>
          </table:table-cell>
          <table:table-cell table:formula="of:=[.H94] +[.G95]" office:value-type="float" office:value="19330" calcext:value-type="float">
            <text:p>19330</text:p>
          </table:table-cell>
          <table:table-cell table:number-columns-repeated="3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F([.D96] = &quot;Z&quot;; -1; 1) * [.E96]* [.F96]" office:value-type="float" office:value="12" calcext:value-type="float">
            <text:p>12</text:p>
          </table:table-cell>
          <table:table-cell table:formula="of:=[.H95] +[.G96]" office:value-type="float" office:value="19342" calcext:value-type="float">
            <text:p>19342</text:p>
          </table:table-cell>
          <table:table-cell table:number-columns-repeated="3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formula="of:=IF([.D97] = &quot;Z&quot;; -1; 1) * [.E97]* [.F97]" office:value-type="float" office:value="4012" calcext:value-type="float">
            <text:p>4012</text:p>
          </table:table-cell>
          <table:table-cell table:formula="of:=[.H96] +[.G97]" office:value-type="float" office:value="23354" calcext:value-type="float">
            <text:p>23354</text:p>
          </table:table-cell>
          <table:table-cell table:number-columns-repeated="3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table:formula="of:=IF([.D98] = &quot;Z&quot;; -1; 1) * [.E98]* [.F98]" office:value-type="float" office:value="-2310" calcext:value-type="float">
            <text:p>-2310</text:p>
          </table:table-cell>
          <table:table-cell table:formula="of:=[.H97] +[.G98]" office:value-type="float" office:value="21044" calcext:value-type="float">
            <text:p>21044</text:p>
          </table:table-cell>
          <table:table-cell table:number-columns-repeated="3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IF([.D99] = &quot;Z&quot;; -1; 1) * [.E99]* [.F99]" office:value-type="float" office:value="-525" calcext:value-type="float">
            <text:p>-525</text:p>
          </table:table-cell>
          <table:table-cell table:formula="of:=[.H98] +[.G99]" office:value-type="float" office:value="20519" calcext:value-type="float">
            <text:p>20519</text:p>
          </table:table-cell>
          <table:table-cell table:number-columns-repeated="3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IF([.D100] = &quot;Z&quot;; -1; 1) * [.E100]* [.F100]" office:value-type="float" office:value="-250" calcext:value-type="float">
            <text:p>-250</text:p>
          </table:table-cell>
          <table:table-cell table:formula="of:=[.H99] +[.G100]" office:value-type="float" office:value="20269" calcext:value-type="float">
            <text:p>20269</text:p>
          </table:table-cell>
          <table:table-cell table:number-columns-repeated="3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formula="of:=IF([.D101] = &quot;Z&quot;; -1; 1) * [.E101]* [.F101]" office:value-type="float" office:value="1406" calcext:value-type="float">
            <text:p>1406</text:p>
          </table:table-cell>
          <table:table-cell table:formula="of:=[.H100] +[.G101]" office:value-type="float" office:value="21675" calcext:value-type="float">
            <text:p>21675</text:p>
          </table:table-cell>
          <table:table-cell table:number-columns-repeated="3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IF([.D102] = &quot;Z&quot;; -1; 1) * [.E102]* [.F102]" office:value-type="float" office:value="-176" calcext:value-type="float">
            <text:p>-176</text:p>
          </table:table-cell>
          <table:table-cell table:formula="of:=[.H101] +[.G102]" office:value-type="float" office:value="21499" calcext:value-type="float">
            <text:p>21499</text:p>
          </table:table-cell>
          <table:table-cell table:number-columns-repeated="3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IF([.D103] = &quot;Z&quot;; -1; 1) * [.E103]* [.F103]" office:value-type="float" office:value="-500" calcext:value-type="float">
            <text:p>-500</text:p>
          </table:table-cell>
          <table:table-cell table:formula="of:=[.H102] +[.G103]" office:value-type="float" office:value="20999" calcext:value-type="float">
            <text:p>20999</text:p>
          </table:table-cell>
          <table:table-cell table:number-columns-repeated="3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formula="of:=IF([.D104] = &quot;Z&quot;; -1; 1) * [.E104]* [.F104]" office:value-type="float" office:value="-312" calcext:value-type="float">
            <text:p>-312</text:p>
          </table:table-cell>
          <table:table-cell table:formula="of:=[.H103] +[.G104]" office:value-type="float" office:value="20687" calcext:value-type="float">
            <text:p>20687</text:p>
          </table:table-cell>
          <table:table-cell table:number-columns-repeated="3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table:formula="of:=IF([.D105] = &quot;Z&quot;; -1; 1) * [.E105]* [.F105]" office:value-type="float" office:value="-2790" calcext:value-type="float">
            <text:p>-2790</text:p>
          </table:table-cell>
          <table:table-cell table:formula="of:=[.H104] +[.G105]" office:value-type="float" office:value="17897" calcext:value-type="float">
            <text:p>17897</text:p>
          </table:table-cell>
          <table:table-cell table:number-columns-repeated="3"/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table:formula="of:=IF([.D106] = &quot;Z&quot;; -1; 1) * [.E106]* [.F106]" office:value-type="float" office:value="11600" calcext:value-type="float">
            <text:p>11600</text:p>
          </table:table-cell>
          <table:table-cell table:formula="of:=[.H105] +[.G106]" office:value-type="float" office:value="29497" calcext:value-type="float">
            <text:p>29497</text:p>
          </table:table-cell>
          <table:table-cell table:number-columns-repeated="3"/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formula="of:=IF([.D107] = &quot;Z&quot;; -1; 1) * [.E107]* [.F107]" office:value-type="float" office:value="-551" calcext:value-type="float">
            <text:p>-551</text:p>
          </table:table-cell>
          <table:table-cell table:formula="of:=[.H106] +[.G107]" office:value-type="float" office:value="28946" calcext:value-type="float">
            <text:p>28946</text:p>
          </table:table-cell>
          <table:table-cell table:number-columns-repeated="3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formula="of:=IF([.D108] = &quot;Z&quot;; -1; 1) * [.E108]* [.F108]" office:value-type="float" office:value="170" calcext:value-type="float">
            <text:p>170</text:p>
          </table:table-cell>
          <table:table-cell table:formula="of:=[.H107] +[.G108]" office:value-type="float" office:value="29116" calcext:value-type="float">
            <text:p>29116</text:p>
          </table:table-cell>
          <table:table-cell table:number-columns-repeated="3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IF([.D109] = &quot;Z&quot;; -1; 1) * [.E109]* [.F109]" office:value-type="float" office:value="242" calcext:value-type="float">
            <text:p>242</text:p>
          </table:table-cell>
          <table:table-cell table:formula="of:=[.H108] +[.G109]" office:value-type="float" office:value="29358" calcext:value-type="float">
            <text:p>29358</text:p>
          </table:table-cell>
          <table:table-cell table:number-columns-repeated="3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formula="of:=IF([.D110] = &quot;Z&quot;; -1; 1) * [.E110]* [.F110]" office:value-type="float" office:value="-814" calcext:value-type="float">
            <text:p>-814</text:p>
          </table:table-cell>
          <table:table-cell table:formula="of:=[.H109] +[.G110]" office:value-type="float" office:value="28544" calcext:value-type="float">
            <text:p>28544</text:p>
          </table:table-cell>
          <table:table-cell table:number-columns-repeated="3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formula="of:=IF([.D111] = &quot;Z&quot;; -1; 1) * [.E111]* [.F111]" office:value-type="float" office:value="-700" calcext:value-type="float">
            <text:p>-700</text:p>
          </table:table-cell>
          <table:table-cell table:formula="of:=[.H110] +[.G111]" office:value-type="float" office:value="27844" calcext:value-type="float">
            <text:p>27844</text:p>
          </table:table-cell>
          <table:table-cell table:number-columns-repeated="3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IF([.D112] = &quot;Z&quot;; -1; 1) * [.E112]* [.F112]" office:value-type="float" office:value="-1848" calcext:value-type="float">
            <text:p>-1848</text:p>
          </table:table-cell>
          <table:table-cell table:formula="of:=[.H111] +[.G112]" office:value-type="float" office:value="25996" calcext:value-type="float">
            <text:p>25996</text:p>
          </table:table-cell>
          <table:table-cell table:number-columns-repeated="3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formula="of:=IF([.D113] = &quot;Z&quot;; -1; 1) * [.E113]* [.F113]" office:value-type="float" office:value="1034" calcext:value-type="float">
            <text:p>1034</text:p>
          </table:table-cell>
          <table:table-cell table:formula="of:=[.H112] +[.G113]" office:value-type="float" office:value="27030" calcext:value-type="float">
            <text:p>27030</text:p>
          </table:table-cell>
          <table:table-cell table:number-columns-repeated="3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formula="of:=IF([.D114] = &quot;Z&quot;; -1; 1) * [.E114]* [.F114]" office:value-type="float" office:value="2832" calcext:value-type="float">
            <text:p>2832</text:p>
          </table:table-cell>
          <table:table-cell table:formula="of:=[.H113] +[.G114]" office:value-type="float" office:value="29862" calcext:value-type="float">
            <text:p>29862</text:p>
          </table:table-cell>
          <table:table-cell table:number-columns-repeated="3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IF([.D115] = &quot;Z&quot;; -1; 1) * [.E115]* [.F115]" office:value-type="float" office:value="-420" calcext:value-type="float">
            <text:p>-420</text:p>
          </table:table-cell>
          <table:table-cell table:formula="of:=[.H114] +[.G115]" office:value-type="float" office:value="29442" calcext:value-type="float">
            <text:p>29442</text:p>
          </table:table-cell>
          <table:table-cell table:number-columns-repeated="3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IF([.D116] = &quot;Z&quot;; -1; 1) * [.E116]* [.F116]" office:value-type="float" office:value="-650" calcext:value-type="float">
            <text:p>-650</text:p>
          </table:table-cell>
          <table:table-cell table:formula="of:=[.H115] +[.G116]" office:value-type="float" office:value="28792" calcext:value-type="float">
            <text:p>28792</text:p>
          </table:table-cell>
          <table:table-cell table:number-columns-repeated="3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IF([.D117] = &quot;Z&quot;; -1; 1) * [.E117]* [.F117]" office:value-type="float" office:value="-216" calcext:value-type="float">
            <text:p>-216</text:p>
          </table:table-cell>
          <table:table-cell table:formula="of:=[.H116] +[.G117]" office:value-type="float" office:value="28576" calcext:value-type="float">
            <text:p>28576</text:p>
          </table:table-cell>
          <table:table-cell table:number-columns-repeated="3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table:formula="of:=IF([.D118] = &quot;Z&quot;; -1; 1) * [.E118]* [.F118]" office:value-type="float" office:value="-2584" calcext:value-type="float">
            <text:p>-2584</text:p>
          </table:table-cell>
          <table:table-cell table:formula="of:=[.H117] +[.G118]" office:value-type="float" office:value="25992" calcext:value-type="float">
            <text:p>25992</text:p>
          </table:table-cell>
          <table:table-cell table:number-columns-repeated="3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IF([.D119] = &quot;Z&quot;; -1; 1) * [.E119]* [.F119]" office:value-type="float" office:value="-294" calcext:value-type="float">
            <text:p>-294</text:p>
          </table:table-cell>
          <table:table-cell table:formula="of:=[.H118] +[.G119]" office:value-type="float" office:value="25698" calcext:value-type="float">
            <text:p>25698</text:p>
          </table:table-cell>
          <table:table-cell table:number-columns-repeated="3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IF([.D120] = &quot;Z&quot;; -1; 1) * [.E120]* [.F120]" office:value-type="float" office:value="-172" calcext:value-type="float">
            <text:p>-172</text:p>
          </table:table-cell>
          <table:table-cell table:formula="of:=[.H119] +[.G120]" office:value-type="float" office:value="25526" calcext:value-type="float">
            <text:p>25526</text:p>
          </table:table-cell>
          <table:table-cell table:number-columns-repeated="3"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IF([.D121] = &quot;Z&quot;; -1; 1) * [.E121]* [.F121]" office:value-type="float" office:value="684" calcext:value-type="float">
            <text:p>684</text:p>
          </table:table-cell>
          <table:table-cell table:formula="of:=[.H120] +[.G121]" office:value-type="float" office:value="26210" calcext:value-type="float">
            <text:p>26210</text:p>
          </table:table-cell>
          <table:table-cell table:number-columns-repeated="3"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formula="of:=IF([.D122] = &quot;Z&quot;; -1; 1) * [.E122]* [.F122]" office:value-type="float" office:value="-1950" calcext:value-type="float">
            <text:p>-1950</text:p>
          </table:table-cell>
          <table:table-cell table:formula="of:=[.H121] +[.G122]" office:value-type="float" office:value="24260" calcext:value-type="float">
            <text:p>24260</text:p>
          </table:table-cell>
          <table:table-cell table:number-columns-repeated="3"/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formula="of:=IF([.D123] = &quot;Z&quot;; -1; 1) * [.E123]* [.F123]" office:value-type="float" office:value="378" calcext:value-type="float">
            <text:p>378</text:p>
          </table:table-cell>
          <table:table-cell table:formula="of:=[.H122] +[.G123]" office:value-type="float" office:value="24638" calcext:value-type="float">
            <text:p>24638</text:p>
          </table:table-cell>
          <table:table-cell table:number-columns-repeated="3"/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formula="of:=IF([.D124] = &quot;Z&quot;; -1; 1) * [.E124]* [.F124]" office:value-type="float" office:value="-2537" calcext:value-type="float">
            <text:p>-2537</text:p>
          </table:table-cell>
          <table:table-cell table:formula="of:=[.H123] +[.G124]" office:value-type="float" office:value="22101" calcext:value-type="float">
            <text:p>22101</text:p>
          </table:table-cell>
          <table:table-cell table:number-columns-repeated="3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IF([.D125] = &quot;Z&quot;; -1; 1) * [.E125]* [.F125]" office:value-type="float" office:value="61" calcext:value-type="float">
            <text:p>61</text:p>
          </table:table-cell>
          <table:table-cell table:formula="of:=[.H124] +[.G125]" office:value-type="float" office:value="22162" calcext:value-type="float">
            <text:p>22162</text:p>
          </table:table-cell>
          <table:table-cell table:number-columns-repeated="3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47" calcext:value-type="float">
            <text:p>147</text:p>
          </table:table-cell>
          <table:table-cell office:value-type="float" office:value="30" calcext:value-type="float">
            <text:p>30</text:p>
          </table:table-cell>
          <table:table-cell table:formula="of:=IF([.D126] = &quot;Z&quot;; -1; 1) * [.E126]* [.F126]" office:value-type="float" office:value="4410" calcext:value-type="float">
            <text:p>4410</text:p>
          </table:table-cell>
          <table:table-cell table:formula="of:=[.H125] +[.G126]" office:value-type="float" office:value="26572" calcext:value-type="float">
            <text:p>26572</text:p>
          </table:table-cell>
          <table:table-cell table:number-columns-repeated="3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IF([.D127] = &quot;Z&quot;; -1; 1) * [.E127]* [.F127]" office:value-type="float" office:value="-120" calcext:value-type="float">
            <text:p>-120</text:p>
          </table:table-cell>
          <table:table-cell table:formula="of:=[.H126] +[.G127]" office:value-type="float" office:value="26452" calcext:value-type="float">
            <text:p>26452</text:p>
          </table:table-cell>
          <table:table-cell table:number-columns-repeated="3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formula="of:=IF([.D128] = &quot;Z&quot;; -1; 1) * [.E128]* [.F128]" office:value-type="float" office:value="-1512" calcext:value-type="float">
            <text:p>-1512</text:p>
          </table:table-cell>
          <table:table-cell table:formula="of:=[.H127] +[.G128]" office:value-type="float" office:value="24940" calcext:value-type="float">
            <text:p>24940</text:p>
          </table:table-cell>
          <table:table-cell table:number-columns-repeated="3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IF([.D129] = &quot;Z&quot;; -1; 1) * [.E129]* [.F129]" office:value-type="float" office:value="-456" calcext:value-type="float">
            <text:p>-456</text:p>
          </table:table-cell>
          <table:table-cell table:formula="of:=[.H128] +[.G129]" office:value-type="float" office:value="24484" calcext:value-type="float">
            <text:p>24484</text:p>
          </table:table-cell>
          <table:table-cell table:number-columns-repeated="3"/>
        </table:table-row>
        <table:table-row table:style-name="ro1">
          <table:table-cell office:value-type="date" office:date-value="2017-11-25" calcext:value-type="date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table:formula="of:=IF([.D130] = &quot;Z&quot;; -1; 1) * [.E130]* [.F130]" office:value-type="float" office:value="13266" calcext:value-type="float">
            <text:p>13266</text:p>
          </table:table-cell>
          <table:table-cell table:formula="of:=[.H129] +[.G130]" office:value-type="float" office:value="37750" calcext:value-type="float">
            <text:p>37750</text:p>
          </table:table-cell>
          <table:table-cell table:number-columns-repeated="3"/>
        </table:table-row>
        <table:table-row table:style-name="ro1">
          <table:table-cell office:value-type="date" office:date-value="2017-11-25" calcext:value-type="date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formula="of:=IF([.D131] = &quot;Z&quot;; -1; 1) * [.E131]* [.F131]" office:value-type="float" office:value="-456" calcext:value-type="float">
            <text:p>-456</text:p>
          </table:table-cell>
          <table:table-cell table:formula="of:=[.H130] +[.G131]" office:value-type="float" office:value="37294" calcext:value-type="float">
            <text:p>37294</text:p>
          </table:table-cell>
          <table:table-cell table:number-columns-repeated="3"/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IF([.D132] = &quot;Z&quot;; -1; 1) * [.E132]* [.F132]" office:value-type="float" office:value="120" calcext:value-type="float">
            <text:p>120</text:p>
          </table:table-cell>
          <table:table-cell table:formula="of:=[.H131] +[.G132]" office:value-type="float" office:value="37414" calcext:value-type="float">
            <text:p>37414</text:p>
          </table:table-cell>
          <table:table-cell table:number-columns-repeated="3"/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IF([.D133] = &quot;Z&quot;; -1; 1) * [.E133]* [.F133]" office:value-type="float" office:value="-208" calcext:value-type="float">
            <text:p>-208</text:p>
          </table:table-cell>
          <table:table-cell table:formula="of:=[.H132] +[.G133]" office:value-type="float" office:value="37206" calcext:value-type="float">
            <text:p>37206</text:p>
          </table:table-cell>
          <table:table-cell table:number-columns-repeated="3"/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table:formula="of:=IF([.D134] = &quot;Z&quot;; -1; 1) * [.E134]* [.F134]" office:value-type="float" office:value="-2508" calcext:value-type="float">
            <text:p>-2508</text:p>
          </table:table-cell>
          <table:table-cell table:formula="of:=[.H133] +[.G134]" office:value-type="float" office:value="34698" calcext:value-type="float">
            <text:p>34698</text:p>
          </table:table-cell>
          <table:table-cell table:number-columns-repeated="3"/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formula="of:=IF([.D135] = &quot;Z&quot;; -1; 1) * [.E135]* [.F135]" office:value-type="float" office:value="3724" calcext:value-type="float">
            <text:p>3724</text:p>
          </table:table-cell>
          <table:table-cell table:formula="of:=[.H134] +[.G135]" office:value-type="float" office:value="38422" calcext:value-type="float">
            <text:p>38422</text:p>
          </table:table-cell>
          <table:table-cell table:number-columns-repeated="3"/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formula="of:=IF([.D136] = &quot;Z&quot;; -1; 1) * [.E136]* [.F136]" office:value-type="float" office:value="1628" calcext:value-type="float">
            <text:p>1628</text:p>
          </table:table-cell>
          <table:table-cell table:formula="of:=[.H135] +[.G136]" office:value-type="float" office:value="40050" calcext:value-type="float">
            <text:p>40050</text:p>
          </table:table-cell>
          <table:table-cell table:number-columns-repeated="3"/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IF([.D137] = &quot;Z&quot;; -1; 1) * [.E137]* [.F137]" office:value-type="float" office:value="-168" calcext:value-type="float">
            <text:p>-168</text:p>
          </table:table-cell>
          <table:table-cell table:formula="of:=[.H136] +[.G137]" office:value-type="float" office:value="39882" calcext:value-type="float">
            <text:p>39882</text:p>
          </table:table-cell>
          <table:table-cell table:number-columns-repeated="3"/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IF([.D138] = &quot;Z&quot;; -1; 1) * [.E138]* [.F138]" office:value-type="float" office:value="-390" calcext:value-type="float">
            <text:p>-390</text:p>
          </table:table-cell>
          <table:table-cell table:formula="of:=[.H137] +[.G138]" office:value-type="float" office:value="39492" calcext:value-type="float">
            <text:p>39492</text:p>
          </table:table-cell>
          <table:table-cell table:number-columns-repeated="3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IF([.D139] = &quot;Z&quot;; -1; 1) * [.E139]* [.F139]" office:value-type="float" office:value="570" calcext:value-type="float">
            <text:p>570</text:p>
          </table:table-cell>
          <table:table-cell table:formula="of:=[.H138] +[.G139]" office:value-type="float" office:value="40062" calcext:value-type="float">
            <text:p>40062</text:p>
          </table:table-cell>
          <table:table-cell table:number-columns-repeated="3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table:formula="of:=IF([.D140] = &quot;Z&quot;; -1; 1) * [.E140]* [.F140]" office:value-type="float" office:value="1386" calcext:value-type="float">
            <text:p>1386</text:p>
          </table:table-cell>
          <table:table-cell table:formula="of:=[.H139] +[.G140]" office:value-type="float" office:value="41448" calcext:value-type="float">
            <text:p>41448</text:p>
          </table:table-cell>
          <table:table-cell table:number-columns-repeated="3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IF([.D141] = &quot;Z&quot;; -1; 1) * [.E141]* [.F141]" office:value-type="float" office:value="-540" calcext:value-type="float">
            <text:p>-540</text:p>
          </table:table-cell>
          <table:table-cell table:formula="of:=[.H140] +[.G141]" office:value-type="float" office:value="40908" calcext:value-type="float">
            <text:p>40908</text:p>
          </table:table-cell>
          <table:table-cell table:number-columns-repeated="3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IF([.D142] = &quot;Z&quot;; -1; 1) * [.E142]* [.F142]" office:value-type="float" office:value="-114" calcext:value-type="float">
            <text:p>-114</text:p>
          </table:table-cell>
          <table:table-cell table:formula="of:=[.H141] +[.G142]" office:value-type="float" office:value="40794" calcext:value-type="float">
            <text:p>40794</text:p>
          </table:table-cell>
          <table:table-cell table:number-columns-repeated="3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[.D143] = &quot;Z&quot;; -1; 1) * [.E143]* [.F143]" office:value-type="float" office:value="-32" calcext:value-type="float">
            <text:p>-32</text:p>
          </table:table-cell>
          <table:table-cell table:formula="of:=[.H142] +[.G143]" office:value-type="float" office:value="40762" calcext:value-type="float">
            <text:p>40762</text:p>
          </table:table-cell>
          <table:table-cell table:number-columns-repeated="3"/>
        </table:table-row>
        <table:table-row table:style-name="ro1">
          <table:table-cell office:value-type="date" office:date-value="2018-01-30" calcext:value-type="date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IF([.D144] = &quot;Z&quot;; -1; 1) * [.E144]* [.F144]" office:value-type="float" office:value="150" calcext:value-type="float">
            <text:p>150</text:p>
          </table:table-cell>
          <table:table-cell table:formula="of:=[.H143] +[.G144]" office:value-type="float" office:value="40912" calcext:value-type="float">
            <text:p>40912</text:p>
          </table:table-cell>
          <table:table-cell table:number-columns-repeated="3"/>
        </table:table-row>
        <table:table-row table:style-name="ro1">
          <table:table-cell office:value-type="date" office:date-value="2018-01-30" calcext:value-type="date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table:formula="of:=IF([.D145] = &quot;Z&quot;; -1; 1) * [.E145]* [.F145]" office:value-type="float" office:value="-3792" calcext:value-type="float">
            <text:p>-3792</text:p>
          </table:table-cell>
          <table:table-cell table:formula="of:=[.H144] +[.G145]" office:value-type="float" office:value="37120" calcext:value-type="float">
            <text:p>37120</text:p>
          </table:table-cell>
          <table:table-cell table:number-columns-repeated="3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formula="of:=IF([.D146] = &quot;Z&quot;; -1; 1) * [.E146]* [.F146]" office:value-type="float" office:value="-1428" calcext:value-type="float">
            <text:p>-1428</text:p>
          </table:table-cell>
          <table:table-cell table:formula="of:=[.H145] +[.G146]" office:value-type="float" office:value="35692" calcext:value-type="float">
            <text:p>35692</text:p>
          </table:table-cell>
          <table:table-cell table:number-columns-repeated="3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formula="of:=IF([.D147] = &quot;Z&quot;; -1; 1) * [.E147]* [.F147]" office:value-type="float" office:value="1715" calcext:value-type="float">
            <text:p>1715</text:p>
          </table:table-cell>
          <table:table-cell table:formula="of:=[.H146] +[.G147]" office:value-type="float" office:value="37407" calcext:value-type="float">
            <text:p>37407</text:p>
          </table:table-cell>
          <table:table-cell table:number-columns-repeated="3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F([.D148] = &quot;Z&quot;; -1; 1) * [.E148]* [.F148]" office:value-type="float" office:value="-80" calcext:value-type="float">
            <text:p>-80</text:p>
          </table:table-cell>
          <table:table-cell table:formula="of:=[.H147] +[.G148]" office:value-type="float" office:value="37327" calcext:value-type="float">
            <text:p>37327</text:p>
          </table:table-cell>
          <table:table-cell table:number-columns-repeated="3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table:formula="of:=IF([.D149] = &quot;Z&quot;; -1; 1) * [.E149]* [.F149]" office:value-type="float" office:value="-987" calcext:value-type="float">
            <text:p>-987</text:p>
          </table:table-cell>
          <table:table-cell table:formula="of:=[.H148] +[.G149]" office:value-type="float" office:value="36340" calcext:value-type="float">
            <text:p>36340</text:p>
          </table:table-cell>
          <table:table-cell table:number-columns-repeated="3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formula="of:=IF([.D150] = &quot;Z&quot;; -1; 1) * [.E150]* [.F150]" office:value-type="float" office:value="-3168" calcext:value-type="float">
            <text:p>-3168</text:p>
          </table:table-cell>
          <table:table-cell table:formula="of:=[.H149] +[.G150]" office:value-type="float" office:value="33172" calcext:value-type="float">
            <text:p>33172</text:p>
          </table:table-cell>
          <table:table-cell table:number-columns-repeated="3"/>
        </table:table-row>
        <table:table-row table:style-name="ro1">
          <table:table-cell office:value-type="date" office:date-value="2018-03-03" calcext:value-type="date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formula="of:=IF([.D151] = &quot;Z&quot;; -1; 1) * [.E151]* [.F151]" office:value-type="float" office:value="1972" calcext:value-type="float">
            <text:p>1972</text:p>
          </table:table-cell>
          <table:table-cell table:formula="of:=[.H150] +[.G151]" office:value-type="float" office:value="35144" calcext:value-type="float">
            <text:p>35144</text:p>
          </table:table-cell>
          <table:table-cell table:number-columns-repeated="3"/>
        </table:table-row>
        <table:table-row table:style-name="ro1">
          <table:table-cell office:value-type="date" office:date-value="2018-03-03" calcext:value-type="date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IF([.D152] = &quot;Z&quot;; -1; 1) * [.E152]* [.F152]" office:value-type="float" office:value="-45" calcext:value-type="float">
            <text:p>-45</text:p>
          </table:table-cell>
          <table:table-cell table:formula="of:=[.H151] +[.G152]" office:value-type="float" office:value="35099" calcext:value-type="float">
            <text:p>35099</text:p>
          </table:table-cell>
          <table:table-cell table:number-columns-repeated="3"/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formula="of:=IF([.D153] = &quot;Z&quot;; -1; 1) * [.E153]* [.F153]" office:value-type="float" office:value="1380" calcext:value-type="float">
            <text:p>1380</text:p>
          </table:table-cell>
          <table:table-cell table:formula="of:=[.H152] +[.G153]" office:value-type="float" office:value="36479" calcext:value-type="float">
            <text:p>36479</text:p>
          </table:table-cell>
          <table:table-cell table:number-columns-repeated="3"/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table:formula="of:=IF([.D154] = &quot;Z&quot;; -1; 1) * [.E154]* [.F154]" office:value-type="float" office:value="-3185" calcext:value-type="float">
            <text:p>-3185</text:p>
          </table:table-cell>
          <table:table-cell table:formula="of:=[.H153] +[.G154]" office:value-type="float" office:value="33294" calcext:value-type="float">
            <text:p>33294</text:p>
          </table:table-cell>
          <table:table-cell table:number-columns-repeated="3"/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IF([.D155] = &quot;Z&quot;; -1; 1) * [.E155]* [.F155]" office:value-type="float" office:value="-128" calcext:value-type="float">
            <text:p>-128</text:p>
          </table:table-cell>
          <table:table-cell table:formula="of:=[.H154] +[.G155]" office:value-type="float" office:value="33166" calcext:value-type="float">
            <text:p>33166</text:p>
          </table:table-cell>
          <table:table-cell table:number-columns-repeated="3"/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IF([.D156] = &quot;Z&quot;; -1; 1) * [.E156]* [.F156]" office:value-type="float" office:value="-185" calcext:value-type="float">
            <text:p>-185</text:p>
          </table:table-cell>
          <table:table-cell table:formula="of:=[.H155] +[.G156]" office:value-type="float" office:value="32981" calcext:value-type="float">
            <text:p>32981</text:p>
          </table:table-cell>
          <table:table-cell table:number-columns-repeated="3"/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IF([.D157] = &quot;Z&quot;; -1; 1) * [.E157]* [.F157]" office:value-type="float" office:value="32" calcext:value-type="float">
            <text:p>32</text:p>
          </table:table-cell>
          <table:table-cell table:formula="of:=[.H156] +[.G157]" office:value-type="float" office:value="33013" calcext:value-type="float">
            <text:p>33013</text:p>
          </table:table-cell>
          <table:table-cell table:number-columns-repeated="3"/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formula="of:=IF([.D158] = &quot;Z&quot;; -1; 1) * [.E158]* [.F158]" office:value-type="float" office:value="-238" calcext:value-type="float">
            <text:p>-238</text:p>
          </table:table-cell>
          <table:table-cell table:formula="of:=[.H157] +[.G158]" office:value-type="float" office:value="32775" calcext:value-type="float">
            <text:p>32775</text:p>
          </table:table-cell>
          <table:table-cell table:number-columns-repeated="3"/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formula="of:=IF([.D159] = &quot;Z&quot;; -1; 1) * [.E159]* [.F159]" office:value-type="float" office:value="-1711" calcext:value-type="float">
            <text:p>-1711</text:p>
          </table:table-cell>
          <table:table-cell table:formula="of:=[.H158] +[.G159]" office:value-type="float" office:value="31064" calcext:value-type="float">
            <text:p>31064</text:p>
          </table:table-cell>
          <table:table-cell table:number-columns-repeated="3"/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IF([.D160] = &quot;Z&quot;; -1; 1) * [.E160]* [.F160]" office:value-type="float" office:value="-816" calcext:value-type="float">
            <text:p>-816</text:p>
          </table:table-cell>
          <table:table-cell table:formula="of:=[.H159] +[.G160]" office:value-type="float" office:value="30248" calcext:value-type="float">
            <text:p>30248</text:p>
          </table:table-cell>
          <table:table-cell table:number-columns-repeated="3"/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IF([.D161] = &quot;Z&quot;; -1; 1) * [.E161]* [.F161]" office:value-type="float" office:value="-540" calcext:value-type="float">
            <text:p>-540</text:p>
          </table:table-cell>
          <table:table-cell table:formula="of:=[.H160] +[.G161]" office:value-type="float" office:value="29708" calcext:value-type="float">
            <text:p>29708</text:p>
          </table:table-cell>
          <table:table-cell table:number-columns-repeated="3"/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IF([.D162] = &quot;Z&quot;; -1; 1) * [.E162]* [.F162]" office:value-type="float" office:value="-320" calcext:value-type="float">
            <text:p>-320</text:p>
          </table:table-cell>
          <table:table-cell table:formula="of:=[.H161] +[.G162]" office:value-type="float" office:value="29388" calcext:value-type="float">
            <text:p>29388</text:p>
          </table:table-cell>
          <table:table-cell table:number-columns-repeated="3"/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84" calcext:value-type="float">
            <text:p>184</text:p>
          </table:table-cell>
          <table:table-cell office:value-type="float" office:value="99" calcext:value-type="float">
            <text:p>99</text:p>
          </table:table-cell>
          <table:table-cell table:formula="of:=IF([.D163] = &quot;Z&quot;; -1; 1) * [.E163]* [.F163]" office:value-type="float" office:value="18216" calcext:value-type="float">
            <text:p>18216</text:p>
          </table:table-cell>
          <table:table-cell table:formula="of:=[.H162] +[.G163]" office:value-type="float" office:value="47604" calcext:value-type="float">
            <text:p>47604</text:p>
          </table:table-cell>
          <table:table-cell table:number-columns-repeated="3"/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formula="of:=IF([.D164] = &quot;Z&quot;; -1; 1) * [.E164]* [.F164]" office:value-type="float" office:value="-1824" calcext:value-type="float">
            <text:p>-1824</text:p>
          </table:table-cell>
          <table:table-cell table:formula="of:=[.H163] +[.G164]" office:value-type="float" office:value="45780" calcext:value-type="float">
            <text:p>45780</text:p>
          </table:table-cell>
          <table:table-cell table:number-columns-repeated="3"/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IF([.D165] = &quot;Z&quot;; -1; 1) * [.E165]* [.F165]" office:value-type="float" office:value="-483" calcext:value-type="float">
            <text:p>-483</text:p>
          </table:table-cell>
          <table:table-cell table:formula="of:=[.H164] +[.G165]" office:value-type="float" office:value="45297" calcext:value-type="float">
            <text:p>45297</text:p>
          </table:table-cell>
          <table:table-cell table:number-columns-repeated="3"/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formula="of:=IF([.D166] = &quot;Z&quot;; -1; 1) * [.E166]* [.F166]" office:value-type="float" office:value="-3102" calcext:value-type="float">
            <text:p>-3102</text:p>
          </table:table-cell>
          <table:table-cell table:formula="of:=[.H165] +[.G166]" office:value-type="float" office:value="42195" calcext:value-type="float">
            <text:p>42195</text:p>
          </table:table-cell>
          <table:table-cell table:number-columns-repeated="3"/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IF([.D167] = &quot;Z&quot;; -1; 1) * [.E167]* [.F167]" office:value-type="float" office:value="-150" calcext:value-type="float">
            <text:p>-150</text:p>
          </table:table-cell>
          <table:table-cell table:formula="of:=[.H166] +[.G167]" office:value-type="float" office:value="42045" calcext:value-type="float">
            <text:p>42045</text:p>
          </table:table-cell>
          <table:table-cell table:number-columns-repeated="3"/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formula="of:=IF([.D168] = &quot;Z&quot;; -1; 1) * [.E168]* [.F168]" office:value-type="float" office:value="-1927" calcext:value-type="float">
            <text:p>-1927</text:p>
          </table:table-cell>
          <table:table-cell table:formula="of:=[.H167] +[.G168]" office:value-type="float" office:value="40118" calcext:value-type="float">
            <text:p>40118</text:p>
          </table:table-cell>
          <table:table-cell table:number-columns-repeated="3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  <table:table-cell table:formula="of:=IF([.D169] = &quot;Z&quot;; -1; 1) * [.E169]* [.F169]" office:value-type="float" office:value="2304" calcext:value-type="float">
            <text:p>2304</text:p>
          </table:table-cell>
          <table:table-cell table:formula="of:=[.H168] +[.G169]" office:value-type="float" office:value="42422" calcext:value-type="float">
            <text:p>42422</text:p>
          </table:table-cell>
          <table:table-cell table:number-columns-repeated="3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IF([.D170] = &quot;Z&quot;; -1; 1) * [.E170]* [.F170]" office:value-type="float" office:value="1776" calcext:value-type="float">
            <text:p>1776</text:p>
          </table:table-cell>
          <table:table-cell table:formula="of:=[.H169] +[.G170]" office:value-type="float" office:value="44198" calcext:value-type="float">
            <text:p>44198</text:p>
          </table:table-cell>
          <table:table-cell table:number-columns-repeated="3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table:formula="of:=IF([.D171] = &quot;Z&quot;; -1; 1) * [.E171]* [.F171]" office:value-type="float" office:value="-1116" calcext:value-type="float">
            <text:p>-1116</text:p>
          </table:table-cell>
          <table:table-cell table:formula="of:=[.H170] +[.G171]" office:value-type="float" office:value="43082" calcext:value-type="float">
            <text:p>43082</text:p>
          </table:table-cell>
          <table:table-cell table:number-columns-repeated="3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formula="of:=IF([.D172] = &quot;Z&quot;; -1; 1) * [.E172]* [.F172]" office:value-type="float" office:value="-975" calcext:value-type="float">
            <text:p>-975</text:p>
          </table:table-cell>
          <table:table-cell table:formula="of:=[.H171] +[.G172]" office:value-type="float" office:value="42107" calcext:value-type="float">
            <text:p>42107</text:p>
          </table:table-cell>
          <table:table-cell table:number-columns-repeated="3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IF([.D173] = &quot;Z&quot;; -1; 1) * [.E173]* [.F173]" office:value-type="float" office:value="-40" calcext:value-type="float">
            <text:p>-40</text:p>
          </table:table-cell>
          <table:table-cell table:formula="of:=[.H172] +[.G173]" office:value-type="float" office:value="42067" calcext:value-type="float">
            <text:p>42067</text:p>
          </table:table-cell>
          <table:table-cell table:number-columns-repeated="3"/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formula="of:=IF([.D174] = &quot;Z&quot;; -1; 1) * [.E174]* [.F174]" office:value-type="float" office:value="494" calcext:value-type="float">
            <text:p>494</text:p>
          </table:table-cell>
          <table:table-cell table:formula="of:=[.H173] +[.G174]" office:value-type="float" office:value="42561" calcext:value-type="float">
            <text:p>42561</text:p>
          </table:table-cell>
          <table:table-cell table:number-columns-repeated="3"/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table:formula="of:=IF([.D175] = &quot;Z&quot;; -1; 1) * [.E175]* [.F175]" office:value-type="float" office:value="7623" calcext:value-type="float">
            <text:p>7623</text:p>
          </table:table-cell>
          <table:table-cell table:formula="of:=[.H174] +[.G175]" office:value-type="float" office:value="50184" calcext:value-type="float">
            <text:p>50184</text:p>
          </table:table-cell>
          <table:table-cell table:number-columns-repeated="3"/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IF([.D176] = &quot;Z&quot;; -1; 1) * [.E176]* [.F176]" office:value-type="float" office:value="-570" calcext:value-type="float">
            <text:p>-570</text:p>
          </table:table-cell>
          <table:table-cell table:formula="of:=[.H175] +[.G176]" office:value-type="float" office:value="49614" calcext:value-type="float">
            <text:p>49614</text:p>
          </table:table-cell>
          <table:table-cell table:number-columns-repeated="3"/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IF([.D177] = &quot;Z&quot;; -1; 1) * [.E177]* [.F177]" office:value-type="float" office:value="-368" calcext:value-type="float">
            <text:p>-368</text:p>
          </table:table-cell>
          <table:table-cell table:formula="of:=[.H176] +[.G177]" office:value-type="float" office:value="49246" calcext:value-type="float">
            <text:p>49246</text:p>
          </table:table-cell>
          <table:table-cell table:number-columns-repeated="3"/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IF([.D178] = &quot;Z&quot;; -1; 1) * [.E178]* [.F178]" office:value-type="float" office:value="539" calcext:value-type="float">
            <text:p>539</text:p>
          </table:table-cell>
          <table:table-cell table:formula="of:=[.H177] +[.G178]" office:value-type="float" office:value="49785" calcext:value-type="float">
            <text:p>49785</text:p>
          </table:table-cell>
          <table:table-cell table:number-columns-repeated="3"/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table:formula="of:=IF([.D179] = &quot;Z&quot;; -1; 1) * [.E179]* [.F179]" office:value-type="float" office:value="5490" calcext:value-type="float">
            <text:p>5490</text:p>
          </table:table-cell>
          <table:table-cell table:formula="of:=[.H178] +[.G179]" office:value-type="float" office:value="55275" calcext:value-type="float">
            <text:p>55275</text:p>
          </table:table-cell>
          <table:table-cell table:number-columns-repeated="3"/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IF([.D180] = &quot;Z&quot;; -1; 1) * [.E180]* [.F180]" office:value-type="float" office:value="-418" calcext:value-type="float">
            <text:p>-418</text:p>
          </table:table-cell>
          <table:table-cell table:formula="of:=[.H179] +[.G180]" office:value-type="float" office:value="54857" calcext:value-type="float">
            <text:p>54857</text:p>
          </table:table-cell>
          <table:table-cell table:number-columns-repeated="3"/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formula="of:=IF([.D181] = &quot;Z&quot;; -1; 1) * [.E181]* [.F181]" office:value-type="float" office:value="-968" calcext:value-type="float">
            <text:p>-968</text:p>
          </table:table-cell>
          <table:table-cell table:formula="of:=[.H180] +[.G181]" office:value-type="float" office:value="53889" calcext:value-type="float">
            <text:p>53889</text:p>
          </table:table-cell>
          <table:table-cell table:number-columns-repeated="3"/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IF([.D182] = &quot;Z&quot;; -1; 1) * [.E182]* [.F182]" office:value-type="float" office:value="-225" calcext:value-type="float">
            <text:p>-225</text:p>
          </table:table-cell>
          <table:table-cell table:formula="of:=[.H181] +[.G182]" office:value-type="float" office:value="53664" calcext:value-type="float">
            <text:p>53664</text:p>
          </table:table-cell>
          <table:table-cell table:number-columns-repeated="3"/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formula="of:=IF([.D183] = &quot;Z&quot;; -1; 1) * [.E183]* [.F183]" office:value-type="float" office:value="376" calcext:value-type="float">
            <text:p>376</text:p>
          </table:table-cell>
          <table:table-cell table:formula="of:=[.H182] +[.G183]" office:value-type="float" office:value="54040" calcext:value-type="float">
            <text:p>54040</text:p>
          </table:table-cell>
          <table:table-cell table:number-columns-repeated="3"/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IF([.D184] = &quot;Z&quot;; -1; 1) * [.E184]* [.F184]" office:value-type="float" office:value="-168" calcext:value-type="float">
            <text:p>-168</text:p>
          </table:table-cell>
          <table:table-cell table:formula="of:=[.H183] +[.G184]" office:value-type="float" office:value="53872" calcext:value-type="float">
            <text:p>53872</text:p>
          </table:table-cell>
          <table:table-cell table:number-columns-repeated="3"/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IF([.D185] = &quot;Z&quot;; -1; 1) * [.E185]* [.F185]" office:value-type="float" office:value="-376" calcext:value-type="float">
            <text:p>-376</text:p>
          </table:table-cell>
          <table:table-cell table:formula="of:=[.H184] +[.G185]" office:value-type="float" office:value="53496" calcext:value-type="float">
            <text:p>53496</text:p>
          </table:table-cell>
          <table:table-cell table:number-columns-repeated="3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table:formula="of:=IF([.D186] = &quot;Z&quot;; -1; 1) * [.E186]* [.F186]" office:value-type="float" office:value="2378" calcext:value-type="float">
            <text:p>2378</text:p>
          </table:table-cell>
          <table:table-cell table:formula="of:=[.H185] +[.G186]" office:value-type="float" office:value="55874" calcext:value-type="float">
            <text:p>55874</text:p>
          </table:table-cell>
          <table:table-cell table:number-columns-repeated="3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table:formula="of:=IF([.D187] = &quot;Z&quot;; -1; 1) * [.E187]* [.F187]" office:value-type="float" office:value="1508" calcext:value-type="float">
            <text:p>1508</text:p>
          </table:table-cell>
          <table:table-cell table:formula="of:=[.H186] +[.G187]" office:value-type="float" office:value="57382" calcext:value-type="float">
            <text:p>57382</text:p>
          </table:table-cell>
          <table:table-cell table:number-columns-repeated="3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IF([.D188] = &quot;Z&quot;; -1; 1) * [.E188]* [.F188]" office:value-type="float" office:value="-216" calcext:value-type="float">
            <text:p>-216</text:p>
          </table:table-cell>
          <table:table-cell table:formula="of:=[.H187] +[.G188]" office:value-type="float" office:value="57166" calcext:value-type="float">
            <text:p>57166</text:p>
          </table:table-cell>
          <table:table-cell table:number-columns-repeated="3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formula="of:=IF([.D189] = &quot;Z&quot;; -1; 1) * [.E189]* [.F189]" office:value-type="float" office:value="-936" calcext:value-type="float">
            <text:p>-936</text:p>
          </table:table-cell>
          <table:table-cell table:formula="of:=[.H188] +[.G189]" office:value-type="float" office:value="56230" calcext:value-type="float">
            <text:p>56230</text:p>
          </table:table-cell>
          <table:table-cell table:number-columns-repeated="3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table:formula="of:=IF([.D190] = &quot;Z&quot;; -1; 1) * [.E190]* [.F190]" office:value-type="float" office:value="-408" calcext:value-type="float">
            <text:p>-408</text:p>
          </table:table-cell>
          <table:table-cell table:formula="of:=[.H189] +[.G190]" office:value-type="float" office:value="55822" calcext:value-type="float">
            <text:p>55822</text:p>
          </table:table-cell>
          <table:table-cell table:number-columns-repeated="3"/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formula="of:=IF([.D191] = &quot;Z&quot;; -1; 1) * [.E191]* [.F191]" office:value-type="float" office:value="1620" calcext:value-type="float">
            <text:p>1620</text:p>
          </table:table-cell>
          <table:table-cell table:formula="of:=[.H190] +[.G191]" office:value-type="float" office:value="57442" calcext:value-type="float">
            <text:p>57442</text:p>
          </table:table-cell>
          <table:table-cell table:number-columns-repeated="3"/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IF([.D192] = &quot;Z&quot;; -1; 1) * [.E192]* [.F192]" office:value-type="float" office:value="-144" calcext:value-type="float">
            <text:p>-144</text:p>
          </table:table-cell>
          <table:table-cell table:formula="of:=[.H191] +[.G192]" office:value-type="float" office:value="57298" calcext:value-type="float">
            <text:p>57298</text:p>
          </table:table-cell>
          <table:table-cell table:number-columns-repeated="3"/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formula="of:=IF([.D193] = &quot;Z&quot;; -1; 1) * [.E193]* [.F193]" office:value-type="float" office:value="-820" calcext:value-type="float">
            <text:p>-820</text:p>
          </table:table-cell>
          <table:table-cell table:formula="of:=[.H192] +[.G193]" office:value-type="float" office:value="56478" calcext:value-type="float">
            <text:p>56478</text:p>
          </table:table-cell>
          <table:table-cell table:number-columns-repeated="3"/>
        </table:table-row>
        <table:table-row table:style-name="ro1">
          <table:table-cell office:value-type="date" office:date-value="2018-11-03" calcext:value-type="date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IF([.D194] = &quot;Z&quot;; -1; 1) * [.E194]* [.F194]" office:value-type="float" office:value="128" calcext:value-type="float">
            <text:p>128</text:p>
          </table:table-cell>
          <table:table-cell table:formula="of:=[.H193] +[.G194]" office:value-type="float" office:value="56606" calcext:value-type="float">
            <text:p>56606</text:p>
          </table:table-cell>
          <table:table-cell table:number-columns-repeated="3"/>
        </table:table-row>
        <table:table-row table:style-name="ro1">
          <table:table-cell office:value-type="date" office:date-value="2018-11-03" calcext:value-type="date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IF([.D195] = &quot;Z&quot;; -1; 1) * [.E195]* [.F195]" office:value-type="float" office:value="-1776" calcext:value-type="float">
            <text:p>-1776</text:p>
          </table:table-cell>
          <table:table-cell table:formula="of:=[.H194] +[.G195]" office:value-type="float" office:value="54830" calcext:value-type="float">
            <text:p>54830</text:p>
          </table:table-cell>
          <table:table-cell table:number-columns-repeated="3"/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formula="of:=IF([.D196] = &quot;Z&quot;; -1; 1) * [.E196]* [.F196]" office:value-type="float" office:value="3904" calcext:value-type="float">
            <text:p>3904</text:p>
          </table:table-cell>
          <table:table-cell table:formula="of:=[.H195] +[.G196]" office:value-type="float" office:value="58734" calcext:value-type="float">
            <text:p>58734</text:p>
          </table:table-cell>
          <table:table-cell table:number-columns-repeated="3"/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formula="of:=IF([.D197] = &quot;Z&quot;; -1; 1) * [.E197]* [.F197]" office:value-type="float" office:value="-2709" calcext:value-type="float">
            <text:p>-2709</text:p>
          </table:table-cell>
          <table:table-cell table:formula="of:=[.H196] +[.G197]" office:value-type="float" office:value="56025" calcext:value-type="float">
            <text:p>56025</text:p>
          </table:table-cell>
          <table:table-cell table:number-columns-repeated="3"/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IF([.D198] = &quot;Z&quot;; -1; 1) * [.E198]* [.F198]" office:value-type="float" office:value="-576" calcext:value-type="float">
            <text:p>-576</text:p>
          </table:table-cell>
          <table:table-cell table:formula="of:=[.H197] +[.G198]" office:value-type="float" office:value="55449" calcext:value-type="float">
            <text:p>55449</text:p>
          </table:table-cell>
          <table:table-cell table:number-columns-repeated="3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IF([.D199] = &quot;Z&quot;; -1; 1) * [.E199]* [.F199]" office:value-type="float" office:value="248" calcext:value-type="float">
            <text:p>248</text:p>
          </table:table-cell>
          <table:table-cell table:formula="of:=[.H198] +[.G199]" office:value-type="float" office:value="55697" calcext:value-type="float">
            <text:p>55697</text:p>
          </table:table-cell>
          <table:table-cell table:number-columns-repeated="3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formula="of:=IF([.D200] = &quot;Z&quot;; -1; 1) * [.E200]* [.F200]" office:value-type="float" office:value="-665" calcext:value-type="float">
            <text:p>-665</text:p>
          </table:table-cell>
          <table:table-cell table:formula="of:=[.H199] +[.G200]" office:value-type="float" office:value="55032" calcext:value-type="float">
            <text:p>55032</text:p>
          </table:table-cell>
          <table:table-cell table:number-columns-repeated="3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formula="of:=IF([.D201] = &quot;Z&quot;; -1; 1) * [.E201]* [.F201]" office:value-type="float" office:value="-328" calcext:value-type="float">
            <text:p>-328</text:p>
          </table:table-cell>
          <table:table-cell table:formula="of:=[.H200] +[.G201]" office:value-type="float" office:value="54704" calcext:value-type="float">
            <text:p>54704</text:p>
          </table:table-cell>
          <table:table-cell table:number-columns-repeated="3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formula="of:=IF([.D202] = &quot;Z&quot;; -1; 1) * [.E202]* [.F202]" office:value-type="float" office:value="-1403" calcext:value-type="float">
            <text:p>-1403</text:p>
          </table:table-cell>
          <table:table-cell table:formula="of:=[.H201] +[.G202]" office:value-type="float" office:value="53301" calcext:value-type="float">
            <text:p>53301</text:p>
          </table:table-cell>
          <table:table-cell table:number-columns-repeated="3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formula="of:=IF([.D203] = &quot;Z&quot;; -1; 1) * [.E203]* [.F203]" office:value-type="float" office:value="-1058" calcext:value-type="float">
            <text:p>-1058</text:p>
          </table:table-cell>
          <table:table-cell table:formula="of:=[.H202] +[.G203]" office:value-type="float" office:value="52243" calcext:value-type="float">
            <text:p>5224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ce31" table:formula="of:=MAX([.H2:.H203])" office:value-type="float" office:value="58734" calcext:value-type="float">
            <text:p>58734</text:p>
          </table:table-cell>
          <table:table-cell table:number-columns-repeated="3"/>
        </table:table-row>
        <calcext:conditional-formats>
          <calcext:conditional-format calcext:target-range-address="'zad 6.5'.H2:'zad 6.5'.H203">
            <calcext:condition calcext:apply-style-name="Good" calcext:value="=[$'zad 6.5'.$H$205]" calcext:base-cell-address="'zad 6.5'.H2"/>
          </calcext:conditional-format>
        </calcext:conditional-formats>
      </table:table>
      <table:named-expressions/>
      <table:database-ranges>
        <table:database-range table:name="__Anonymous_Sheet_DB__0" table:target-range-address="'zad 6'.A1:'zad 6'.F203" table:display-filter-buttons="true">
          <table:filter>
            <table:filter-and>
              <table:filter-condition table:value="Z" table:operator="=" table:field-number="3"/>
            </table:filter-and>
          </table:filter>
        </table:database-range>
        <table:database-range table:name="__Anonymous_Sheet_DB__4" table:target-range-address="'zad 6.3'.A1:'zad 6.3'.F203" table:display-filter-buttons="true"/>
        <table:database-range table:name="__Anonymous_Sheet_DB__5" table:target-range-address="'zad 6.4 pomoc'.A1:'zad 6.4 pomoc'.F203">
          <table:filter>
            <table:filter-and>
              <table:filter-condition table:value="T5" table:operator="=" table:field-number="2"/>
            </table:filter-and>
          </table:filter>
        </table:database-range>
      </table:database-ranges>
      <table:data-pilot-tables>
        <table:data-pilot-table table:name="DataPilot2" table:application-data="" table:target-range-address="'zad 6.4'.A1:'zad 6.4'.C34" table:buttons="'zad 6.4'.A2 'zad 6.4'.B1" table:show-filter-button="false" table:drill-down-on-double-click="false">
          <table:source-cell-range table:cell-range-address="'zad 6.4 pomoc'.A1:'zad 6.4 pomoc'.K19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ATA2" table:orientation="row" table:used-hierarchy="0" table:function="auto">
            <table:data-pilot-level table:show-empty="false" calcext:repeat-item-labels="false">
              <table:data-pilot-members>
                <table:data-pilot-member table:name="1.01.2016" table:display="true" table:show-details="true"/>
                <table:data-pilot-member table:name="1.02.2016" table:display="true" table:show-details="true"/>
                <table:data-pilot-member table:name="1.03.2016" table:display="true" table:show-details="true"/>
                <table:data-pilot-member table:name="1.04.2016" table:display="true" table:show-details="true"/>
                <table:data-pilot-member table:name="1.06.2016" table:display="true" table:show-details="true"/>
                <table:data-pilot-member table:name="1.07.2016" table:display="true" table:show-details="true"/>
                <table:data-pilot-member table:name="1.08.2016" table:display="true" table:show-details="true"/>
                <table:data-pilot-member table:name="1.09.2016" table:display="true" table:show-details="true"/>
                <table:data-pilot-member table:name="1.11.2016" table:display="true" table:show-details="true"/>
                <table:data-pilot-member table:name="1.01.2017" table:display="true" table:show-details="true"/>
                <table:data-pilot-member table:name="1.02.2017" table:display="true" table:show-details="true"/>
                <table:data-pilot-member table:name="1.03.2017" table:display="true" table:show-details="true"/>
                <table:data-pilot-member table:name="1.04.2017" table:display="true" table:show-details="true"/>
                <table:data-pilot-member table:name="1.05.2017" table:display="true" table:show-details="true"/>
                <table:data-pilot-member table:name="1.06.2017" table:display="true" table:show-details="true"/>
                <table:data-pilot-member table:name="1.07.2017" table:display="true" table:show-details="true"/>
                <table:data-pilot-member table:name="1.08.2017" table:display="true" table:show-details="true"/>
                <table:data-pilot-member table:name="1.10.2017" table:display="true" table:show-details="true"/>
                <table:data-pilot-member table:name="1.11.2017" table:display="true" table:show-details="true"/>
                <table:data-pilot-member table:name="1.01.2018" table:display="true" table:show-details="true"/>
                <table:data-pilot-member table:name="1.02.2018" table:display="true" table:show-details="true"/>
                <table:data-pilot-member table:name="1.03.2018" table:display="true" table:show-details="true"/>
                <table:data-pilot-member table:name="1.04.2018" table:display="true" table:show-details="true"/>
                <table:data-pilot-member table:name="1.06.2018" table:display="true" table:show-details="true"/>
                <table:data-pilot-member table:name="1.07.2018" table:display="true" table:show-details="true"/>
                <table:data-pilot-member table:name="1.08.2018" table:display="true" table:show-details="true"/>
                <table:data-pilot-member table:name="1.09.2018" table:display="true" table:show-details="true"/>
                <table:data-pilot-member table:name="1.10.2018" table:display="true" table:show-details="true"/>
                <table:data-pilot-member table:name="1.11.2018" table:display="true" table:show-details="true"/>
                <table:data-pilot-member table:name="1.12.201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aładowano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9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yładunek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22" table:display="true" table:show-details="true"/>
                <table:data-pilot-member table:name="26" table:display="true" table:show-details="true"/>
                <table:data-pilot-member table:name="32" table:display="true" table:show-details="true"/>
                <table:data-pilot-member table:name="34" table:display="true" table:show-details="true"/>
                <table:data-pilot-member table:name="48" table:display="true" table:show-details="true"/>
                <table:data-pilot-member table:name="50" table:display="true" table:show-details="true"/>
                <table:data-pilot-member table:name="64" table:display="true" table:show-details="true"/>
                <table:data-pilot-member table:name="68" table:display="true" table:show-details="true"/>
                <table:data-pilot-member table:name="112" table:display="true" table:show-details="true"/>
                <table:data-pilot-member table:name="121" table:display="true" table:show-details="true"/>
                <table:data-pilot-member table:name="19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zad 6.1'.A1:'zad 6.1'.C8" table:buttons="'zad 6.1'.A2 'zad 6.1'.B1" table:show-filter-button="false" table:drill-down-on-double-click="false">
          <table:source-cell-range table:cell-range-address="'zad 6.1 pomoc'.A1:'zad 6.1 pomoc'.F13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owar" table:orientation="row" table:used-hierarchy="0" table:function="auto">
            <table:data-pilot-level table:show-empty="false" calcext:repeat-item-labels="false">
              <table:data-pilot-members>
                <table:data-pilot-member table:name="T1" table:display="true" table:show-details="true"/>
                <table:data-pilot-member table:name="T2" table:display="true" table:show-details="true"/>
                <table:data-pilot-member table:name="T3" table:display="true" table:show-details="true"/>
                <table:data-pilot-member table:name="T4" table:display="true" table:show-details="true"/>
                <table:data-pilot-member table:name="T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war" table:orientation="data" table:used-hierarchy="-1" table:function="count">
            <table:data-pilot-level calcext:repeat-item-labels="false"/>
          </table:data-pilot-field>
          <table:data-pilot-field table:source-field-name="ile ton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.00.0000</text:date>, <text:time style:data-style-name="N2" text:time-value="15:50:31.987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9T13:50:53.077000000</meta:creation-date>
    <meta:generator>LibreOffice/24.8.5.2$Windows_X86_64 LibreOffice_project/fddf2685c70b461e7832239a0162a77216259f22</meta:generator>
    <dc:date>2025-04-09T15:58:20.214000000</dc:date>
    <meta:editing-duration>PT51M26S</meta:editing-duration>
    <meta:editing-cycles>5</meta:editing-cycles>
    <meta:document-statistic meta:table-count="8" meta:cell-count="769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6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width="0.1cm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21.241cm" svg:height="13.939cm" xlink:href=".." xlink:type="simple" chart:class="chart:bar" chart:style-name="ch1">
        <chart:title svg:x="4.112cm" svg:y="0.414cm" chart:style-name="ch2">
          <text:p><text:span text:style-name="T1">Załadunek i wyładunek towaru T5 w poszczególnych miesiącach</text:span></text:p>
        </chart:title>
        <chart:legend chart:legend-position="end" svg:x="18.861cm" svg:y="6.421cm" style:legend-expansion="high" chart:style-name="ch3"/>
        <chart:plot-area chart:style-name="ch4" table:cell-range-address="'zad 6.4'.A36:'zad 6.4'.C72" chart:data-source-has-labels="both" svg:x="1.435cm" svg:y="1.471cm" svg:width="17.002cm" svg:height="11.209cm">
          <chart:coordinate-region svg:x="2.261cm" svg:y="1.67cm" svg:width="16.176cm" svg:height="9.615cm"/>
          <chart:axis chart:dimension="x" chart:name="primary-x" chart:style-name="ch5" chartooo:axis-type="auto">
            <chartooo:date-scale/>
            <chart:title svg:x="9.252cm" svg:y="12.958cm" chart:style-name="ch2">
              <text:p><text:span text:style-name="T2">miesiące</text:span></text:p>
            </chart:title>
            <chart:categories table:cell-range-address="'zad 6.4'.A37:'zad 6.4'.A72"/>
          </chart:axis>
          <chart:axis chart:dimension="y" chart:name="primary-y" chart:style-name="ch6">
            <chart:title svg:x="0.451cm" svg:y="7.556cm" chart:style-name="ch7">
              <text:p><text:span text:style-name="T2">ile ton</text:span></text:p>
            </chart:title>
          </chart:axis>
          <chart:series chart:style-name="ch8" chart:values-cell-range-address="'zad 6.4'.B37:'zad 6.4'.B72" chart:label-cell-address="'zad 6.4'.B36:'zad 6.4'.B36" chart:class="chart:bar">
            <chart:data-point chart:repeated="36"/>
          </chart:series>
          <chart:series chart:style-name="ch9" chart:values-cell-range-address="'zad 6.4'.C37:'zad 6.4'.C72" chart:label-cell-address="'zad 6.4'.C36:'zad 6.4'.C36" chart:class="chart:bar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aładunek</text:p>
                <draw:g>
                  <svg:desc>'zad 6.4'.B36:'zad 6.4'.B36</svg:desc>
                </draw:g>
              </table:table-cell>
              <table:table-cell office:value-type="string">
                <text:p>wyładunek</text:p>
                <draw:g>
                  <svg:desc>'zad 6.4'.C36:'zad 6.4'.C36</svg:desc>
                </draw:g>
              </table:table-cell>
            </table:table-row>
          </table:table-header-rows>
          <table:table-rows>
            <table:table-row>
              <table:table-cell office:value-type="float" office:value="42370">
                <text:p>42370</text:p>
                <draw:g>
                  <svg:desc>'zad 6.4'.A37:'zad 6.4'.A72</svg:desc>
                </draw:g>
              </table:table-cell>
              <table:table-cell office:value-type="float" office:value="76">
                <text:p>76</text:p>
                <draw:g>
                  <svg:desc>'zad 6.4'.B37:'zad 6.4'.B72</svg:desc>
                </draw:g>
              </table:table-cell>
              <table:table-cell office:value-type="float" office:value="32">
                <text:p>32</text:p>
                <draw:g>
                  <svg:desc>'zad 6.4'.C37:'zad 6.4'.C72</svg:desc>
                </draw:g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0">
                <text:p>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39">
                <text:p>3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26">
                <text:p>428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56">
                <text:p>42856</text:p>
              </table:table-cell>
              <table:table-cell office:value-type="float" office:value="33">
                <text:p>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887">
                <text:p>4288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191">
                <text:p>4319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21">
                <text:p>43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52">
                <text:p>43252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82">
                <text:p>4328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313">
                <text:p>43313</text:p>
              </table:table-cell>
              <table:table-cell office:value-type="float" office:value="22">
                <text:p>2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344">
                <text:p>43344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374">
                <text:p>4337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05">
                <text:p>43405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435">
                <text:p>4343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2$Windows_X86_64 LibreOffice_project/fddf2685c70b461e7832239a0162a77216259f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